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11.146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5.427cm"/>
    </style:style>
    <style:style style:name="co6" style:family="table-column">
      <style:table-column-properties fo:break-before="auto" style:column-width="5.999cm"/>
    </style:style>
    <style:style style:name="co7" style:family="table-column">
      <style:table-column-properties fo:break-before="auto" style:column-width="4.337cm"/>
    </style:style>
    <style:style style:name="co8" style:family="table-column">
      <style:table-column-properties fo:break-before="auto" style:column-width="3.875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5.237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5.973cm"/>
    </style:style>
    <style:style style:name="co13" style:family="table-column">
      <style:table-column-properties fo:break-before="auto" style:column-width="6.816cm"/>
    </style:style>
    <style:style style:name="co14" style:family="table-column">
      <style:table-column-properties fo:break-before="auto" style:column-width="4.228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5.782cm"/>
    </style:style>
    <style:style style:name="co17" style:family="table-column">
      <style:table-column-properties fo:break-before="auto" style:column-width="5.673cm"/>
    </style:style>
    <style:style style:name="co18" style:family="table-column">
      <style:table-column-properties fo:break-before="auto" style:column-width="3.49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4.038cm"/>
    </style:style>
    <style:style style:name="co21" style:family="table-column">
      <style:table-column-properties fo:break-before="auto" style:column-width="3.411cm"/>
    </style:style>
    <style:style style:name="co22" style:family="table-column">
      <style:table-column-properties fo:break-before="auto" style:column-width="8.313cm"/>
    </style:style>
    <style:style style:name="co23" style:family="table-column">
      <style:table-column-properties fo:break-before="auto" style:column-width="4.066cm"/>
    </style:style>
    <style:style style:name="co24" style:family="table-column">
      <style:table-column-properties fo:break-before="auto" style:column-width="5.644cm"/>
    </style:style>
    <style:style style:name="co25" style:family="table-column">
      <style:table-column-properties fo:break-before="auto" style:column-width="7.851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 - apenas soma resid ilwin4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office:value-type="string" calcext:value-type="string">
            <text:p>Number of Leaks</text:p>
          </table:table-cell>
          <table:table-cell office:value-type="string" calcext:value-type="string">
            <text:p>Tank Junctions Namelist</text:p>
          </table:table-cell>
          <table:table-cell office:value-type="string" calcext:value-type="string">
            <text:p>Number of Unmeasured Demand Junctions</text:p>
          </table:table-cell>
          <table:table-cell office:value-type="string" calcext:value-type="string">
            <text:p>Unmeasured Junctions Namelist</text:p>
          </table:table-cell>
          <table:table-cell office:value-type="string" calcext:value-type="string">
            <text:p>Number of Demand Fraud Junctions</text:p>
          </table:table-cell>
          <table:table-cell office:value-type="string" calcext:value-type="string">
            <text:p>Fraud Junctions Namelist</text:p>
          </table:table-cell>
          <table:table-cell office:value-type="string" calcext:value-type="string">
            <text:p>Demand Reading Error</text:p>
          </table:table-cell>
          <table:table-cell office:value-type="string" calcext:value-type="string">
            <text:p>Leak link 0 Name</text:p>
          </table:table-cell>
          <table:table-cell office:value-type="string" calcext:value-type="string">
            <text:p>Leak link 0 Max. Demand(LPS)</text:p>
          </table:table-cell>
          <table:table-cell office:value-type="string" calcext:value-type="string">
            <text:p>Leak 0 duration(h)</text:p>
          </table:table-cell>
          <table:table-cell office:value-type="string" calcext:value-type="string">
            <text:p>Leak link 1 Name</text:p>
          </table:table-cell>
          <table:table-cell office:value-type="string" calcext:value-type="string">
            <text:p>Leak link 1 Max. Demand(LPS)</text:p>
          </table:table-cell>
          <table:table-cell office:value-type="string" calcext:value-type="string">
            <text:p>Leak 1 duration(h)</text:p>
          </table:table-cell>
          <table:table-cell office:value-type="string" calcext:value-type="string">
            <text:p>Cronological relation between Leaks</text:p>
          </table:table-cell>
          <table:table-cell office:value-type="string" calcext:value-type="string">
            <text:p>Max. Total Unknown/Fraud demand(LPS)</text:p>
          </table:table-cell>
          <table:table-cell office:value-type="string" calcext:value-type="string">
            <text:p>Length uncertainty (%)</text:p>
          </table:table-cell>
          <table:table-cell office:value-type="string" calcext:value-type="string">
            <text:p>Diameter uncertainty (%)</text:p>
          </table:table-cell>
          <table:table-cell office:value-type="string" calcext:value-type="string">
            <text:p>Roughness uncertainty (%)</text:p>
          </table:table-cell>
          <table:table-cell office:value-type="string" calcext:value-type="string">
            <text:p>Max. Equiv. Lengh uncertainty (%)</text:p>
          </table:table-cell>
          <table:table-cell office:value-type="string" calcext:value-type="string">
            <text:p>Min. Equiv. Lengh uncertainty (%)</text:p>
          </table:table-cell>
          <table:table-cell office:value-type="string" calcext:value-type="string">
            <text:p>Detector 1 accuracy</text:p>
          </table:table-cell>
          <table:table-cell office:value-type="string" calcext:value-type="string">
            <text:p>Detector 1 precision</text:p>
          </table:table-cell>
          <table:table-cell office:value-type="string" calcext:value-type="string">
            <text:p>Detector 1 recall</text:p>
          </table:table-cell>
          <table:table-cell office:value-type="string" calcext:value-type="string">
            <text:p>Detector 1 f1_score</text:p>
          </table:table-cell>
          <table:table-cell office:value-type="string" calcext:value-type="string">
            <text:p>Leaky pipe guess list</text:p>
          </table:table-cell>
          <table:table-cell office:value-type="string" calcext:value-type="string">
            <text:p>True localization found?</text:p>
          </table:table-cell>
          <table:table-cell office:value-type="string" calcext:value-type="string">
            <text:p>True localization is within the list?</text:p>
          </table:table-cell>
          <table:table-cell office:value-type="string" calcext:value-type="string">
            <text:p>True localization is linked to pipe within the list?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3, 159, 161, 185, 197, 219, 225, 231, 237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5, 215, 127, 115, 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7, 185, 203</text:p>
          </table:table-cell>
          <table:table-cell office:value-type="float" office:value="0.02" calcext:value-type="float">
            <text:p>0,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.7969973632246" calcext:value-type="float">
            <text:p>35,7969973632246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31" calcext:value-type="float">
            <text:p>103,31</text:p>
          </table:table-cell>
          <table:table-cell office:value-type="float" office:value="96.8" calcext:value-type="float">
            <text:p>96,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3, 121, 125, 127, 145, 149, 153, 159, 197, 219, 225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9, 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7, 101, 243, 107, 105</text:p>
          </table:table-cell>
          <table:table-cell office:value-type="float" office:value="0.03" calcext:value-type="float">
            <text:p>0,03</text:p>
          </table:table-cell>
          <table:table-cell office:value-type="float" office:value="231" calcext:value-type="float">
            <text:p>231</text:p>
          </table:table-cell>
          <table:table-cell office:value-type="float" office:value="115.77991" calcext:value-type="float">
            <text:p>115,77991</text:p>
          </table:table-cell>
          <table:table-cell office:value-type="float" office:value="1936.5" calcext:value-type="float">
            <text:p>1936,5</text:p>
          </table:table-cell>
          <table:table-cell office:value-type="float" office:value="161" calcext:value-type="float">
            <text:p>161</text:p>
          </table:table-cell>
          <table:table-cell office:value-type="float" office:value="7.23314" calcext:value-type="float">
            <text:p>7,23314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Leak1 happens first</text:p>
          </table:table-cell>
          <table:table-cell office:value-type="float" office:value="21.3109647705281" calcext:value-type="float">
            <text:p>21,3109647705281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71, 197, 219, 225, 237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43, 151</text:p>
          </table:table-cell>
          <table:table-cell office:value-type="float" office:value="0.03" calcext:value-type="float">
            <text:p>0,03</text:p>
          </table:table-cell>
          <table:table-cell office:value-type="float" office:value="173" calcext:value-type="float">
            <text:p>173</text:p>
          </table:table-cell>
          <table:table-cell office:value-type="float" office:value="171.53678" calcext:value-type="float">
            <text:p>171,53678</text:p>
          </table:table-cell>
          <table:table-cell office:value-type="float" office:value="1031.5" calcext:value-type="float">
            <text:p>103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.2155827052971" calcext:value-type="float">
            <text:p>13,2155827052971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8546511627907" calcext:value-type="float">
            <text:p>0,998546511627907</text:p>
          </table:table-cell>
          <table:table-cell office:value-type="float" office:value="0.999272727272727" calcext:value-type="float">
            <text:p>0,999272727272727</text:p>
          </table:table-cell>
          <table:table-cell office:value-type="string" calcext:value-type="string">
            <text:p>['173' '175' '123' '177' '179' '125' '180' '181' '129' '321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9, 153, 159, 161, 171, 185, 217, 225, 231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9, 211, 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, 215, 255, 166, 111</text:p>
          </table:table-cell>
          <table:table-cell office:value-type="float" office:value="0.04" calcext:value-type="float">
            <text:p>0,04</text:p>
          </table:table-cell>
          <table:table-cell office:value-type="float" office:value="204" calcext:value-type="float">
            <text:p>204</text:p>
          </table:table-cell>
          <table:table-cell office:value-type="float" office:value="22.79874" calcext:value-type="float">
            <text:p>22,79874</text:p>
          </table:table-cell>
          <table:table-cell office:value-type="float" office:value="1623.5" calcext:value-type="float">
            <text:p>162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7100312244341" calcext:value-type="float">
            <text:p>19,710031224434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6" calcext:value-type="float">
            <text:p>105,6</text:p>
          </table:table-cell>
          <table:table-cell office:value-type="float" office:value="94.72" calcext:value-type="float">
            <text:p>94,72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8768851954448" calcext:value-type="float">
            <text:p>0,998768851954448</text:p>
          </table:table-cell>
          <table:table-cell office:value-type="float" office:value="0.999076354679803" calcext:value-type="float">
            <text:p>0,999076354679803</text:p>
          </table:table-cell>
          <table:table-cell office:value-type="float" office:value="0.998922579652147" calcext:value-type="float">
            <text:p>0,998922579652147</text:p>
          </table:table-cell>
          <table:table-cell office:value-type="string" calcext:value-type="string">
            <text:p>['237' '239' '204' '238' '319' '186' '202' '205' '213' '31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9, 153, 161, 171, 197, 217, 219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7, 121, 197, 251, 119</text:p>
          </table:table-cell>
          <table:table-cell office:value-type="float" office:value="0.05" calcext:value-type="float">
            <text:p>0,05</text:p>
          </table:table-cell>
          <table:table-cell office:value-type="float" office:value="204" calcext:value-type="float">
            <text:p>204</text:p>
          </table:table-cell>
          <table:table-cell office:value-type="float" office:value="21.41885" calcext:value-type="float">
            <text:p>21,41885</text:p>
          </table:table-cell>
          <table:table-cell office:value-type="float" office:value="5407.5" calcext:value-type="float">
            <text:p>540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0588182460831" calcext:value-type="float">
            <text:p>0,30588182460831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office:value-type="float" office:value="0.997260273972603" calcext:value-type="float">
            <text:p>0,997260273972603</text:p>
          </table:table-cell>
          <table:table-cell office:value-type="float" office:value="0.99585559034813" calcext:value-type="float">
            <text:p>0,99585559034813</text:p>
          </table:table-cell>
          <table:table-cell office:value-type="float" office:value="0.999722633136095" calcext:value-type="float">
            <text:p>0,999722633136095</text:p>
          </table:table-cell>
          <table:table-cell office:value-type="float" office:value="0.9977853649534" calcext:value-type="float">
            <text:p>0,9977853649534</text:p>
          </table:table-cell>
          <table:table-cell office:value-type="string" calcext:value-type="string">
            <text:p>['237' '239' '204' '319' '317' '202' '235' '323' '205' '20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49, 159, 171, 201, 217, 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237, 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207, 189, 253, 16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.36118" calcext:value-type="float">
            <text:p>0,36118</text:p>
          </table:table-cell>
          <table:table-cell office:value-type="float" office:value="559.5" calcext:value-type="float">
            <text:p>55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11510266977487" calcext:value-type="float">
            <text:p>7,11510266977487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9, 159, 185, 197, 217, 225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9, 253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.45282" calcext:value-type="float">
            <text:p>0,45282</text:p>
          </table:table-cell>
          <table:table-cell office:value-type="float" office:value="3149" calcext:value-type="float">
            <text:p>31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00244759924068" calcext:value-type="float">
            <text:p>6,0024475992406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6.12" calcext:value-type="float">
            <text:p>106,12</text:p>
          </table:table-cell>
          <table:table-cell office:value-type="float" office:value="94.24" calcext:value-type="float">
            <text:p>94,2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9, 153, 171, 217, 219, 225, 237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, 107, 105, 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5, 247</text:p>
          </table:table-cell>
          <table:table-cell office:value-type="float" office:value="0.01" calcext:value-type="float">
            <text:p>0,01</text:p>
          </table:table-cell>
          <table:table-cell office:value-type="float" office:value="153" calcext:value-type="float">
            <text:p>153</text:p>
          </table:table-cell>
          <table:table-cell office:value-type="float" office:value="1.81936" calcext:value-type="float">
            <text:p>1,81936</text:p>
          </table:table-cell>
          <table:table-cell office:value-type="float" office:value="2123.5" calcext:value-type="float">
            <text:p>212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.3122095506344" calcext:value-type="float">
            <text:p>45,312209550634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53, 159, 161, 171, 185, 201, 219, 23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, 207, 255, 191, 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51, 121, 203, 253</text:p>
          </table:table-cell>
          <table:table-cell office:value-type="float" office:value="0.05" calcext:value-type="float">
            <text:p>0,05</text:p>
          </table:table-cell>
          <table:table-cell office:value-type="float" office:value="241" calcext:value-type="float">
            <text:p>241</text:p>
          </table:table-cell>
          <table:table-cell office:value-type="float" office:value="2.06848" calcext:value-type="float">
            <text:p>2,06848</text:p>
          </table:table-cell>
          <table:table-cell office:value-type="float" office:value="3081" calcext:value-type="float">
            <text:p>3081</text:p>
          </table:table-cell>
          <table:table-cell office:value-type="float" office:value="271" calcext:value-type="float">
            <text:p>271</text:p>
          </table:table-cell>
          <table:table-cell office:value-type="float" office:value="0.63389" calcext:value-type="float">
            <text:p>0,63389</text:p>
          </table:table-cell>
          <table:table-cell office:value-type="float" office:value="3062.5" calcext:value-type="float">
            <text:p>3062,5</text:p>
          </table:table-cell>
          <table:table-cell office:value-type="string" calcext:value-type="string">
            <text:p>Leak0 overlaps Leak1</text:p>
          </table:table-cell>
          <table:table-cell office:value-type="float" office:value="31.9990809948383" calcext:value-type="float">
            <text:p>31,999080994838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68" calcext:value-type="float">
            <text:p>109,68</text:p>
          </table:table-cell>
          <table:table-cell office:value-type="float" office:value="91.25" calcext:value-type="float">
            <text:p>91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27, 145, 149, 153, 159, 201, 225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1, 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, 219, 153, 171, 17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8.06869" calcext:value-type="float">
            <text:p>18,06869</text:p>
          </table:table-cell>
          <table:table-cell office:value-type="float" office:value="1272.5" calcext:value-type="float">
            <text:p>127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08307795800558" calcext:value-type="float">
            <text:p>9,08307795800558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86" calcext:value-type="float">
            <text:p>106,86</text:p>
          </table:table-cell>
          <table:table-cell office:value-type="float" office:value="93.58" calcext:value-type="float">
            <text:p>93,58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0.997646135739506" calcext:value-type="float">
            <text:p>0,997646135739506</text:p>
          </table:table-cell>
          <table:table-cell office:value-type="float" office:value="0.998821681068343" calcext:value-type="float">
            <text:p>0,998821681068343</text:p>
          </table:table-cell>
          <table:table-cell office:value-type="float" office:value="0.998233562315996" calcext:value-type="float">
            <text:p>0,998233562315996</text:p>
          </table:table-cell>
          <table:table-cell office:value-type="string" calcext:value-type="string">
            <text:p>['203' '202' '204' '235' '317' '323' '233' '207' '231' '20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49, 153, 161, 185, 197, 237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35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04" calcext:value-type="float">
            <text:p>0,04</text:p>
          </table:table-cell>
          <table:table-cell office:value-type="float" office:value="297" calcext:value-type="float">
            <text:p>297</text:p>
          </table:table-cell>
          <table:table-cell office:value-type="float" office:value="0.48707" calcext:value-type="float">
            <text:p>0,48707</text:p>
          </table:table-cell>
          <table:table-cell office:value-type="float" office:value="2306.5" calcext:value-type="float">
            <text:p>2306,5</text:p>
          </table:table-cell>
          <table:table-cell office:value-type="float" office:value="271" calcext:value-type="float">
            <text:p>271</text:p>
          </table:table-cell>
          <table:table-cell office:value-type="float" office:value="0.10402" calcext:value-type="float">
            <text:p>0,10402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Leak1 happens first</text:p>
          </table:table-cell>
          <table:table-cell office:value-type="float" office:value="3.323" calcext:value-type="float">
            <text:p>3,32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02.55" calcext:value-type="float">
            <text:p>102,55</text:p>
          </table:table-cell>
          <table:table-cell office:value-type="float" office:value="97.52" calcext:value-type="float">
            <text:p>97,5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5, 127, 131, 145, 149, 167, 171, 197, 217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13, 159, 213, 145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-0.03" calcext:value-type="float">
            <text:p>-0,03</text:p>
          </table:table-cell>
          <table:table-cell office:value-type="float" office:value="281" calcext:value-type="float">
            <text:p>281</text:p>
          </table:table-cell>
          <table:table-cell office:value-type="float" office:value="0.18496" calcext:value-type="float">
            <text:p>0,18496</text:p>
          </table:table-cell>
          <table:table-cell office:value-type="float" office:value="387" calcext:value-type="float">
            <text:p>3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.3491259911355" calcext:value-type="float">
            <text:p>13,3491259911355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49, 171, 185, 197, 201, 213, 219, 23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3, 163, 189, 153, 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, 207, 211, 35</text:p>
          </table:table-cell>
          <table:table-cell office:value-type="float" office:value="-0.01" calcext:value-type="float">
            <text:p>-0,01</text:p>
          </table:table-cell>
          <table:table-cell office:value-type="float" office:value="235" calcext:value-type="float">
            <text:p>235</text:p>
          </table:table-cell>
          <table:table-cell office:value-type="float" office:value="9.50175" calcext:value-type="float">
            <text:p>9,50175</text:p>
          </table:table-cell>
          <table:table-cell office:value-type="float" office:value="2198" calcext:value-type="float">
            <text:p>2198</text:p>
          </table:table-cell>
          <table:table-cell office:value-type="float" office:value="195" calcext:value-type="float">
            <text:p>195</text:p>
          </table:table-cell>
          <table:table-cell office:value-type="float" office:value="0.23161" calcext:value-type="float">
            <text:p>0,23161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Leak1 overlaps Leak0</text:p>
          </table:table-cell>
          <table:table-cell office:value-type="float" office:value="22.2854482234034" calcext:value-type="float">
            <text:p>22,2854482234034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9, 153, 159, 161, 171, 201, 231, 237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203, 117, 193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.05" calcext:value-type="float">
            <text:p>0,05</text:p>
          </table:table-cell>
          <table:table-cell office:value-type="float" office:value="307" calcext:value-type="float">
            <text:p>307</text:p>
          </table:table-cell>
          <table:table-cell office:value-type="float" office:value="57.10733" calcext:value-type="float">
            <text:p>57,10733</text:p>
          </table:table-cell>
          <table:table-cell office:value-type="float" office:value="407" calcext:value-type="float">
            <text:p>4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.6186894234737" calcext:value-type="float">
            <text:p>49,61868942347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10.36" calcext:value-type="float">
            <text:p>110,36</text:p>
          </table:table-cell>
          <table:table-cell office:value-type="float" office:value="90.66" calcext:value-type="float">
            <text:p>90,66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6319018404908" calcext:value-type="float">
            <text:p>0,996319018404908</text:p>
          </table:table-cell>
          <table:table-cell office:value-type="float" office:value="0.998156115550092" calcext:value-type="float">
            <text:p>0,998156115550092</text:p>
          </table:table-cell>
          <table:table-cell office:value-type="string" calcext:value-type="string">
            <text:p>['113' '114' '225' '112' '119' '301' '305' '307' '303' '29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49, 161, 171, 197, 217, 219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6, 217, 12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02" calcext:value-type="float">
            <text:p>0,02</text:p>
          </table:table-cell>
          <table:table-cell office:value-type="float" office:value="319" calcext:value-type="float">
            <text:p>319</text:p>
          </table:table-cell>
          <table:table-cell office:value-type="float" office:value="61.29505" calcext:value-type="float">
            <text:p>61,29505</text:p>
          </table:table-cell>
          <table:table-cell office:value-type="float" office:value="1014" calcext:value-type="float">
            <text:p>10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044" calcext:value-type="float">
            <text:p>9,04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8521439132578" calcext:value-type="float">
            <text:p>0,998521439132578</text:p>
          </table:table-cell>
          <table:table-cell office:value-type="float" office:value="0.999260172626387" calcext:value-type="float">
            <text:p>0,999260172626387</text:p>
          </table:table-cell>
          <table:table-cell office:value-type="string" calcext:value-type="string">
            <text:p>['319' '317' '204' '235' '323' '239' '237' '233' '231' '202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31, 145, 159, 161, 171, 197, 219, 225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, 201, 127, 151, 197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2" calcext:value-type="float">
            <text:p>0,02</text:p>
          </table:table-cell>
          <table:table-cell office:value-type="float" office:value="277" calcext:value-type="float">
            <text:p>277</text:p>
          </table:table-cell>
          <table:table-cell office:value-type="float" office:value="0.7101" calcext:value-type="float">
            <text:p>0,7101</text:p>
          </table:table-cell>
          <table:table-cell office:value-type="float" office:value="2567" calcext:value-type="float">
            <text:p>25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.3919867463051" calcext:value-type="float">
            <text:p>26,3919867463051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03.36" calcext:value-type="float">
            <text:p>103,36</text:p>
          </table:table-cell>
          <table:table-cell office:value-type="float" office:value="96.73" calcext:value-type="float">
            <text:p>96,7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71, 197, 201, 217, 225, 231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7, 159, 247, 225, 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, 243, 119, 105</text:p>
          </table:table-cell>
          <table:table-cell office:value-type="float" office:value="0.05" calcext:value-type="float">
            <text:p>0,05</text:p>
          </table:table-cell>
          <table:table-cell office:value-type="float" office:value="193" calcext:value-type="float">
            <text:p>193</text:p>
          </table:table-cell>
          <table:table-cell office:value-type="float" office:value="123.87559" calcext:value-type="float">
            <text:p>123,87559</text:p>
          </table:table-cell>
          <table:table-cell office:value-type="float" office:value="3207" calcext:value-type="float">
            <text:p>32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9121897424591" calcext:value-type="float">
            <text:p>29,9121897424591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9532346063913" calcext:value-type="float">
            <text:p>0,999532346063913</text:p>
          </table:table-cell>
          <table:table-cell office:value-type="string" calcext:value-type="string">
            <text:p>['193' '315' '195' '191' '229' '189' '197' '187' '325' '199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53, 171, 185, 197, 201, 217, 219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5, 189, 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71</text:p>
          </table:table-cell>
          <table:table-cell office:value-type="float" office:value="0.02" calcext:value-type="float">
            <text:p>0,02</text:p>
          </table:table-cell>
          <table:table-cell office:value-type="float" office:value="245" calcext:value-type="float">
            <text:p>245</text:p>
          </table:table-cell>
          <table:table-cell office:value-type="float" office:value="52.07195" calcext:value-type="float">
            <text:p>52,07195</text:p>
          </table:table-cell>
          <table:table-cell office:value-type="float" office:value="1789.5" calcext:value-type="float">
            <text:p>178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482732208076" calcext:value-type="float">
            <text:p>29,48273220807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19" calcext:value-type="float">
            <text:p>107,19</text:p>
          </table:table-cell>
          <table:table-cell office:value-type="float" office:value="93.34" calcext:value-type="float">
            <text:p>93,34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162011173184" calcext:value-type="float">
            <text:p>0,999162011173184</text:p>
          </table:table-cell>
          <table:table-cell office:value-type="float" office:value="0.999580829956686" calcext:value-type="float">
            <text:p>0,999580829956686</text:p>
          </table:table-cell>
          <table:table-cell office:value-type="string" calcext:value-type="string">
            <text:p>['241' '243' '245' '247' '249' '251' '257' '261' '269' '26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45, 153, 159, 171, 185, 197, 217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7, 139, 159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7, 253, 247, 125, 166</text:p>
          </table:table-cell>
          <table:table-cell office:value-type="float" office:value="0.04" calcext:value-type="float">
            <text:p>0,04</text:p>
          </table:table-cell>
          <table:table-cell office:value-type="float" office:value="307" calcext:value-type="float">
            <text:p>307</text:p>
          </table:table-cell>
          <table:table-cell office:value-type="float" office:value="6.43452" calcext:value-type="float">
            <text:p>6,43452</text:p>
          </table:table-cell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float" office:value="6.7555" calcext:value-type="float">
            <text:p>6,7555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Leak0 inside Leak1</text:p>
          </table:table-cell>
          <table:table-cell office:value-type="float" office:value="7.01671369690724" calcext:value-type="float">
            <text:p>7,01671369690724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02" calcext:value-type="float">
            <text:p>106,02</text:p>
          </table:table-cell>
          <table:table-cell office:value-type="float" office:value="94.34" calcext:value-type="float">
            <text:p>94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45, 149, 153, 161, 185, 217, 231, 237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, 219, 207, 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9, 166, 243, 121</text:p>
          </table:table-cell>
          <table:table-cell office:value-type="float" office:value="0.01" calcext:value-type="float">
            <text:p>0,01</text:p>
          </table:table-cell>
          <table:table-cell office:value-type="float" office:value="291" calcext:value-type="float">
            <text:p>291</text:p>
          </table:table-cell>
          <table:table-cell office:value-type="float" office:value="18.42083" calcext:value-type="float">
            <text:p>18,42083</text:p>
          </table:table-cell>
          <table:table-cell office:value-type="float" office:value="256.5" calcext:value-type="float">
            <text:p>256,5</text:p>
          </table:table-cell>
          <table:table-cell office:value-type="float" office:value="237" calcext:value-type="float">
            <text:p>237</text:p>
          </table:table-cell>
          <table:table-cell office:value-type="float" office:value="45.85919" calcext:value-type="float">
            <text:p>45,85919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Leak1 happens first</text:p>
          </table:table-cell>
          <table:table-cell office:value-type="float" office:value="20.9600294639209" calcext:value-type="float">
            <text:p>20,960029463920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54" calcext:value-type="float">
            <text:p>104,54</text:p>
          </table:table-cell>
          <table:table-cell office:value-type="float" office:value="95.63" calcext:value-type="float">
            <text:p>95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5, 153, 159, 171, 185, 197, 201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, 105, 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9, 127, 211, 237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.35513" calcext:value-type="float">
            <text:p>5,35513</text:p>
          </table:table-cell>
          <table:table-cell office:value-type="float" office:value="167.5" calcext:value-type="float">
            <text:p>167,5</text:p>
          </table:table-cell>
          <table:table-cell office:value-type="float" office:value="233" calcext:value-type="float">
            <text:p>233</text:p>
          </table:table-cell>
          <table:table-cell office:value-type="float" office:value="5.73669" calcext:value-type="float">
            <text:p>5,73669</text:p>
          </table:table-cell>
          <table:table-cell office:value-type="float" office:value="8085.5" calcext:value-type="float">
            <text:p>8085,5</text:p>
          </table:table-cell>
          <table:table-cell office:value-type="string" calcext:value-type="string">
            <text:p>Leak0 inside Leak1</text:p>
          </table:table-cell>
          <table:table-cell office:value-type="float" office:value="45.9445191824459" calcext:value-type="float">
            <text:p>45,944519182445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87" calcext:value-type="float">
            <text:p>107,87</text:p>
          </table:table-cell>
          <table:table-cell office:value-type="float" office:value="92.75" calcext:value-type="float">
            <text:p>92,7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1, 125, 131, 145, 153, 159, 171, 185, 197, 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6, 255, 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, 147, 167, 237</text:p>
          </table:table-cell>
          <table:table-cell office:value-type="float" office:value="-0.04" calcext:value-type="float">
            <text:p>-0,04</text:p>
          </table:table-cell>
          <table:table-cell office:value-type="float" office:value="233" calcext:value-type="float">
            <text:p>233</text:p>
          </table:table-cell>
          <table:table-cell office:value-type="float" office:value="3.56977" calcext:value-type="float">
            <text:p>3,56977</text:p>
          </table:table-cell>
          <table:table-cell office:value-type="float" office:value="1753.5" calcext:value-type="float">
            <text:p>1753,5</text:p>
          </table:table-cell>
          <table:table-cell office:value-type="float" office:value="117" calcext:value-type="float">
            <text:p>117</text:p>
          </table:table-cell>
          <table:table-cell office:value-type="float" office:value="50.79614" calcext:value-type="float">
            <text:p>50,79614</text:p>
          </table:table-cell>
          <table:table-cell office:value-type="float" office:value="1150.5" calcext:value-type="float">
            <text:p>1150,5</text:p>
          </table:table-cell>
          <table:table-cell office:value-type="string" calcext:value-type="string">
            <text:p>Leak1 happens first</text:p>
          </table:table-cell>
          <table:table-cell office:value-type="float" office:value="4.64649369368592" calcext:value-type="float">
            <text:p>4,64649369368592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87" calcext:value-type="float">
            <text:p>104,87</text:p>
          </table:table-cell>
          <table:table-cell office:value-type="float" office:value="95.4" calcext:value-type="float">
            <text:p>95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9, 171, 185, 197, 201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41, 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, 209, 217</text:p>
          </table:table-cell>
          <table:table-cell office:value-type="float" office:value="0.03" calcext:value-type="float">
            <text:p>0,03</text:p>
          </table:table-cell>
          <table:table-cell office:value-type="float" office:value="173" calcext:value-type="float">
            <text:p>173</text:p>
          </table:table-cell>
          <table:table-cell office:value-type="float" office:value="2.29762" calcext:value-type="float">
            <text:p>2,29762</text:p>
          </table:table-cell>
          <table:table-cell office:value-type="float" office:value="329" calcext:value-type="float">
            <text:p>3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416219300785" calcext:value-type="float">
            <text:p>12,416219300785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5.66" calcext:value-type="float">
            <text:p>105,66</text:p>
          </table:table-cell>
          <table:table-cell office:value-type="float" office:value="94.71" calcext:value-type="float">
            <text:p>94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9, 159, 171, 185, 201, 219, 225, 231, 237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191, 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7, 253, 149, 199, 16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0.78103" calcext:value-type="float">
            <text:p>170,78103</text:p>
          </table:table-cell>
          <table:table-cell office:value-type="float" office:value="5754" calcext:value-type="float">
            <text:p>5754</text:p>
          </table:table-cell>
          <table:table-cell office:value-type="float" office:value="215" calcext:value-type="float">
            <text:p>215</text:p>
          </table:table-cell>
          <table:table-cell office:value-type="float" office:value="5.37495" calcext:value-type="float">
            <text:p>5,37495</text:p>
          </table:table-cell>
          <table:table-cell office:value-type="float" office:value="1464.5" calcext:value-type="float">
            <text:p>1464,5</text:p>
          </table:table-cell>
          <table:table-cell office:value-type="string" calcext:value-type="string">
            <text:p>Leak1 inside Leak0</text:p>
          </table:table-cell>
          <table:table-cell office:value-type="float" office:value="18.3336997072531" calcext:value-type="float">
            <text:p>18,333699707253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9, 153, 159, 197, 219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, 239, 105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2" calcext:value-type="float">
            <text:p>0,02</text:p>
          </table:table-cell>
          <table:table-cell office:value-type="float" office:value="311" calcext:value-type="float">
            <text:p>311</text:p>
          </table:table-cell>
          <table:table-cell office:value-type="float" office:value="27.27187" calcext:value-type="float">
            <text:p>27,27187</text:p>
          </table:table-cell>
          <table:table-cell office:value-type="float" office:value="2939.5" calcext:value-type="float">
            <text:p>293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4025345937417" calcext:value-type="float">
            <text:p>24,40253459374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72" calcext:value-type="float">
            <text:p>108,72</text:p>
          </table:table-cell>
          <table:table-cell office:value-type="float" office:value="92" calcext:value-type="float">
            <text:p>92</text:p>
          </table:table-cell>
          <table:table-cell office:value-type="float" office:value="0.999429223744292" calcext:value-type="float">
            <text:p>0,999429223744292</text:p>
          </table:table-cell>
          <table:table-cell office:value-type="float" office:value="0.99881033310673" calcext:value-type="float">
            <text:p>0,99881033310673</text:p>
          </table:table-cell>
          <table:table-cell office:value-type="float" office:value="0.999489795918367" calcext:value-type="float">
            <text:p>0,999489795918367</text:p>
          </table:table-cell>
          <table:table-cell office:value-type="float" office:value="0.99914994899694" calcext:value-type="float">
            <text:p>0,99914994899694</text:p>
          </table:table-cell>
          <table:table-cell office:value-type="string" calcext:value-type="string">
            <text:p>['223' '116' '217' '219' '213' '311' '225' '121' '299' '114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53, 171, 185, 197, 217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1, 243, 149, 177, 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3, 189, 191, 251, 127</text:p>
          </table:table-cell>
          <table:table-cell office:value-type="float" office:value="-0.02" calcext:value-type="float">
            <text:p>-0,02</text:p>
          </table:table-cell>
          <table:table-cell office:value-type="float" office:value="289" calcext:value-type="float">
            <text:p>289</text:p>
          </table:table-cell>
          <table:table-cell office:value-type="float" office:value="9.81208" calcext:value-type="float">
            <text:p>9,81208</text:p>
          </table:table-cell>
          <table:table-cell office:value-type="float" office:value="2906.5" calcext:value-type="float">
            <text:p>290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5562817335217" calcext:value-type="float">
            <text:p>11,5562817335217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office:value-type="float" office:value="0.999372146118722" calcext:value-type="float">
            <text:p>0,999372146118722</text:p>
          </table:table-cell>
          <table:table-cell office:value-type="float" office:value="0.998968185726569" calcext:value-type="float">
            <text:p>0,998968185726569</text:p>
          </table:table-cell>
          <table:table-cell office:value-type="float" office:value="0.999140006879945" calcext:value-type="float">
            <text:p>0,999140006879945</text:p>
          </table:table-cell>
          <table:table-cell office:value-type="float" office:value="0.999054088915642" calcext:value-type="float">
            <text:p>0,999054088915642</text:p>
          </table:table-cell>
          <table:table-cell office:value-type="string" calcext:value-type="string">
            <text:p>['261' '263' '269' '271' '247' '251' '249' '257' '245' '24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5, 153, 159, 171, 217, 225, 237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 239, 191</text:p>
          </table:table-cell>
          <table:table-cell office:value-type="float" office:value="0.01" calcext:value-type="float">
            <text:p>0,01</text:p>
          </table:table-cell>
          <table:table-cell office:value-type="float" office:value="219" calcext:value-type="float">
            <text:p>219</text:p>
          </table:table-cell>
          <table:table-cell office:value-type="float" office:value="41.22198" calcext:value-type="float">
            <text:p>41,22198</text:p>
          </table:table-cell>
          <table:table-cell office:value-type="float" office:value="100.5" calcext:value-type="float">
            <text:p>100,5</text:p>
          </table:table-cell>
          <table:table-cell office:value-type="float" office:value="111" calcext:value-type="float">
            <text:p>111</text:p>
          </table:table-cell>
          <table:table-cell office:value-type="float" office:value="68.79557" calcext:value-type="float">
            <text:p>68,7955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ak1 happens first</text:p>
          </table:table-cell>
          <table:table-cell office:value-type="float" office:value="1.19904643846364" calcext:value-type="float">
            <text:p>1,1990464384636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44" calcext:value-type="float">
            <text:p>107,44</text:p>
          </table:table-cell>
          <table:table-cell office:value-type="float" office:value="93.12" calcext:value-type="float">
            <text:p>93,1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49, 153, 185, 197, 217, 219, 225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9, 211, 239, 213, 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9, 225, 127</text:p>
          </table:table-cell>
          <table:table-cell office:value-type="float" office:value="-0.03" calcext:value-type="float">
            <text:p>-0,03</text:p>
          </table:table-cell>
          <table:table-cell office:value-type="float" office:value="238" calcext:value-type="float">
            <text:p>238</text:p>
          </table:table-cell>
          <table:table-cell office:value-type="float" office:value="1.72334" calcext:value-type="float">
            <text:p>1,72334</text:p>
          </table:table-cell>
          <table:table-cell office:value-type="float" office:value="1804" calcext:value-type="float">
            <text:p>1804</text:p>
          </table:table-cell>
          <table:table-cell office:value-type="float" office:value="319" calcext:value-type="float">
            <text:p>319</text:p>
          </table:table-cell>
          <table:table-cell office:value-type="float" office:value="1.59118" calcext:value-type="float">
            <text:p>1,59118</text:p>
          </table:table-cell>
          <table:table-cell office:value-type="float" office:value="7624.5" calcext:value-type="float">
            <text:p>7624,5</text:p>
          </table:table-cell>
          <table:table-cell office:value-type="string" calcext:value-type="string">
            <text:p>Leak0 inside Leak1</text:p>
          </table:table-cell>
          <table:table-cell office:value-type="float" office:value="35.9542255784937" calcext:value-type="float">
            <text:p>35,95422557849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66" calcext:value-type="float">
            <text:p>107,66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49, 153, 159, 197, 201, 217, 231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, 191, 107, 123, 243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-0.04" calcext:value-type="float">
            <text:p>-0,04</text:p>
          </table:table-cell>
          <table:table-cell office:value-type="float" office:value="269" calcext:value-type="float">
            <text:p>269</text:p>
          </table:table-cell>
          <table:table-cell office:value-type="float" office:value="0.42597" calcext:value-type="float">
            <text:p>0,42597</text:p>
          </table:table-cell>
          <table:table-cell office:value-type="float" office:value="679.5" calcext:value-type="float">
            <text:p>679,5</text:p>
          </table:table-cell>
          <table:table-cell office:value-type="float" office:value="229" calcext:value-type="float">
            <text:p>229</text:p>
          </table:table-cell>
          <table:table-cell office:value-type="float" office:value="10.40628" calcext:value-type="float">
            <text:p>10,40628</text:p>
          </table:table-cell>
          <table:table-cell office:value-type="float" office:value="721.5" calcext:value-type="float">
            <text:p>721,5</text:p>
          </table:table-cell>
          <table:table-cell office:value-type="string" calcext:value-type="string">
            <text:p>Leak0 overlaps Leak1</text:p>
          </table:table-cell>
          <table:table-cell office:value-type="float" office:value="19.2583983464517" calcext:value-type="float">
            <text:p>19,2583983464517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32" calcext:value-type="float">
            <text:p>106,32</text:p>
          </table:table-cell>
          <table:table-cell office:value-type="float" office:value="94.09" calcext:value-type="float">
            <text:p>94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53, 185, 201, 219, 225, 23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, 157, 109, 14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5.64381" calcext:value-type="float">
            <text:p>15,64381</text:p>
          </table:table-cell>
          <table:table-cell office:value-type="float" office:value="3090" calcext:value-type="float">
            <text:p>3090</text:p>
          </table:table-cell>
          <table:table-cell office:value-type="float" office:value="251" calcext:value-type="float">
            <text:p>251</text:p>
          </table:table-cell>
          <table:table-cell office:value-type="float" office:value="0.18458" calcext:value-type="float">
            <text:p>0,18458</text:p>
          </table:table-cell>
          <table:table-cell office:value-type="float" office:value="1033.5" calcext:value-type="float">
            <text:p>1033,5</text:p>
          </table:table-cell>
          <table:table-cell office:value-type="string" calcext:value-type="string">
            <text:p>Leak0 happens first</text:p>
          </table:table-cell>
          <table:table-cell office:value-type="float" office:value="39.7565037699618" calcext:value-type="float">
            <text:p>39,7565037699618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6.36" calcext:value-type="float">
            <text:p>106,36</text:p>
          </table:table-cell>
          <table:table-cell office:value-type="float" office:value="94.02" calcext:value-type="float">
            <text:p>94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45, 153, 159, 171, 185, 197, 201, 217, 225, 23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7, 211, 145, 113, 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231, 193, 35, 109</text:p>
          </table:table-cell>
          <table:table-cell office:value-type="float" office:value="-0.01" calcext:value-type="float">
            <text:p>-0,01</text:p>
          </table:table-cell>
          <table:table-cell office:value-type="float" office:value="202" calcext:value-type="float">
            <text:p>202</text:p>
          </table:table-cell>
          <table:table-cell office:value-type="float" office:value="0.99281" calcext:value-type="float">
            <text:p>0,99281</text:p>
          </table:table-cell>
          <table:table-cell office:value-type="float" office:value="1017.5" calcext:value-type="float">
            <text:p>101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9637397913753" calcext:value-type="float">
            <text:p>16,9637397913753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13" calcext:value-type="float">
            <text:p>104,13</text:p>
          </table:table-cell>
          <table:table-cell office:value-type="float" office:value="96.02" calcext:value-type="float">
            <text:p>96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31, 159, 171, 185, 201, 217, 231, 237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, 205, 211, 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5, 255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.04983" calcext:value-type="float">
            <text:p>0,04983</text:p>
          </table:table-cell>
          <table:table-cell office:value-type="float" office:value="5903.5" calcext:value-type="float">
            <text:p>590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1158424788423" calcext:value-type="float">
            <text:p>24,1158424788423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53" calcext:value-type="float">
            <text:p>105,53</text:p>
          </table:table-cell>
          <table:table-cell office:value-type="float" office:value="94.78" calcext:value-type="float">
            <text:p>94,7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9, 153, 159, 185, 197, 201, 217, 225, 231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04" calcext:value-type="float">
            <text:p>0,04</text:p>
          </table:table-cell>
          <table:table-cell office:value-type="float" office:value="269" calcext:value-type="float">
            <text:p>269</text:p>
          </table:table-cell>
          <table:table-cell office:value-type="float" office:value="12.07387" calcext:value-type="float">
            <text:p>12,07387</text:p>
          </table:table-cell>
          <table:table-cell office:value-type="float" office:value="6026" calcext:value-type="float">
            <text:p>60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05739870144894" calcext:value-type="float">
            <text:p>0,10573987014489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office:value-type="float" office:value="0.998915525114155" calcext:value-type="float">
            <text:p>0,998915525114155</text:p>
          </table:table-cell>
          <table:table-cell office:value-type="float" office:value="0.998673959887287" calcext:value-type="float">
            <text:p>0,998673959887287</text:p>
          </table:table-cell>
          <table:table-cell office:value-type="float" office:value="0.999751099311375" calcext:value-type="float">
            <text:p>0,999751099311375</text:p>
          </table:table-cell>
          <table:table-cell office:value-type="float" office:value="0.999212239313404" calcext:value-type="float">
            <text:p>0,999212239313404</text:p>
          </table:table-cell>
          <table:table-cell office:value-type="string" calcext:value-type="string">
            <text:p>['243' '245' '251' '249' '257' '247' '261' '269' '263' '24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5, 153, 159, 171, 201, 213, 219, 225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255, 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97</text:p>
          </table:table-cell>
          <table:table-cell office:value-type="float" office:value="-0.03" calcext:value-type="float">
            <text:p>-0,03</text:p>
          </table:table-cell>
          <table:table-cell office:value-type="float" office:value="177" calcext:value-type="float">
            <text:p>177</text:p>
          </table:table-cell>
          <table:table-cell office:value-type="float" office:value="342.86169" calcext:value-type="float">
            <text:p>342,86169</text:p>
          </table:table-cell>
          <table:table-cell office:value-type="float" office:value="4274" calcext:value-type="float">
            <text:p>42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01936063326324" calcext:value-type="float">
            <text:p>6,01936063326324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37" calcext:value-type="float">
            <text:p>104,37</text:p>
          </table:table-cell>
          <table:table-cell office:value-type="float" office:value="95.8" calcext:value-type="float">
            <text:p>95,8</text:p>
          </table:table-cell>
          <table:table-cell office:value-type="float" office:value="0.997716894977169" calcext:value-type="float">
            <text:p>0,997716894977169</text:p>
          </table:table-cell>
          <table:table-cell office:value-type="float" office:value="0.995342880428455" calcext:value-type="float">
            <text:p>0,995342880428455</text:p>
          </table:table-cell>
          <table:table-cell office:value-type="float" office:value="1" calcext:value-type="float">
            <text:p>1</text:p>
          </table:table-cell>
          <table:table-cell office:value-type="float" office:value="0.997666005368188" calcext:value-type="float">
            <text:p>0,997666005368188</text:p>
          </table:table-cell>
          <table:table-cell office:value-type="string" calcext:value-type="string">
            <text:p>['177' '179' '181' '180' '321' '183' '185' '175' '187' '189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53, 159, 185, 197, 217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7, 197</text:p>
          </table:table-cell>
          <table:table-cell office:value-type="float" office:value="-0.02" calcext:value-type="float">
            <text:p>-0,02</text:p>
          </table:table-cell>
          <table:table-cell office:value-type="float" office:value="122" calcext:value-type="float">
            <text:p>122</text:p>
          </table:table-cell>
          <table:table-cell office:value-type="float" office:value="3.24574" calcext:value-type="float">
            <text:p>3,24574</text:p>
          </table:table-cell>
          <table:table-cell office:value-type="float" office:value="3780" calcext:value-type="float">
            <text:p>3780</text:p>
          </table:table-cell>
          <table:table-cell office:value-type="float" office:value="299" calcext:value-type="float">
            <text:p>299</text:p>
          </table:table-cell>
          <table:table-cell office:value-type="float" office:value="0.37742" calcext:value-type="float">
            <text:p>0,3774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ak0 happens first</text:p>
          </table:table-cell>
          <table:table-cell office:value-type="float" office:value="7.52761676618974" calcext:value-type="float">
            <text:p>7,52761676618974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5.29" calcext:value-type="float">
            <text:p>105,29</text:p>
          </table:table-cell>
          <table:table-cell office:value-type="float" office:value="95.01" calcext:value-type="float">
            <text:p>95,0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31, 149, 159, 171, 201, 219, 225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139, 117, 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151, 193, 20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.5151" calcext:value-type="float">
            <text:p>0,5151</text:p>
          </table:table-cell>
          <table:table-cell office:value-type="float" office:value="1003.5" calcext:value-type="float">
            <text:p>100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8493397875074" calcext:value-type="float">
            <text:p>21,8493397875074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59, 161, 171, 185, 217, 219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3, 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3, 139</text:p>
          </table:table-cell>
          <table:table-cell office:value-type="float" office:value="-0.03" calcext:value-type="float">
            <text:p>-0,03</text:p>
          </table:table-cell>
          <table:table-cell office:value-type="float" office:value="199" calcext:value-type="float">
            <text:p>199</text:p>
          </table:table-cell>
          <table:table-cell office:value-type="float" office:value="67.35791" calcext:value-type="float">
            <text:p>67,35791</text:p>
          </table:table-cell>
          <table:table-cell office:value-type="float" office:value="6707.5" calcext:value-type="float">
            <text:p>6707,5</text:p>
          </table:table-cell>
          <table:table-cell office:value-type="float" office:value="329" calcext:value-type="float">
            <text:p>329</text:p>
          </table:table-cell>
          <table:table-cell office:value-type="float" office:value="13.41329" calcext:value-type="float">
            <text:p>13,41329</text:p>
          </table:table-cell>
          <table:table-cell office:value-type="float" office:value="1362.5" calcext:value-type="float">
            <text:p>1362,5</text:p>
          </table:table-cell>
          <table:table-cell office:value-type="string" calcext:value-type="string">
            <text:p>Leak1 overlaps Leak0</text:p>
          </table:table-cell>
          <table:table-cell office:value-type="float" office:value="1.05719385424306" calcext:value-type="float">
            <text:p>1,0571938542430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18" calcext:value-type="float">
            <text:p>105,18</text:p>
          </table:table-cell>
          <table:table-cell office:value-type="float" office:value="95.1" calcext:value-type="float">
            <text:p>95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31, 145, 149, 159, 185, 201, 217, 219, 231, 251, 255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, 193, 111, 15</text:p>
          </table:table-cell>
          <table:table-cell office:value-type="float" office:value="-0.01" calcext:value-type="float">
            <text:p>-0,01</text:p>
          </table:table-cell>
          <table:table-cell office:value-type="float" office:value="103" calcext:value-type="float">
            <text:p>103</text:p>
          </table:table-cell>
          <table:table-cell office:value-type="float" office:value="85.66081" calcext:value-type="float">
            <text:p>85,66081</text:p>
          </table:table-cell>
          <table:table-cell office:value-type="float" office:value="381.5" calcext:value-type="float">
            <text:p>381,5</text:p>
          </table:table-cell>
          <table:table-cell office:value-type="float" office:value="149" calcext:value-type="float">
            <text:p>149</text:p>
          </table:table-cell>
          <table:table-cell office:value-type="float" office:value="0.07813" calcext:value-type="float">
            <text:p>0,07813</text:p>
          </table:table-cell>
          <table:table-cell office:value-type="float" office:value="5495.5" calcext:value-type="float">
            <text:p>5495,5</text:p>
          </table:table-cell>
          <table:table-cell office:value-type="string" calcext:value-type="string">
            <text:p>Leak0 inside Leak1</text:p>
          </table:table-cell>
          <table:table-cell office:value-type="float" office:value="1.83111979523093" calcext:value-type="float">
            <text:p>1,8311197952309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31, 145, 171, 185, 197, 201, 217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7, 147, 199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36.61827" calcext:value-type="float">
            <text:p>36,61827</text:p>
          </table:table-cell>
          <table:table-cell office:value-type="float" office:value="628" calcext:value-type="float">
            <text:p>6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.6051574692511" calcext:value-type="float">
            <text:p>17,6051574692511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68" calcext:value-type="float">
            <text:p>109,68</text:p>
          </table:table-cell>
          <table:table-cell office:value-type="float" office:value="91.25" calcext:value-type="float">
            <text:p>91,25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7613365155131" calcext:value-type="float">
            <text:p>0,997613365155131</text:p>
          </table:table-cell>
          <table:table-cell office:value-type="float" office:value="0.998805256869773" calcext:value-type="float">
            <text:p>0,998805256869773</text:p>
          </table:table-cell>
          <table:table-cell office:value-type="string" calcext:value-type="string">
            <text:p>['186' '209' '215' '205' '221' '202' '309' '203' '313' '20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5, 127, 131, 145, 159, 171, 185, 217, 225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9, 193, 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9, 113, 127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6.85173" calcext:value-type="float">
            <text:p>6,85173</text:p>
          </table:table-cell>
          <table:table-cell office:value-type="float" office:value="3057.5" calcext:value-type="float">
            <text:p>3057,5</text:p>
          </table:table-cell>
          <table:table-cell office:value-type="float" office:value="175" calcext:value-type="float">
            <text:p>175</text:p>
          </table:table-cell>
          <table:table-cell office:value-type="float" office:value="7.60663" calcext:value-type="float">
            <text:p>7,60663</text:p>
          </table:table-cell>
          <table:table-cell office:value-type="float" office:value="582.5" calcext:value-type="float">
            <text:p>582,5</text:p>
          </table:table-cell>
          <table:table-cell office:value-type="string" calcext:value-type="string">
            <text:p>Leak1 happens first</text:p>
          </table:table-cell>
          <table:table-cell office:value-type="float" office:value="36.5827134785216" calcext:value-type="float">
            <text:p>36,5827134785216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18" calcext:value-type="float">
            <text:p>108,18</text:p>
          </table:table-cell>
          <table:table-cell office:value-type="float" office:value="92.51" calcext:value-type="float">
            <text:p>92,5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49, 159, 197, 217, 219, 225, 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141, 157, 171, 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, 163, 149, 159, 167</text:p>
          </table:table-cell>
          <table:table-cell office:value-type="float" office:value="0.02" calcext:value-type="float">
            <text:p>0,02</text:p>
          </table:table-cell>
          <table:table-cell office:value-type="float" office:value="317" calcext:value-type="float">
            <text:p>317</text:p>
          </table:table-cell>
          <table:table-cell office:value-type="float" office:value="0.13207" calcext:value-type="float">
            <text:p>0,13207</text:p>
          </table:table-cell>
          <table:table-cell office:value-type="float" office:value="639.5" calcext:value-type="float">
            <text:p>639,5</text:p>
          </table:table-cell>
          <table:table-cell office:value-type="float" office:value="122" calcext:value-type="float">
            <text:p>122</text:p>
          </table:table-cell>
          <table:table-cell office:value-type="float" office:value="0.37044" calcext:value-type="float">
            <text:p>0,37044</text:p>
          </table:table-cell>
          <table:table-cell office:value-type="float" office:value="5346.5" calcext:value-type="float">
            <text:p>5346,5</text:p>
          </table:table-cell>
          <table:table-cell office:value-type="string" calcext:value-type="string">
            <text:p>Leak1 happens first</text:p>
          </table:table-cell>
          <table:table-cell office:value-type="float" office:value="15.198760110613" calcext:value-type="float">
            <text:p>15,19876011061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9, 153, 171, 185, 197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9, 143, 131, 125, 15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6.08222" calcext:value-type="float">
            <text:p>6,08222</text:p>
          </table:table-cell>
          <table:table-cell office:value-type="float" office:value="569.5" calcext:value-type="float">
            <text:p>56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389273746284" calcext:value-type="float">
            <text:p>20,38927374628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93" calcext:value-type="float">
            <text:p>109,93</text:p>
          </table:table-cell>
          <table:table-cell office:value-type="float" office:value="91.03" calcext:value-type="float">
            <text:p>91,03</text:p>
          </table:table-cell>
          <table:table-cell office:value-type="float" office:value="0.997431506849315" calcext:value-type="float">
            <text:p>0,997431506849315</text:p>
          </table:table-cell>
          <table:table-cell office:value-type="float" office:value="1" calcext:value-type="float">
            <text:p>1</text:p>
          </table:table-cell>
          <table:table-cell office:value-type="float" office:value="0.960526315789474" calcext:value-type="float">
            <text:p>0,960526315789474</text:p>
          </table:table-cell>
          <table:table-cell office:value-type="float" office:value="0.979865771812081" calcext:value-type="float">
            <text:p>0,979865771812081</text:p>
          </table:table-cell>
          <table:table-cell office:value-type="string" calcext:value-type="string">
            <text:p>['202' '204' '205' '186' '319' '203' '209' '317' '309' '23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45, 153, 159, 171, 185, 201, 219, 225, 231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 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255, 111, 171, 117</text:p>
          </table:table-cell>
          <table:table-cell office:value-type="float" office:value="0.05" calcext:value-type="float">
            <text:p>0,05</text:p>
          </table:table-cell>
          <table:table-cell office:value-type="float" office:value="249" calcext:value-type="float">
            <text:p>249</text:p>
          </table:table-cell>
          <table:table-cell office:value-type="float" office:value="93.79286" calcext:value-type="float">
            <text:p>93,79286</text:p>
          </table:table-cell>
          <table:table-cell office:value-type="float" office:value="102.5" calcext:value-type="float">
            <text:p>102,5</text:p>
          </table:table-cell>
          <table:table-cell office:value-type="float" office:value="115" calcext:value-type="float">
            <text:p>115</text:p>
          </table:table-cell>
          <table:table-cell office:value-type="float" office:value="0.88792" calcext:value-type="float">
            <text:p>0,88792</text:p>
          </table:table-cell>
          <table:table-cell office:value-type="float" office:value="1627.5" calcext:value-type="float">
            <text:p>1627,5</text:p>
          </table:table-cell>
          <table:table-cell office:value-type="string" calcext:value-type="string">
            <text:p>Leak0 inside Leak1</text:p>
          </table:table-cell>
          <table:table-cell office:value-type="float" office:value="1.04699529510531" calcext:value-type="float">
            <text:p>1,0469952951053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7.57" calcext:value-type="float">
            <text:p>107,57</text:p>
          </table:table-cell>
          <table:table-cell office:value-type="float" office:value="93.04" calcext:value-type="float">
            <text:p>93,0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5, 159, 197, 201, 225, 23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9, 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1, 105, 161, 253, 151</text:p>
          </table:table-cell>
          <table:table-cell office:value-type="float" office:value="0.03" calcext:value-type="float">
            <text:p>0,03</text:p>
          </table:table-cell>
          <table:table-cell office:value-type="float" office:value="329" calcext:value-type="float">
            <text:p>329</text:p>
          </table:table-cell>
          <table:table-cell office:value-type="float" office:value="11.71803" calcext:value-type="float">
            <text:p>11,71803</text:p>
          </table:table-cell>
          <table:table-cell office:value-type="float" office:value="302.5" calcext:value-type="float">
            <text:p>30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63179655337518" calcext:value-type="float">
            <text:p>8,631796553375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78" calcext:value-type="float">
            <text:p>104,78</text:p>
          </table:table-cell>
          <table:table-cell office:value-type="float" office:value="95.41" calcext:value-type="float">
            <text:p>95,41</text:p>
          </table:table-cell>
          <table:table-cell office:value-type="float" office:value="0.999200913242009" calcext:value-type="float">
            <text:p>0,999200913242009</text:p>
          </table:table-cell>
          <table:table-cell office:value-type="float" office:value="0.998316498316498" calcext:value-type="float">
            <text:p>0,998316498316498</text:p>
          </table:table-cell>
          <table:table-cell office:value-type="float" office:value="0.978547854785479" calcext:value-type="float">
            <text:p>0,978547854785479</text:p>
          </table:table-cell>
          <table:table-cell office:value-type="float" office:value="0.988333333333333" calcext:value-type="float">
            <text:p>0,988333333333333</text:p>
          </table:table-cell>
          <table:table-cell office:value-type="string" calcext:value-type="string">
            <text:p>['171' '175' '163' '173' '177' '169' '179' '181' '180' '32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5, 159, 161, 171, 197, 217, 219, 231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209, 217, 191, 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1, 103, 189, 163, 211</text:p>
          </table:table-cell>
          <table:table-cell office:value-type="float" office:value="-0.03" calcext:value-type="float">
            <text:p>-0,03</text:p>
          </table:table-cell>
          <table:table-cell office:value-type="float" office:value="263" calcext:value-type="float">
            <text:p>263</text:p>
          </table:table-cell>
          <table:table-cell office:value-type="float" office:value="2.3654" calcext:value-type="float">
            <text:p>2,3654</text:p>
          </table:table-cell>
          <table:table-cell office:value-type="float" office:value="576" calcext:value-type="float">
            <text:p>576</text:p>
          </table:table-cell>
          <table:table-cell office:value-type="float" office:value="307" calcext:value-type="float">
            <text:p>307</text:p>
          </table:table-cell>
          <table:table-cell office:value-type="float" office:value="57.12566" calcext:value-type="float">
            <text:p>57,12566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Leak1 overlaps Leak0</text:p>
          </table:table-cell>
          <table:table-cell office:value-type="float" office:value="38.8566957423659" calcext:value-type="float">
            <text:p>38,8566957423659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8.22" calcext:value-type="float">
            <text:p>108,22</text:p>
          </table:table-cell>
          <table:table-cell office:value-type="float" office:value="92.43" calcext:value-type="float">
            <text:p>92,4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53, 159, 185, 225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5, 225, 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167, 177, 123, 163</text:p>
          </table:table-cell>
          <table:table-cell office:value-type="float" office:value="0.03" calcext:value-type="float">
            <text:p>0,03</text:p>
          </table:table-cell>
          <table:table-cell office:value-type="float" office:value="175" calcext:value-type="float">
            <text:p>175</text:p>
          </table:table-cell>
          <table:table-cell office:value-type="float" office:value="35.59363" calcext:value-type="float">
            <text:p>35,59363</text:p>
          </table:table-cell>
          <table:table-cell office:value-type="float" office:value="2742" calcext:value-type="float">
            <text:p>27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.2797293711905" calcext:value-type="float">
            <text:p>39,2797293711905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4.57" calcext:value-type="float">
            <text:p>104,57</text:p>
          </table:table-cell>
          <table:table-cell office:value-type="float" office:value="95.64" calcext:value-type="float">
            <text:p>95,64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817584823057" calcext:value-type="float">
            <text:p>0,999817584823057</text:p>
          </table:table-cell>
          <table:table-cell office:value-type="float" office:value="0.999270738377393" calcext:value-type="float">
            <text:p>0,999270738377393</text:p>
          </table:table-cell>
          <table:table-cell office:value-type="float" office:value="0.999544086805872" calcext:value-type="float">
            <text:p>0,999544086805872</text:p>
          </table:table-cell>
          <table:table-cell office:value-type="string" calcext:value-type="string">
            <text:p>['213' '311' '186' '215' '221' '209' '205' '219' '217' '30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49, 153, 159, 185, 197, 201, 225, 239, 255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209, 229</text:p>
          </table:table-cell>
          <table:table-cell office:value-type="float" office:value="0.04" calcext:value-type="float">
            <text:p>0,04</text:p>
          </table:table-cell>
          <table:table-cell office:value-type="float" office:value="291" calcext:value-type="float">
            <text:p>291</text:p>
          </table:table-cell>
          <table:table-cell office:value-type="float" office:value="21.58666" calcext:value-type="float">
            <text:p>21,58666</text:p>
          </table:table-cell>
          <table:table-cell office:value-type="float" office:value="971.5" calcext:value-type="float">
            <text:p>97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98323951484816" calcext:value-type="float">
            <text:p>0,798323951484816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8970663921771" calcext:value-type="float">
            <text:p>0,998970663921771</text:p>
          </table:table-cell>
          <table:table-cell office:value-type="float" office:value="0.998456790123457" calcext:value-type="float">
            <text:p>0,998456790123457</text:p>
          </table:table-cell>
          <table:table-cell office:value-type="float" office:value="0.998713660921019" calcext:value-type="float">
            <text:p>0,998713660921019</text:p>
          </table:table-cell>
          <table:table-cell office:value-type="string" calcext:value-type="string">
            <text:p>['273' '275' '277' '283' '281' '285' '295' '271' '263' '26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49, 153, 185, 197, 217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1, 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3, 113</text:p>
          </table:table-cell>
          <table:table-cell office:value-type="float" office:value="0.03" calcext:value-type="float">
            <text:p>0,03</text:p>
          </table:table-cell>
          <table:table-cell office:value-type="float" office:value="321" calcext:value-type="float">
            <text:p>321</text:p>
          </table:table-cell>
          <table:table-cell office:value-type="float" office:value="252.19377" calcext:value-type="float">
            <text:p>252,19377</text:p>
          </table:table-cell>
          <table:table-cell office:value-type="float" office:value="3705" calcext:value-type="float">
            <text:p>3705</text:p>
          </table:table-cell>
          <table:table-cell office:value-type="float" office:value="257" calcext:value-type="float">
            <text:p>257</text:p>
          </table:table-cell>
          <table:table-cell office:value-type="float" office:value="0.18628" calcext:value-type="float">
            <text:p>0,18628</text:p>
          </table:table-cell>
          <table:table-cell office:value-type="float" office:value="645.5" calcext:value-type="float">
            <text:p>645,5</text:p>
          </table:table-cell>
          <table:table-cell office:value-type="string" calcext:value-type="string">
            <text:p>Leak0 overlaps Leak1</text:p>
          </table:table-cell>
          <table:table-cell office:value-type="float" office:value="18.6632018488479" calcext:value-type="float">
            <text:p>18,66320184884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.2" calcext:value-type="float">
            <text:p>111,2</text:p>
          </table:table-cell>
          <table:table-cell office:value-type="float" office:value="90.01" calcext:value-type="float">
            <text:p>90,0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7, 131, 149, 153, 167, 185, 201, 225, 237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197, 153, 143, 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101, 121, 229, 109</text:p>
          </table:table-cell>
          <table:table-cell office:value-type="float" office:value="0.01" calcext:value-type="float">
            <text:p>0,01</text:p>
          </table:table-cell>
          <table:table-cell office:value-type="float" office:value="116" calcext:value-type="float">
            <text:p>116</text:p>
          </table:table-cell>
          <table:table-cell office:value-type="float" office:value="0.53009" calcext:value-type="float">
            <text:p>0,53009</text:p>
          </table:table-cell>
          <table:table-cell office:value-type="float" office:value="548.5" calcext:value-type="float">
            <text:p>54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6034117954071" calcext:value-type="float">
            <text:p>11,6034117954071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08" calcext:value-type="float">
            <text:p>106,08</text:p>
          </table:table-cell>
          <table:table-cell office:value-type="float" office:value="94.32" calcext:value-type="float">
            <text:p>94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45, 149, 159, 171, 185, 201, 231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9, 177, 139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-0.04" calcext:value-type="float">
            <text:p>-0,04</text:p>
          </table:table-cell>
          <table:table-cell office:value-type="float" office:value="155" calcext:value-type="float">
            <text:p>155</text:p>
          </table:table-cell>
          <table:table-cell office:value-type="float" office:value="49.04819" calcext:value-type="float">
            <text:p>49,04819</text:p>
          </table:table-cell>
          <table:table-cell office:value-type="float" office:value="1100" calcext:value-type="float">
            <text:p>1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38745294393567" calcext:value-type="float">
            <text:p>8,38745294393567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72" calcext:value-type="float">
            <text:p>103,72</text:p>
          </table:table-cell>
          <table:table-cell office:value-type="float" office:value="96.41" calcext:value-type="float">
            <text:p>96,4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8636983189459" calcext:value-type="float">
            <text:p>0,998636983189459</text:p>
          </table:table-cell>
          <table:table-cell office:value-type="float" office:value="0.999318026824278" calcext:value-type="float">
            <text:p>0,999318026824278</text:p>
          </table:table-cell>
          <table:table-cell office:value-type="string" calcext:value-type="string">
            <text:p>['159' '155' '161' '153' '151' '149' '163' '169' '147' '17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49, 153, 159, 171, 201, 217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7, 131, 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, 101, 203, 205</text:p>
          </table:table-cell>
          <table:table-cell office:value-type="float" office:value="0.02" calcext:value-type="float">
            <text:p>0,02</text:p>
          </table:table-cell>
          <table:table-cell office:value-type="float" office:value="225" calcext:value-type="float">
            <text:p>225</text:p>
          </table:table-cell>
          <table:table-cell office:value-type="float" office:value="0.94961" calcext:value-type="float">
            <text:p>0,94961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10844302927494" calcext:value-type="float">
            <text:p>9,10844302927494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office:value-type="float" office:value="0.996175799086758" calcext:value-type="float">
            <text:p>0,996175799086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31' '137' '135' '145' '238' '240' '237' '239' '213' '204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7, 145, 159, 167, 171, 18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229, 251, 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, 159, 149, 185, 171</text:p>
          </table:table-cell>
          <table:table-cell office:value-type="float" office:value="-0.02" calcext:value-type="float">
            <text:p>-0,02</text:p>
          </table:table-cell>
          <table:table-cell office:value-type="float" office:value="223" calcext:value-type="float">
            <text:p>223</text:p>
          </table:table-cell>
          <table:table-cell office:value-type="float" office:value="18.59892" calcext:value-type="float">
            <text:p>18,59892</text:p>
          </table:table-cell>
          <table:table-cell office:value-type="float" office:value="2484" calcext:value-type="float">
            <text:p>24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0112567657491" calcext:value-type="float">
            <text:p>14,011256765749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9.03" calcext:value-type="float">
            <text:p>109,03</text:p>
          </table:table-cell>
          <table:table-cell office:value-type="float" office:value="91.76" calcext:value-type="float">
            <text:p>91,76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597423510467" calcext:value-type="float">
            <text:p>0,999597423510467</text:p>
          </table:table-cell>
          <table:table-cell office:value-type="float" office:value="0.999396256792111" calcext:value-type="float">
            <text:p>0,999396256792111</text:p>
          </table:table-cell>
          <table:table-cell office:value-type="float" office:value="0.999496830029184" calcext:value-type="float">
            <text:p>0,999496830029184</text:p>
          </table:table-cell>
          <table:table-cell office:value-type="string" calcext:value-type="string">
            <text:p>['217' '219' '213' '311' '223' '116' '221' '121' '186' '29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5, 127, 131, 145, 161, 171, 185, 239, 251, 253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9, 115, 243, 113, 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, 209, 121, 119</text:p>
          </table:table-cell>
          <table:table-cell office:value-type="float" office:value="-0.03" calcext:value-type="float">
            <text:p>-0,03</text:p>
          </table:table-cell>
          <table:table-cell office:value-type="float" office:value="175" calcext:value-type="float">
            <text:p>175</text:p>
          </table:table-cell>
          <table:table-cell office:value-type="float" office:value="405.37652" calcext:value-type="float">
            <text:p>405,37652</text:p>
          </table:table-cell>
          <table:table-cell office:value-type="float" office:value="2877.5" calcext:value-type="float">
            <text:p>287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7712807139041" calcext:value-type="float">
            <text:p>18,7712807139041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478804725504" calcext:value-type="float">
            <text:p>0,999478804725504</text:p>
          </table:table-cell>
          <table:table-cell office:value-type="float" office:value="0.999739334433921" calcext:value-type="float">
            <text:p>0,999739334433921</text:p>
          </table:table-cell>
          <table:table-cell office:value-type="string" calcext:value-type="string">
            <text:p>['175' '173' '177' '122' '179' '123' '181' '180' '321' '183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59, 197, 201, 217, 219, 231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, 153, 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185, 215</text:p>
          </table:table-cell>
          <table:table-cell office:value-type="float" office:value="0.02" calcext:value-type="float">
            <text:p>0,02</text:p>
          </table:table-cell>
          <table:table-cell office:value-type="float" office:value="313" calcext:value-type="float">
            <text:p>313</text:p>
          </table:table-cell>
          <table:table-cell office:value-type="float" office:value="0.62561" calcext:value-type="float">
            <text:p>0,62561</text:p>
          </table:table-cell>
          <table:table-cell office:value-type="float" office:value="3367.5" calcext:value-type="float">
            <text:p>3367,5</text:p>
          </table:table-cell>
          <table:table-cell office:value-type="float" office:value="273" calcext:value-type="float">
            <text:p>273</text:p>
          </table:table-cell>
          <table:table-cell office:value-type="float" office:value="1.23768" calcext:value-type="float">
            <text:p>1,23768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Leak0 overlaps Leak1</text:p>
          </table:table-cell>
          <table:table-cell office:value-type="float" office:value="18.4001698981589" calcext:value-type="float">
            <text:p>18,4001698981589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7, 131, 145, 159, 185, 197, 201, 231, 239, 255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, 163</text:p>
          </table:table-cell>
          <table:table-cell office:value-type="float" office:value="-0.02" calcext:value-type="float">
            <text:p>-0,02</text:p>
          </table:table-cell>
          <table:table-cell office:value-type="float" office:value="155" calcext:value-type="float">
            <text:p>155</text:p>
          </table:table-cell>
          <table:table-cell office:value-type="float" office:value="37.72398" calcext:value-type="float">
            <text:p>37,72398</text:p>
          </table:table-cell>
          <table:table-cell office:value-type="float" office:value="306" calcext:value-type="float">
            <text:p>3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30197298016448" calcext:value-type="float">
            <text:p>7,3019729801644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4" calcext:value-type="float">
            <text:p>105,4</text:p>
          </table:table-cell>
          <table:table-cell office:value-type="float" office:value="94.87" calcext:value-type="float">
            <text:p>94,87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510603588907" calcext:value-type="float">
            <text:p>0,99510603588907</text:p>
          </table:table-cell>
          <table:table-cell office:value-type="string" calcext:value-type="string">
            <text:p>['159' '155' '161' '153' '149' '151' '163' '169' '147' '17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53, 159, 185, 217, 21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, 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9, 171, 123</text:p>
          </table:table-cell>
          <table:table-cell office:value-type="float" office:value="-0.02" calcext:value-type="float">
            <text:p>-0,02</text:p>
          </table:table-cell>
          <table:table-cell office:value-type="float" office:value="291" calcext:value-type="float">
            <text:p>291</text:p>
          </table:table-cell>
          <table:table-cell office:value-type="float" office:value="19.48725" calcext:value-type="float">
            <text:p>19,48725</text:p>
          </table:table-cell>
          <table:table-cell office:value-type="float" office:value="405.5" calcext:value-type="float">
            <text:p>40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.9809034995468" calcext:value-type="float">
            <text:p>39,9809034995468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office:value-type="float" office:value="0.997431506849315" calcext:value-type="float">
            <text:p>0,997431506849315</text:p>
          </table:table-cell>
          <table:table-cell office:value-type="float" office:value="0.996119016817594" calcext:value-type="float">
            <text:p>0,996119016817594</text:p>
          </table:table-cell>
          <table:table-cell office:value-type="float" office:value="0.948275862068966" calcext:value-type="float">
            <text:p>0,948275862068966</text:p>
          </table:table-cell>
          <table:table-cell office:value-type="float" office:value="0.971608832807571" calcext:value-type="float">
            <text:p>0,971608832807571</text:p>
          </table:table-cell>
          <table:table-cell office:value-type="string" calcext:value-type="string">
            <text:p>['261' '257' '247' '249' '251' '245' '243' '263' '269' '27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57, 159, 161, 171, 185, 197, 217, 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, 131, 243, 3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1" calcext:value-type="float">
            <text:p>0,01</text:p>
          </table:table-cell>
          <table:table-cell office:value-type="float" office:value="325" calcext:value-type="float">
            <text:p>325</text:p>
          </table:table-cell>
          <table:table-cell office:value-type="float" office:value="0.54101" calcext:value-type="float">
            <text:p>0,54101</text:p>
          </table:table-cell>
          <table:table-cell office:value-type="float" office:value="3188.5" calcext:value-type="float">
            <text:p>3188,5</text:p>
          </table:table-cell>
          <table:table-cell office:value-type="float" office:value="131" calcext:value-type="float">
            <text:p>131</text:p>
          </table:table-cell>
          <table:table-cell office:value-type="float" office:value="3.13891" calcext:value-type="float">
            <text:p>3,13891</text:p>
          </table:table-cell>
          <table:table-cell office:value-type="float" office:value="957.5" calcext:value-type="float">
            <text:p>957,5</text:p>
          </table:table-cell>
          <table:table-cell office:value-type="string" calcext:value-type="string">
            <text:p>Leak0 happens first</text:p>
          </table:table-cell>
          <table:table-cell office:value-type="float" office:value="8.86895074758856" calcext:value-type="float">
            <text:p>8,86895074758856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31" calcext:value-type="float">
            <text:p>103,31</text:p>
          </table:table-cell>
          <table:table-cell office:value-type="float" office:value="96.8" calcext:value-type="float">
            <text:p>96,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49, 153, 157, 167, 185, 197, 219, 225, 237, 25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27</text:p>
          </table:table-cell>
          <table:table-cell office:value-type="float" office:value="0.04" calcext:value-type="float">
            <text:p>0,04</text:p>
          </table:table-cell>
          <table:table-cell office:value-type="float" office:value="213" calcext:value-type="float">
            <text:p>213</text:p>
          </table:table-cell>
          <table:table-cell office:value-type="float" office:value="1.18734" calcext:value-type="float">
            <text:p>1,18734</text:p>
          </table:table-cell>
          <table:table-cell office:value-type="float" office:value="1366.5" calcext:value-type="float">
            <text:p>136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62128358715311" calcext:value-type="float">
            <text:p>0,262128358715311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68" calcext:value-type="float">
            <text:p>109,68</text:p>
          </table:table-cell>
          <table:table-cell office:value-type="float" office:value="91.25" calcext:value-type="float">
            <text:p>91,25</text:p>
          </table:table-cell>
          <table:table-cell office:value-type="float" office:value="0.847203196347032" calcext:value-type="float">
            <text:p>0,847203196347032</text:p>
          </table:table-cell>
          <table:table-cell office:value-type="float" office:value="1" calcext:value-type="float">
            <text:p>1</text:p>
          </table:table-cell>
          <table:table-cell office:value-type="float" office:value="0.020848573518654" calcext:value-type="float">
            <text:p>0,020848573518654</text:p>
          </table:table-cell>
          <table:table-cell office:value-type="float" office:value="0.0408455750627016" calcext:value-type="float">
            <text:p>0,0408455750627016</text:p>
          </table:table-cell>
          <table:table-cell office:value-type="string" calcext:value-type="string">
            <text:p>['201' '240' '238' '241' '237' '223' '217' '116' '219' '21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59, 171, 201, 217, 225, 231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, 117, 145, 119, 18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-0.01" calcext:value-type="float">
            <text:p>-0,01</text:p>
          </table:table-cell>
          <table:table-cell office:value-type="float" office:value="50" calcext:value-type="float">
            <text:p>50</text:p>
          </table:table-cell>
          <table:table-cell office:value-type="float" office:value="817.75234" calcext:value-type="float">
            <text:p>817,75234</text:p>
          </table:table-cell>
          <table:table-cell office:value-type="float" office:value="427.5" calcext:value-type="float">
            <text:p>42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.7015037558538" calcext:value-type="float">
            <text:p>48,701503755853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06" calcext:value-type="float">
            <text:p>109,06</text:p>
          </table:table-cell>
          <table:table-cell office:value-type="float" office:value="91.77" calcext:value-type="float">
            <text:p>91,7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6495327102804" calcext:value-type="float">
            <text:p>0,996495327102804</text:p>
          </table:table-cell>
          <table:table-cell office:value-type="float" office:value="0.998244587478057" calcext:value-type="float">
            <text:p>0,998244587478057</text:p>
          </table:table-cell>
          <table:table-cell office:value-type="string" calcext:value-type="string">
            <text:p>['50' '289' '291' '293' '287' '295' '285' '281' '283' '277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9, 159, 217, 219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7, 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9, 35, 109, 171, 191</text:p>
          </table:table-cell>
          <table:table-cell office:value-type="float" office:value="-0.02" calcext:value-type="float">
            <text:p>-0,02</text:p>
          </table:table-cell>
          <table:table-cell office:value-type="float" office:value="311" calcext:value-type="float">
            <text:p>311</text:p>
          </table:table-cell>
          <table:table-cell office:value-type="float" office:value="13.34301" calcext:value-type="float">
            <text:p>13,34301</text:p>
          </table:table-cell>
          <table:table-cell office:value-type="float" office:value="307.5" calcext:value-type="float">
            <text:p>30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59394011439731" calcext:value-type="float">
            <text:p>9,59394011439731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53" calcext:value-type="float">
            <text:p>105,53</text:p>
          </table:table-cell>
          <table:table-cell office:value-type="float" office:value="94.78" calcext:value-type="float">
            <text:p>94,78</text:p>
          </table:table-cell>
          <table:table-cell office:value-type="float" office:value="0.99925799086758" calcext:value-type="float">
            <text:p>0,99925799086758</text:p>
          </table:table-cell>
          <table:table-cell office:value-type="float" office:value="0.983948635634029" calcext:value-type="float">
            <text:p>0,983948635634029</text:p>
          </table:table-cell>
          <table:table-cell office:value-type="float" office:value="0.99512987012987" calcext:value-type="float">
            <text:p>0,99512987012987</text:p>
          </table:table-cell>
          <table:table-cell office:value-type="float" office:value="0.989507667473769" calcext:value-type="float">
            <text:p>0,989507667473769</text:p>
          </table:table-cell>
          <table:table-cell office:value-type="string" calcext:value-type="string">
            <text:p>['309' '215' '313' '209' '205' '186' '120' '207' '202' '211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9, 153, 159, 185, 197, 201, 217, 225, 231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, 213, 237, 159, 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1, 103</text:p>
          </table:table-cell>
          <table:table-cell office:value-type="float" office:value="-0.04" calcext:value-type="float">
            <text:p>-0,04</text:p>
          </table:table-cell>
          <table:table-cell office:value-type="float" office:value="60" calcext:value-type="float">
            <text:p>60</text:p>
          </table:table-cell>
          <table:table-cell office:value-type="float" office:value="7.77647" calcext:value-type="float">
            <text:p>7,77647</text:p>
          </table:table-cell>
          <table:table-cell office:value-type="float" office:value="3785.5" calcext:value-type="float">
            <text:p>378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9794633080502" calcext:value-type="float">
            <text:p>10,979463308050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37" calcext:value-type="float">
            <text:p>104,37</text:p>
          </table:table-cell>
          <table:table-cell office:value-type="float" office:value="95.8" calcext:value-type="float">
            <text:p>95,8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1" calcext:value-type="float">
            <text:p>1</text:p>
          </table:table-cell>
          <table:table-cell office:value-type="float" office:value="0.998811410459588" calcext:value-type="float">
            <text:p>0,998811410459588</text:p>
          </table:table-cell>
          <table:table-cell office:value-type="float" office:value="0.999405351833499" calcext:value-type="float">
            <text:p>0,999405351833499</text:p>
          </table:table-cell>
          <table:table-cell office:value-type="string" calcext:value-type="string">
            <text:p>['329' '125' '123' '173' '175' '129' '122' '120' '171' '17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5, 159, 185, 197, 217, 219, 237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91, 145</text:p>
          </table:table-cell>
          <table:table-cell office:value-type="float" office:value="0.02" calcext:value-type="float">
            <text:p>0,02</text:p>
          </table:table-cell>
          <table:table-cell office:value-type="float" office:value="125" calcext:value-type="float">
            <text:p>125</text:p>
          </table:table-cell>
          <table:table-cell office:value-type="float" office:value="108.42022" calcext:value-type="float">
            <text:p>108,42022</text:p>
          </table:table-cell>
          <table:table-cell office:value-type="float" office:value="6867.5" calcext:value-type="float">
            <text:p>6867,5</text:p>
          </table:table-cell>
          <table:table-cell office:value-type="float" office:value="285" calcext:value-type="float">
            <text:p>285</text:p>
          </table:table-cell>
          <table:table-cell office:value-type="float" office:value="7.30435" calcext:value-type="float">
            <text:p>7,30435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Leak0 happens first</text:p>
          </table:table-cell>
          <table:table-cell office:value-type="float" office:value="8.36375049397519" calcext:value-type="float">
            <text:p>8,3637504939751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45, 149, 161, 185, 201, 21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, 127, 119, 141, 219</text:p>
          </table:table-cell>
          <table:table-cell office:value-type="float" office:value="0.02" calcext:value-type="float">
            <text:p>0,02</text:p>
          </table:table-cell>
          <table:table-cell office:value-type="float" office:value="111" calcext:value-type="float">
            <text:p>111</text:p>
          </table:table-cell>
          <table:table-cell office:value-type="float" office:value="32.17968" calcext:value-type="float">
            <text:p>32,17968</text:p>
          </table:table-cell>
          <table:table-cell office:value-type="float" office:value="2070.5" calcext:value-type="float">
            <text:p>207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2568284528273" calcext:value-type="float">
            <text:p>20,2568284528273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103.14" calcext:value-type="float">
            <text:p>103,14</text:p>
          </table:table-cell>
          <table:table-cell office:value-type="float" office:value="96.96" calcext:value-type="float">
            <text:p>96,96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275712216321" calcext:value-type="float">
            <text:p>0,999275712216321</text:p>
          </table:table-cell>
          <table:table-cell office:value-type="float" office:value="0.99963772491245" calcext:value-type="float">
            <text:p>0,99963772491245</text:p>
          </table:table-cell>
          <table:table-cell office:value-type="string" calcext:value-type="string">
            <text:p>['112' '113' '307' '114' '225' '119' '115' '305' '301' '303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53, 159, 171, 197, 201, 219, 225, 231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3, 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103, 229</text:p>
          </table:table-cell>
          <table:table-cell office:value-type="float" office:value="-0.03" calcext:value-type="float">
            <text:p>-0,03</text:p>
          </table:table-cell>
          <table:table-cell office:value-type="float" office:value="113" calcext:value-type="float">
            <text:p>113</text:p>
          </table:table-cell>
          <table:table-cell office:value-type="float" office:value="26.98948" calcext:value-type="float">
            <text:p>26,98948</text:p>
          </table:table-cell>
          <table:table-cell office:value-type="float" office:value="3900.5" calcext:value-type="float">
            <text:p>390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06148670805663" calcext:value-type="float">
            <text:p>2,06148670805663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office:value-type="float" office:value="0.998915525114155" calcext:value-type="float">
            <text:p>0,998915525114155</text:p>
          </table:table-cell>
          <table:table-cell office:value-type="float" office:value="0.997952655150352" calcext:value-type="float">
            <text:p>0,997952655150352</text:p>
          </table:table-cell>
          <table:table-cell office:value-type="float" office:value="0.999615483209434" calcext:value-type="float">
            <text:p>0,999615483209434</text:p>
          </table:table-cell>
          <table:table-cell office:value-type="float" office:value="0.99878337708907" calcext:value-type="float">
            <text:p>0,99878337708907</text:p>
          </table:table-cell>
          <table:table-cell office:value-type="string" calcext:value-type="string">
            <text:p>['225' '114' '119' '305' '113' '303' '301' '116' '299' '30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45, 149, 159, 171, 197, 201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251, 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209, 159, 121, 225</text:p>
          </table:table-cell>
          <table:table-cell office:value-type="float" office:value="0.03" calcext:value-type="float">
            <text:p>0,03</text:p>
          </table:table-cell>
          <table:table-cell office:value-type="float" office:value="169" calcext:value-type="float">
            <text:p>169</text:p>
          </table:table-cell>
          <table:table-cell office:value-type="float" office:value="12.0221" calcext:value-type="float">
            <text:p>12,0221</text:p>
          </table:table-cell>
          <table:table-cell office:value-type="float" office:value="5547.5" calcext:value-type="float">
            <text:p>554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84282035490922" calcext:value-type="float">
            <text:p>8,84282035490922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53" calcext:value-type="float">
            <text:p>105,53</text:p>
          </table:table-cell>
          <table:table-cell office:value-type="float" office:value="94.78" calcext:value-type="float">
            <text:p>94,78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909861186227" calcext:value-type="float">
            <text:p>0,999909861186227</text:p>
          </table:table-cell>
          <table:table-cell office:value-type="float" office:value="0.999729632299928" calcext:value-type="float">
            <text:p>0,999729632299928</text:p>
          </table:table-cell>
          <table:table-cell office:value-type="float" office:value="0.999819738621001" calcext:value-type="float">
            <text:p>0,999819738621001</text:p>
          </table:table-cell>
          <table:table-cell office:value-type="string" calcext:value-type="string">
            <text:p>['147' '151' '149' '131' '153' '155' '159' '161' '145' '204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59, 185, 197, 217, 21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5, 203, 101, 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9, 145, 225</text:p>
          </table:table-cell>
          <table:table-cell office:value-type="float" office:value="-0.04" calcext:value-type="float">
            <text:p>-0,04</text:p>
          </table:table-cell>
          <table:table-cell office:value-type="float" office:value="247" calcext:value-type="float">
            <text:p>247</text:p>
          </table:table-cell>
          <table:table-cell office:value-type="float" office:value="1.09656" calcext:value-type="float">
            <text:p>1,09656</text:p>
          </table:table-cell>
          <table:table-cell office:value-type="float" office:value="972" calcext:value-type="float">
            <text:p>9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.6974512541318" calcext:value-type="float">
            <text:p>27,697451254131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61" calcext:value-type="float">
            <text:p>106,61</text:p>
          </table:table-cell>
          <table:table-cell office:value-type="float" office:value="93.79" calcext:value-type="float">
            <text:p>93,7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49, 153, 185, 197, 219, 225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7, 213, 159, 139, 125</text:p>
          </table:table-cell>
          <table:table-cell office:value-type="float" office:value="0.02" calcext:value-type="float">
            <text:p>0,02</text:p>
          </table:table-cell>
          <table:table-cell office:value-type="float" office:value="101" calcext:value-type="float">
            <text:p>101</text:p>
          </table:table-cell>
          <table:table-cell office:value-type="float" office:value="25.2942" calcext:value-type="float">
            <text:p>25,2942</text:p>
          </table:table-cell>
          <table:table-cell office:value-type="float" office:value="606.5" calcext:value-type="float">
            <text:p>60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9438239929991" calcext:value-type="float">
            <text:p>14,9438239929991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office:value-type="float" office:value="0.999657534246575" calcext:value-type="float">
            <text:p>0,999657534246575</text:p>
          </table:table-cell>
          <table:table-cell office:value-type="float" office:value="1" calcext:value-type="float">
            <text:p>1</text:p>
          </table:table-cell>
          <table:table-cell office:value-type="float" office:value="0.99505766062603" calcext:value-type="float">
            <text:p>0,99505766062603</text:p>
          </table:table-cell>
          <table:table-cell office:value-type="float" office:value="0.997522708505368" calcext:value-type="float">
            <text:p>0,997522708505368</text:p>
          </table:table-cell>
          <table:table-cell office:value-type="string" calcext:value-type="string">
            <text:p>['103' '109' '105' '101' '107' '111' '115' '117' '112' '11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45, 149, 171, 197, 217, 219, 231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, 161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1, 103</text:p>
          </table:table-cell>
          <table:table-cell office:value-type="float" office:value="-0.03" calcext:value-type="float">
            <text:p>-0,03</text:p>
          </table:table-cell>
          <table:table-cell office:value-type="float" office:value="153" calcext:value-type="float">
            <text:p>153</text:p>
          </table:table-cell>
          <table:table-cell office:value-type="float" office:value="15.01772" calcext:value-type="float">
            <text:p>15,01772</text:p>
          </table:table-cell>
          <table:table-cell office:value-type="float" office:value="439.5" calcext:value-type="float">
            <text:p>43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56285529964634" calcext:value-type="float">
            <text:p>4,56285529964634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103.14" calcext:value-type="float">
            <text:p>103,14</text:p>
          </table:table-cell>
          <table:table-cell office:value-type="float" office:value="96.96" calcext:value-type="float">
            <text:p>96,96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0.993204983012458" calcext:value-type="float">
            <text:p>0,993204983012458</text:p>
          </table:table-cell>
          <table:table-cell office:value-type="float" office:value="0.996590909090909" calcext:value-type="float">
            <text:p>0,996590909090909</text:p>
          </table:table-cell>
          <table:table-cell office:value-type="float" office:value="0.994895065229722" calcext:value-type="float">
            <text:p>0,994895065229722</text:p>
          </table:table-cell>
          <table:table-cell office:value-type="string" calcext:value-type="string">
            <text:p>['301' '303' '305' '307' '299' '119' '116' '114' '225' '11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53, 171, 197, 201, 219, 225, 231, 237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7, 166, 141, 143, 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21, 153, 147, 243</text:p>
          </table:table-cell>
          <table:table-cell office:value-type="float" office:value="-0.01" calcext:value-type="float">
            <text:p>-0,01</text:p>
          </table:table-cell>
          <table:table-cell office:value-type="float" office:value="111" calcext:value-type="float">
            <text:p>111</text:p>
          </table:table-cell>
          <table:table-cell office:value-type="float" office:value="1.7127" calcext:value-type="float">
            <text:p>1,7127</text:p>
          </table:table-cell>
          <table:table-cell office:value-type="float" office:value="1706.5" calcext:value-type="float">
            <text:p>170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78547594353861" calcext:value-type="float">
            <text:p>7,78547594353861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61" calcext:value-type="float">
            <text:p>107,61</text:p>
          </table:table-cell>
          <table:table-cell office:value-type="float" office:value="92.97" calcext:value-type="float">
            <text:p>92,97</text:p>
          </table:table-cell>
          <table:table-cell office:value-type="float" office:value="0.805308219178082" calcext:value-type="float">
            <text:p>0,805308219178082</text:p>
          </table:table-cell>
          <table:table-cell office:value-type="float" office:value="1" calcext:value-type="float">
            <text:p>1</text:p>
          </table:table-cell>
          <table:table-cell office:value-type="float" office:value="0.000878734622144112" calcext:value-type="float">
            <text:p>0,000878734622144112</text:p>
          </table:table-cell>
          <table:table-cell office:value-type="float" office:value="0.00175592625109745" calcext:value-type="float">
            <text:p>0,00175592625109745</text:p>
          </table:table-cell>
          <table:table-cell office:value-type="string" calcext:value-type="string">
            <text:p>['329' '116' '223' '225' '303' '299' '301' '305' '114' '307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149, 153, 159, 171, 185, 197, 217, 22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, 101, 201, 215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4" calcext:value-type="float">
            <text:p>0,04</text:p>
          </table:table-cell>
          <table:table-cell office:value-type="float" office:value="111" calcext:value-type="float">
            <text:p>111</text:p>
          </table:table-cell>
          <table:table-cell office:value-type="float" office:value="1.20286" calcext:value-type="float">
            <text:p>1,20286</text:p>
          </table:table-cell>
          <table:table-cell office:value-type="float" office:value="1427" calcext:value-type="float">
            <text:p>1427</text:p>
          </table:table-cell>
          <table:table-cell office:value-type="float" office:value="223" calcext:value-type="float">
            <text:p>223</text:p>
          </table:table-cell>
          <table:table-cell office:value-type="float" office:value="37.19795" calcext:value-type="float">
            <text:p>37,19795</text:p>
          </table:table-cell>
          <table:table-cell office:value-type="float" office:value="119.5" calcext:value-type="float">
            <text:p>119,5</text:p>
          </table:table-cell>
          <table:table-cell office:value-type="string" calcext:value-type="string">
            <text:p>Leak0 happens first</text:p>
          </table:table-cell>
          <table:table-cell office:value-type="float" office:value="39.0527235916669" calcext:value-type="float">
            <text:p>39,0527235916669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9, 159, 185, 197, 201, 219, 225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7, 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9, 255</text:p>
          </table:table-cell>
          <table:table-cell office:value-type="float" office:value="-0.04" calcext:value-type="float">
            <text:p>-0,04</text:p>
          </table:table-cell>
          <table:table-cell office:value-type="float" office:value="261" calcext:value-type="float">
            <text:p>261</text:p>
          </table:table-cell>
          <table:table-cell office:value-type="float" office:value="1.94984" calcext:value-type="float">
            <text:p>1,94984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.3257564593257" calcext:value-type="float">
            <text:p>15,3257564593257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49, 153, 159, 171, 217, 219, 231, 255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53</text:p>
          </table:table-cell>
          <table:table-cell office:value-type="float" office:value="-0.01" calcext:value-type="float">
            <text:p>-0,01</text:p>
          </table:table-cell>
          <table:table-cell office:value-type="float" office:value="297" calcext:value-type="float">
            <text:p>297</text:p>
          </table:table-cell>
          <table:table-cell office:value-type="float" office:value="7.57796" calcext:value-type="float">
            <text:p>7,57796</text:p>
          </table:table-cell>
          <table:table-cell office:value-type="float" office:value="1018" calcext:value-type="float">
            <text:p>1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141" calcext:value-type="float">
            <text:p>4,141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56" calcext:value-type="float">
            <text:p>106,56</text:p>
          </table:table-cell>
          <table:table-cell office:value-type="float" office:value="93.87" calcext:value-type="float">
            <text:p>93,87</text:p>
          </table:table-cell>
          <table:table-cell office:value-type="float" office:value="0.99851598173516" calcext:value-type="float">
            <text:p>0,99851598173516</text:p>
          </table:table-cell>
          <table:table-cell office:value-type="float" office:value="0.988818667963053" calcext:value-type="float">
            <text:p>0,988818667963053</text:p>
          </table:table-cell>
          <table:table-cell office:value-type="float" office:value="0.998527245949926" calcext:value-type="float">
            <text:p>0,998527245949926</text:p>
          </table:table-cell>
          <table:table-cell office:value-type="float" office:value="0.993649242794333" calcext:value-type="float">
            <text:p>0,993649242794333</text:p>
          </table:table-cell>
          <table:table-cell office:value-type="string" calcext:value-type="string">
            <text:p>['329' '161' '169' '163' '159' '129' '155' '171' '125' '15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71, 185, 201, 217, 231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, 193, 105, 117, 209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89.62251" calcext:value-type="float">
            <text:p>89,62251</text:p>
          </table:table-cell>
          <table:table-cell office:value-type="float" office:value="6321.5" calcext:value-type="float">
            <text:p>632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71424508522437" calcext:value-type="float">
            <text:p>4,7142450852243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6.28" calcext:value-type="float">
            <text:p>106,28</text:p>
          </table:table-cell>
          <table:table-cell office:value-type="float" office:value="94.17" calcext:value-type="float">
            <text:p>94,1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762733312243" calcext:value-type="float">
            <text:p>0,999762733312243</text:p>
          </table:table-cell>
          <table:table-cell office:value-type="float" office:value="0.999881352580581" calcext:value-type="float">
            <text:p>0,999881352580581</text:p>
          </table:table-cell>
          <table:table-cell office:value-type="string" calcext:value-type="string">
            <text:p>['187' '189' '185' '183' '191' '315' '193' '321' '325' '19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53, 159, 171, 185, 197, 201, 225, 23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7, 211, 127, 166, 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07, 143</text:p>
          </table:table-cell>
          <table:table-cell office:value-type="float" office:value="-0.01" calcext:value-type="float">
            <text:p>-0,01</text:p>
          </table:table-cell>
          <table:table-cell office:value-type="float" office:value="271" calcext:value-type="float">
            <text:p>271</text:p>
          </table:table-cell>
          <table:table-cell office:value-type="float" office:value="0.62408" calcext:value-type="float">
            <text:p>0,62408</text:p>
          </table:table-cell>
          <table:table-cell office:value-type="float" office:value="721.5" calcext:value-type="float">
            <text:p>72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5388148926653" calcext:value-type="float">
            <text:p>11,538814892665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9, 153, 171, 197, 201, 225, 23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189, 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203, 185, 111</text:p>
          </table:table-cell>
          <table:table-cell office:value-type="float" office:value="0.02" calcext:value-type="float">
            <text:p>0,02</text:p>
          </table:table-cell>
          <table:table-cell office:value-type="float" office:value="205" calcext:value-type="float">
            <text:p>205</text:p>
          </table:table-cell>
          <table:table-cell office:value-type="float" office:value="7.28066" calcext:value-type="float">
            <text:p>7,28066</text:p>
          </table:table-cell>
          <table:table-cell office:value-type="float" office:value="616.5" calcext:value-type="float">
            <text:p>616,5</text:p>
          </table:table-cell>
          <table:table-cell office:value-type="float" office:value="177" calcext:value-type="float">
            <text:p>177</text:p>
          </table:table-cell>
          <table:table-cell office:value-type="float" office:value="2.81926" calcext:value-type="float">
            <text:p>2,81926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Leak1 happens first</text:p>
          </table:table-cell>
          <table:table-cell office:value-type="float" office:value="13.6732948653841" calcext:value-type="float">
            <text:p>13,673294865384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25" calcext:value-type="float">
            <text:p>108,25</text:p>
          </table:table-cell>
          <table:table-cell office:value-type="float" office:value="92.44" calcext:value-type="float">
            <text:p>92,4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5, 127, 145, 149, 159, 171, 201, 225, 237, 253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229, 255, 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1, 109, 115</text:p>
          </table:table-cell>
          <table:table-cell office:value-type="float" office:value="0.02" calcext:value-type="float">
            <text:p>0,02</text:p>
          </table:table-cell>
          <table:table-cell office:value-type="float" office:value="211" calcext:value-type="float">
            <text:p>211</text:p>
          </table:table-cell>
          <table:table-cell office:value-type="float" office:value="2.43453" calcext:value-type="float">
            <text:p>2,43453</text:p>
          </table:table-cell>
          <table:table-cell office:value-type="float" office:value="4020.5" calcext:value-type="float">
            <text:p>402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.3468124843847" calcext:value-type="float">
            <text:p>44,3468124843847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9, 171, 185, 197, 217, 219, 251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01" calcext:value-type="float">
            <text:p>0,01</text:p>
          </table:table-cell>
          <table:table-cell office:value-type="float" office:value="189" calcext:value-type="float">
            <text:p>189</text:p>
          </table:table-cell>
          <table:table-cell office:value-type="float" office:value="333.88032" calcext:value-type="float">
            <text:p>333,88032</text:p>
          </table:table-cell>
          <table:table-cell office:value-type="float" office:value="413.5" calcext:value-type="float">
            <text:p>413,5</text:p>
          </table:table-cell>
          <table:table-cell office:value-type="float" office:value="281" calcext:value-type="float">
            <text:p>281</text:p>
          </table:table-cell>
          <table:table-cell office:value-type="float" office:value="1.47684" calcext:value-type="float">
            <text:p>1,47684</text:p>
          </table:table-cell>
          <table:table-cell office:value-type="float" office:value="5529.5" calcext:value-type="float">
            <text:p>5529,5</text:p>
          </table:table-cell>
          <table:table-cell office:value-type="string" calcext:value-type="string">
            <text:p>Leak0 inside Leak1</text:p>
          </table:table-cell>
          <table:table-cell office:value-type="float" office:value="0.788890632039837" calcext:value-type="float">
            <text:p>0,788890632039837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53, 161, 185, 217, 219, 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1, 149, 255, 199, 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9, 177, 105, 145</text:p>
          </table:table-cell>
          <table:table-cell office:value-type="float" office:value="0.04" calcext:value-type="float">
            <text:p>0,04</text:p>
          </table:table-cell>
          <table:table-cell office:value-type="float" office:value="295" calcext:value-type="float">
            <text:p>295</text:p>
          </table:table-cell>
          <table:table-cell office:value-type="float" office:value="1.34649" calcext:value-type="float">
            <text:p>1,34649</text:p>
          </table:table-cell>
          <table:table-cell office:value-type="float" office:value="313.5" calcext:value-type="float">
            <text:p>31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7187226300988" calcext:value-type="float">
            <text:p>25,7187226300988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53, 161, 185, 201, 217, 219, 231, 237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1, 166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-0.01" calcext:value-type="float">
            <text:p>-0,01</text:p>
          </table:table-cell>
          <table:table-cell office:value-type="float" office:value="303" calcext:value-type="float">
            <text:p>303</text:p>
          </table:table-cell>
          <table:table-cell office:value-type="float" office:value="0.27461" calcext:value-type="float">
            <text:p>0,27461</text:p>
          </table:table-cell>
          <table:table-cell office:value-type="float" office:value="1684" calcext:value-type="float">
            <text:p>1684</text:p>
          </table:table-cell>
          <table:table-cell office:value-type="float" office:value="171" calcext:value-type="float">
            <text:p>171</text:p>
          </table:table-cell>
          <table:table-cell office:value-type="float" office:value="1.86435" calcext:value-type="float">
            <text:p>1,86435</text:p>
          </table:table-cell>
          <table:table-cell office:value-type="float" office:value="3733.5" calcext:value-type="float">
            <text:p>3733,5</text:p>
          </table:table-cell>
          <table:table-cell office:value-type="string" calcext:value-type="string">
            <text:p>Leak0 overlaps Leak1</text:p>
          </table:table-cell>
          <table:table-cell office:value-type="float" office:value="3.50626952486248" calcext:value-type="float">
            <text:p>3,50626952486248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45, 153, 159, 185, 217, 225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13, 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, 157</text:p>
          </table:table-cell>
          <table:table-cell office:value-type="float" office:value="0.01" calcext:value-type="float">
            <text:p>0,01</text:p>
          </table:table-cell>
          <table:table-cell office:value-type="float" office:value="263" calcext:value-type="float">
            <text:p>263</text:p>
          </table:table-cell>
          <table:table-cell office:value-type="float" office:value="35.49717" calcext:value-type="float">
            <text:p>35,49717</text:p>
          </table:table-cell>
          <table:table-cell office:value-type="float" office:value="2473" calcext:value-type="float">
            <text:p>2473</text:p>
          </table:table-cell>
          <table:table-cell office:value-type="float" office:value="173" calcext:value-type="float">
            <text:p>173</text:p>
          </table:table-cell>
          <table:table-cell office:value-type="float" office:value="9.14802" calcext:value-type="float">
            <text:p>9,14802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Leak1 overlaps Leak0</text:p>
          </table:table-cell>
          <table:table-cell office:value-type="float" office:value="28.7498611703515" calcext:value-type="float">
            <text:p>28,7498611703515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53, 161, 171, 185, 197, 217, 219, 22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113, 119, 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31, 141</text:p>
          </table:table-cell>
          <table:table-cell office:value-type="float" office:value="-0.03" calcext:value-type="float">
            <text:p>-0,03</text:p>
          </table:table-cell>
          <table:table-cell office:value-type="float" office:value="109" calcext:value-type="float">
            <text:p>109</text:p>
          </table:table-cell>
          <table:table-cell office:value-type="float" office:value="20.72861" calcext:value-type="float">
            <text:p>20,72861</text:p>
          </table:table-cell>
          <table:table-cell office:value-type="float" office:value="4029.5" calcext:value-type="float">
            <text:p>4029,5</text:p>
          </table:table-cell>
          <table:table-cell office:value-type="float" office:value="315" calcext:value-type="float">
            <text:p>315</text:p>
          </table:table-cell>
          <table:table-cell office:value-type="float" office:value="212.32723" calcext:value-type="float">
            <text:p>212,32723</text:p>
          </table:table-cell>
          <table:table-cell office:value-type="float" office:value="1526.5" calcext:value-type="float">
            <text:p>1526,5</text:p>
          </table:table-cell>
          <table:table-cell office:value-type="string" calcext:value-type="string">
            <text:p>Leak1 overlaps Leak0</text:p>
          </table:table-cell>
          <table:table-cell office:value-type="float" office:value="46.1940454282259" calcext:value-type="float">
            <text:p>46,1940454282259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02.95" calcext:value-type="float">
            <text:p>102,95</text:p>
          </table:table-cell>
          <table:table-cell office:value-type="float" office:value="97.12" calcext:value-type="float">
            <text:p>97,1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61, 171, 185, 197, 201, 217, 219, 255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7, 185, 237, 1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.60396" calcext:value-type="float">
            <text:p>15,60396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22713275912593" calcext:value-type="float">
            <text:p>0,52271327591259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66101694915254" calcext:value-type="float">
            <text:p>0,966101694915254</text:p>
          </table:table-cell>
          <table:table-cell office:value-type="float" office:value="0.974358974358974" calcext:value-type="float">
            <text:p>0,974358974358974</text:p>
          </table:table-cell>
          <table:table-cell office:value-type="float" office:value="0.970212765957447" calcext:value-type="float">
            <text:p>0,970212765957447</text:p>
          </table:table-cell>
          <table:table-cell office:value-type="string" calcext:value-type="string">
            <text:p>['20' '133' '101' '135' '137' '50' '289' '103' '109' '29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5, 153, 197, 201, 217, 219, 255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7, 237, 225</text:p>
          </table:table-cell>
          <table:table-cell office:value-type="float" office:value="-0.01" calcext:value-type="float">
            <text:p>-0,01</text:p>
          </table:table-cell>
          <table:table-cell office:value-type="float" office:value="50" calcext:value-type="float">
            <text:p>50</text:p>
          </table:table-cell>
          <table:table-cell office:value-type="float" office:value="476.27689" calcext:value-type="float">
            <text:p>476,27689</text:p>
          </table:table-cell>
          <table:table-cell office:value-type="float" office:value="6497" calcext:value-type="float">
            <text:p>6497</text:p>
          </table:table-cell>
          <table:table-cell office:value-type="float" office:value="235" calcext:value-type="float">
            <text:p>235</text:p>
          </table:table-cell>
          <table:table-cell office:value-type="float" office:value="2.32324" calcext:value-type="float">
            <text:p>2,32324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Leak1 inside Leak0</text:p>
          </table:table-cell>
          <table:table-cell office:value-type="float" office:value="4.538" calcext:value-type="float">
            <text:p>4,53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15, 125, 131, 153, 171, 217, 219, 225, 237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, 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6, 159, 203</text:p>
          </table:table-cell>
          <table:table-cell office:value-type="float" office:value="-0.02" calcext:value-type="float">
            <text:p>-0,02</text:p>
          </table:table-cell>
          <table:table-cell office:value-type="float" office:value="317" calcext:value-type="float">
            <text:p>317</text:p>
          </table:table-cell>
          <table:table-cell office:value-type="float" office:value="22.94635" calcext:value-type="float">
            <text:p>22,94635</text:p>
          </table:table-cell>
          <table:table-cell office:value-type="float" office:value="301.5" calcext:value-type="float">
            <text:p>30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8822219599592" calcext:value-type="float">
            <text:p>11,8822219599592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19" calcext:value-type="float">
            <text:p>106,19</text:p>
          </table:table-cell>
          <table:table-cell office:value-type="float" office:value="94.18" calcext:value-type="float">
            <text:p>94,18</text:p>
          </table:table-cell>
          <table:table-cell office:value-type="float" office:value="0.999315068493151" calcext:value-type="float">
            <text:p>0,999315068493151</text:p>
          </table:table-cell>
          <table:table-cell office:value-type="float" office:value="0.985245901639344" calcext:value-type="float">
            <text:p>0,985245901639344</text:p>
          </table:table-cell>
          <table:table-cell office:value-type="float" office:value="0.995033112582782" calcext:value-type="float">
            <text:p>0,995033112582782</text:p>
          </table:table-cell>
          <table:table-cell office:value-type="float" office:value="0.990115321252059" calcext:value-type="float">
            <text:p>0,990115321252059</text:p>
          </table:table-cell>
          <table:table-cell office:value-type="string" calcext:value-type="string">
            <text:p>['213' '311' '219' '217' '221' '223' '186' '121' '215' '20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53, 167, 201, 219, 225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1, 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161, 237, 149, 11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.4374" calcext:value-type="float">
            <text:p>1,4374</text:p>
          </table:table-cell>
          <table:table-cell office:value-type="float" office:value="813.5" calcext:value-type="float">
            <text:p>813,5</text:p>
          </table:table-cell>
          <table:table-cell office:value-type="float" office:value="238" calcext:value-type="float">
            <text:p>238</text:p>
          </table:table-cell>
          <table:table-cell office:value-type="float" office:value="17.07527" calcext:value-type="float">
            <text:p>17,07527</text:p>
          </table:table-cell>
          <table:table-cell office:value-type="float" office:value="5276.5" calcext:value-type="float">
            <text:p>5276,5</text:p>
          </table:table-cell>
          <table:table-cell office:value-type="string" calcext:value-type="string">
            <text:p>Leak0 inside Leak1</text:p>
          </table:table-cell>
          <table:table-cell office:value-type="float" office:value="16.6008615842034" calcext:value-type="float">
            <text:p>16,600861584203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31, 159, 167, 197, 217, 231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159, 211, 229, 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3, 17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6.82838" calcext:value-type="float">
            <text:p>26,82838</text:p>
          </table:table-cell>
          <table:table-cell office:value-type="float" office:value="623" calcext:value-type="float">
            <text:p>623</text:p>
          </table:table-cell>
          <table:table-cell office:value-type="float" office:value="313" calcext:value-type="float">
            <text:p>313</text:p>
          </table:table-cell>
          <table:table-cell office:value-type="float" office:value="30.92758" calcext:value-type="float">
            <text:p>30,92758</text:p>
          </table:table-cell>
          <table:table-cell office:value-type="float" office:value="4383" calcext:value-type="float">
            <text:p>4383</text:p>
          </table:table-cell>
          <table:table-cell office:value-type="string" calcext:value-type="string">
            <text:p>Leak1 happens first</text:p>
          </table:table-cell>
          <table:table-cell office:value-type="float" office:value="22.7178788767593" calcext:value-type="float">
            <text:p>22,7178788767593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7.57" calcext:value-type="float">
            <text:p>107,57</text:p>
          </table:table-cell>
          <table:table-cell office:value-type="float" office:value="93.04" calcext:value-type="float">
            <text:p>93,0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5, 145, 153, 171, 217, 219, 237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3, 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1, 13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.44731" calcext:value-type="float">
            <text:p>0,44731</text:p>
          </table:table-cell>
          <table:table-cell office:value-type="float" office:value="3109" calcext:value-type="float">
            <text:p>31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2162551156308" calcext:value-type="float">
            <text:p>10,2162551156308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76" calcext:value-type="float">
            <text:p>110,76</text:p>
          </table:table-cell>
          <table:table-cell office:value-type="float" office:value="90.37" calcext:value-type="float">
            <text:p>90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53, 159, 171, 185, 197, 217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7, 213, 139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-0.02" calcext:value-type="float">
            <text:p>-0,02</text:p>
          </table:table-cell>
          <table:table-cell office:value-type="float" office:value="147" calcext:value-type="float">
            <text:p>147</text:p>
          </table:table-cell>
          <table:table-cell office:value-type="float" office:value="0.15477" calcext:value-type="float">
            <text:p>0,15477</text:p>
          </table:table-cell>
          <table:table-cell office:value-type="float" office:value="2299" calcext:value-type="float">
            <text:p>22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8031565813229" calcext:value-type="float">
            <text:p>10,8031565813229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61" calcext:value-type="float">
            <text:p>108,61</text:p>
          </table:table-cell>
          <table:table-cell office:value-type="float" office:value="92.14" calcext:value-type="float">
            <text:p>92,1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49, 159, 171, 217, 219, 225, 231, 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1, 189, 237, 14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6.8479" calcext:value-type="float">
            <text:p>16,8479</text:p>
          </table:table-cell>
          <table:table-cell office:value-type="float" office:value="1863" calcext:value-type="float">
            <text:p>1863</text:p>
          </table:table-cell>
          <table:table-cell office:value-type="float" office:value="112" calcext:value-type="float">
            <text:p>112</text:p>
          </table:table-cell>
          <table:table-cell office:value-type="float" office:value="7.65394" calcext:value-type="float">
            <text:p>7,65394</text:p>
          </table:table-cell>
          <table:table-cell office:value-type="float" office:value="6919.5" calcext:value-type="float">
            <text:p>6919,5</text:p>
          </table:table-cell>
          <table:table-cell office:value-type="string" calcext:value-type="string">
            <text:p>Leak0 inside Leak1</text:p>
          </table:table-cell>
          <table:table-cell office:value-type="float" office:value="16.280898617707" calcext:value-type="float">
            <text:p>16,28089861770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49, 171, 185, 197, 201, 217, 219, 22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, 199, 139, 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7, 157, 203</text:p>
          </table:table-cell>
          <table:table-cell office:value-type="float" office:value="0.05" calcext:value-type="float">
            <text:p>0,05</text:p>
          </table:table-cell>
          <table:table-cell office:value-type="float" office:value="273" calcext:value-type="float">
            <text:p>273</text:p>
          </table:table-cell>
          <table:table-cell office:value-type="float" office:value="1.38289" calcext:value-type="float">
            <text:p>1,38289</text:p>
          </table:table-cell>
          <table:table-cell office:value-type="float" office:value="2348.5" calcext:value-type="float">
            <text:p>2348,5</text:p>
          </table:table-cell>
          <table:table-cell office:value-type="float" office:value="163" calcext:value-type="float">
            <text:p>163</text:p>
          </table:table-cell>
          <table:table-cell office:value-type="float" office:value="0.41858" calcext:value-type="float">
            <text:p>0,4185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eak1 happens first</text:p>
          </table:table-cell>
          <table:table-cell office:value-type="float" office:value="19.6618918431397" calcext:value-type="float">
            <text:p>19,6618918431397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18" calcext:value-type="float">
            <text:p>105,18</text:p>
          </table:table-cell>
          <table:table-cell office:value-type="float" office:value="95.1" calcext:value-type="float">
            <text:p>95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53, 185, 197, 201, 217, 219, 225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3, 207, 237, 123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9, 149</text:p>
          </table:table-cell>
          <table:table-cell office:value-type="float" office:value="-0.03" calcext:value-type="float">
            <text:p>-0,03</text:p>
          </table:table-cell>
          <table:table-cell office:value-type="float" office:value="263" calcext:value-type="float">
            <text:p>263</text:p>
          </table:table-cell>
          <table:table-cell office:value-type="float" office:value="0.85022" calcext:value-type="float">
            <text:p>0,85022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5.64221" calcext:value-type="float">
            <text:p>5,64221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Leak1 happens first</text:p>
          </table:table-cell>
          <table:table-cell office:value-type="float" office:value="15.8656728675566" calcext:value-type="float">
            <text:p>15,8656728675566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96" calcext:value-type="float">
            <text:p>103,96</text:p>
          </table:table-cell>
          <table:table-cell office:value-type="float" office:value="96.18" calcext:value-type="float">
            <text:p>96,1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45, 153, 161, 185, 197, 201, 219, 225, 23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1, 149, 251, 171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-0.04" calcext:value-type="float">
            <text:p>-0,04</text:p>
          </table:table-cell>
          <table:table-cell office:value-type="float" office:value="240" calcext:value-type="float">
            <text:p>240</text:p>
          </table:table-cell>
          <table:table-cell office:value-type="float" office:value="0.15473" calcext:value-type="float">
            <text:p>0,15473</text:p>
          </table:table-cell>
          <table:table-cell office:value-type="float" office:value="3991.5" calcext:value-type="float">
            <text:p>3991,5</text:p>
          </table:table-cell>
          <table:table-cell office:value-type="float" office:value="235" calcext:value-type="float">
            <text:p>235</text:p>
          </table:table-cell>
          <table:table-cell office:value-type="float" office:value="1.20606" calcext:value-type="float">
            <text:p>1,20606</text:p>
          </table:table-cell>
          <table:table-cell office:value-type="float" office:value="4447" calcext:value-type="float">
            <text:p>4447</text:p>
          </table:table-cell>
          <table:table-cell office:value-type="string" calcext:value-type="string">
            <text:p>Leak1 overlaps Leak0</text:p>
          </table:table-cell>
          <table:table-cell office:value-type="float" office:value="29.887741569911" calcext:value-type="float">
            <text:p>29,88774156991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9, 185, 197, 219, 225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, 171, 251, 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3, 163</text:p>
          </table:table-cell>
          <table:table-cell office:value-type="float" office:value="-0.01" calcext:value-type="float">
            <text:p>-0,01</text:p>
          </table:table-cell>
          <table:table-cell office:value-type="float" office:value="199" calcext:value-type="float">
            <text:p>199</text:p>
          </table:table-cell>
          <table:table-cell office:value-type="float" office:value="0.64344" calcext:value-type="float">
            <text:p>0,64344</text:p>
          </table:table-cell>
          <table:table-cell office:value-type="float" office:value="165.5" calcext:value-type="float">
            <text:p>165,5</text:p>
          </table:table-cell>
          <table:table-cell office:value-type="float" office:value="237" calcext:value-type="float">
            <text:p>237</text:p>
          </table:table-cell>
          <table:table-cell office:value-type="float" office:value="1.56033" calcext:value-type="float">
            <text:p>1,56033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Leak1 happens first</text:p>
          </table:table-cell>
          <table:table-cell office:value-type="float" office:value="11.7965993910353" calcext:value-type="float">
            <text:p>11,7965993910353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32" calcext:value-type="float">
            <text:p>106,32</text:p>
          </table:table-cell>
          <table:table-cell office:value-type="float" office:value="94.09" calcext:value-type="float">
            <text:p>94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45, 171, 185, 201, 217, 219, 225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, 205, 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1, 107, 131, 213, 149</text:p>
          </table:table-cell>
          <table:table-cell office:value-type="float" office:value="-0.04" calcext:value-type="float">
            <text:p>-0,04</text:p>
          </table:table-cell>
          <table:table-cell office:value-type="float" office:value="173" calcext:value-type="float">
            <text:p>173</text:p>
          </table:table-cell>
          <table:table-cell office:value-type="float" office:value="29.30237" calcext:value-type="float">
            <text:p>29,30237</text:p>
          </table:table-cell>
          <table:table-cell office:value-type="float" office:value="493" calcext:value-type="float">
            <text:p>4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9029519139074" calcext:value-type="float">
            <text:p>21,902951913907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87" calcext:value-type="float">
            <text:p>104,87</text:p>
          </table:table-cell>
          <table:table-cell office:value-type="float" office:value="95.4" calcext:value-type="float">
            <text:p>95,4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6960486322189" calcext:value-type="float">
            <text:p>0,996960486322189</text:p>
          </table:table-cell>
          <table:table-cell office:value-type="float" office:value="0.998477929984779" calcext:value-type="float">
            <text:p>0,998477929984779</text:p>
          </table:table-cell>
          <table:table-cell office:value-type="string" calcext:value-type="string">
            <text:p>['122' '120' '175' '177' '179' '181' '180' '321' '173' '18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49, 153, 157, 159, 161, 201, 217, 225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253, 171, 15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01" calcext:value-type="float">
            <text:p>0,01</text:p>
          </table:table-cell>
          <table:table-cell office:value-type="float" office:value="277" calcext:value-type="float">
            <text:p>277</text:p>
          </table:table-cell>
          <table:table-cell office:value-type="float" office:value="9.03067" calcext:value-type="float">
            <text:p>9,03067</text:p>
          </table:table-cell>
          <table:table-cell office:value-type="float" office:value="1185" calcext:value-type="float">
            <text:p>11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0783067298859" calcext:value-type="float">
            <text:p>18,0783067298859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office:value-type="float" office:value="0.998458904109589" calcext:value-type="float">
            <text:p>0,998458904109589</text:p>
          </table:table-cell>
          <table:table-cell office:value-type="float" office:value="1" calcext:value-type="float">
            <text:p>1</text:p>
          </table:table-cell>
          <table:table-cell office:value-type="float" office:value="0.988612399831295" calcext:value-type="float">
            <text:p>0,988612399831295</text:p>
          </table:table-cell>
          <table:table-cell office:value-type="float" office:value="0.994273594909862" calcext:value-type="float">
            <text:p>0,994273594909862</text:p>
          </table:table-cell>
          <table:table-cell office:value-type="string" calcext:value-type="string">
            <text:p>['243' '241' '245' '249' '257' '251' '247' '261' '269' '26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59, 185, 197, 201, 217, 219, 231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, 19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.04" calcext:value-type="float">
            <text:p>0,04</text:p>
          </table:table-cell>
          <table:table-cell office:value-type="float" office:value="311" calcext:value-type="float">
            <text:p>311</text:p>
          </table:table-cell>
          <table:table-cell office:value-type="float" office:value="1.80851" calcext:value-type="float">
            <text:p>1,80851</text:p>
          </table:table-cell>
          <table:table-cell office:value-type="float" office:value="1408" calcext:value-type="float">
            <text:p>1408</text:p>
          </table:table-cell>
          <table:table-cell office:value-type="float" office:value="159" calcext:value-type="float">
            <text:p>159</text:p>
          </table:table-cell>
          <table:table-cell office:value-type="float" office:value="6.12623" calcext:value-type="float">
            <text:p>6,1262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Leak1 overlaps Leak0</text:p>
          </table:table-cell>
          <table:table-cell office:value-type="float" office:value="26.2535809027992" calcext:value-type="float">
            <text:p>26,253580902799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49, 153, 159, 171, 185, 197, 23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7, 215, 225, 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123, 255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.997" calcext:value-type="float">
            <text:p>0,997</text:p>
          </table:table-cell>
          <table:table-cell office:value-type="float" office:value="2077.5" calcext:value-type="float">
            <text:p>207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7979987188146" calcext:value-type="float">
            <text:p>19,797998718814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61" calcext:value-type="float">
            <text:p>108,61</text:p>
          </table:table-cell>
          <table:table-cell office:value-type="float" office:value="92.14" calcext:value-type="float">
            <text:p>92,1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45, 149, 153, 167, 171, 217, 219, 231, 237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, 107, 105, 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3, 123, 163</text:p>
          </table:table-cell>
          <table:table-cell office:value-type="float" office:value="0.03" calcext:value-type="float">
            <text:p>0,03</text:p>
          </table:table-cell>
          <table:table-cell office:value-type="float" office:value="273" calcext:value-type="float">
            <text:p>273</text:p>
          </table:table-cell>
          <table:table-cell office:value-type="float" office:value="55.73994" calcext:value-type="float">
            <text:p>55,73994</text:p>
          </table:table-cell>
          <table:table-cell office:value-type="float" office:value="2456" calcext:value-type="float">
            <text:p>24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.914136860355" calcext:value-type="float">
            <text:p>30,914136860355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08" calcext:value-type="float">
            <text:p>106,08</text:p>
          </table:table-cell>
          <table:table-cell office:value-type="float" office:value="94.32" calcext:value-type="float">
            <text:p>94,32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9389375127214" calcext:value-type="float">
            <text:p>0,999389375127214</text:p>
          </table:table-cell>
          <table:table-cell office:value-type="string" calcext:value-type="string">
            <text:p>['261' '269' '263' '247' '249' '257' '251' '245' '271' '243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45, 201, 217, 219, 225, 231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5, 166, 191, 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251, 143, 255</text:p>
          </table:table-cell>
          <table:table-cell office:value-type="float" office:value="-0.02" calcext:value-type="float">
            <text:p>-0,02</text:p>
          </table:table-cell>
          <table:table-cell office:value-type="float" office:value="237" calcext:value-type="float">
            <text:p>237</text:p>
          </table:table-cell>
          <table:table-cell office:value-type="float" office:value="48.22738" calcext:value-type="float">
            <text:p>48,22738</text:p>
          </table:table-cell>
          <table:table-cell office:value-type="float" office:value="3221.5" calcext:value-type="float">
            <text:p>322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4868738111362" calcext:value-type="float">
            <text:p>24,4868738111362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534450651769" calcext:value-type="float">
            <text:p>0,999534450651769</text:p>
          </table:table-cell>
          <table:table-cell office:value-type="float" office:value="0.99976717112922" calcext:value-type="float">
            <text:p>0,99976717112922</text:p>
          </table:table-cell>
          <table:table-cell office:value-type="string" calcext:value-type="string">
            <text:p>['239' '237' '319' '204' '317' '202' '235' '323' '205' '186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9, 153, 159, 161, 167, 217, 225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7, 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, 101, 35, 255</text:p>
          </table:table-cell>
          <table:table-cell office:value-type="float" office:value="-0.03" calcext:value-type="float">
            <text:p>-0,03</text:p>
          </table:table-cell>
          <table:table-cell office:value-type="float" office:value="261" calcext:value-type="float">
            <text:p>261</text:p>
          </table:table-cell>
          <table:table-cell office:value-type="float" office:value="23.62805" calcext:value-type="float">
            <text:p>23,62805</text:p>
          </table:table-cell>
          <table:table-cell office:value-type="float" office:value="3521.5" calcext:value-type="float">
            <text:p>352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40125195490122" calcext:value-type="float">
            <text:p>3,40125195490122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31" calcext:value-type="float">
            <text:p>103,31</text:p>
          </table:table-cell>
          <table:table-cell office:value-type="float" office:value="96.8" calcext:value-type="float">
            <text:p>96,8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857994887816" calcext:value-type="float">
            <text:p>0,999857994887816</text:p>
          </table:table-cell>
          <table:table-cell office:value-type="float" office:value="0.999574105621806" calcext:value-type="float">
            <text:p>0,999574105621806</text:p>
          </table:table-cell>
          <table:table-cell office:value-type="float" office:value="0.999716030100809" calcext:value-type="float">
            <text:p>0,999716030100809</text:p>
          </table:table-cell>
          <table:table-cell office:value-type="string" calcext:value-type="string">
            <text:p>['243' '245' '251' '249' '247' '257' '261' '269' '241' '26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5, 149, 153, 171, 185, 217, 219, 231, 237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9, 229</text:p>
          </table:table-cell>
          <table:table-cell office:value-type="float" office:value="0.02" calcext:value-type="float">
            <text:p>0,02</text:p>
          </table:table-cell>
          <table:table-cell office:value-type="float" office:value="147" calcext:value-type="float">
            <text:p>147</text:p>
          </table:table-cell>
          <table:table-cell office:value-type="float" office:value="0.53961" calcext:value-type="float">
            <text:p>0,53961</text:p>
          </table:table-cell>
          <table:table-cell office:value-type="float" office:value="399" calcext:value-type="float">
            <text:p>399</text:p>
          </table:table-cell>
          <table:table-cell office:value-type="float" office:value="185" calcext:value-type="float">
            <text:p>185</text:p>
          </table:table-cell>
          <table:table-cell office:value-type="float" office:value="22.33958" calcext:value-type="float">
            <text:p>22,33958</text:p>
          </table:table-cell>
          <table:table-cell office:value-type="float" office:value="4828.5" calcext:value-type="float">
            <text:p>4828,5</text:p>
          </table:table-cell>
          <table:table-cell office:value-type="string" calcext:value-type="string">
            <text:p>Leak1 happens first</text:p>
          </table:table-cell>
          <table:table-cell office:value-type="float" office:value="0.222274010447793" calcext:value-type="float">
            <text:p>0,222274010447793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7, 149, 171, 217, 219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7, 115, 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float" office:value="325" calcext:value-type="float">
            <text:p>325</text:p>
          </table:table-cell>
          <table:table-cell office:value-type="float" office:value="0.55502" calcext:value-type="float">
            <text:p>0,55502</text:p>
          </table:table-cell>
          <table:table-cell office:value-type="float" office:value="2691" calcext:value-type="float">
            <text:p>2691</text:p>
          </table:table-cell>
          <table:table-cell office:value-type="float" office:value="193" calcext:value-type="float">
            <text:p>193</text:p>
          </table:table-cell>
          <table:table-cell office:value-type="float" office:value="198.3255" calcext:value-type="float">
            <text:p>198,325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eak0 happens first</text:p>
          </table:table-cell>
          <table:table-cell office:value-type="float" office:value="9.55664356591384" calcext:value-type="float">
            <text:p>9,55664356591384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71, 185, 197, 21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7, 207, 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10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.7929" calcext:value-type="float">
            <text:p>4,7929</text:p>
          </table:table-cell>
          <table:table-cell office:value-type="float" office:value="139" calcext:value-type="float">
            <text:p>1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6047925277816" calcext:value-type="float">
            <text:p>22,604792527781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49, 161, 171, 225, 231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3, 247, 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, 166, 205, 255, 253</text:p>
          </table:table-cell>
          <table:table-cell office:value-type="float" office:value="0.01" calcext:value-type="float">
            <text:p>0,01</text:p>
          </table:table-cell>
          <table:table-cell office:value-type="float" office:value="271" calcext:value-type="float">
            <text:p>271</text:p>
          </table:table-cell>
          <table:table-cell office:value-type="float" office:value="0.28981" calcext:value-type="float">
            <text:p>0,28981</text:p>
          </table:table-cell>
          <table:table-cell office:value-type="float" office:value="3156" calcext:value-type="float">
            <text:p>3156</text:p>
          </table:table-cell>
          <table:table-cell office:value-type="float" office:value="60" calcext:value-type="float">
            <text:p>60</text:p>
          </table:table-cell>
          <table:table-cell office:value-type="float" office:value="2.16875" calcext:value-type="float">
            <text:p>2,16875</text:p>
          </table:table-cell>
          <table:table-cell office:value-type="float" office:value="2891.5" calcext:value-type="float">
            <text:p>2891,5</text:p>
          </table:table-cell>
          <table:table-cell office:value-type="string" calcext:value-type="string">
            <text:p>Leak1 overlaps Leak0</text:p>
          </table:table-cell>
          <table:table-cell office:value-type="float" office:value="10.0645760475205" calcext:value-type="float">
            <text:p>10,0645760475205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45, 149, 157, 159, 161, 171, 185, 197, 201, 225, 2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217, 113, 131</text:p>
          </table:table-cell>
          <table:table-cell office:value-type="float" office:value="0.05" calcext:value-type="float">
            <text:p>0,05</text:p>
          </table:table-cell>
          <table:table-cell office:value-type="float" office:value="283" calcext:value-type="float">
            <text:p>283</text:p>
          </table:table-cell>
          <table:table-cell office:value-type="float" office:value="58.01515" calcext:value-type="float">
            <text:p>58,01515</text:p>
          </table:table-cell>
          <table:table-cell office:value-type="float" office:value="4390.5" calcext:value-type="float">
            <text:p>439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5938193979361" calcext:value-type="float">
            <text:p>19,5938193979361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658392165794" calcext:value-type="float">
            <text:p>0,999658392165794</text:p>
          </table:table-cell>
          <table:table-cell office:value-type="float" office:value="0.999829166903935" calcext:value-type="float">
            <text:p>0,999829166903935</text:p>
          </table:table-cell>
          <table:table-cell office:value-type="string" calcext:value-type="string">
            <text:p>['263' '271' '269' '261' '273' '275' '277' '249' '251' '247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53, 167, 171, 185, 197, 201, 219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9, 193, 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 149, 253, 111</text:p>
          </table:table-cell>
          <table:table-cell office:value-type="float" office:value="-0.02" calcext:value-type="float">
            <text:p>-0,02</text:p>
          </table:table-cell>
          <table:table-cell office:value-type="float" office:value="263" calcext:value-type="float">
            <text:p>263</text:p>
          </table:table-cell>
          <table:table-cell office:value-type="float" office:value="0.38472" calcext:value-type="float">
            <text:p>0,38472</text:p>
          </table:table-cell>
          <table:table-cell office:value-type="float" office:value="347.5" calcext:value-type="float">
            <text:p>347,5</text:p>
          </table:table-cell>
          <table:table-cell office:value-type="float" office:value="285" calcext:value-type="float">
            <text:p>285</text:p>
          </table:table-cell>
          <table:table-cell office:value-type="float" office:value="38.91881" calcext:value-type="float">
            <text:p>38,91881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Leak1 happens first</text:p>
          </table:table-cell>
          <table:table-cell office:value-type="float" office:value="18.4631769801271" calcext:value-type="float">
            <text:p>18,463176980127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45, 149, 153, 159, 197, 217, 219, 225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, 149, 35, 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7, 161</text:p>
          </table:table-cell>
          <table:table-cell office:value-type="float" office:value="0.01" calcext:value-type="float">
            <text:p>0,01</text:p>
          </table:table-cell>
          <table:table-cell office:value-type="float" office:value="161" calcext:value-type="float">
            <text:p>161</text:p>
          </table:table-cell>
          <table:table-cell office:value-type="float" office:value="12.44219" calcext:value-type="float">
            <text:p>12,44219</text:p>
          </table:table-cell>
          <table:table-cell office:value-type="float" office:value="375.5" calcext:value-type="float">
            <text:p>375,5</text:p>
          </table:table-cell>
          <table:table-cell office:value-type="float" office:value="101" calcext:value-type="float">
            <text:p>101</text:p>
          </table:table-cell>
          <table:table-cell office:value-type="float" office:value="124.31589" calcext:value-type="float">
            <text:p>124,31589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Leak0 overlaps Leak1</text:p>
          </table:table-cell>
          <table:table-cell office:value-type="float" office:value="7.22737096400103" calcext:value-type="float">
            <text:p>7,2273709640010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87" calcext:value-type="float">
            <text:p>107,87</text:p>
          </table:table-cell>
          <table:table-cell office:value-type="float" office:value="92.75" calcext:value-type="float">
            <text:p>92,7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61, 185, 201, 217, 219, 225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115, 167, 197, 225</text:p>
          </table:table-cell>
          <table:table-cell office:value-type="float" office:value="0.04" calcext:value-type="float">
            <text:p>0,04</text:p>
          </table:table-cell>
          <table:table-cell office:value-type="float" office:value="269" calcext:value-type="float">
            <text:p>269</text:p>
          </table:table-cell>
          <table:table-cell office:value-type="float" office:value="0.21632" calcext:value-type="float">
            <text:p>0,21632</text:p>
          </table:table-cell>
          <table:table-cell office:value-type="float" office:value="515.5" calcext:value-type="float">
            <text:p>51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858" calcext:value-type="float">
            <text:p>9,85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9, 153, 159, 171, 185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5, 171, 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07, 211, 123, 177</text:p>
          </table:table-cell>
          <table:table-cell office:value-type="float" office:value="0.03" calcext:value-type="float">
            <text:p>0,03</text:p>
          </table:table-cell>
          <table:table-cell office:value-type="float" office:value="271" calcext:value-type="float">
            <text:p>271</text:p>
          </table:table-cell>
          <table:table-cell office:value-type="float" office:value="7.01489" calcext:value-type="float">
            <text:p>7,01489</text:p>
          </table:table-cell>
          <table:table-cell office:value-type="float" office:value="3655.5" calcext:value-type="float">
            <text:p>3655,5</text:p>
          </table:table-cell>
          <table:table-cell office:value-type="float" office:value="231" calcext:value-type="float">
            <text:p>231</text:p>
          </table:table-cell>
          <table:table-cell office:value-type="float" office:value="173.81817" calcext:value-type="float">
            <text:p>173,81817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Leak0 overlaps Leak1</text:p>
          </table:table-cell>
          <table:table-cell office:value-type="float" office:value="20.6026070489811" calcext:value-type="float">
            <text:p>20,6026070489811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32" calcext:value-type="float">
            <text:p>110,32</text:p>
          </table:table-cell>
          <table:table-cell office:value-type="float" office:value="90.74" calcext:value-type="float">
            <text:p>90,7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53, 161, 197, 217, 219, 225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, 35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113, 127, 119, 149</text:p>
          </table:table-cell>
          <table:table-cell office:value-type="float" office:value="0.02" calcext:value-type="float">
            <text:p>0,02</text:p>
          </table:table-cell>
          <table:table-cell office:value-type="float" office:value="207" calcext:value-type="float">
            <text:p>207</text:p>
          </table:table-cell>
          <table:table-cell office:value-type="float" office:value="0.19725" calcext:value-type="float">
            <text:p>0,19725</text:p>
          </table:table-cell>
          <table:table-cell office:value-type="float" office:value="891.5" calcext:value-type="float">
            <text:p>891,5</text:p>
          </table:table-cell>
          <table:table-cell office:value-type="float" office:value="113" calcext:value-type="float">
            <text:p>113</text:p>
          </table:table-cell>
          <table:table-cell office:value-type="float" office:value="3.31096" calcext:value-type="float">
            <text:p>3,3109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Leak1 happens first</text:p>
          </table:table-cell>
          <table:table-cell office:value-type="float" office:value="8.79433278175587" calcext:value-type="float">
            <text:p>8,79433278175587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61" calcext:value-type="float">
            <text:p>107,61</text:p>
          </table:table-cell>
          <table:table-cell office:value-type="float" office:value="92.97" calcext:value-type="float">
            <text:p>92,9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59, 171, 185, 197, 231, 23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243, 111, 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117, 139, 119</text:p>
          </table:table-cell>
          <table:table-cell office:value-type="float" office:value="0.05" calcext:value-type="float">
            <text:p>0,05</text:p>
          </table:table-cell>
          <table:table-cell office:value-type="float" office:value="233" calcext:value-type="float">
            <text:p>233</text:p>
          </table:table-cell>
          <table:table-cell office:value-type="float" office:value="0.86681" calcext:value-type="float">
            <text:p>0,86681</text:p>
          </table:table-cell>
          <table:table-cell office:value-type="float" office:value="2154" calcext:value-type="float">
            <text:p>2154</text:p>
          </table:table-cell>
          <table:table-cell office:value-type="float" office:value="123" calcext:value-type="float">
            <text:p>123</text:p>
          </table:table-cell>
          <table:table-cell office:value-type="float" office:value="4.37483" calcext:value-type="float">
            <text:p>4,37483</text:p>
          </table:table-cell>
          <table:table-cell office:value-type="float" office:value="1520.5" calcext:value-type="float">
            <text:p>1520,5</text:p>
          </table:table-cell>
          <table:table-cell office:value-type="string" calcext:value-type="string">
            <text:p>Leak0 overlaps Leak1</text:p>
          </table:table-cell>
          <table:table-cell office:value-type="float" office:value="27.9261326143042" calcext:value-type="float">
            <text:p>27,926132614304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45, 149, 153, 159, 185, 231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, 225, 205, 14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-0.02" calcext:value-type="float">
            <text:p>-0,02</text:p>
          </table:table-cell>
          <table:table-cell office:value-type="float" office:value="197" calcext:value-type="float">
            <text:p>197</text:p>
          </table:table-cell>
          <table:table-cell office:value-type="float" office:value="24.56748" calcext:value-type="float">
            <text:p>24,56748</text:p>
          </table:table-cell>
          <table:table-cell office:value-type="float" office:value="78.5" calcext:value-type="float">
            <text:p>7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6132117914754" calcext:value-type="float">
            <text:p>14,613211791475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25" calcext:value-type="float">
            <text:p>108,25</text:p>
          </table:table-cell>
          <table:table-cell office:value-type="float" office:value="92.44" calcext:value-type="float">
            <text:p>92,44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81012658227848" calcext:value-type="float">
            <text:p>0,981012658227848</text:p>
          </table:table-cell>
          <table:table-cell office:value-type="float" office:value="0.990415335463259" calcext:value-type="float">
            <text:p>0,990415335463259</text:p>
          </table:table-cell>
          <table:table-cell office:value-type="string" calcext:value-type="string">
            <text:p>['179' '181' '180' '321' '177' '183' '185' '187' '189' '19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5, 145, 153, 161, 171, 185, 197, 201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25, 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, 201, 117, 143, 177</text:p>
          </table:table-cell>
          <table:table-cell office:value-type="float" office:value="0.02" calcext:value-type="float">
            <text:p>0,02</text:p>
          </table:table-cell>
          <table:table-cell office:value-type="float" office:value="113" calcext:value-type="float">
            <text:p>113</text:p>
          </table:table-cell>
          <table:table-cell office:value-type="float" office:value="0.21312" calcext:value-type="float">
            <text:p>0,21312</text:p>
          </table:table-cell>
          <table:table-cell office:value-type="float" office:value="888.5" calcext:value-type="float">
            <text:p>88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479650127332" calcext:value-type="float">
            <text:p>29,47965012733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53, 161, 185, 217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7, 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, 127, 217, 123</text:p>
          </table:table-cell>
          <table:table-cell office:value-type="float" office:value="0.05" calcext:value-type="float">
            <text:p>0,05</text:p>
          </table:table-cell>
          <table:table-cell office:value-type="float" office:value="115" calcext:value-type="float">
            <text:p>115</text:p>
          </table:table-cell>
          <table:table-cell office:value-type="float" office:value="0.05955" calcext:value-type="float">
            <text:p>0,05955</text:p>
          </table:table-cell>
          <table:table-cell office:value-type="float" office:value="2226.5" calcext:value-type="float">
            <text:p>2226,5</text:p>
          </table:table-cell>
          <table:table-cell office:value-type="float" office:value="323" calcext:value-type="float">
            <text:p>323</text:p>
          </table:table-cell>
          <table:table-cell office:value-type="float" office:value="12.53337" calcext:value-type="float">
            <text:p>12,53337</text:p>
          </table:table-cell>
          <table:table-cell office:value-type="float" office:value="5439.5" calcext:value-type="float">
            <text:p>5439,5</text:p>
          </table:table-cell>
          <table:table-cell office:value-type="string" calcext:value-type="string">
            <text:p>Leak0 inside Leak1</text:p>
          </table:table-cell>
          <table:table-cell office:value-type="float" office:value="30.3741236441691" calcext:value-type="float">
            <text:p>30,374123644169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6.22" calcext:value-type="float">
            <text:p>106,22</text:p>
          </table:table-cell>
          <table:table-cell office:value-type="float" office:value="94.19" calcext:value-type="float">
            <text:p>94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45, 149, 159, 197, 201, 217, 219, 225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, 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251, 103, 203</text:p>
          </table:table-cell>
          <table:table-cell office:value-type="float" office:value="0.05" calcext:value-type="float">
            <text:p>0,05</text:p>
          </table:table-cell>
          <table:table-cell office:value-type="float" office:value="187" calcext:value-type="float">
            <text:p>187</text:p>
          </table:table-cell>
          <table:table-cell office:value-type="float" office:value="98.73051" calcext:value-type="float">
            <text:p>98,73051</text:p>
          </table:table-cell>
          <table:table-cell office:value-type="float" office:value="1526.5" calcext:value-type="float">
            <text:p>1526,5</text:p>
          </table:table-cell>
          <table:table-cell office:value-type="float" office:value="163" calcext:value-type="float">
            <text:p>163</text:p>
          </table:table-cell>
          <table:table-cell office:value-type="float" office:value="11.16864" calcext:value-type="float">
            <text:p>11,16864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Leak0 overlaps Leak1</text:p>
          </table:table-cell>
          <table:table-cell office:value-type="float" office:value="11.773898003639" calcext:value-type="float">
            <text:p>11,7738980036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78" calcext:value-type="float">
            <text:p>104,78</text:p>
          </table:table-cell>
          <table:table-cell office:value-type="float" office:value="95.41" calcext:value-type="float">
            <text:p>95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201, 217, 219, 225, 231, 237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, 247, 215, 243, 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149, 163, 15, 111</text:p>
          </table:table-cell>
          <table:table-cell office:value-type="float" office:value="0.04" calcext:value-type="float">
            <text:p>0,04</text:p>
          </table:table-cell>
          <table:table-cell office:value-type="float" office:value="240" calcext:value-type="float">
            <text:p>240</text:p>
          </table:table-cell>
          <table:table-cell office:value-type="float" office:value="0.30501" calcext:value-type="float">
            <text:p>0,30501</text:p>
          </table:table-cell>
          <table:table-cell office:value-type="float" office:value="2266" calcext:value-type="float">
            <text:p>2266</text:p>
          </table:table-cell>
          <table:table-cell office:value-type="float" office:value="40" calcext:value-type="float">
            <text:p>40</text:p>
          </table:table-cell>
          <table:table-cell office:value-type="float" office:value="492.1778" calcext:value-type="float">
            <text:p>492,1778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Leak0 happens first</text:p>
          </table:table-cell>
          <table:table-cell office:value-type="float" office:value="35.8258585545406" calcext:value-type="float">
            <text:p>35,8258585545406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149, 159, 161, 171, 185, 217, 225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1, 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 141, 205</text:p>
          </table:table-cell>
          <table:table-cell office:value-type="float" office:value="0.03" calcext:value-type="float">
            <text:p>0,03</text:p>
          </table:table-cell>
          <table:table-cell office:value-type="float" office:value="229" calcext:value-type="float">
            <text:p>229</text:p>
          </table:table-cell>
          <table:table-cell office:value-type="float" office:value="7.63864" calcext:value-type="float">
            <text:p>7,63864</text:p>
          </table:table-cell>
          <table:table-cell office:value-type="float" office:value="3881" calcext:value-type="float">
            <text:p>3881</text:p>
          </table:table-cell>
          <table:table-cell office:value-type="float" office:value="285" calcext:value-type="float">
            <text:p>285</text:p>
          </table:table-cell>
          <table:table-cell office:value-type="float" office:value="0.50288" calcext:value-type="float">
            <text:p>0,50288</text:p>
          </table:table-cell>
          <table:table-cell office:value-type="float" office:value="1924.5" calcext:value-type="float">
            <text:p>1924,5</text:p>
          </table:table-cell>
          <table:table-cell office:value-type="string" calcext:value-type="string">
            <text:p>Leak1 inside Leak0</text:p>
          </table:table-cell>
          <table:table-cell office:value-type="float" office:value="6.546" calcext:value-type="float">
            <text:p>6,546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55" calcext:value-type="float">
            <text:p>103,55</text:p>
          </table:table-cell>
          <table:table-cell office:value-type="float" office:value="96.57" calcext:value-type="float">
            <text:p>96,5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59, 171, 185, 201, 217, 219, 225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, 217, 197, 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, 119</text:p>
          </table:table-cell>
          <table:table-cell office:value-type="float" office:value="-0.01" calcext:value-type="float">
            <text:p>-0,01</text:p>
          </table:table-cell>
          <table:table-cell office:value-type="float" office:value="291" calcext:value-type="float">
            <text:p>291</text:p>
          </table:table-cell>
          <table:table-cell office:value-type="float" office:value="3.88882" calcext:value-type="float">
            <text:p>3,88882</text:p>
          </table:table-cell>
          <table:table-cell office:value-type="float" office:value="53.5" calcext:value-type="float">
            <text:p>5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.2418027568813" calcext:value-type="float">
            <text:p>28,2418027568813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1, 131, 149, 153, 159, 197, 201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189, 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211, 177, 159</text:p>
          </table:table-cell>
          <table:table-cell office:value-type="float" office:value="-0.01" calcext:value-type="float">
            <text:p>-0,01</text:p>
          </table:table-cell>
          <table:table-cell office:value-type="float" office:value="202" calcext:value-type="float">
            <text:p>202</text:p>
          </table:table-cell>
          <table:table-cell office:value-type="float" office:value="4.74157" calcext:value-type="float">
            <text:p>4,74157</text:p>
          </table:table-cell>
          <table:table-cell office:value-type="float" office:value="2017" calcext:value-type="float">
            <text:p>2017</text:p>
          </table:table-cell>
          <table:table-cell office:value-type="float" office:value="187" calcext:value-type="float">
            <text:p>187</text:p>
          </table:table-cell>
          <table:table-cell office:value-type="float" office:value="380.986" calcext:value-type="float">
            <text:p>380,98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eak1 inside Leak0</text:p>
          </table:table-cell>
          <table:table-cell office:value-type="float" office:value="19.0786359786149" calcext:value-type="float">
            <text:p>19,0786359786149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49, 161, 171, 185, 201, 219, 225, 231, 237, 239, 253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9, 197, 163, 147, 24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4" calcext:value-type="float">
            <text:p>0,04</text:p>
          </table:table-cell>
          <table:table-cell office:value-type="float" office:value="281" calcext:value-type="float">
            <text:p>281</text:p>
          </table:table-cell>
          <table:table-cell office:value-type="float" office:value="2.49614" calcext:value-type="float">
            <text:p>2,49614</text:p>
          </table:table-cell>
          <table:table-cell office:value-type="float" office:value="26.5" calcext:value-type="float">
            <text:p>26,5</text:p>
          </table:table-cell>
          <table:table-cell office:value-type="float" office:value="105" calcext:value-type="float">
            <text:p>105</text:p>
          </table:table-cell>
          <table:table-cell office:value-type="float" office:value="49.73265" calcext:value-type="float">
            <text:p>49,73265</text:p>
          </table:table-cell>
          <table:table-cell office:value-type="float" office:value="5677.5" calcext:value-type="float">
            <text:p>5677,5</text:p>
          </table:table-cell>
          <table:table-cell office:value-type="string" calcext:value-type="string">
            <text:p>Leak0 inside Leak1</text:p>
          </table:table-cell>
          <table:table-cell office:value-type="float" office:value="15.4426842934081" calcext:value-type="float">
            <text:p>15,442684293408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55" calcext:value-type="float">
            <text:p>103,55</text:p>
          </table:table-cell>
          <table:table-cell office:value-type="float" office:value="96.57" calcext:value-type="float">
            <text:p>96,5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45, 149, 153, 159, 185, 197, 217, 219, 231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61, 127</text:p>
          </table:table-cell>
          <table:table-cell office:value-type="float" office:value="0.02" calcext:value-type="float">
            <text:p>0,02</text:p>
          </table:table-cell>
          <table:table-cell office:value-type="float" office:value="271" calcext:value-type="float">
            <text:p>271</text:p>
          </table:table-cell>
          <table:table-cell office:value-type="float" office:value="19.96409" calcext:value-type="float">
            <text:p>19,96409</text:p>
          </table:table-cell>
          <table:table-cell office:value-type="float" office:value="2473.5" calcext:value-type="float">
            <text:p>2473,5</text:p>
          </table:table-cell>
          <table:table-cell office:value-type="float" office:value="257" calcext:value-type="float">
            <text:p>257</text:p>
          </table:table-cell>
          <table:table-cell office:value-type="float" office:value="9.01136" calcext:value-type="float">
            <text:p>9,01136</text:p>
          </table:table-cell>
          <table:table-cell office:value-type="float" office:value="3390.5" calcext:value-type="float">
            <text:p>3390,5</text:p>
          </table:table-cell>
          <table:table-cell office:value-type="string" calcext:value-type="string">
            <text:p>Leak1 overlaps Leak0</text:p>
          </table:table-cell>
          <table:table-cell office:value-type="float" office:value="2.42258143638644" calcext:value-type="float">
            <text:p>2,42258143638644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7, 131, 149, 185, 197, 21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, 35, 177, 163, 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7, 151</text:p>
          </table:table-cell>
          <table:table-cell office:value-type="float" office:value="0.04" calcext:value-type="float">
            <text:p>0,04</text:p>
          </table:table-cell>
          <table:table-cell office:value-type="float" office:value="149" calcext:value-type="float">
            <text:p>149</text:p>
          </table:table-cell>
          <table:table-cell office:value-type="float" office:value="2.99293" calcext:value-type="float">
            <text:p>2,99293</text:p>
          </table:table-cell>
          <table:table-cell office:value-type="float" office:value="230.5" calcext:value-type="float">
            <text:p>23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8023732927587" calcext:value-type="float">
            <text:p>23,802373292758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8.63" calcext:value-type="float">
            <text:p>108,63</text:p>
          </table:table-cell>
          <table:table-cell office:value-type="float" office:value="92.14" calcext:value-type="float">
            <text:p>92,1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9, 153, 171, 197, 217, 219, 225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9, 107, 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3, 101, 145</text:p>
          </table:table-cell>
          <table:table-cell office:value-type="float" office:value="0.01" calcext:value-type="float">
            <text:p>0,01</text:p>
          </table:table-cell>
          <table:table-cell office:value-type="float" office:value="213" calcext:value-type="float">
            <text:p>213</text:p>
          </table:table-cell>
          <table:table-cell office:value-type="float" office:value="11.94721" calcext:value-type="float">
            <text:p>11,94721</text:p>
          </table:table-cell>
          <table:table-cell office:value-type="float" office:value="599" calcext:value-type="float">
            <text:p>5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10288154266312" calcext:value-type="float">
            <text:p>7,10288154266312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72" calcext:value-type="float">
            <text:p>103,72</text:p>
          </table:table-cell>
          <table:table-cell office:value-type="float" office:value="96.41" calcext:value-type="float">
            <text:p>96,4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7497914929108" calcext:value-type="float">
            <text:p>0,997497914929108</text:p>
          </table:table-cell>
          <table:table-cell office:value-type="float" office:value="0.99874739039666" calcext:value-type="float">
            <text:p>0,99874739039666</text:p>
          </table:table-cell>
          <table:table-cell office:value-type="string" calcext:value-type="string">
            <text:p>['223' '217' '116' '219' '213' '311' '299' '121' '303' '29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31, 145, 149, 153, 159, 185, 201, 219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109, 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, 113, 193, 207</text:p>
          </table:table-cell>
          <table:table-cell office:value-type="float" office:value="0.01" calcext:value-type="float">
            <text:p>0,01</text:p>
          </table:table-cell>
          <table:table-cell office:value-type="float" office:value="193" calcext:value-type="float">
            <text:p>193</text:p>
          </table:table-cell>
          <table:table-cell office:value-type="float" office:value="4.03984" calcext:value-type="float">
            <text:p>4,03984</text:p>
          </table:table-cell>
          <table:table-cell office:value-type="float" office:value="2007" calcext:value-type="float">
            <text:p>20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.3546795026466" calcext:value-type="float">
            <text:p>43,354679502646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6.7" calcext:value-type="float">
            <text:p>106,7</text:p>
          </table:table-cell>
          <table:table-cell office:value-type="float" office:value="93.79" calcext:value-type="float">
            <text:p>93,7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5, 149, 153, 185, 197, 219, 231, 2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9, 167, 211, 243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2.30822" calcext:value-type="float">
            <text:p>32,30822</text:p>
          </table:table-cell>
          <table:table-cell office:value-type="float" office:value="2339" calcext:value-type="float">
            <text:p>2339</text:p>
          </table:table-cell>
          <table:table-cell office:value-type="float" office:value="273" calcext:value-type="float">
            <text:p>273</text:p>
          </table:table-cell>
          <table:table-cell office:value-type="float" office:value="37.82137" calcext:value-type="float">
            <text:p>37,82137</text:p>
          </table:table-cell>
          <table:table-cell office:value-type="float" office:value="1023.5" calcext:value-type="float">
            <text:p>1023,5</text:p>
          </table:table-cell>
          <table:table-cell office:value-type="string" calcext:value-type="string">
            <text:p>Leak1 overlaps Leak0</text:p>
          </table:table-cell>
          <table:table-cell office:value-type="float" office:value="0.681628654285095" calcext:value-type="float">
            <text:p>0,681628654285095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7, 149, 153, 159, 197, 201, 219, 225, 251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5, 141, 153</text:p>
          </table:table-cell>
          <table:table-cell office:value-type="float" office:value="-0.02" calcext:value-type="float">
            <text:p>-0,02</text:p>
          </table:table-cell>
          <table:table-cell office:value-type="float" office:value="131" calcext:value-type="float">
            <text:p>131</text:p>
          </table:table-cell>
          <table:table-cell office:value-type="float" office:value="40.06063" calcext:value-type="float">
            <text:p>40,06063</text:p>
          </table:table-cell>
          <table:table-cell office:value-type="float" office:value="1709" calcext:value-type="float">
            <text:p>1709</text:p>
          </table:table-cell>
          <table:table-cell office:value-type="float" office:value="251" calcext:value-type="float">
            <text:p>251</text:p>
          </table:table-cell>
          <table:table-cell office:value-type="float" office:value="2.47321" calcext:value-type="float">
            <text:p>2,47321</text:p>
          </table:table-cell>
          <table:table-cell office:value-type="float" office:value="5410.5" calcext:value-type="float">
            <text:p>5410,5</text:p>
          </table:table-cell>
          <table:table-cell office:value-type="string" calcext:value-type="string">
            <text:p>Leak0 inside Leak1</text:p>
          </table:table-cell>
          <table:table-cell office:value-type="float" office:value="1.46190999432072" calcext:value-type="float">
            <text:p>1,4619099943207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4.69" calcext:value-type="float">
            <text:p>104,69</text:p>
          </table:table-cell>
          <table:table-cell office:value-type="float" office:value="95.55" calcext:value-type="float">
            <text:p>95,5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 159, 171, 185, 197, 219, 225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7, 243, 159, 145, 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1, 141, 231, 149</text:p>
          </table:table-cell>
          <table:table-cell office:value-type="float" office:value="-0.02" calcext:value-type="float">
            <text:p>-0,02</text:p>
          </table:table-cell>
          <table:table-cell office:value-type="float" office:value="155" calcext:value-type="float">
            <text:p>155</text:p>
          </table:table-cell>
          <table:table-cell office:value-type="float" office:value="16.16581" calcext:value-type="float">
            <text:p>16,16581</text:p>
          </table:table-cell>
          <table:table-cell office:value-type="float" office:value="4909.5" calcext:value-type="float">
            <text:p>490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5516141200979" calcext:value-type="float">
            <text:p>22,5516141200979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69450101833" calcext:value-type="float">
            <text:p>0,99969450101833</text:p>
          </table:table-cell>
          <table:table-cell office:value-type="float" office:value="0.999847227173194" calcext:value-type="float">
            <text:p>0,999847227173194</text:p>
          </table:table-cell>
          <table:table-cell office:value-type="string" calcext:value-type="string">
            <text:p>['161' '159' '163' '120' '155' '169' '122' '171' '211' '17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 145, 149, 159, 185, 197, 217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, 205</text:p>
          </table:table-cell>
          <table:table-cell office:value-type="float" office:value="-0.01" calcext:value-type="float">
            <text:p>-0,01</text:p>
          </table:table-cell>
          <table:table-cell office:value-type="float" office:value="225" calcext:value-type="float">
            <text:p>225</text:p>
          </table:table-cell>
          <table:table-cell office:value-type="float" office:value="0.42279" calcext:value-type="float">
            <text:p>0,42279</text:p>
          </table:table-cell>
          <table:table-cell office:value-type="float" office:value="3584.5" calcext:value-type="float">
            <text:p>358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23333629048339" calcext:value-type="float">
            <text:p>0,623333629048339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office:value-type="float" office:value="0.593550228310502" calcext:value-type="float">
            <text:p>0,593550228310502</text:p>
          </table:table-cell>
          <table:table-cell office:value-type="float" office:value="1" calcext:value-type="float">
            <text:p>1</text:p>
          </table:table-cell>
          <table:table-cell office:value-type="float" office:value="0.00683403068340307" calcext:value-type="float">
            <text:p>0,00683403068340307</text:p>
          </table:table-cell>
          <table:table-cell office:value-type="float" office:value="0.013575287435933" calcext:value-type="float">
            <text:p>0,013575287435933</text:p>
          </table:table-cell>
          <table:table-cell office:value-type="string" calcext:value-type="string">
            <text:p>['329' '240' '241' '238' '243' '237' '239' '245' '251' '24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49, 161, 171, 185, 217, 219, 23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7, 219, 185</text:p>
          </table:table-cell>
          <table:table-cell office:value-type="float" office:value="-0.03" calcext:value-type="float">
            <text:p>-0,03</text:p>
          </table:table-cell>
          <table:table-cell office:value-type="float" office:value="247" calcext:value-type="float">
            <text:p>247</text:p>
          </table:table-cell>
          <table:table-cell office:value-type="float" office:value="2.34781" calcext:value-type="float">
            <text:p>2,34781</text:p>
          </table:table-cell>
          <table:table-cell office:value-type="float" office:value="2213.5" calcext:value-type="float">
            <text:p>2213,5</text:p>
          </table:table-cell>
          <table:table-cell office:value-type="float" office:value="111" calcext:value-type="float">
            <text:p>111</text:p>
          </table:table-cell>
          <table:table-cell office:value-type="float" office:value="0.31014" calcext:value-type="float">
            <text:p>0,31014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Leak1 overlaps Leak0</text:p>
          </table:table-cell>
          <table:table-cell office:value-type="float" office:value="0.105401992013043" calcext:value-type="float">
            <text:p>0,105401992013043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18" calcext:value-type="float">
            <text:p>108,18</text:p>
          </table:table-cell>
          <table:table-cell office:value-type="float" office:value="92.51" calcext:value-type="float">
            <text:p>92,5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49, 153, 159, 171, 185, 201, 219, 225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229, 253, 3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8.51808" calcext:value-type="float">
            <text:p>28,51808</text:p>
          </table:table-cell>
          <table:table-cell office:value-type="float" office:value="1840" calcext:value-type="float">
            <text:p>1840</text:p>
          </table:table-cell>
          <table:table-cell office:value-type="float" office:value="201" calcext:value-type="float">
            <text:p>201</text:p>
          </table:table-cell>
          <table:table-cell office:value-type="float" office:value="9.16453" calcext:value-type="float">
            <text:p>9,16453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Leak1 happens first</text:p>
          </table:table-cell>
          <table:table-cell office:value-type="float" office:value="18.2233716631386" calcext:value-type="float">
            <text:p>18,223371663138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6" calcext:value-type="float">
            <text:p>105,6</text:p>
          </table:table-cell>
          <table:table-cell office:value-type="float" office:value="94.72" calcext:value-type="float">
            <text:p>94,7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31, 145, 153, 157, 161, 171, 185, 197, 219, 225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, 109, 231, 185, 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1, 219, 247</text:p>
          </table:table-cell>
          <table:table-cell office:value-type="float" office:value="-0.02" calcext:value-type="float">
            <text:p>-0,02</text:p>
          </table:table-cell>
          <table:table-cell office:value-type="float" office:value="183" calcext:value-type="float">
            <text:p>183</text:p>
          </table:table-cell>
          <table:table-cell office:value-type="float" office:value="1.04951" calcext:value-type="float">
            <text:p>1,04951</text:p>
          </table:table-cell>
          <table:table-cell office:value-type="float" office:value="1073.5" calcext:value-type="float">
            <text:p>1073,5</text:p>
          </table:table-cell>
          <table:table-cell office:value-type="float" office:value="323" calcext:value-type="float">
            <text:p>323</text:p>
          </table:table-cell>
          <table:table-cell office:value-type="float" office:value="3.22901" calcext:value-type="float">
            <text:p>3,22901</text:p>
          </table:table-cell>
          <table:table-cell office:value-type="float" office:value="2146.5" calcext:value-type="float">
            <text:p>2146,5</text:p>
          </table:table-cell>
          <table:table-cell office:value-type="string" calcext:value-type="string">
            <text:p>Leak0 inside Leak1</text:p>
          </table:table-cell>
          <table:table-cell office:value-type="float" office:value="42.9930222484848" calcext:value-type="float">
            <text:p>42,9930222484848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49, 171, 197, 201, 219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7, 225, 17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8.8589" calcext:value-type="float">
            <text:p>8,8589</text:p>
          </table:table-cell>
          <table:table-cell office:value-type="float" office:value="5710" calcext:value-type="float">
            <text:p>57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25212413328289" calcext:value-type="float">
            <text:p>6,25212413328289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912426657326" calcext:value-type="float">
            <text:p>0,999912426657326</text:p>
          </table:table-cell>
          <table:table-cell office:value-type="float" office:value="0.999737325978461" calcext:value-type="float">
            <text:p>0,999737325978461</text:p>
          </table:table-cell>
          <table:table-cell office:value-type="float" office:value="0.999824868651489" calcext:value-type="float">
            <text:p>0,999824868651489</text:p>
          </table:table-cell>
          <table:table-cell office:value-type="string" calcext:value-type="string">
            <text:p>['329' '301' '303' '305' '307' '299' '225' '119' '114' '11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59, 171, 185, 197, 217, 225, 231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21, 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, 111, 253, 167</text:p>
          </table:table-cell>
          <table:table-cell office:value-type="float" office:value="0.05" calcext:value-type="float">
            <text:p>0,05</text:p>
          </table:table-cell>
          <table:table-cell office:value-type="float" office:value="263" calcext:value-type="float">
            <text:p>263</text:p>
          </table:table-cell>
          <table:table-cell office:value-type="float" office:value="36.58881" calcext:value-type="float">
            <text:p>36,58881</text:p>
          </table:table-cell>
          <table:table-cell office:value-type="float" office:value="1051.5" calcext:value-type="float">
            <text:p>105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899519220795" calcext:value-type="float">
            <text:p>18,899519220795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8574144486692" calcext:value-type="float">
            <text:p>0,998574144486692</text:p>
          </table:table-cell>
          <table:table-cell office:value-type="float" office:value="0.999286563614744" calcext:value-type="float">
            <text:p>0,999286563614744</text:p>
          </table:table-cell>
          <table:table-cell office:value-type="string" calcext:value-type="string">
            <text:p>['243' '245' '247' '249' '251' '257' '261' '269' '241' '26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9, 185, 201, 219, 225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3, 167, 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191, 207, 153</text:p>
          </table:table-cell>
          <table:table-cell office:value-type="float" office:value="-0.04" calcext:value-type="float">
            <text:p>-0,04</text:p>
          </table:table-cell>
          <table:table-cell office:value-type="float" office:value="202" calcext:value-type="float">
            <text:p>202</text:p>
          </table:table-cell>
          <table:table-cell office:value-type="float" office:value="17.65935" calcext:value-type="float">
            <text:p>17,65935</text:p>
          </table:table-cell>
          <table:table-cell office:value-type="float" office:value="3672.5" calcext:value-type="float">
            <text:p>367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0357078893039" calcext:value-type="float">
            <text:p>11,0357078893039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591614484073" calcext:value-type="float">
            <text:p>0,999591614484073</text:p>
          </table:table-cell>
          <table:table-cell office:value-type="float" office:value="0.999795765538839" calcext:value-type="float">
            <text:p>0,999795765538839</text:p>
          </table:table-cell>
          <table:table-cell office:value-type="string" calcext:value-type="string">
            <text:p>['237' '239' '204' '319' '202' '317' '238' '235' '205' '32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9, 153, 171, 197, 219, 231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3, 101, 237, 113, 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7, 159, 231, 219</text:p>
          </table:table-cell>
          <table:table-cell office:value-type="float" office:value="0.04" calcext:value-type="float">
            <text:p>0,04</text:p>
          </table:table-cell>
          <table:table-cell office:value-type="float" office:value="131" calcext:value-type="float">
            <text:p>131</text:p>
          </table:table-cell>
          <table:table-cell office:value-type="float" office:value="92.96444" calcext:value-type="float">
            <text:p>92,96444</text:p>
          </table:table-cell>
          <table:table-cell office:value-type="float" office:value="1608.5" calcext:value-type="float">
            <text:p>1608,5</text:p>
          </table:table-cell>
          <table:table-cell office:value-type="float" office:value="311" calcext:value-type="float">
            <text:p>311</text:p>
          </table:table-cell>
          <table:table-cell office:value-type="float" office:value="31.43471" calcext:value-type="float">
            <text:p>31,43471</text:p>
          </table:table-cell>
          <table:table-cell office:value-type="float" office:value="3098.5" calcext:value-type="float">
            <text:p>3098,5</text:p>
          </table:table-cell>
          <table:table-cell office:value-type="string" calcext:value-type="string">
            <text:p>Leak0 happens first</text:p>
          </table:table-cell>
          <table:table-cell office:value-type="float" office:value="30.6291978986685" calcext:value-type="float">
            <text:p>30,629197898668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8.22" calcext:value-type="float">
            <text:p>108,22</text:p>
          </table:table-cell>
          <table:table-cell office:value-type="float" office:value="92.43" calcext:value-type="float">
            <text:p>92,4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49, 159, 171, 185, 201, 219, 225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1, 159</text:p>
          </table:table-cell>
          <table:table-cell office:value-type="float" office:value="0.03" calcext:value-type="float">
            <text:p>0,03</text:p>
          </table:table-cell>
          <table:table-cell office:value-type="float" office:value="271" calcext:value-type="float">
            <text:p>271</text:p>
          </table:table-cell>
          <table:table-cell office:value-type="float" office:value="0.99375" calcext:value-type="float">
            <text:p>0,99375</text:p>
          </table:table-cell>
          <table:table-cell office:value-type="float" office:value="817" calcext:value-type="float">
            <text:p>8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8455707797133" calcext:value-type="float">
            <text:p>7,8455707797133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103.14" calcext:value-type="float">
            <text:p>103,14</text:p>
          </table:table-cell>
          <table:table-cell office:value-type="float" office:value="96.96" calcext:value-type="float">
            <text:p>96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9, 159, 185, 197, 22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1, 215, 139, 143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02" calcext:value-type="float">
            <text:p>0,02</text:p>
          </table:table-cell>
          <table:table-cell office:value-type="float" office:value="257" calcext:value-type="float">
            <text:p>257</text:p>
          </table:table-cell>
          <table:table-cell office:value-type="float" office:value="2.57796" calcext:value-type="float">
            <text:p>2,57796</text:p>
          </table:table-cell>
          <table:table-cell office:value-type="float" office:value="4247" calcext:value-type="float">
            <text:p>4247</text:p>
          </table:table-cell>
          <table:table-cell office:value-type="float" office:value="204" calcext:value-type="float">
            <text:p>204</text:p>
          </table:table-cell>
          <table:table-cell office:value-type="float" office:value="0.96365" calcext:value-type="float">
            <text:p>0,96365</text:p>
          </table:table-cell>
          <table:table-cell office:value-type="float" office:value="920.5" calcext:value-type="float">
            <text:p>920,5</text:p>
          </table:table-cell>
          <table:table-cell office:value-type="string" calcext:value-type="string">
            <text:p>Leak1 happens first</text:p>
          </table:table-cell>
          <table:table-cell office:value-type="float" office:value="32.1059672783704" calcext:value-type="float">
            <text:p>32,1059672783704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08" calcext:value-type="float">
            <text:p>106,08</text:p>
          </table:table-cell>
          <table:table-cell office:value-type="float" office:value="94.32" calcext:value-type="float">
            <text:p>94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31, 153, 157, 159, 167, 197, 219, 225, 231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1, 109, 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71, 20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14418" calcext:value-type="float">
            <text:p>0,14418</text:p>
          </table:table-cell>
          <table:table-cell office:value-type="float" office:value="2751" calcext:value-type="float">
            <text:p>27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2211094983335" calcext:value-type="float">
            <text:p>33,2211094983335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32" calcext:value-type="float">
            <text:p>106,32</text:p>
          </table:table-cell>
          <table:table-cell office:value-type="float" office:value="94.09" calcext:value-type="float">
            <text:p>94,09</text:p>
          </table:table-cell>
          <table:table-cell office:value-type="float" office:value="0.685844748858448" calcext:value-type="float">
            <text:p>0,685844748858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11' '117' '107' '115' '105' '109' '112' '103' '307' '11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9, 153, 159, 201, 217, 219, 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, 151, 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, 153, 229</text:p>
          </table:table-cell>
          <table:table-cell office:value-type="float" office:value="-0.02" calcext:value-type="float">
            <text:p>-0,02</text:p>
          </table:table-cell>
          <table:table-cell office:value-type="float" office:value="239" calcext:value-type="float">
            <text:p>239</text:p>
          </table:table-cell>
          <table:table-cell office:value-type="float" office:value="54.83777" calcext:value-type="float">
            <text:p>54,83777</text:p>
          </table:table-cell>
          <table:table-cell office:value-type="float" office:value="922.5" calcext:value-type="float">
            <text:p>92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.9798500765234" calcext:value-type="float">
            <text:p>34,979850076523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96" calcext:value-type="float">
            <text:p>103,96</text:p>
          </table:table-cell>
          <table:table-cell office:value-type="float" office:value="96.18" calcext:value-type="float">
            <text:p>96,18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457700650759" calcext:value-type="float">
            <text:p>0,999457700650759</text:p>
          </table:table-cell>
          <table:table-cell office:value-type="float" office:value="0.998374864572048" calcext:value-type="float">
            <text:p>0,998374864572048</text:p>
          </table:table-cell>
          <table:table-cell office:value-type="float" office:value="0.998915989159892" calcext:value-type="float">
            <text:p>0,998915989159892</text:p>
          </table:table-cell>
          <table:table-cell office:value-type="string" calcext:value-type="string">
            <text:p>['239' '319' '237' '317' '204' '323' '235' '233' '231' '202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9, 171, 201, 217, 219, 225, 231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, 105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, 15, 131, 211, 109</text:p>
          </table:table-cell>
          <table:table-cell office:value-type="float" office:value="-0.03" calcext:value-type="float">
            <text:p>-0,03</text:p>
          </table:table-cell>
          <table:table-cell office:value-type="float" office:value="122" calcext:value-type="float">
            <text:p>122</text:p>
          </table:table-cell>
          <table:table-cell office:value-type="float" office:value="20.48547" calcext:value-type="float">
            <text:p>20,48547</text:p>
          </table:table-cell>
          <table:table-cell office:value-type="float" office:value="166" calcext:value-type="float">
            <text:p>1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2298221630299" calcext:value-type="float">
            <text:p>16,2298221630299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1" calcext:value-type="float">
            <text:p>1</text:p>
          </table:table-cell>
          <table:table-cell office:value-type="float" office:value="0.984984984984985" calcext:value-type="float">
            <text:p>0,984984984984985</text:p>
          </table:table-cell>
          <table:table-cell office:value-type="float" office:value="0.992435703479576" calcext:value-type="float">
            <text:p>0,992435703479576</text:p>
          </table:table-cell>
          <table:table-cell office:value-type="string" calcext:value-type="string">
            <text:p>['120' '221' '122' '309' '215' '209' '186' '205' '313' '21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49, 153, 161, 171, 185, 237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7, 151, 247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255, 20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5.82551" calcext:value-type="float">
            <text:p>15,82551</text:p>
          </table:table-cell>
          <table:table-cell office:value-type="float" office:value="5365" calcext:value-type="float">
            <text:p>53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.1656023411956" calcext:value-type="float">
            <text:p>36,1656023411956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office:value-type="float" office:value="0.997888127853881" calcext:value-type="float">
            <text:p>0,997888127853881</text:p>
          </table:table-cell>
          <table:table-cell office:value-type="float" office:value="0.999066641777114" calcext:value-type="float">
            <text:p>0,999066641777114</text:p>
          </table:table-cell>
          <table:table-cell office:value-type="float" office:value="0.99748392507688" calcext:value-type="float">
            <text:p>0,99748392507688</text:p>
          </table:table-cell>
          <table:table-cell office:value-type="float" office:value="0.998274656096992" calcext:value-type="float">
            <text:p>0,998274656096992</text:p>
          </table:table-cell>
          <table:table-cell office:value-type="string" calcext:value-type="string">
            <text:p>['323' '235' '317' '233' '231' '319' '229' '204' '189' '18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59, 185, 201, 219, 225, 231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27, 35, 189, 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7, 113, 205, 225</text:p>
          </table:table-cell>
          <table:table-cell office:value-type="float" office:value="0.02" calcext:value-type="float">
            <text:p>0,02</text:p>
          </table:table-cell>
          <table:table-cell office:value-type="float" office:value="117" calcext:value-type="float">
            <text:p>117</text:p>
          </table:table-cell>
          <table:table-cell office:value-type="float" office:value="5.88737" calcext:value-type="float">
            <text:p>5,88737</text:p>
          </table:table-cell>
          <table:table-cell office:value-type="float" office:value="1374" calcext:value-type="float">
            <text:p>13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9757669991536" calcext:value-type="float">
            <text:p>24,975766999153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5.24" calcext:value-type="float">
            <text:p>105,24</text:p>
          </table:table-cell>
          <table:table-cell office:value-type="float" office:value="95.09" calcext:value-type="float">
            <text:p>95,09</text:p>
          </table:table-cell>
          <table:table-cell office:value-type="float" office:value="0.849429223744292" calcext:value-type="float">
            <text:p>0,849429223744292</text:p>
          </table:table-cell>
          <table:table-cell office:value-type="float" office:value="1" calcext:value-type="float">
            <text:p>1</text:p>
          </table:table-cell>
          <table:table-cell office:value-type="float" office:value="0.0403783193888687" calcext:value-type="float">
            <text:p>0,0403783193888687</text:p>
          </table:table-cell>
          <table:table-cell office:value-type="float" office:value="0.0776223776223776" calcext:value-type="float">
            <text:p>0,0776223776223776</text:p>
          </table:table-cell>
          <table:table-cell office:value-type="string" calcext:value-type="string">
            <text:p>['213' '219' '217' '311' '223' '221' '186' '116' '297' '12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5, 149, 153, 159, 171, 197, 217, 225, 237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9, 21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2.79934" calcext:value-type="float">
            <text:p>12,79934</text:p>
          </table:table-cell>
          <table:table-cell office:value-type="float" office:value="2016" calcext:value-type="float">
            <text:p>20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1837052817135" calcext:value-type="float">
            <text:p>2,1837052817135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256136870816" calcext:value-type="float">
            <text:p>0,999256136870816</text:p>
          </table:table-cell>
          <table:table-cell office:value-type="float" office:value="0.99962793005085" calcext:value-type="float">
            <text:p>0,99962793005085</text:p>
          </table:table-cell>
          <table:table-cell office:value-type="string" calcext:value-type="string">
            <text:p>['105' '109' '103' '107' '111' '115' '117' '101' '112' '11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7, 131, 159, 171, 185, 197, 219, 231, 239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1, 14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7.58562" calcext:value-type="float">
            <text:p>37,58562</text:p>
          </table:table-cell>
          <table:table-cell office:value-type="float" office:value="1532" calcext:value-type="float">
            <text:p>15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666" calcext:value-type="float">
            <text:p>4,666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0.998044328552803" calcext:value-type="float">
            <text:p>0,998044328552803</text:p>
          </table:table-cell>
          <table:table-cell office:value-type="float" office:value="0.999021207177814" calcext:value-type="float">
            <text:p>0,999021207177814</text:p>
          </table:table-cell>
          <table:table-cell office:value-type="float" office:value="0.99853252894179" calcext:value-type="float">
            <text:p>0,99853252894179</text:p>
          </table:table-cell>
          <table:table-cell office:value-type="string" calcext:value-type="string">
            <text:p>['329' '299' '303' '301' '305' '116' '121' '307' '223' '11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9, 153, 171, 185, 197, 201, 219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5, 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, 113, 253</text:p>
          </table:table-cell>
          <table:table-cell office:value-type="float" office:value="0.05" calcext:value-type="float">
            <text:p>0,05</text:p>
          </table:table-cell>
          <table:table-cell office:value-type="float" office:value="131" calcext:value-type="float">
            <text:p>131</text:p>
          </table:table-cell>
          <table:table-cell office:value-type="float" office:value="211.47658" calcext:value-type="float">
            <text:p>211,47658</text:p>
          </table:table-cell>
          <table:table-cell office:value-type="float" office:value="7637.5" calcext:value-type="float">
            <text:p>7637,5</text:p>
          </table:table-cell>
          <table:table-cell office:value-type="float" office:value="307" calcext:value-type="float">
            <text:p>307</text:p>
          </table:table-cell>
          <table:table-cell office:value-type="float" office:value="2.32007" calcext:value-type="float">
            <text:p>2,32007</text:p>
          </table:table-cell>
          <table:table-cell office:value-type="float" office:value="130.5" calcext:value-type="float">
            <text:p>130,5</text:p>
          </table:table-cell>
          <table:table-cell office:value-type="string" calcext:value-type="string">
            <text:p>Leak1 inside Leak0</text:p>
          </table:table-cell>
          <table:table-cell office:value-type="float" office:value="16.7687656074612" calcext:value-type="float">
            <text:p>16,768765607461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37" calcext:value-type="float">
            <text:p>104,37</text:p>
          </table:table-cell>
          <table:table-cell office:value-type="float" office:value="95.8" calcext:value-type="float">
            <text:p>95,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49, 153, 185, 197, 201, 219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185, 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, 219, 229</text:p>
          </table:table-cell>
          <table:table-cell office:value-type="float" office:value="0.05" calcext:value-type="float">
            <text:p>0,05</text:p>
          </table:table-cell>
          <table:table-cell office:value-type="float" office:value="207" calcext:value-type="float">
            <text:p>207</text:p>
          </table:table-cell>
          <table:table-cell office:value-type="float" office:value="6.79058" calcext:value-type="float">
            <text:p>6,79058</text:p>
          </table:table-cell>
          <table:table-cell office:value-type="float" office:value="2449.5" calcext:value-type="float">
            <text:p>244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85310781147966" calcext:value-type="float">
            <text:p>7,8531078114796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8.22" calcext:value-type="float">
            <text:p>108,22</text:p>
          </table:table-cell>
          <table:table-cell office:value-type="float" office:value="92.43" calcext:value-type="float">
            <text:p>92,43</text:p>
          </table:table-cell>
          <table:table-cell office:value-type="float" office:value="0.998744292237443" calcext:value-type="float">
            <text:p>0,998744292237443</text:p>
          </table:table-cell>
          <table:table-cell office:value-type="float" office:value="0.999181334424887" calcext:value-type="float">
            <text:p>0,999181334424887</text:p>
          </table:table-cell>
          <table:table-cell office:value-type="float" office:value="0.996326530612245" calcext:value-type="float">
            <text:p>0,996326530612245</text:p>
          </table:table-cell>
          <table:table-cell office:value-type="float" office:value="0.997751890455753" calcext:value-type="float">
            <text:p>0,997751890455753</text:p>
          </table:table-cell>
          <table:table-cell office:value-type="string" calcext:value-type="string">
            <text:p>['238' '240' '237' '239' '319' '204' '317' '202' '235' '32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149, 153, 161, 197, 201, 219, 225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7, 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1, 117</text:p>
          </table:table-cell>
          <table:table-cell office:value-type="float" office:value="0.03" calcext:value-type="float">
            <text:p>0,03</text:p>
          </table:table-cell>
          <table:table-cell office:value-type="float" office:value="129" calcext:value-type="float">
            <text:p>129</text:p>
          </table:table-cell>
          <table:table-cell office:value-type="float" office:value="10.68313" calcext:value-type="float">
            <text:p>10,68313</text:p>
          </table:table-cell>
          <table:table-cell office:value-type="float" office:value="570" calcext:value-type="float">
            <text:p>570</text:p>
          </table:table-cell>
          <table:table-cell office:value-type="float" office:value="237" calcext:value-type="float">
            <text:p>237</text:p>
          </table:table-cell>
          <table:table-cell office:value-type="float" office:value="9.31768" calcext:value-type="float">
            <text:p>9,317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eak0 happens first</text:p>
          </table:table-cell>
          <table:table-cell office:value-type="float" office:value="33.6954334398127" calcext:value-type="float">
            <text:p>33,6954334398127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31, 145, 153, 157, 159, 185, 197, 201, 217, 225, 237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5, 185, 131, 211, 151</text:p>
          </table:table-cell>
          <table:table-cell office:value-type="float" office:value="0.01" calcext:value-type="float">
            <text:p>0,01</text:p>
          </table:table-cell>
          <table:table-cell office:value-type="float" office:value="145" calcext:value-type="float">
            <text:p>145</text:p>
          </table:table-cell>
          <table:table-cell office:value-type="float" office:value="0.18207" calcext:value-type="float">
            <text:p>0,18207</text:p>
          </table:table-cell>
          <table:table-cell office:value-type="float" office:value="195.5" calcext:value-type="float">
            <text:p>195,5</text:p>
          </table:table-cell>
          <table:table-cell office:value-type="float" office:value="187" calcext:value-type="float">
            <text:p>187</text:p>
          </table:table-cell>
          <table:table-cell office:value-type="float" office:value="52.28575" calcext:value-type="float">
            <text:p>52,28575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Leak1 happens first</text:p>
          </table:table-cell>
          <table:table-cell office:value-type="float" office:value="5.16889138490044" calcext:value-type="float">
            <text:p>5,16889138490044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18" calcext:value-type="float">
            <text:p>105,18</text:p>
          </table:table-cell>
          <table:table-cell office:value-type="float" office:value="95.1" calcext:value-type="float">
            <text:p>95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45, 153, 159, 161, 171, 197, 201, 217, 225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9, 163, 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13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.00018" calcext:value-type="float">
            <text:p>10,00018</text:p>
          </table:table-cell>
          <table:table-cell office:value-type="float" office:value="905.5" calcext:value-type="float">
            <text:p>905,5</text:p>
          </table:table-cell>
          <table:table-cell office:value-type="float" office:value="103" calcext:value-type="float">
            <text:p>103</text:p>
          </table:table-cell>
          <table:table-cell office:value-type="float" office:value="1.17942" calcext:value-type="float">
            <text:p>1,17942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Leak1 happens first</text:p>
          </table:table-cell>
          <table:table-cell office:value-type="float" office:value="8.21182629140162" calcext:value-type="float">
            <text:p>8,21182629140162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49, 153, 159, 161, 185, 197, 217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7, 193, 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5, 185, 107, 171, 147</text:p>
          </table:table-cell>
          <table:table-cell office:value-type="float" office:value="0.01" calcext:value-type="float">
            <text:p>0,01</text:p>
          </table:table-cell>
          <table:table-cell office:value-type="float" office:value="151" calcext:value-type="float">
            <text:p>151</text:p>
          </table:table-cell>
          <table:table-cell office:value-type="float" office:value="0.17846" calcext:value-type="float">
            <text:p>0,17846</text:p>
          </table:table-cell>
          <table:table-cell office:value-type="float" office:value="1764" calcext:value-type="float">
            <text:p>17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.5718012699374" calcext:value-type="float">
            <text:p>34,571801269937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6" calcext:value-type="float">
            <text:p>105,6</text:p>
          </table:table-cell>
          <table:table-cell office:value-type="float" office:value="94.72" calcext:value-type="float">
            <text:p>94,7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53, 159, 185, 197, 217, 219, 239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1.67968" calcext:value-type="float">
            <text:p>21,67968</text:p>
          </table:table-cell>
          <table:table-cell office:value-type="float" office:value="1781" calcext:value-type="float">
            <text:p>17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81381994008412" calcext:value-type="float">
            <text:p>1,81381994008412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91" calcext:value-type="float">
            <text:p>104,91</text:p>
          </table:table-cell>
          <table:table-cell office:value-type="float" office:value="95.32" calcext:value-type="float">
            <text:p>95,32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719180005616" calcext:value-type="float">
            <text:p>0,999719180005616</text:p>
          </table:table-cell>
          <table:table-cell office:value-type="float" office:value="0.999158012910469" calcext:value-type="float">
            <text:p>0,999158012910469</text:p>
          </table:table-cell>
          <table:table-cell office:value-type="float" office:value="0.999438517686693" calcext:value-type="float">
            <text:p>0,999438517686693</text:p>
          </table:table-cell>
          <table:table-cell office:value-type="string" calcext:value-type="string">
            <text:p>['145' '131' '147' '151' '149' '137' '135' '153' '155' '159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31, 145, 149, 153, 171, 185, 197, 201, 23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1, 213</text:p>
          </table:table-cell>
          <table:table-cell office:value-type="float" office:value="-0.04" calcext:value-type="float">
            <text:p>-0,04</text:p>
          </table:table-cell>
          <table:table-cell office:value-type="float" office:value="122" calcext:value-type="float">
            <text:p>122</text:p>
          </table:table-cell>
          <table:table-cell office:value-type="float" office:value="0.40999" calcext:value-type="float">
            <text:p>0,40999</text:p>
          </table:table-cell>
          <table:table-cell office:value-type="float" office:value="2074.5" calcext:value-type="float">
            <text:p>2074,5</text:p>
          </table:table-cell>
          <table:table-cell office:value-type="float" office:value="245" calcext:value-type="float">
            <text:p>245</text:p>
          </table:table-cell>
          <table:table-cell office:value-type="float" office:value="2.3315" calcext:value-type="float">
            <text:p>2,331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eak1 inside Leak0</text:p>
          </table:table-cell>
          <table:table-cell office:value-type="float" office:value="21.5529979354792" calcext:value-type="float">
            <text:p>21,5529979354792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5.72" calcext:value-type="float">
            <text:p>105,72</text:p>
          </table:table-cell>
          <table:table-cell office:value-type="float" office:value="94.63" calcext:value-type="float">
            <text:p>94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49, 161, 167, 197, 201, 219, 225, 239, 251, 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9, 149, 123, 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5, 211</text:p>
          </table:table-cell>
          <table:table-cell office:value-type="float" office:value="0.05" calcext:value-type="float">
            <text:p>0,05</text:p>
          </table:table-cell>
          <table:table-cell office:value-type="float" office:value="204" calcext:value-type="float">
            <text:p>204</text:p>
          </table:table-cell>
          <table:table-cell office:value-type="float" office:value="1.98553" calcext:value-type="float">
            <text:p>1,98553</text:p>
          </table:table-cell>
          <table:table-cell office:value-type="float" office:value="1345.5" calcext:value-type="float">
            <text:p>134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.6412094010127" calcext:value-type="float">
            <text:p>27,6412094010127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53, 171, 185, 201, 217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1, 243, 127, 251, 157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-0.01" calcext:value-type="float">
            <text:p>-0,01</text:p>
          </table:table-cell>
          <table:table-cell office:value-type="float" office:value="219" calcext:value-type="float">
            <text:p>219</text:p>
          </table:table-cell>
          <table:table-cell office:value-type="float" office:value="66.11121" calcext:value-type="float">
            <text:p>66,11121</text:p>
          </table:table-cell>
          <table:table-cell office:value-type="float" office:value="335" calcext:value-type="float">
            <text:p>335</text:p>
          </table:table-cell>
          <table:table-cell office:value-type="float" office:value="247" calcext:value-type="float">
            <text:p>247</text:p>
          </table:table-cell>
          <table:table-cell office:value-type="float" office:value="4.7146" calcext:value-type="float">
            <text:p>4,7146</text:p>
          </table:table-cell>
          <table:table-cell office:value-type="float" office:value="1024.5" calcext:value-type="float">
            <text:p>1024,5</text:p>
          </table:table-cell>
          <table:table-cell office:value-type="string" calcext:value-type="string">
            <text:p>Leak0 happens first</text:p>
          </table:table-cell>
          <table:table-cell office:value-type="float" office:value="16.5770332316769" calcext:value-type="float">
            <text:p>16,577033231676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59, 185, 197, 219, 225, 251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, 107, 167, 35</text:p>
          </table:table-cell>
          <table:table-cell office:value-type="float" office:value="-0.01" calcext:value-type="float">
            <text:p>-0,01</text:p>
          </table:table-cell>
          <table:table-cell office:value-type="float" office:value="217" calcext:value-type="float">
            <text:p>217</text:p>
          </table:table-cell>
          <table:table-cell office:value-type="float" office:value="38.85179" calcext:value-type="float">
            <text:p>38,85179</text:p>
          </table:table-cell>
          <table:table-cell office:value-type="float" office:value="2221" calcext:value-type="float">
            <text:p>22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18888377586175" calcext:value-type="float">
            <text:p>3,1888837758617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57" calcext:value-type="float">
            <text:p>105,57</text:p>
          </table:table-cell>
          <table:table-cell office:value-type="float" office:value="94.71" calcext:value-type="float">
            <text:p>94,7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32478055368" calcext:value-type="float">
            <text:p>0,99932478055368</text:p>
          </table:table-cell>
          <table:table-cell office:value-type="float" office:value="0.999662276258021" calcext:value-type="float">
            <text:p>0,999662276258021</text:p>
          </table:table-cell>
          <table:table-cell office:value-type="string" calcext:value-type="string">
            <text:p>['219' '217' '311' '213' '223' '297' '121' '116' '221' '186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5, 153, 159, 185, 201, 219, 225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, 145, 117, 171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04" calcext:value-type="float">
            <text:p>0,04</text:p>
          </table:table-cell>
          <table:table-cell office:value-type="float" office:value="113" calcext:value-type="float">
            <text:p>113</text:p>
          </table:table-cell>
          <table:table-cell office:value-type="float" office:value="19.27977" calcext:value-type="float">
            <text:p>19,27977</text:p>
          </table:table-cell>
          <table:table-cell office:value-type="float" office:value="1036.5" calcext:value-type="float">
            <text:p>103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.133611389011" calcext:value-type="float">
            <text:p>38,13361138901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37" calcext:value-type="float">
            <text:p>104,37</text:p>
          </table:table-cell>
          <table:table-cell office:value-type="float" office:value="95.8" calcext:value-type="float">
            <text:p>95,8</text:p>
          </table:table-cell>
          <table:table-cell office:value-type="float" office:value="0.998230593607306" calcext:value-type="float">
            <text:p>0,998230593607306</text:p>
          </table:table-cell>
          <table:table-cell office:value-type="float" office:value="1" calcext:value-type="float">
            <text:p>1</text:p>
          </table:table-cell>
          <table:table-cell office:value-type="float" office:value="0.985053037608486" calcext:value-type="float">
            <text:p>0,985053037608486</text:p>
          </table:table-cell>
          <table:table-cell office:value-type="float" office:value="0.992470245324265" calcext:value-type="float">
            <text:p>0,992470245324265</text:p>
          </table:table-cell>
          <table:table-cell office:value-type="string" calcext:value-type="string">
            <text:p>['213' '311' '219' '217' '223' '297' '121' '221' '186' '21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53, 157, 197, 201, 217, 219, 231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, 143, 131, 177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, 117, 203, 229, 111</text:p>
          </table:table-cell>
          <table:table-cell office:value-type="float" office:value="0.04" calcext:value-type="float">
            <text:p>0,04</text:p>
          </table:table-cell>
          <table:table-cell office:value-type="float" office:value="311" calcext:value-type="float">
            <text:p>311</text:p>
          </table:table-cell>
          <table:table-cell office:value-type="float" office:value="28.60921" calcext:value-type="float">
            <text:p>28,60921</text:p>
          </table:table-cell>
          <table:table-cell office:value-type="float" office:value="828" calcext:value-type="float">
            <text:p>8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4729171611364" calcext:value-type="float">
            <text:p>14,4729171611364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7.57" calcext:value-type="float">
            <text:p>107,57</text:p>
          </table:table-cell>
          <table:table-cell office:value-type="float" office:value="93.04" calcext:value-type="float">
            <text:p>93,04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818949909475" calcext:value-type="float">
            <text:p>0,99818949909475</text:p>
          </table:table-cell>
          <table:table-cell office:value-type="float" office:value="0.999093929326487" calcext:value-type="float">
            <text:p>0,999093929326487</text:p>
          </table:table-cell>
          <table:table-cell office:value-type="string" calcext:value-type="string">
            <text:p>['186' '213' '215' '311' '209' '221' '205' '219' '217' '202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45, 149, 159, 197, 201, 219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 121, 189, 215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19685" calcext:value-type="float">
            <text:p>0,19685</text:p>
          </table:table-cell>
          <table:table-cell office:value-type="float" office:value="463" calcext:value-type="float">
            <text:p>46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1844139739073" calcext:value-type="float">
            <text:p>0,1184413973907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office:value-type="float" office:value="0.943093607305936" calcext:value-type="float">
            <text:p>0,943093607305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20' '133' '137' '135' '145' '147' '131' '149' '151' '10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49, 153, 157, 159, 171, 197, 201, 217, 21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255, 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19</text:p>
          </table:table-cell>
          <table:table-cell office:value-type="float" office:value="0.04" calcext:value-type="float">
            <text:p>0,04</text:p>
          </table:table-cell>
          <table:table-cell office:value-type="float" office:value="119" calcext:value-type="float">
            <text:p>119</text:p>
          </table:table-cell>
          <table:table-cell office:value-type="float" office:value="17.19783" calcext:value-type="float">
            <text:p>17,19783</text:p>
          </table:table-cell>
          <table:table-cell office:value-type="float" office:value="4243" calcext:value-type="float">
            <text:p>4243</text:p>
          </table:table-cell>
          <table:table-cell office:value-type="float" office:value="114" calcext:value-type="float">
            <text:p>114</text:p>
          </table:table-cell>
          <table:table-cell office:value-type="float" office:value="24.19115" calcext:value-type="float">
            <text:p>24,19115</text:p>
          </table:table-cell>
          <table:table-cell office:value-type="float" office:value="1858.5" calcext:value-type="float">
            <text:p>1858,5</text:p>
          </table:table-cell>
          <table:table-cell office:value-type="string" calcext:value-type="string">
            <text:p>Leak0 overlaps Leak1</text:p>
          </table:table-cell>
          <table:table-cell office:value-type="float" office:value="9.23104150347117" calcext:value-type="float">
            <text:p>9,231041503471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66" calcext:value-type="float">
            <text:p>107,66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49, 153, 159, 171, 197, 201, 217, 219, 231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, 131, 145, 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, 125, 193</text:p>
          </table:table-cell>
          <table:table-cell office:value-type="float" office:value="-0.04" calcext:value-type="float">
            <text:p>-0,04</text:p>
          </table:table-cell>
          <table:table-cell office:value-type="float" office:value="195" calcext:value-type="float">
            <text:p>195</text:p>
          </table:table-cell>
          <table:table-cell office:value-type="float" office:value="41.345" calcext:value-type="float">
            <text:p>41,345</text:p>
          </table:table-cell>
          <table:table-cell office:value-type="float" office:value="1699" calcext:value-type="float">
            <text:p>1699</text:p>
          </table:table-cell>
          <table:table-cell office:value-type="float" office:value="273" calcext:value-type="float">
            <text:p>273</text:p>
          </table:table-cell>
          <table:table-cell office:value-type="float" office:value="0.95244" calcext:value-type="float">
            <text:p>0,95244</text:p>
          </table:table-cell>
          <table:table-cell office:value-type="float" office:value="285.5" calcext:value-type="float">
            <text:p>285,5</text:p>
          </table:table-cell>
          <table:table-cell office:value-type="string" calcext:value-type="string">
            <text:p>Leak1 happens first</text:p>
          </table:table-cell>
          <table:table-cell office:value-type="float" office:value="30.3635955753033" calcext:value-type="float">
            <text:p>30,363595575303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32" calcext:value-type="float">
            <text:p>110,32</text:p>
          </table:table-cell>
          <table:table-cell office:value-type="float" office:value="90.74" calcext:value-type="float">
            <text:p>90,7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45, 149, 159, 217, 219, 225, 231, 237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, 231, 239, 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07, 199</text:p>
          </table:table-cell>
          <table:table-cell office:value-type="float" office:value="0.02" calcext:value-type="float">
            <text:p>0,02</text:p>
          </table:table-cell>
          <table:table-cell office:value-type="float" office:value="113" calcext:value-type="float">
            <text:p>113</text:p>
          </table:table-cell>
          <table:table-cell office:value-type="float" office:value="34.17214" calcext:value-type="float">
            <text:p>34,17214</text:p>
          </table:table-cell>
          <table:table-cell office:value-type="float" office:value="91.5" calcext:value-type="float">
            <text:p>91,5</text:p>
          </table:table-cell>
          <table:table-cell office:value-type="float" office:value="240" calcext:value-type="float">
            <text:p>240</text:p>
          </table:table-cell>
          <table:table-cell office:value-type="float" office:value="53.20507" calcext:value-type="float">
            <text:p>53,2050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eak1 happens first</text:p>
          </table:table-cell>
          <table:table-cell office:value-type="float" office:value="10.4688684186064" calcext:value-type="float">
            <text:p>10,468868418606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45, 149, 161, 185, 197, 201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7, 205, 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7, 167, 171</text:p>
          </table:table-cell>
          <table:table-cell office:value-type="float" office:value="0.04" calcext:value-type="float">
            <text:p>0,04</text:p>
          </table:table-cell>
          <table:table-cell office:value-type="float" office:value="119" calcext:value-type="float">
            <text:p>119</text:p>
          </table:table-cell>
          <table:table-cell office:value-type="float" office:value="0.83987" calcext:value-type="float">
            <text:p>0,83987</text:p>
          </table:table-cell>
          <table:table-cell office:value-type="float" office:value="3428" calcext:value-type="float">
            <text:p>3428</text:p>
          </table:table-cell>
          <table:table-cell office:value-type="float" office:value="116" calcext:value-type="float">
            <text:p>116</text:p>
          </table:table-cell>
          <table:table-cell office:value-type="float" office:value="54.45156" calcext:value-type="float">
            <text:p>54,45156</text:p>
          </table:table-cell>
          <table:table-cell office:value-type="float" office:value="6072.5" calcext:value-type="float">
            <text:p>6072,5</text:p>
          </table:table-cell>
          <table:table-cell office:value-type="string" calcext:value-type="string">
            <text:p>Leak1 overlaps Leak0</text:p>
          </table:table-cell>
          <table:table-cell office:value-type="float" office:value="31.3010057625274" calcext:value-type="float">
            <text:p>31,301005762527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18" calcext:value-type="float">
            <text:p>108,18</text:p>
          </table:table-cell>
          <table:table-cell office:value-type="float" office:value="92.51" calcext:value-type="float">
            <text:p>92,5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67, 171, 185, 217, 219, 225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7, 207, 229, 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205, 15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.06368" calcext:value-type="float">
            <text:p>1,06368</text:p>
          </table:table-cell>
          <table:table-cell office:value-type="float" office:value="0.5" calcext:value-type="float">
            <text:p>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.2074271790046" calcext:value-type="float">
            <text:p>44,207427179004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19" calcext:value-type="float">
            <text:p>106,19</text:p>
          </table:table-cell>
          <table:table-cell office:value-type="float" office:value="94.18" calcext:value-type="float">
            <text:p>94,1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5, 149, 153, 159, 171, 217, 237, 239, 251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-0.02" calcext:value-type="float">
            <text:p>-0,02</text:p>
          </table:table-cell>
          <table:table-cell office:value-type="float" office:value="261" calcext:value-type="float">
            <text:p>261</text:p>
          </table:table-cell>
          <table:table-cell office:value-type="float" office:value="1.07597" calcext:value-type="float">
            <text:p>1,07597</text:p>
          </table:table-cell>
          <table:table-cell office:value-type="float" office:value="2538" calcext:value-type="float">
            <text:p>2538</text:p>
          </table:table-cell>
          <table:table-cell office:value-type="float" office:value="147" calcext:value-type="float">
            <text:p>147</text:p>
          </table:table-cell>
          <table:table-cell office:value-type="float" office:value="0.56667" calcext:value-type="float">
            <text:p>0,56667</text:p>
          </table:table-cell>
          <table:table-cell office:value-type="float" office:value="64.5" calcext:value-type="float">
            <text:p>64,5</text:p>
          </table:table-cell>
          <table:table-cell office:value-type="string" calcext:value-type="string">
            <text:p>Leak1 inside Leak0</text:p>
          </table:table-cell>
          <table:table-cell office:value-type="float" office:value="8.72372848204564" calcext:value-type="float">
            <text:p>8,7237284820456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9.28" calcext:value-type="float">
            <text:p>109,28</text:p>
          </table:table-cell>
          <table:table-cell office:value-type="float" office:value="91.54" calcext:value-type="float">
            <text:p>91,5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45, 157, 159, 171, 201, 225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5, 153, 215, 253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04" calcext:value-type="float">
            <text:p>0,04</text:p>
          </table:table-cell>
          <table:table-cell office:value-type="float" office:value="204" calcext:value-type="float">
            <text:p>204</text:p>
          </table:table-cell>
          <table:table-cell office:value-type="float" office:value="0.46907" calcext:value-type="float">
            <text:p>0,46907</text:p>
          </table:table-cell>
          <table:table-cell office:value-type="float" office:value="602" calcext:value-type="float">
            <text:p>602</text:p>
          </table:table-cell>
          <table:table-cell office:value-type="float" office:value="186" calcext:value-type="float">
            <text:p>186</text:p>
          </table:table-cell>
          <table:table-cell office:value-type="float" office:value="20.2287" calcext:value-type="float">
            <text:p>20,2287</text:p>
          </table:table-cell>
          <table:table-cell office:value-type="float" office:value="2610.5" calcext:value-type="float">
            <text:p>2610,5</text:p>
          </table:table-cell>
          <table:table-cell office:value-type="string" calcext:value-type="string">
            <text:p>Leak0 happens first</text:p>
          </table:table-cell>
          <table:table-cell office:value-type="float" office:value="30.5320632807147" calcext:value-type="float">
            <text:p>30,5320632807147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53, 159, 171, 197, 201, 219, 225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, 211, 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, 191, 166, 237, 163</text:p>
          </table:table-cell>
          <table:table-cell office:value-type="float" office:value="0.03" calcext:value-type="float">
            <text:p>0,03</text:p>
          </table:table-cell>
          <table:table-cell office:value-type="float" office:value="111" calcext:value-type="float">
            <text:p>111</text:p>
          </table:table-cell>
          <table:table-cell office:value-type="float" office:value="33.10157" calcext:value-type="float">
            <text:p>33,10157</text:p>
          </table:table-cell>
          <table:table-cell office:value-type="float" office:value="976" calcext:value-type="float">
            <text:p>9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6434620271026" calcext:value-type="float">
            <text:p>22,643462027102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44" calcext:value-type="float">
            <text:p>107,44</text:p>
          </table:table-cell>
          <table:table-cell office:value-type="float" office:value="93.12" calcext:value-type="float">
            <text:p>93,12</text:p>
          </table:table-cell>
          <table:table-cell office:value-type="float" office:value="0.999429223744292" calcext:value-type="float">
            <text:p>0,999429223744292</text:p>
          </table:table-cell>
          <table:table-cell office:value-type="float" office:value="0.996423096576392" calcext:value-type="float">
            <text:p>0,996423096576392</text:p>
          </table:table-cell>
          <table:table-cell office:value-type="float" office:value="0.998463901689708" calcext:value-type="float">
            <text:p>0,998463901689708</text:p>
          </table:table-cell>
          <table:table-cell office:value-type="float" office:value="0.997442455242967" calcext:value-type="float">
            <text:p>0,997442455242967</text:p>
          </table:table-cell>
          <table:table-cell office:value-type="string" calcext:value-type="string">
            <text:p>['112' '113' '307' '114' '225' '119' '301' '305' '303' '115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53, 159, 185, 197, 217, 225, 231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5, 167, 35, 22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73.95151" calcext:value-type="float">
            <text:p>73,95151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office:value-type="float" office:value="45.80624" calcext:value-type="float">
            <text:p>45,80624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Leak1 happens first</text:p>
          </table:table-cell>
          <table:table-cell office:value-type="float" office:value="12.4528587828537" calcext:value-type="float">
            <text:p>12,4528587828537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49, 153, 171, 185, 197, 201, 219, 231, 237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, 219, 171, 153, 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1, 20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.36362" calcext:value-type="float">
            <text:p>1,36362</text:p>
          </table:table-cell>
          <table:table-cell office:value-type="float" office:value="5313.5" calcext:value-type="float">
            <text:p>5313,5</text:p>
          </table:table-cell>
          <table:table-cell office:value-type="float" office:value="193" calcext:value-type="float">
            <text:p>193</text:p>
          </table:table-cell>
          <table:table-cell office:value-type="float" office:value="4.52988" calcext:value-type="float">
            <text:p>4,52988</text:p>
          </table:table-cell>
          <table:table-cell office:value-type="float" office:value="6629" calcext:value-type="float">
            <text:p>6629</text:p>
          </table:table-cell>
          <table:table-cell office:value-type="string" calcext:value-type="string">
            <text:p>Leak0 inside Leak1</text:p>
          </table:table-cell>
          <table:table-cell office:value-type="float" office:value="11.7663310835521" calcext:value-type="float">
            <text:p>11,7663310835521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5.72" calcext:value-type="float">
            <text:p>105,72</text:p>
          </table:table-cell>
          <table:table-cell office:value-type="float" office:value="94.63" calcext:value-type="float">
            <text:p>94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45, 149, 159, 167, 185, 225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205, 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6, 225, 145</text:p>
          </table:table-cell>
          <table:table-cell office:value-type="float" office:value="0.05" calcext:value-type="float">
            <text:p>0,05</text:p>
          </table:table-cell>
          <table:table-cell office:value-type="float" office:value="180" calcext:value-type="float">
            <text:p>180</text:p>
          </table:table-cell>
          <table:table-cell office:value-type="float" office:value="3.39064" calcext:value-type="float">
            <text:p>3,39064</text:p>
          </table:table-cell>
          <table:table-cell office:value-type="float" office:value="280.5" calcext:value-type="float">
            <text:p>280,5</text:p>
          </table:table-cell>
          <table:table-cell office:value-type="float" office:value="207" calcext:value-type="float">
            <text:p>207</text:p>
          </table:table-cell>
          <table:table-cell office:value-type="float" office:value="31.43313" calcext:value-type="float">
            <text:p>31,43313</text:p>
          </table:table-cell>
          <table:table-cell office:value-type="float" office:value="218.5" calcext:value-type="float">
            <text:p>218,5</text:p>
          </table:table-cell>
          <table:table-cell office:value-type="string" calcext:value-type="string">
            <text:p>Leak1 happens first</text:p>
          </table:table-cell>
          <table:table-cell office:value-type="float" office:value="25.7867776378434" calcext:value-type="float">
            <text:p>25,786777637843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61" calcext:value-type="float">
            <text:p>106,61</text:p>
          </table:table-cell>
          <table:table-cell office:value-type="float" office:value="93.79" calcext:value-type="float">
            <text:p>93,7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5, 167, 185, 201, 217, 219, 225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9, 185,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, 151</text:p>
          </table:table-cell>
          <table:table-cell office:value-type="float" office:value="0.04" calcext:value-type="float">
            <text:p>0,04</text:p>
          </table:table-cell>
          <table:table-cell office:value-type="float" office:value="295" calcext:value-type="float">
            <text:p>295</text:p>
          </table:table-cell>
          <table:table-cell office:value-type="float" office:value="2.42088" calcext:value-type="float">
            <text:p>2,42088</text:p>
          </table:table-cell>
          <table:table-cell office:value-type="float" office:value="7383.5" calcext:value-type="float">
            <text:p>7383,5</text:p>
          </table:table-cell>
          <table:table-cell office:value-type="float" office:value="257" calcext:value-type="float">
            <text:p>257</text:p>
          </table:table-cell>
          <table:table-cell office:value-type="float" office:value="28.93673" calcext:value-type="float">
            <text:p>28,93673</text:p>
          </table:table-cell>
          <table:table-cell office:value-type="float" office:value="986.5" calcext:value-type="float">
            <text:p>986,5</text:p>
          </table:table-cell>
          <table:table-cell office:value-type="string" calcext:value-type="string">
            <text:p>Leak1 inside Leak0</text:p>
          </table:table-cell>
          <table:table-cell office:value-type="float" office:value="19.6003059720884" calcext:value-type="float">
            <text:p>19,600305972088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61, 171, 185, 217, 219, 225, 231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5, 213, 153, 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123, 151, 115</text:p>
          </table:table-cell>
          <table:table-cell office:value-type="float" office:value="0.01" calcext:value-type="float">
            <text:p>0,01</text:p>
          </table:table-cell>
          <table:table-cell office:value-type="float" office:value="203" calcext:value-type="float">
            <text:p>203</text:p>
          </table:table-cell>
          <table:table-cell office:value-type="float" office:value="6.10501" calcext:value-type="float">
            <text:p>6,10501</text:p>
          </table:table-cell>
          <table:table-cell office:value-type="float" office:value="929.5" calcext:value-type="float">
            <text:p>92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1974611221574" calcext:value-type="float">
            <text:p>14,1974611221574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997260273972603" calcext:value-type="float">
            <text:p>0,997260273972603</text:p>
          </table:table-cell>
          <table:table-cell office:value-type="float" office:value="0.999448732083793" calcext:value-type="float">
            <text:p>0,999448732083793</text:p>
          </table:table-cell>
          <table:table-cell office:value-type="float" office:value="0.974731182795699" calcext:value-type="float">
            <text:p>0,974731182795699</text:p>
          </table:table-cell>
          <table:table-cell office:value-type="float" office:value="0.986935220468155" calcext:value-type="float">
            <text:p>0,986935220468155</text:p>
          </table:table-cell>
          <table:table-cell office:value-type="string" calcext:value-type="string">
            <text:p>['239' '319' '317' '237' '204' '235' '323' '233' '231' '202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153, 157, 159, 161, 167, 171, 185, 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, 127, 213, 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7, 151, 105, 189, 225</text:p>
          </table:table-cell>
          <table:table-cell office:value-type="float" office:value="0.04" calcext:value-type="float">
            <text:p>0,04</text:p>
          </table:table-cell>
          <table:table-cell office:value-type="float" office:value="305" calcext:value-type="float">
            <text:p>305</text:p>
          </table:table-cell>
          <table:table-cell office:value-type="float" office:value="2.59561" calcext:value-type="float">
            <text:p>2,59561</text:p>
          </table:table-cell>
          <table:table-cell office:value-type="float" office:value="1192" calcext:value-type="float">
            <text:p>1192</text:p>
          </table:table-cell>
          <table:table-cell office:value-type="float" office:value="309" calcext:value-type="float">
            <text:p>309</text:p>
          </table:table-cell>
          <table:table-cell office:value-type="float" office:value="0.43346" calcext:value-type="float">
            <text:p>0,43346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Leak0 inside Leak1</text:p>
          </table:table-cell>
          <table:table-cell office:value-type="float" office:value="7.27504971752802" calcext:value-type="float">
            <text:p>7,2750497175280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5, 149, 161, 171, 185, 197, 217, 219, 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 213, 203, 17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,02</text:p>
          </table:table-cell>
          <table:table-cell office:value-type="float" office:value="229" calcext:value-type="float">
            <text:p>229</text:p>
          </table:table-cell>
          <table:table-cell office:value-type="float" office:value="259.58336" calcext:value-type="float">
            <text:p>259,58336</text:p>
          </table:table-cell>
          <table:table-cell office:value-type="float" office:value="590.5" calcext:value-type="float">
            <text:p>590,5</text:p>
          </table:table-cell>
          <table:table-cell office:value-type="float" office:value="135" calcext:value-type="float">
            <text:p>135</text:p>
          </table:table-cell>
          <table:table-cell office:value-type="float" office:value="41.50589" calcext:value-type="float">
            <text:p>41,50589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Leak0 happens first</text:p>
          </table:table-cell>
          <table:table-cell office:value-type="float" office:value="9.82832258140266" calcext:value-type="float">
            <text:p>9,8283225814026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59, 185, 201, 217, 21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229, 143, 225, 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, 109, 171, 123</text:p>
          </table:table-cell>
          <table:table-cell office:value-type="float" office:value="-0.03" calcext:value-type="float">
            <text:p>-0,03</text:p>
          </table:table-cell>
          <table:table-cell office:value-type="float" office:value="101" calcext:value-type="float">
            <text:p>101</text:p>
          </table:table-cell>
          <table:table-cell office:value-type="float" office:value="4.02271" calcext:value-type="float">
            <text:p>4,02271</text:p>
          </table:table-cell>
          <table:table-cell office:value-type="float" office:value="103.5" calcext:value-type="float">
            <text:p>10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1972739410775" calcext:value-type="float">
            <text:p>23,1972739410775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55" calcext:value-type="float">
            <text:p>103,55</text:p>
          </table:table-cell>
          <table:table-cell office:value-type="float" office:value="96.57" calcext:value-type="float">
            <text:p>96,57</text:p>
          </table:table-cell>
          <table:table-cell office:value-type="float" office:value="0.988013698630137" calcext:value-type="float">
            <text:p>0,988013698630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238' '240' '237' '239' '319' '204' '317' '202' '235' '24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31, 149, 159, 171, 185, 197, 201, 217, 21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5, 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 231, 209, 161</text:p>
          </table:table-cell>
          <table:table-cell office:value-type="float" office:value="0.03" calcext:value-type="float">
            <text:p>0,03</text:p>
          </table:table-cell>
          <table:table-cell office:value-type="float" office:value="119" calcext:value-type="float">
            <text:p>119</text:p>
          </table:table-cell>
          <table:table-cell office:value-type="float" office:value="10.56851" calcext:value-type="float">
            <text:p>10,56851</text:p>
          </table:table-cell>
          <table:table-cell office:value-type="float" office:value="6848" calcext:value-type="float">
            <text:p>6848</text:p>
          </table:table-cell>
          <table:table-cell office:value-type="float" office:value="169" calcext:value-type="float">
            <text:p>169</text:p>
          </table:table-cell>
          <table:table-cell office:value-type="float" office:value="9.99356" calcext:value-type="float">
            <text:p>9,99356</text:p>
          </table:table-cell>
          <table:table-cell office:value-type="float" office:value="48.5" calcext:value-type="float">
            <text:p>48,5</text:p>
          </table:table-cell>
          <table:table-cell office:value-type="string" calcext:value-type="string">
            <text:p>Leak0 happens first</text:p>
          </table:table-cell>
          <table:table-cell office:value-type="float" office:value="9.11736207565537" calcext:value-type="float">
            <text:p>9,1173620756553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48" calcext:value-type="float">
            <text:p>105,48</text:p>
          </table:table-cell>
          <table:table-cell office:value-type="float" office:value="94.86" calcext:value-type="float">
            <text:p>94,8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5, 159, 161, 201, 217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153</text:p>
          </table:table-cell>
          <table:table-cell office:value-type="float" office:value="0.01" calcext:value-type="float">
            <text:p>0,01</text:p>
          </table:table-cell>
          <table:table-cell office:value-type="float" office:value="297" calcext:value-type="float">
            <text:p>297</text:p>
          </table:table-cell>
          <table:table-cell office:value-type="float" office:value="1.23003" calcext:value-type="float">
            <text:p>1,23003</text:p>
          </table:table-cell>
          <table:table-cell office:value-type="float" office:value="2897" calcext:value-type="float">
            <text:p>2897</text:p>
          </table:table-cell>
          <table:table-cell office:value-type="float" office:value="285" calcext:value-type="float">
            <text:p>285</text:p>
          </table:table-cell>
          <table:table-cell office:value-type="float" office:value="1.84554" calcext:value-type="float">
            <text:p>1,8455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Leak1 overlaps Leak0</text:p>
          </table:table-cell>
          <table:table-cell office:value-type="float" office:value="10.9986936559674" calcext:value-type="float">
            <text:p>10,998693655967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45, 153, 171, 217, 219, 225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9, 193, 103, 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7</text:p>
          </table:table-cell>
          <table:table-cell office:value-type="float" office:value="0.04" calcext:value-type="float">
            <text:p>0,04</text:p>
          </table:table-cell>
          <table:table-cell office:value-type="float" office:value="137" calcext:value-type="float">
            <text:p>137</text:p>
          </table:table-cell>
          <table:table-cell office:value-type="float" office:value="3.05736" calcext:value-type="float">
            <text:p>3,05736</text:p>
          </table:table-cell>
          <table:table-cell office:value-type="float" office:value="937" calcext:value-type="float">
            <text:p>937</text:p>
          </table:table-cell>
          <table:table-cell office:value-type="float" office:value="197" calcext:value-type="float">
            <text:p>197</text:p>
          </table:table-cell>
          <table:table-cell office:value-type="float" office:value="9.52306" calcext:value-type="float">
            <text:p>9,52306</text:p>
          </table:table-cell>
          <table:table-cell office:value-type="float" office:value="3173.5" calcext:value-type="float">
            <text:p>3173,5</text:p>
          </table:table-cell>
          <table:table-cell office:value-type="string" calcext:value-type="string">
            <text:p>Leak0 happens first</text:p>
          </table:table-cell>
          <table:table-cell office:value-type="float" office:value="41.4273383133339" calcext:value-type="float">
            <text:p>41,4273383133339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5.97" calcext:value-type="float">
            <text:p>105,97</text:p>
          </table:table-cell>
          <table:table-cell office:value-type="float" office:value="94.41" calcext:value-type="float">
            <text:p>94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45, 153, 159, 161, 185, 197, 201, 219, 23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, 243, 193, 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9, 251, 161, 113, 225</text:p>
          </table:table-cell>
          <table:table-cell office:value-type="float" office:value="0.03" calcext:value-type="float">
            <text:p>0,03</text:p>
          </table:table-cell>
          <table:table-cell office:value-type="float" office:value="177" calcext:value-type="float">
            <text:p>177</text:p>
          </table:table-cell>
          <table:table-cell office:value-type="float" office:value="6.23334" calcext:value-type="float">
            <text:p>6,23334</text:p>
          </table:table-cell>
          <table:table-cell office:value-type="float" office:value="473" calcext:value-type="float">
            <text:p>473</text:p>
          </table:table-cell>
          <table:table-cell office:value-type="float" office:value="161" calcext:value-type="float">
            <text:p>161</text:p>
          </table:table-cell>
          <table:table-cell office:value-type="float" office:value="4.20643" calcext:value-type="float">
            <text:p>4,20643</text:p>
          </table:table-cell>
          <table:table-cell office:value-type="float" office:value="4238.5" calcext:value-type="float">
            <text:p>4238,5</text:p>
          </table:table-cell>
          <table:table-cell office:value-type="string" calcext:value-type="string">
            <text:p>Leak0 inside Leak1</text:p>
          </table:table-cell>
          <table:table-cell office:value-type="float" office:value="20.520939895207" calcext:value-type="float">
            <text:p>20,52093989520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53, 157, 161, 171, 185, 197, 217, 219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143, 153, 205, 117</text:p>
          </table:table-cell>
          <table:table-cell office:value-type="float" office:value="0.02" calcext:value-type="float">
            <text:p>0,02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301" calcext:value-type="float">
            <text:p>301</text:p>
          </table:table-cell>
          <table:table-cell office:value-type="float" office:value="25.90883" calcext:value-type="float">
            <text:p>25,90883</text:p>
          </table:table-cell>
          <table:table-cell office:value-type="float" office:value="6271" calcext:value-type="float">
            <text:p>6271</text:p>
          </table:table-cell>
          <table:table-cell office:value-type="string" calcext:value-type="string">
            <text:p>Leak1 happens first</text:p>
          </table:table-cell>
          <table:table-cell office:value-type="float" office:value="5.94972934645626" calcext:value-type="float">
            <text:p>5,9497293464562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01" calcext:value-type="float">
            <text:p>107,01</text:p>
          </table:table-cell>
          <table:table-cell office:value-type="float" office:value="93.5" calcext:value-type="float">
            <text:p>93,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9, 185, 197, 201, 217, 225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3, 111, 219, 145, 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 117</text:p>
          </table:table-cell>
          <table:table-cell office:value-type="float" office:value="0.02" calcext:value-type="float">
            <text:p>0,02</text:p>
          </table:table-cell>
          <table:table-cell office:value-type="float" office:value="263" calcext:value-type="float">
            <text:p>263</text:p>
          </table:table-cell>
          <table:table-cell office:value-type="float" office:value="0.20086" calcext:value-type="float">
            <text:p>0,20086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float" office:value="15.77455" calcext:value-type="float">
            <text:p>15,77455</text:p>
          </table:table-cell>
          <table:table-cell office:value-type="float" office:value="1086.5" calcext:value-type="float">
            <text:p>1086,5</text:p>
          </table:table-cell>
          <table:table-cell office:value-type="string" calcext:value-type="string">
            <text:p>Leak1 happens first</text:p>
          </table:table-cell>
          <table:table-cell office:value-type="float" office:value="23.8789734327321" calcext:value-type="float">
            <text:p>23,878973432732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01" calcext:value-type="float">
            <text:p>107,01</text:p>
          </table:table-cell>
          <table:table-cell office:value-type="float" office:value="93.5" calcext:value-type="float">
            <text:p>93,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49, 153, 159, 171, 185, 217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5, 217, 127</text:p>
          </table:table-cell>
          <table:table-cell office:value-type="float" office:value="0.01" calcext:value-type="float">
            <text:p>0,01</text:p>
          </table:table-cell>
          <table:table-cell office:value-type="float" office:value="191" calcext:value-type="float">
            <text:p>191</text:p>
          </table:table-cell>
          <table:table-cell office:value-type="float" office:value="4.08446" calcext:value-type="float">
            <text:p>4,08446</text:p>
          </table:table-cell>
          <table:table-cell office:value-type="float" office:value="5620" calcext:value-type="float">
            <text:p>5620</text:p>
          </table:table-cell>
          <table:table-cell office:value-type="float" office:value="125" calcext:value-type="float">
            <text:p>125</text:p>
          </table:table-cell>
          <table:table-cell office:value-type="float" office:value="1.69158" calcext:value-type="float">
            <text:p>1,69158</text:p>
          </table:table-cell>
          <table:table-cell office:value-type="float" office:value="158.5" calcext:value-type="float">
            <text:p>158,5</text:p>
          </table:table-cell>
          <table:table-cell office:value-type="string" calcext:value-type="string">
            <text:p>Leak0 happens first</text:p>
          </table:table-cell>
          <table:table-cell office:value-type="float" office:value="1.66727432723456" calcext:value-type="float">
            <text:p>1,66727432723456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37" calcext:value-type="float">
            <text:p>104,37</text:p>
          </table:table-cell>
          <table:table-cell office:value-type="float" office:value="95.8" calcext:value-type="float">
            <text:p>95,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5, 153, 159, 171, 185, 219, 225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, 125, 197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-0.04" calcext:value-type="float">
            <text:p>-0,04</text:p>
          </table:table-cell>
          <table:table-cell office:value-type="float" office:value="202" calcext:value-type="float">
            <text:p>202</text:p>
          </table:table-cell>
          <table:table-cell office:value-type="float" office:value="5.85064" calcext:value-type="float">
            <text:p>5,85064</text:p>
          </table:table-cell>
          <table:table-cell office:value-type="float" office:value="252.5" calcext:value-type="float">
            <text:p>252,5</text:p>
          </table:table-cell>
          <table:table-cell office:value-type="float" office:value="112" calcext:value-type="float">
            <text:p>112</text:p>
          </table:table-cell>
          <table:table-cell office:value-type="float" office:value="3.81159" calcext:value-type="float">
            <text:p>3,81159</text:p>
          </table:table-cell>
          <table:table-cell office:value-type="float" office:value="829.5" calcext:value-type="float">
            <text:p>829,5</text:p>
          </table:table-cell>
          <table:table-cell office:value-type="string" calcext:value-type="string">
            <text:p>Leak1 happens first</text:p>
          </table:table-cell>
          <table:table-cell office:value-type="float" office:value="11.3977076931002" calcext:value-type="float">
            <text:p>11,397707693100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71, 185, 219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1, 125, 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1, 253</text:p>
          </table:table-cell>
          <table:table-cell office:value-type="float" office:value="0.02" calcext:value-type="float">
            <text:p>0,02</text:p>
          </table:table-cell>
          <table:table-cell office:value-type="float" office:value="309" calcext:value-type="float">
            <text:p>309</text:p>
          </table:table-cell>
          <table:table-cell office:value-type="float" office:value="10.46913" calcext:value-type="float">
            <text:p>10,46913</text:p>
          </table:table-cell>
          <table:table-cell office:value-type="float" office:value="4289.5" calcext:value-type="float">
            <text:p>4289,5</text:p>
          </table:table-cell>
          <table:table-cell office:value-type="float" office:value="215" calcext:value-type="float">
            <text:p>215</text:p>
          </table:table-cell>
          <table:table-cell office:value-type="float" office:value="0.82248" calcext:value-type="float">
            <text:p>0,82248</text:p>
          </table:table-cell>
          <table:table-cell office:value-type="float" office:value="5587.5" calcext:value-type="float">
            <text:p>5587,5</text:p>
          </table:table-cell>
          <table:table-cell office:value-type="string" calcext:value-type="string">
            <text:p>Leak0 inside Leak1</text:p>
          </table:table-cell>
          <table:table-cell office:value-type="float" office:value="8.311" calcext:value-type="float">
            <text:p>8,31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49, 159, 171, 185, 197, 201, 22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, 197, 131, 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5, 111, 237, 193, 107</text:p>
          </table:table-cell>
          <table:table-cell office:value-type="float" office:value="0.02" calcext:value-type="float">
            <text:p>0,02</text:p>
          </table:table-cell>
          <table:table-cell office:value-type="float" office:value="171" calcext:value-type="float">
            <text:p>171</text:p>
          </table:table-cell>
          <table:table-cell office:value-type="float" office:value="2.0647" calcext:value-type="float">
            <text:p>2,0647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4011898932427" calcext:value-type="float">
            <text:p>12,4011898932427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5, 127, 145, 159, 161, 171, 219, 25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-0.03" calcext:value-type="float">
            <text:p>-0,03</text:p>
          </table:table-cell>
          <table:table-cell office:value-type="float" office:value="161" calcext:value-type="float">
            <text:p>161</text:p>
          </table:table-cell>
          <table:table-cell office:value-type="float" office:value="7.7927" calcext:value-type="float">
            <text:p>7,7927</text:p>
          </table:table-cell>
          <table:table-cell office:value-type="float" office:value="754.5" calcext:value-type="float">
            <text:p>754,5</text:p>
          </table:table-cell>
          <table:table-cell office:value-type="float" office:value="183" calcext:value-type="float">
            <text:p>183</text:p>
          </table:table-cell>
          <table:table-cell office:value-type="float" office:value="96.33651" calcext:value-type="float">
            <text:p>96,33651</text:p>
          </table:table-cell>
          <table:table-cell office:value-type="float" office:value="3229.5" calcext:value-type="float">
            <text:p>3229,5</text:p>
          </table:table-cell>
          <table:table-cell office:value-type="string" calcext:value-type="string">
            <text:p>Leak0 inside Leak1</text:p>
          </table:table-cell>
          <table:table-cell office:value-type="float" office:value="1.23504147344866" calcext:value-type="float">
            <text:p>1,2350414734486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53, 159, 185, 219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5, 153, 171, 109, 23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01" calcext:value-type="float">
            <text:p>0,01</text:p>
          </table:table-cell>
          <table:table-cell office:value-type="float" office:value="247" calcext:value-type="float">
            <text:p>247</text:p>
          </table:table-cell>
          <table:table-cell office:value-type="float" office:value="1.04209" calcext:value-type="float">
            <text:p>1,04209</text:p>
          </table:table-cell>
          <table:table-cell office:value-type="float" office:value="1642.5" calcext:value-type="float">
            <text:p>1642,5</text:p>
          </table:table-cell>
          <table:table-cell office:value-type="float" office:value="111" calcext:value-type="float">
            <text:p>111</text:p>
          </table:table-cell>
          <table:table-cell office:value-type="float" office:value="0.43141" calcext:value-type="float">
            <text:p>0,43141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Leak0 overlaps Leak1</text:p>
          </table:table-cell>
          <table:table-cell office:value-type="float" office:value="36.487353602723" calcext:value-type="float">
            <text:p>36,48735360272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49, 153, 159, 185, 217, 225, 231, 237, 25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, 127, 131</text:p>
          </table:table-cell>
          <table:table-cell office:value-type="float" office:value="0.02" calcext:value-type="float">
            <text:p>0,02</text:p>
          </table:table-cell>
          <table:table-cell office:value-type="float" office:value="221" calcext:value-type="float">
            <text:p>221</text:p>
          </table:table-cell>
          <table:table-cell office:value-type="float" office:value="17.53116" calcext:value-type="float">
            <text:p>17,53116</text:p>
          </table:table-cell>
          <table:table-cell office:value-type="float" office:value="328" calcext:value-type="float">
            <text:p>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584" calcext:value-type="float">
            <text:p>3,584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3920972644377" calcext:value-type="float">
            <text:p>0,993920972644377</text:p>
          </table:table-cell>
          <table:table-cell office:value-type="float" office:value="0.995433789954338" calcext:value-type="float">
            <text:p>0,995433789954338</text:p>
          </table:table-cell>
          <table:table-cell office:value-type="float" office:value="0.99467680608365" calcext:value-type="float">
            <text:p>0,99467680608365</text:p>
          </table:table-cell>
          <table:table-cell office:value-type="string" calcext:value-type="string">
            <text:p>['261' '269' '263' '271' '251' '249' '247' '257' '245' '27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59, 161, 201, 217, 225, 231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3, 105, 119, 3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.81504" calcext:value-type="float">
            <text:p>0,81504</text:p>
          </table:table-cell>
          <table:table-cell office:value-type="float" office:value="59.5" calcext:value-type="float">
            <text:p>5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78255523103938" calcext:value-type="float">
            <text:p>4,7825552310393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2694063926941" calcext:value-type="float">
            <text:p>0,992694063926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19' '112' '114' '113' '307' '225' '301' '305' '303' '116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59, 185, 197, 217, 219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, 201, 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189, 103, 127, 217</text:p>
          </table:table-cell>
          <table:table-cell office:value-type="float" office:value="0.01" calcext:value-type="float">
            <text:p>0,01</text:p>
          </table:table-cell>
          <table:table-cell office:value-type="float" office:value="145" calcext:value-type="float">
            <text:p>145</text:p>
          </table:table-cell>
          <table:table-cell office:value-type="float" office:value="10.33326" calcext:value-type="float">
            <text:p>10,33326</text:p>
          </table:table-cell>
          <table:table-cell office:value-type="float" office:value="149.5" calcext:value-type="float">
            <text:p>149,5</text:p>
          </table:table-cell>
          <table:table-cell office:value-type="float" office:value="204" calcext:value-type="float">
            <text:p>204</text:p>
          </table:table-cell>
          <table:table-cell office:value-type="float" office:value="2.01741" calcext:value-type="float">
            <text:p>2,01741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Leak0 happens first</text:p>
          </table:table-cell>
          <table:table-cell office:value-type="float" office:value="27.5377403300111" calcext:value-type="float">
            <text:p>27,537740330011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7.82" calcext:value-type="float">
            <text:p>107,82</text:p>
          </table:table-cell>
          <table:table-cell office:value-type="float" office:value="92.82" calcext:value-type="float">
            <text:p>92,8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9, 153, 159, 161, 185, 197, 219, 225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, 147, 125, 237</text:p>
          </table:table-cell>
          <table:table-cell office:value-type="float" office:value="0.04" calcext:value-type="float">
            <text:p>0,04</text:p>
          </table:table-cell>
          <table:table-cell office:value-type="float" office:value="247" calcext:value-type="float">
            <text:p>247</text:p>
          </table:table-cell>
          <table:table-cell office:value-type="float" office:value="45.07882" calcext:value-type="float">
            <text:p>45,07882</text:p>
          </table:table-cell>
          <table:table-cell office:value-type="float" office:value="2445.5" calcext:value-type="float">
            <text:p>244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2517832236611" calcext:value-type="float">
            <text:p>16,2517832236611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72" calcext:value-type="float">
            <text:p>103,72</text:p>
          </table:table-cell>
          <table:table-cell office:value-type="float" office:value="96.41" calcext:value-type="float">
            <text:p>96,41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591085667553" calcext:value-type="float">
            <text:p>0,999591085667553</text:p>
          </table:table-cell>
          <table:table-cell office:value-type="float" office:value="0.999386753883892" calcext:value-type="float">
            <text:p>0,999386753883892</text:p>
          </table:table-cell>
          <table:table-cell office:value-type="float" office:value="0.999488909332516" calcext:value-type="float">
            <text:p>0,999488909332516</text:p>
          </table:table-cell>
          <table:table-cell office:value-type="string" calcext:value-type="string">
            <text:p>['241' '243' '245' '249' '247' '251' '257' '261' '269' '26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45, 149, 153, 171, 185, 197, 217, 219, 225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7, 177, 147, 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1, 117, 111</text:p>
          </table:table-cell>
          <table:table-cell office:value-type="float" office:value="0.02" calcext:value-type="float">
            <text:p>0,02</text:p>
          </table:table-cell>
          <table:table-cell office:value-type="float" office:value="325" calcext:value-type="float">
            <text:p>325</text:p>
          </table:table-cell>
          <table:table-cell office:value-type="float" office:value="0.1955" calcext:value-type="float">
            <text:p>0,1955</text:p>
          </table:table-cell>
          <table:table-cell office:value-type="float" office:value="156.5" calcext:value-type="float">
            <text:p>156,5</text:p>
          </table:table-cell>
          <table:table-cell office:value-type="float" office:value="195" calcext:value-type="float">
            <text:p>195</text:p>
          </table:table-cell>
          <table:table-cell office:value-type="float" office:value="1.49018" calcext:value-type="float">
            <text:p>1,49018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Leak1 happens first</text:p>
          </table:table-cell>
          <table:table-cell office:value-type="float" office:value="24.9784244253021" calcext:value-type="float">
            <text:p>24,9784244253021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53, 159, 171, 219, 225, 231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219, 159, 35</text:p>
          </table:table-cell>
          <table:table-cell office:value-type="float" office:value="0.04" calcext:value-type="float">
            <text:p>0,04</text:p>
          </table:table-cell>
          <table:table-cell office:value-type="float" office:value="215" calcext:value-type="float">
            <text:p>215</text:p>
          </table:table-cell>
          <table:table-cell office:value-type="float" office:value="3.70181" calcext:value-type="float">
            <text:p>3,70181</text:p>
          </table:table-cell>
          <table:table-cell office:value-type="float" office:value="3305.5" calcext:value-type="float">
            <text:p>330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.9617725936462" calcext:value-type="float">
            <text:p>28,961772593646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61" calcext:value-type="float">
            <text:p>107,61</text:p>
          </table:table-cell>
          <table:table-cell office:value-type="float" office:value="92.97" calcext:value-type="float">
            <text:p>92,9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71, 197, 201, 217, 219, 231, 251, 255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9, 115, 213, 211</text:p>
          </table:table-cell>
          <table:table-cell office:value-type="float" office:value="0.05" calcext:value-type="float">
            <text:p>0,05</text:p>
          </table:table-cell>
          <table:table-cell office:value-type="float" office:value="60" calcext:value-type="float">
            <text:p>60</text:p>
          </table:table-cell>
          <table:table-cell office:value-type="float" office:value="9.79684" calcext:value-type="float">
            <text:p>9,79684</text:p>
          </table:table-cell>
          <table:table-cell office:value-type="float" office:value="271" calcext:value-type="float">
            <text:p>2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82206137468826" calcext:value-type="float">
            <text:p>0,58220613746882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4475138121547" calcext:value-type="float">
            <text:p>0,994475138121547</text:p>
          </table:table-cell>
          <table:table-cell office:value-type="string" calcext:value-type="string">
            <text:p>['329' '175' '177' '173' '179' '181' '180' '321' '183' '18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21, 131, 161, 171, 217, 219, 225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163, 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9, 191, 145</text:p>
          </table:table-cell>
          <table:table-cell office:value-type="float" office:value="0.03" calcext:value-type="float">
            <text:p>0,03</text:p>
          </table:table-cell>
          <table:table-cell office:value-type="float" office:value="261" calcext:value-type="float">
            <text:p>261</text:p>
          </table:table-cell>
          <table:table-cell office:value-type="float" office:value="0.30841" calcext:value-type="float">
            <text:p>0,30841</text:p>
          </table:table-cell>
          <table:table-cell office:value-type="float" office:value="2529.5" calcext:value-type="float">
            <text:p>252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33465782570885" calcext:value-type="float">
            <text:p>9,3346578257088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19" calcext:value-type="float">
            <text:p>107,19</text:p>
          </table:table-cell>
          <table:table-cell office:value-type="float" office:value="93.34" calcext:value-type="float">
            <text:p>93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45, 153, 161, 185, 217, 219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251, 15, 215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125, 166, 211, 145</text:p>
          </table:table-cell>
          <table:table-cell office:value-type="float" office:value="0.02" calcext:value-type="float">
            <text:p>0,02</text:p>
          </table:table-cell>
          <table:table-cell office:value-type="float" office:value="277" calcext:value-type="float">
            <text:p>277</text:p>
          </table:table-cell>
          <table:table-cell office:value-type="float" office:value="1.77878" calcext:value-type="float">
            <text:p>1,77878</text:p>
          </table:table-cell>
          <table:table-cell office:value-type="float" office:value="708" calcext:value-type="float">
            <text:p>7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002838849101" calcext:value-type="float">
            <text:p>21,00283884910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61, 171, 197, 231, 237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125, 243, 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3, 237, 239, 171</text:p>
          </table:table-cell>
          <table:table-cell office:value-type="float" office:value="0.01" calcext:value-type="float">
            <text:p>0,01</text:p>
          </table:table-cell>
          <table:table-cell office:value-type="float" office:value="225" calcext:value-type="float">
            <text:p>225</text:p>
          </table:table-cell>
          <table:table-cell office:value-type="float" office:value="0.1488" calcext:value-type="float">
            <text:p>0,1488</text:p>
          </table:table-cell>
          <table:table-cell office:value-type="float" office:value="763.5" calcext:value-type="float">
            <text:p>76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7136020169577" calcext:value-type="float">
            <text:p>24,7136020169577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5.29" calcext:value-type="float">
            <text:p>105,29</text:p>
          </table:table-cell>
          <table:table-cell office:value-type="float" office:value="95.01" calcext:value-type="float">
            <text:p>95,0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9, 153, 159, 161, 185, 197, 201, 213, 217, 225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0.04" calcext:value-type="float">
            <text:p>-0,04</text:p>
          </table:table-cell>
          <table:table-cell office:value-type="float" office:value="261" calcext:value-type="float">
            <text:p>261</text:p>
          </table:table-cell>
          <table:table-cell office:value-type="float" office:value="25.99474" calcext:value-type="float">
            <text:p>25,99474</text:p>
          </table:table-cell>
          <table:table-cell office:value-type="float" office:value="1799.5" calcext:value-type="float">
            <text:p>179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18455474319727" calcext:value-type="float">
            <text:p>0,118455474319727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53" calcext:value-type="float">
            <text:p>105,53</text:p>
          </table:table-cell>
          <table:table-cell office:value-type="float" office:value="94.78" calcext:value-type="float">
            <text:p>94,78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166666666667" calcext:value-type="float">
            <text:p>0,999166666666667</text:p>
          </table:table-cell>
          <table:table-cell office:value-type="float" office:value="0.999583159649854" calcext:value-type="float">
            <text:p>0,999583159649854</text:p>
          </table:table-cell>
          <table:table-cell office:value-type="string" calcext:value-type="string">
            <text:p>['243' '245' '257' '247' '249' '251' '241' '261' '269' '26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71, 185, 197, 217, 225, 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191, 239, 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1, 147</text:p>
          </table:table-cell>
          <table:table-cell office:value-type="float" office:value="0.05" calcext:value-type="float">
            <text:p>0,05</text:p>
          </table:table-cell>
          <table:table-cell office:value-type="float" office:value="231" calcext:value-type="float">
            <text:p>231</text:p>
          </table:table-cell>
          <table:table-cell office:value-type="float" office:value="74.65311" calcext:value-type="float">
            <text:p>74,65311</text:p>
          </table:table-cell>
          <table:table-cell office:value-type="float" office:value="4844.5" calcext:value-type="float">
            <text:p>4844,5</text:p>
          </table:table-cell>
          <table:table-cell office:value-type="float" office:value="120" calcext:value-type="float">
            <text:p>120</text:p>
          </table:table-cell>
          <table:table-cell office:value-type="float" office:value="32.60454" calcext:value-type="float">
            <text:p>32,6045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eak0 happens first</text:p>
          </table:table-cell>
          <table:table-cell office:value-type="float" office:value="15.2801951694134" calcext:value-type="float">
            <text:p>15,28019516941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66" calcext:value-type="float">
            <text:p>107,66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5, 149, 159, 161, 167, 201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5, 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9, 171, 225</text:p>
          </table:table-cell>
          <table:table-cell office:value-type="float" office:value="0.04" calcext:value-type="float">
            <text:p>0,04</text:p>
          </table:table-cell>
          <table:table-cell office:value-type="float" office:value="186" calcext:value-type="float">
            <text:p>186</text:p>
          </table:table-cell>
          <table:table-cell office:value-type="float" office:value="0.44436" calcext:value-type="float">
            <text:p>0,44436</text:p>
          </table:table-cell>
          <table:table-cell office:value-type="float" office:value="1706.5" calcext:value-type="float">
            <text:p>170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28812111020262" calcext:value-type="float">
            <text:p>9,288121110202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9.54" calcext:value-type="float">
            <text:p>109,54</text:p>
          </table:table-cell>
          <table:table-cell office:value-type="float" office:value="91.33" calcext:value-type="float">
            <text:p>91,3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31, 149, 153, 161, 171, 185, 225, 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, 159, 255, 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, 201, 243</text:p>
          </table:table-cell>
          <table:table-cell office:value-type="float" office:value="0.05" calcext:value-type="float">
            <text:p>0,05</text:p>
          </table:table-cell>
          <table:table-cell office:value-type="float" office:value="193" calcext:value-type="float">
            <text:p>193</text:p>
          </table:table-cell>
          <table:table-cell office:value-type="float" office:value="17.54938" calcext:value-type="float">
            <text:p>17,54938</text:p>
          </table:table-cell>
          <table:table-cell office:value-type="float" office:value="380" calcext:value-type="float">
            <text:p>380</text:p>
          </table:table-cell>
          <table:table-cell office:value-type="float" office:value="229" calcext:value-type="float">
            <text:p>229</text:p>
          </table:table-cell>
          <table:table-cell office:value-type="float" office:value="2.27086" calcext:value-type="float">
            <text:p>2,270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eak0 happens first</text:p>
          </table:table-cell>
          <table:table-cell office:value-type="float" office:value="29.5638611211849" calcext:value-type="float">
            <text:p>29,5638611211849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5.97" calcext:value-type="float">
            <text:p>105,97</text:p>
          </table:table-cell>
          <table:table-cell office:value-type="float" office:value="94.41" calcext:value-type="float">
            <text:p>94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9, 153, 159, 171, 197, 201, 217, 219, 225, 237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, 125, 203, 205, 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5, 103</text:p>
          </table:table-cell>
          <table:table-cell office:value-type="float" office:value="0.04" calcext:value-type="float">
            <text:p>0,04</text:p>
          </table:table-cell>
          <table:table-cell office:value-type="float" office:value="313" calcext:value-type="float">
            <text:p>313</text:p>
          </table:table-cell>
          <table:table-cell office:value-type="float" office:value="15.78602" calcext:value-type="float">
            <text:p>15,78602</text:p>
          </table:table-cell>
          <table:table-cell office:value-type="float" office:value="812" calcext:value-type="float">
            <text:p>8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.4027644178354" calcext:value-type="float">
            <text:p>47,402764417835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93" calcext:value-type="float">
            <text:p>109,93</text:p>
          </table:table-cell>
          <table:table-cell office:value-type="float" office:value="91.03" calcext:value-type="float">
            <text:p>91,03</text:p>
          </table:table-cell>
          <table:table-cell office:value-type="float" office:value="0.997317351598174" calcext:value-type="float">
            <text:p>0,997317351598174</text:p>
          </table:table-cell>
          <table:table-cell office:value-type="float" office:value="1" calcext:value-type="float">
            <text:p>1</text:p>
          </table:table-cell>
          <table:table-cell office:value-type="float" office:value="0.971076923076923" calcext:value-type="float">
            <text:p>0,971076923076923</text:p>
          </table:table-cell>
          <table:table-cell office:value-type="float" office:value="0.985326256634405" calcext:value-type="float">
            <text:p>0,985326256634405</text:p>
          </table:table-cell>
          <table:table-cell office:value-type="string" calcext:value-type="string">
            <text:p>['207' '199' '325' '211' '203' '229' '313' '231' '233' '19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9, 153, 171, 185, 197, 201, 219, 225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5, 253, 189, 167, 149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05" calcext:value-type="float">
            <text:p>0,05</text:p>
          </table:table-cell>
          <table:table-cell office:value-type="float" office:value="171" calcext:value-type="float">
            <text:p>171</text:p>
          </table:table-cell>
          <table:table-cell office:value-type="float" office:value="2.85158" calcext:value-type="float">
            <text:p>2,85158</text:p>
          </table:table-cell>
          <table:table-cell office:value-type="float" office:value="1174.5" calcext:value-type="float">
            <text:p>117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.1524602488106" calcext:value-type="float">
            <text:p>26,152460248810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9, 159, 185, 197, 201, 217, 239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, 219, 119, 11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.45083" calcext:value-type="float">
            <text:p>0,45083</text:p>
          </table:table-cell>
          <table:table-cell office:value-type="float" office:value="1078" calcext:value-type="float">
            <text:p>10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21603412817307" calcext:value-type="float">
            <text:p>9,216034128173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78" calcext:value-type="float">
            <text:p>104,78</text:p>
          </table:table-cell>
          <table:table-cell office:value-type="float" office:value="95.41" calcext:value-type="float">
            <text:p>95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 145, 149, 153, 185, 197, 201, 219, 225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 115, 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23, 111</text:p>
          </table:table-cell>
          <table:table-cell office:value-type="float" office:value="0.03" calcext:value-type="float">
            <text:p>0,03</text:p>
          </table:table-cell>
          <table:table-cell office:value-type="float" office:value="161" calcext:value-type="float">
            <text:p>161</text:p>
          </table:table-cell>
          <table:table-cell office:value-type="float" office:value="19.44352" calcext:value-type="float">
            <text:p>19,44352</text:p>
          </table:table-cell>
          <table:table-cell office:value-type="float" office:value="781" calcext:value-type="float">
            <text:p>7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9085319672066" calcext:value-type="float">
            <text:p>19,908531967206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3.67" calcext:value-type="float">
            <text:p>103,67</text:p>
          </table:table-cell>
          <table:table-cell office:value-type="float" office:value="96.48" calcext:value-type="float">
            <text:p>96,48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8719590268886" calcext:value-type="float">
            <text:p>0,998719590268886</text:p>
          </table:table-cell>
          <table:table-cell office:value-type="float" office:value="0.998080614203455" calcext:value-type="float">
            <text:p>0,998080614203455</text:p>
          </table:table-cell>
          <table:table-cell office:value-type="float" office:value="0.9984" calcext:value-type="float">
            <text:p>0,9984</text:p>
          </table:table-cell>
          <table:table-cell office:value-type="string" calcext:value-type="string">
            <text:p>['202' '203' '233' '231' '313' '235' '323' '204' '207' '20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85, 217, 219, 225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231</text:p>
          </table:table-cell>
          <table:table-cell office:value-type="float" office:value="-0.02" calcext:value-type="float">
            <text:p>-0,02</text:p>
          </table:table-cell>
          <table:table-cell office:value-type="float" office:value="145" calcext:value-type="float">
            <text:p>145</text:p>
          </table:table-cell>
          <table:table-cell office:value-type="float" office:value="0.13231" calcext:value-type="float">
            <text:p>0,13231</text:p>
          </table:table-cell>
          <table:table-cell office:value-type="float" office:value="1343.5" calcext:value-type="float">
            <text:p>134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9525316581847" calcext:value-type="float">
            <text:p>14,9525316581847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5.33" calcext:value-type="float">
            <text:p>105,33</text:p>
          </table:table-cell>
          <table:table-cell office:value-type="float" office:value="94.93" calcext:value-type="float">
            <text:p>94,9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5, 153, 159, 171, 201, 217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25, 253, 251, 101</text:p>
          </table:table-cell>
          <table:table-cell office:value-type="float" office:value="-0.04" calcext:value-type="float">
            <text:p>-0,04</text:p>
          </table:table-cell>
          <table:table-cell office:value-type="float" office:value="281" calcext:value-type="float">
            <text:p>281</text:p>
          </table:table-cell>
          <table:table-cell office:value-type="float" office:value="23.48411" calcext:value-type="float">
            <text:p>23,48411</text:p>
          </table:table-cell>
          <table:table-cell office:value-type="float" office:value="4108.5" calcext:value-type="float">
            <text:p>4108,5</text:p>
          </table:table-cell>
          <table:table-cell office:value-type="float" office:value="137" calcext:value-type="float">
            <text:p>137</text:p>
          </table:table-cell>
          <table:table-cell office:value-type="float" office:value="4.21678" calcext:value-type="float">
            <text:p>4,21678</text:p>
          </table:table-cell>
          <table:table-cell office:value-type="float" office:value="5851" calcext:value-type="float">
            <text:p>5851</text:p>
          </table:table-cell>
          <table:table-cell office:value-type="string" calcext:value-type="string">
            <text:p>Leak1 overlaps Leak0</text:p>
          </table:table-cell>
          <table:table-cell office:value-type="float" office:value="6.99228039852478" calcext:value-type="float">
            <text:p>6,9922803985247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59, 161, 185, 197, 201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, 159, 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9, 199</text:p>
          </table:table-cell>
          <table:table-cell office:value-type="float" office:value="-0.01" calcext:value-type="float">
            <text:p>-0,01</text:p>
          </table:table-cell>
          <table:table-cell office:value-type="float" office:value="293" calcext:value-type="float">
            <text:p>293</text:p>
          </table:table-cell>
          <table:table-cell office:value-type="float" office:value="0.26302" calcext:value-type="float">
            <text:p>0,26302</text:p>
          </table:table-cell>
          <table:table-cell office:value-type="float" office:value="3327" calcext:value-type="float">
            <text:p>3327</text:p>
          </table:table-cell>
          <table:table-cell office:value-type="float" office:value="291" calcext:value-type="float">
            <text:p>291</text:p>
          </table:table-cell>
          <table:table-cell office:value-type="float" office:value="22.16831" calcext:value-type="float">
            <text:p>22,16831</text:p>
          </table:table-cell>
          <table:table-cell office:value-type="float" office:value="4386.5" calcext:value-type="float">
            <text:p>4386,5</text:p>
          </table:table-cell>
          <table:table-cell office:value-type="string" calcext:value-type="string">
            <text:p>Leak0 overlaps Leak1</text:p>
          </table:table-cell>
          <table:table-cell office:value-type="float" office:value="30.1468568253856" calcext:value-type="float">
            <text:p>30,146856825385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3.67" calcext:value-type="float">
            <text:p>103,67</text:p>
          </table:table-cell>
          <table:table-cell office:value-type="float" office:value="96.48" calcext:value-type="float">
            <text:p>96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49, 159, 171, 185, 197, 219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1, 109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, 107, 153</text:p>
          </table:table-cell>
          <table:table-cell office:value-type="float" office:value="0.03" calcext:value-type="float">
            <text:p>0,03</text:p>
          </table:table-cell>
          <table:table-cell office:value-type="float" office:value="159" calcext:value-type="float">
            <text:p>159</text:p>
          </table:table-cell>
          <table:table-cell office:value-type="float" office:value="25.42171" calcext:value-type="float">
            <text:p>25,42171</text:p>
          </table:table-cell>
          <table:table-cell office:value-type="float" office:value="7829" calcext:value-type="float">
            <text:p>7829</text:p>
          </table:table-cell>
          <table:table-cell office:value-type="float" office:value="203" calcext:value-type="float">
            <text:p>203</text:p>
          </table:table-cell>
          <table:table-cell office:value-type="float" office:value="0.04841" calcext:value-type="float">
            <text:p>0,0484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eak0 happens first</text:p>
          </table:table-cell>
          <table:table-cell office:value-type="float" office:value="34.4059964143033" calcext:value-type="float">
            <text:p>34,4059964143033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5, 159, 171, 185, 217, 225, 231, 25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3, 139, 177, 166</text:p>
          </table:table-cell>
          <table:table-cell office:value-type="float" office:value="-0.04" calcext:value-type="float">
            <text:p>-0,04</text:p>
          </table:table-cell>
          <table:table-cell office:value-type="float" office:value="133" calcext:value-type="float">
            <text:p>133</text:p>
          </table:table-cell>
          <table:table-cell office:value-type="float" office:value="91.44148" calcext:value-type="float">
            <text:p>91,44148</text:p>
          </table:table-cell>
          <table:table-cell office:value-type="float" office:value="927" calcext:value-type="float">
            <text:p>9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96256348050003" calcext:value-type="float">
            <text:p>9,9625634805000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0.996770721205597" calcext:value-type="float">
            <text:p>0,996770721205597</text:p>
          </table:table-cell>
          <table:table-cell office:value-type="float" office:value="0.998382749326146" calcext:value-type="float">
            <text:p>0,998382749326146</text:p>
          </table:table-cell>
          <table:table-cell office:value-type="float" office:value="0.997576084029087" calcext:value-type="float">
            <text:p>0,997576084029087</text:p>
          </table:table-cell>
          <table:table-cell office:value-type="string" calcext:value-type="string">
            <text:p>['240' '241' '238' '243' '245' '249' '251' '257' '247' '23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53, 171, 21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41, 207, 143, 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219</text:p>
          </table:table-cell>
          <table:table-cell office:value-type="float" office:value="0.03" calcext:value-type="float">
            <text:p>0,03</text:p>
          </table:table-cell>
          <table:table-cell office:value-type="float" office:value="249" calcext:value-type="float">
            <text:p>249</text:p>
          </table:table-cell>
          <table:table-cell office:value-type="float" office:value="23.99308" calcext:value-type="float">
            <text:p>23,99308</text:p>
          </table:table-cell>
          <table:table-cell office:value-type="float" office:value="1592" calcext:value-type="float">
            <text:p>15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6077806444211" calcext:value-type="float">
            <text:p>18,607780644421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3.67" calcext:value-type="float">
            <text:p>103,67</text:p>
          </table:table-cell>
          <table:table-cell office:value-type="float" office:value="96.48" calcext:value-type="float">
            <text:p>96,48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058084772371" calcext:value-type="float">
            <text:p>0,999058084772371</text:p>
          </table:table-cell>
          <table:table-cell office:value-type="float" office:value="0.999528820480603" calcext:value-type="float">
            <text:p>0,999528820480603</text:p>
          </table:table-cell>
          <table:table-cell office:value-type="string" calcext:value-type="string">
            <text:p>['241' '243' '245' '249' '251' '247' '257' '261' '269' '240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9, 171, 185, 197, 219, 237, 25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-0.01" calcext:value-type="float">
            <text:p>-0,01</text:p>
          </table:table-cell>
          <table:table-cell office:value-type="float" office:value="145" calcext:value-type="float">
            <text:p>145</text:p>
          </table:table-cell>
          <table:table-cell office:value-type="float" office:value="0.10288" calcext:value-type="float">
            <text:p>0,10288</text:p>
          </table:table-cell>
          <table:table-cell office:value-type="float" office:value="1928" calcext:value-type="float">
            <text:p>19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0298478216986" calcext:value-type="float">
            <text:p>22,0298478216986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18" calcext:value-type="float">
            <text:p>108,18</text:p>
          </table:table-cell>
          <table:table-cell office:value-type="float" office:value="92.51" calcext:value-type="float">
            <text:p>92,5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49, 157, 161, 171, 219, 225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19, 211, 141, 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, 139</text:p>
          </table:table-cell>
          <table:table-cell office:value-type="float" office:value="0.01" calcext:value-type="float">
            <text:p>0,01</text:p>
          </table:table-cell>
          <table:table-cell office:value-type="float" office:value="221" calcext:value-type="float">
            <text:p>221</text:p>
          </table:table-cell>
          <table:table-cell office:value-type="float" office:value="21.27056" calcext:value-type="float">
            <text:p>21,27056</text:p>
          </table:table-cell>
          <table:table-cell office:value-type="float" office:value="547" calcext:value-type="float">
            <text:p>547</text:p>
          </table:table-cell>
          <table:table-cell office:value-type="float" office:value="235" calcext:value-type="float">
            <text:p>235</text:p>
          </table:table-cell>
          <table:table-cell office:value-type="float" office:value="29.95678" calcext:value-type="float">
            <text:p>29,95678</text:p>
          </table:table-cell>
          <table:table-cell office:value-type="float" office:value="1523.5" calcext:value-type="float">
            <text:p>1523,5</text:p>
          </table:table-cell>
          <table:table-cell office:value-type="string" calcext:value-type="string">
            <text:p>Leak1 overlaps Leak0</text:p>
          </table:table-cell>
          <table:table-cell office:value-type="float" office:value="34.7590932282645" calcext:value-type="float">
            <text:p>34,7590932282645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49, 153, 157, 159, 171, 185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251, 103, 207, 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61, 237</text:p>
          </table:table-cell>
          <table:table-cell office:value-type="float" office:value="0.05" calcext:value-type="float">
            <text:p>0,05</text:p>
          </table:table-cell>
          <table:table-cell office:value-type="float" office:value="225" calcext:value-type="float">
            <text:p>225</text:p>
          </table:table-cell>
          <table:table-cell office:value-type="float" office:value="64.69095" calcext:value-type="float">
            <text:p>64,69095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0.92009" calcext:value-type="float">
            <text:p>0,92009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Leak1 happens first</text:p>
          </table:table-cell>
          <table:table-cell office:value-type="float" office:value="54.4260993077482" calcext:value-type="float">
            <text:p>54,426099307748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3.91" calcext:value-type="float">
            <text:p>103,91</text:p>
          </table:table-cell>
          <table:table-cell office:value-type="float" office:value="96.25" calcext:value-type="float">
            <text:p>96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49, 153, 159, 217, 225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, 15, 243, 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111, 177, 147</text:p>
          </table:table-cell>
          <table:table-cell office:value-type="float" office:value="-0.04" calcext:value-type="float">
            <text:p>-0,04</text:p>
          </table:table-cell>
          <table:table-cell office:value-type="float" office:value="120" calcext:value-type="float">
            <text:p>120</text:p>
          </table:table-cell>
          <table:table-cell office:value-type="float" office:value="0.47468" calcext:value-type="float">
            <text:p>0,47468</text:p>
          </table:table-cell>
          <table:table-cell office:value-type="float" office:value="3838" calcext:value-type="float">
            <text:p>3838</text:p>
          </table:table-cell>
          <table:table-cell office:value-type="float" office:value="119" calcext:value-type="float">
            <text:p>119</text:p>
          </table:table-cell>
          <table:table-cell office:value-type="float" office:value="0.40602" calcext:value-type="float">
            <text:p>0,40602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Leak0 happens first</text:p>
          </table:table-cell>
          <table:table-cell office:value-type="float" office:value="17.5399360441284" calcext:value-type="float">
            <text:p>17,539936044128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57, 159, 197, 217, 219, 225, 237, 251, 255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, 207, 151</text:p>
          </table:table-cell>
          <table:table-cell office:value-type="float" office:value="0.05" calcext:value-type="float">
            <text:p>0,05</text:p>
          </table:table-cell>
          <table:table-cell office:value-type="float" office:value="109" calcext:value-type="float">
            <text:p>109</text:p>
          </table:table-cell>
          <table:table-cell office:value-type="float" office:value="116.15854" calcext:value-type="float">
            <text:p>116,15854</text:p>
          </table:table-cell>
          <table:table-cell office:value-type="float" office:value="3111" calcext:value-type="float">
            <text:p>3111</text:p>
          </table:table-cell>
          <table:table-cell office:value-type="float" office:value="219" calcext:value-type="float">
            <text:p>219</text:p>
          </table:table-cell>
          <table:table-cell office:value-type="float" office:value="29.6901" calcext:value-type="float">
            <text:p>29,6901</text:p>
          </table:table-cell>
          <table:table-cell office:value-type="float" office:value="85.5" calcext:value-type="float">
            <text:p>85,5</text:p>
          </table:table-cell>
          <table:table-cell office:value-type="string" calcext:value-type="string">
            <text:p>Leak1 inside Leak0</text:p>
          </table:table-cell>
          <table:table-cell office:value-type="float" office:value="0.118879974557051" calcext:value-type="float">
            <text:p>0,118879974557051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19" calcext:value-type="float">
            <text:p>106,19</text:p>
          </table:table-cell>
          <table:table-cell office:value-type="float" office:value="94.18" calcext:value-type="float">
            <text:p>94,1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45, 149, 153, 171, 217, 225, 231, 237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7, 103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0.03" calcext:value-type="float">
            <text:p>0,03</text:p>
          </table:table-cell>
          <table:table-cell office:value-type="float" office:value="309" calcext:value-type="float">
            <text:p>309</text:p>
          </table:table-cell>
          <table:table-cell office:value-type="float" office:value="26.09339" calcext:value-type="float">
            <text:p>26,09339</text:p>
          </table:table-cell>
          <table:table-cell office:value-type="float" office:value="930.5" calcext:value-type="float">
            <text:p>930,5</text:p>
          </table:table-cell>
          <table:table-cell office:value-type="float" office:value="240" calcext:value-type="float">
            <text:p>240</text:p>
          </table:table-cell>
          <table:table-cell office:value-type="float" office:value="53.85908" calcext:value-type="float">
            <text:p>53,85908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Leak0 inside Leak1</text:p>
          </table:table-cell>
          <table:table-cell office:value-type="float" office:value="14.9863083297329" calcext:value-type="float">
            <text:p>14,986308329732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45, 149, 153, 159, 171, 185, 201, 217, 219, 23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, 35, 197, 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, 247, 139, 185, 209</text:p>
          </table:table-cell>
          <table:table-cell office:value-type="float" office:value="0.05" calcext:value-type="float">
            <text:p>0,05</text:p>
          </table:table-cell>
          <table:table-cell office:value-type="float" office:value="147" calcext:value-type="float">
            <text:p>147</text:p>
          </table:table-cell>
          <table:table-cell office:value-type="float" office:value="3.16422" calcext:value-type="float">
            <text:p>3,16422</text:p>
          </table:table-cell>
          <table:table-cell office:value-type="float" office:value="3216" calcext:value-type="float">
            <text:p>3216</text:p>
          </table:table-cell>
          <table:table-cell office:value-type="float" office:value="229" calcext:value-type="float">
            <text:p>229</text:p>
          </table:table-cell>
          <table:table-cell office:value-type="float" office:value="7.2566" calcext:value-type="float">
            <text:p>7,2566</text:p>
          </table:table-cell>
          <table:table-cell office:value-type="float" office:value="226.5" calcext:value-type="float">
            <text:p>226,5</text:p>
          </table:table-cell>
          <table:table-cell office:value-type="string" calcext:value-type="string">
            <text:p>Leak1 happens first</text:p>
          </table:table-cell>
          <table:table-cell office:value-type="float" office:value="10.4153630700123" calcext:value-type="float">
            <text:p>10,415363070012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25" calcext:value-type="float">
            <text:p>108,25</text:p>
          </table:table-cell>
          <table:table-cell office:value-type="float" office:value="92.44" calcext:value-type="float">
            <text:p>92,4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31, 153, 161, 171, 185, 217, 225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, 127, 199, 157, 215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1" calcext:value-type="float">
            <text:p>0,01</text:p>
          </table:table-cell>
          <table:table-cell office:value-type="float" office:value="201" calcext:value-type="float">
            <text:p>201</text:p>
          </table:table-cell>
          <table:table-cell office:value-type="float" office:value="4.58336" calcext:value-type="float">
            <text:p>4,58336</text:p>
          </table:table-cell>
          <table:table-cell office:value-type="float" office:value="168" calcext:value-type="float">
            <text:p>1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.3881931364407" calcext:value-type="float">
            <text:p>38,3881931364407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53, 161, 185, 197, 217, 225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7, 103, 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, 125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.78093" calcext:value-type="float">
            <text:p>1,78093</text:p>
          </table:table-cell>
          <table:table-cell office:value-type="float" office:value="123" calcext:value-type="float">
            <text:p>123</text:p>
          </table:table-cell>
          <table:table-cell office:value-type="float" office:value="257" calcext:value-type="float">
            <text:p>257</text:p>
          </table:table-cell>
          <table:table-cell office:value-type="float" office:value="31.53784" calcext:value-type="float">
            <text:p>31,5378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Leak0 happens first</text:p>
          </table:table-cell>
          <table:table-cell office:value-type="float" office:value="22.8387555478017" calcext:value-type="float">
            <text:p>22,838755547801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4.69" calcext:value-type="float">
            <text:p>104,69</text:p>
          </table:table-cell>
          <table:table-cell office:value-type="float" office:value="95.55" calcext:value-type="float">
            <text:p>95,5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49, 161, 171, 185, 217, 219, 225, 23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9, 24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-0.01" calcext:value-type="float">
            <text:p>-0,01</text:p>
          </table:table-cell>
          <table:table-cell office:value-type="float" office:value="169" calcext:value-type="float">
            <text:p>169</text:p>
          </table:table-cell>
          <table:table-cell office:value-type="float" office:value="15.03346" calcext:value-type="float">
            <text:p>15,03346</text:p>
          </table:table-cell>
          <table:table-cell office:value-type="float" office:value="4552.5" calcext:value-type="float">
            <text:p>455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4148188588884" calcext:value-type="float">
            <text:p>11,414818858888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4.99" calcext:value-type="float">
            <text:p>104,99</text:p>
          </table:table-cell>
          <table:table-cell office:value-type="float" office:value="95.26" calcext:value-type="float">
            <text:p>95,26</text:p>
          </table:table-cell>
          <table:table-cell office:value-type="float" office:value="0.99925799086758" calcext:value-type="float">
            <text:p>0,99925799086758</text:p>
          </table:table-cell>
          <table:table-cell office:value-type="float" office:value="0.998902666520356" calcext:value-type="float">
            <text:p>0,998902666520356</text:p>
          </table:table-cell>
          <table:table-cell office:value-type="float" office:value="0.999670546892159" calcext:value-type="float">
            <text:p>0,999670546892159</text:p>
          </table:table-cell>
          <table:table-cell office:value-type="float" office:value="0.999286459190955" calcext:value-type="float">
            <text:p>0,999286459190955</text:p>
          </table:table-cell>
          <table:table-cell office:value-type="string" calcext:value-type="string">
            <text:p>['241' '243' '240' '245' '249' '251' '247' '257' '261' '26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59, 161, 171, 185, 201, 217, 225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, 161, 167, 14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01" calcext:value-type="float">
            <text:p>0,01</text:p>
          </table:table-cell>
          <table:table-cell office:value-type="float" office:value="169" calcext:value-type="float">
            <text:p>169</text:p>
          </table:table-cell>
          <table:table-cell office:value-type="float" office:value="20.63205" calcext:value-type="float">
            <text:p>20,63205</text:p>
          </table:table-cell>
          <table:table-cell office:value-type="float" office:value="330.5" calcext:value-type="float">
            <text:p>330,5</text:p>
          </table:table-cell>
          <table:table-cell office:value-type="float" office:value="179" calcext:value-type="float">
            <text:p>179</text:p>
          </table:table-cell>
          <table:table-cell office:value-type="float" office:value="6.07627" calcext:value-type="float">
            <text:p>6,07627</text:p>
          </table:table-cell>
          <table:table-cell office:value-type="float" office:value="4345.5" calcext:value-type="float">
            <text:p>4345,5</text:p>
          </table:table-cell>
          <table:table-cell office:value-type="string" calcext:value-type="string">
            <text:p>Leak0 inside Leak1</text:p>
          </table:table-cell>
          <table:table-cell office:value-type="float" office:value="12.0889794070224" calcext:value-type="float">
            <text:p>12,088979407022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7.49" calcext:value-type="float">
            <text:p>107,49</text:p>
          </table:table-cell>
          <table:table-cell office:value-type="float" office:value="93.06" calcext:value-type="float">
            <text:p>93,0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57, 159, 161, 197, 201, 217, 225, 237, 2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3, 121</text:p>
          </table:table-cell>
          <table:table-cell office:value-type="float" office:value="0.03" calcext:value-type="float">
            <text:p>0,03</text:p>
          </table:table-cell>
          <table:table-cell office:value-type="float" office:value="191" calcext:value-type="float">
            <text:p>191</text:p>
          </table:table-cell>
          <table:table-cell office:value-type="float" office:value="6.8369" calcext:value-type="float">
            <text:p>6,8369</text:p>
          </table:table-cell>
          <table:table-cell office:value-type="float" office:value="2814" calcext:value-type="float">
            <text:p>2814</text:p>
          </table:table-cell>
          <table:table-cell office:value-type="float" office:value="147" calcext:value-type="float">
            <text:p>147</text:p>
          </table:table-cell>
          <table:table-cell office:value-type="float" office:value="0.98645" calcext:value-type="float">
            <text:p>0,98645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Leak1 overlaps Leak0</text:p>
          </table:table-cell>
          <table:table-cell office:value-type="float" office:value="18.7415182142245" calcext:value-type="float">
            <text:p>18,741518214224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5, 149, 153, 157, 185, 197, 219, 225, 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111, 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, 211, 35, 239</text:p>
          </table:table-cell>
          <table:table-cell office:value-type="float" office:value="0.05" calcext:value-type="float">
            <text:p>0,05</text:p>
          </table:table-cell>
          <table:table-cell office:value-type="float" office:value="185" calcext:value-type="float">
            <text:p>185</text:p>
          </table:table-cell>
          <table:table-cell office:value-type="float" office:value="2.99598" calcext:value-type="float">
            <text:p>2,99598</text:p>
          </table:table-cell>
          <table:table-cell office:value-type="float" office:value="2202.5" calcext:value-type="float">
            <text:p>2202,5</text:p>
          </table:table-cell>
          <table:table-cell office:value-type="float" office:value="205" calcext:value-type="float">
            <text:p>205</text:p>
          </table:table-cell>
          <table:table-cell office:value-type="float" office:value="0.33051" calcext:value-type="float">
            <text:p>0,33051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Leak1 overlaps Leak0</text:p>
          </table:table-cell>
          <table:table-cell office:value-type="float" office:value="15.7046990683401" calcext:value-type="float">
            <text:p>15,704699068340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5, 127, 145, 167, 197, 201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, 151, 119, 117</text:p>
          </table:table-cell>
          <table:table-cell office:value-type="float" office:value="0.02" calcext:value-type="float">
            <text:p>0,02</text:p>
          </table:table-cell>
          <table:table-cell office:value-type="float" office:value="229" calcext:value-type="float">
            <text:p>229</text:p>
          </table:table-cell>
          <table:table-cell office:value-type="float" office:value="0.76269" calcext:value-type="float">
            <text:p>0,76269</text:p>
          </table:table-cell>
          <table:table-cell office:value-type="float" office:value="145" calcext:value-type="float">
            <text:p>145</text:p>
          </table:table-cell>
          <table:table-cell office:value-type="float" office:value="112" calcext:value-type="float">
            <text:p>112</text:p>
          </table:table-cell>
          <table:table-cell office:value-type="float" office:value="0.96091" calcext:value-type="float">
            <text:p>0,96091</text:p>
          </table:table-cell>
          <table:table-cell office:value-type="float" office:value="233.5" calcext:value-type="float">
            <text:p>233,5</text:p>
          </table:table-cell>
          <table:table-cell office:value-type="string" calcext:value-type="string">
            <text:p>Leak1 happens first</text:p>
          </table:table-cell>
          <table:table-cell office:value-type="float" office:value="4.91288686648134" calcext:value-type="float">
            <text:p>4,9128868664813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6.12" calcext:value-type="float">
            <text:p>106,12</text:p>
          </table:table-cell>
          <table:table-cell office:value-type="float" office:value="94.24" calcext:value-type="float">
            <text:p>94,2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5, 149, 185, 197, 217, 219, 231, 237, 251, 25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7, 161, 143, 205, 107</text:p>
          </table:table-cell>
          <table:table-cell office:value-type="float" office:value="-0.02" calcext:value-type="float">
            <text:p>-0,02</text:p>
          </table:table-cell>
          <table:table-cell office:value-type="float" office:value="180" calcext:value-type="float">
            <text:p>180</text:p>
          </table:table-cell>
          <table:table-cell office:value-type="float" office:value="76.7259" calcext:value-type="float">
            <text:p>76,7259</text:p>
          </table:table-cell>
          <table:table-cell office:value-type="float" office:value="361" calcext:value-type="float">
            <text:p>3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181" calcext:value-type="float">
            <text:p>4,181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5850622406639" calcext:value-type="float">
            <text:p>0,995850622406639</text:p>
          </table:table-cell>
          <table:table-cell office:value-type="float" office:value="0.997920997920998" calcext:value-type="float">
            <text:p>0,997920997920998</text:p>
          </table:table-cell>
          <table:table-cell office:value-type="string" calcext:value-type="string">
            <text:p>['185' '183' '187' '189' '321' '191' '180' '181' '315' '32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45, 149, 153, 159, 171, 197, 201, 225, 23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, 139, 113, 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5</text:p>
          </table:table-cell>
          <table:table-cell office:value-type="float" office:value="0.04" calcext:value-type="float">
            <text:p>0,04</text:p>
          </table:table-cell>
          <table:table-cell office:value-type="float" office:value="219" calcext:value-type="float">
            <text:p>219</text:p>
          </table:table-cell>
          <table:table-cell office:value-type="float" office:value="2.03206" calcext:value-type="float">
            <text:p>2,03206</text:p>
          </table:table-cell>
          <table:table-cell office:value-type="float" office:value="8057" calcext:value-type="float">
            <text:p>80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96874675347754" calcext:value-type="float">
            <text:p>7,96874675347754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27, 159, 185, 197, 201, 219, 225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 217, 139, 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, 203, 131, 237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6.67256" calcext:value-type="float">
            <text:p>36,67256</text:p>
          </table:table-cell>
          <table:table-cell office:value-type="float" office:value="1517.5" calcext:value-type="float">
            <text:p>151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2565436526057" calcext:value-type="float">
            <text:p>9,2565436526057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19" calcext:value-type="float">
            <text:p>106,19</text:p>
          </table:table-cell>
          <table:table-cell office:value-type="float" office:value="94.18" calcext:value-type="float">
            <text:p>94,18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01185770751" calcext:value-type="float">
            <text:p>0,99901185770751</text:p>
          </table:table-cell>
          <table:table-cell office:value-type="float" office:value="0.999505684626792" calcext:value-type="float">
            <text:p>0,999505684626792</text:p>
          </table:table-cell>
          <table:table-cell office:value-type="string" calcext:value-type="string">
            <text:p>['311' '213' '219' '217' '297' '223' '121' '221' '186' '21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31, 145, 149, 197, 201, 21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9, 207, 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05</text:p>
          </table:table-cell>
          <table:table-cell office:value-type="float" office:value="-0.03" calcext:value-type="float">
            <text:p>-0,03</text:p>
          </table:table-cell>
          <table:table-cell office:value-type="float" office:value="239" calcext:value-type="float">
            <text:p>239</text:p>
          </table:table-cell>
          <table:table-cell office:value-type="float" office:value="0.34823" calcext:value-type="float">
            <text:p>0,34823</text:p>
          </table:table-cell>
          <table:table-cell office:value-type="float" office:value="897.5" calcext:value-type="float">
            <text:p>897,5</text:p>
          </table:table-cell>
          <table:table-cell office:value-type="float" office:value="101" calcext:value-type="float">
            <text:p>101</text:p>
          </table:table-cell>
          <table:table-cell office:value-type="float" office:value="1.01077" calcext:value-type="float">
            <text:p>1,0107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eak0 happens first</text:p>
          </table:table-cell>
          <table:table-cell office:value-type="float" office:value="19.1910882011568" calcext:value-type="float">
            <text:p>19,1910882011568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5, 185, 217, 219, 225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57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5" calcext:value-type="float">
            <text:p>0,05</text:p>
          </table:table-cell>
          <table:table-cell office:value-type="float" office:value="275" calcext:value-type="float">
            <text:p>275</text:p>
          </table:table-cell>
          <table:table-cell office:value-type="float" office:value="2.43613" calcext:value-type="float">
            <text:p>2,43613</text:p>
          </table:table-cell>
          <table:table-cell office:value-type="float" office:value="1297.5" calcext:value-type="float">
            <text:p>1297,5</text:p>
          </table:table-cell>
          <table:table-cell office:value-type="float" office:value="155" calcext:value-type="float">
            <text:p>155</text:p>
          </table:table-cell>
          <table:table-cell office:value-type="float" office:value="0.34226" calcext:value-type="float">
            <text:p>0,34226</text:p>
          </table:table-cell>
          <table:table-cell office:value-type="float" office:value="1380.5" calcext:value-type="float">
            <text:p>1380,5</text:p>
          </table:table-cell>
          <table:table-cell office:value-type="string" calcext:value-type="string">
            <text:p>Leak0 happens first</text:p>
          </table:table-cell>
          <table:table-cell office:value-type="float" office:value="12.2735986466883" calcext:value-type="float">
            <text:p>12,2735986466883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53" calcext:value-type="float">
            <text:p>105,53</text:p>
          </table:table-cell>
          <table:table-cell office:value-type="float" office:value="94.78" calcext:value-type="float">
            <text:p>94,7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59, 161, 167, 185, 197, 201, 219, 225, 23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91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05" calcext:value-type="float">
            <text:p>0,05</text:p>
          </table:table-cell>
          <table:table-cell office:value-type="float" office:value="202" calcext:value-type="float">
            <text:p>202</text:p>
          </table:table-cell>
          <table:table-cell office:value-type="float" office:value="25.49094" calcext:value-type="float">
            <text:p>25,49094</text:p>
          </table:table-cell>
          <table:table-cell office:value-type="float" office:value="659" calcext:value-type="float">
            <text:p>659</text:p>
          </table:table-cell>
          <table:table-cell office:value-type="float" office:value="289" calcext:value-type="float">
            <text:p>289</text:p>
          </table:table-cell>
          <table:table-cell office:value-type="float" office:value="16.20567" calcext:value-type="float">
            <text:p>16,20567</text:p>
          </table:table-cell>
          <table:table-cell office:value-type="float" office:value="686.5" calcext:value-type="float">
            <text:p>686,5</text:p>
          </table:table-cell>
          <table:table-cell office:value-type="string" calcext:value-type="string">
            <text:p>Leak0 overlaps Leak1</text:p>
          </table:table-cell>
          <table:table-cell office:value-type="float" office:value="9.93020850512901" calcext:value-type="float">
            <text:p>9,9302085051290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25" calcext:value-type="float">
            <text:p>108,25</text:p>
          </table:table-cell>
          <table:table-cell office:value-type="float" office:value="92.44" calcext:value-type="float">
            <text:p>92,4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27, 153, 171, 197, 201, 217, 219, 225, 25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, 205, 123</text:p>
          </table:table-cell>
          <table:table-cell office:value-type="float" office:value="-0.02" calcext:value-type="float">
            <text:p>-0,02</text:p>
          </table:table-cell>
          <table:table-cell office:value-type="float" office:value="171" calcext:value-type="float">
            <text:p>171</text:p>
          </table:table-cell>
          <table:table-cell office:value-type="float" office:value="12.54119" calcext:value-type="float">
            <text:p>12,54119</text:p>
          </table:table-cell>
          <table:table-cell office:value-type="float" office:value="564.5" calcext:value-type="float">
            <text:p>56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37443603378837" calcext:value-type="float">
            <text:p>0,33744360337883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851598173516" calcext:value-type="float">
            <text:p>0,99851598173516</text:p>
          </table:table-cell>
          <table:table-cell office:value-type="float" office:value="0.98" calcext:value-type="float">
            <text:p>0,98</text:p>
          </table:table-cell>
          <table:table-cell office:value-type="float" office:value="0.997345132743363" calcext:value-type="float">
            <text:p>0,997345132743363</text:p>
          </table:table-cell>
          <table:table-cell office:value-type="float" office:value="0.98859649122807" calcext:value-type="float">
            <text:p>0,98859649122807</text:p>
          </table:table-cell>
          <table:table-cell office:value-type="string" calcext:value-type="string">
            <text:p>['329' '238' '237' '213' '239' '204' '311' '221' '186' '20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59, 161, 171, 219, 239, 251, 253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, 123, 21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05" calcext:value-type="float">
            <text:p>0,05</text:p>
          </table:table-cell>
          <table:table-cell office:value-type="float" office:value="293" calcext:value-type="float">
            <text:p>293</text:p>
          </table:table-cell>
          <table:table-cell office:value-type="float" office:value="1.11442" calcext:value-type="float">
            <text:p>1,11442</text:p>
          </table:table-cell>
          <table:table-cell office:value-type="float" office:value="107.5" calcext:value-type="float">
            <text:p>10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.2043886266416" calcext:value-type="float">
            <text:p>27,204388626641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57, 159, 161, 185, 197, 201, 217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, 159, 207, 185, 229</text:p>
          </table:table-cell>
          <table:table-cell office:value-type="float" office:value="-0.01" calcext:value-type="float">
            <text:p>-0,01</text:p>
          </table:table-cell>
          <table:table-cell office:value-type="float" office:value="119" calcext:value-type="float">
            <text:p>119</text:p>
          </table:table-cell>
          <table:table-cell office:value-type="float" office:value="10.8377" calcext:value-type="float">
            <text:p>10,8377</text:p>
          </table:table-cell>
          <table:table-cell office:value-type="float" office:value="3085.5" calcext:value-type="float">
            <text:p>308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25239212721019" calcext:value-type="float">
            <text:p>8,25239212721019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51393389501" calcext:value-type="float">
            <text:p>0,99951393389501</text:p>
          </table:table-cell>
          <table:table-cell office:value-type="float" office:value="0.999756907868082" calcext:value-type="float">
            <text:p>0,999756907868082</text:p>
          </table:table-cell>
          <table:table-cell office:value-type="string" calcext:value-type="string">
            <text:p>['299' '303' '116' '301' '305' '225' '119' '114' '307' '22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45, 149, 159, 161, 185, 201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71, 151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-0.01" calcext:value-type="float">
            <text:p>-0,01</text:p>
          </table:table-cell>
          <table:table-cell office:value-type="float" office:value="319" calcext:value-type="float">
            <text:p>319</text:p>
          </table:table-cell>
          <table:table-cell office:value-type="float" office:value="56.76123" calcext:value-type="float">
            <text:p>56,76123</text:p>
          </table:table-cell>
          <table:table-cell office:value-type="float" office:value="5257.5" calcext:value-type="float">
            <text:p>5257,5</text:p>
          </table:table-cell>
          <table:table-cell office:value-type="float" office:value="161" calcext:value-type="float">
            <text:p>161</text:p>
          </table:table-cell>
          <table:table-cell office:value-type="float" office:value="0.25582" calcext:value-type="float">
            <text:p>0,25582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Leak0 overlaps Leak1</text:p>
          </table:table-cell>
          <table:table-cell office:value-type="float" office:value="23.5658743803862" calcext:value-type="float">
            <text:p>23,565874380386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4.69" calcext:value-type="float">
            <text:p>104,69</text:p>
          </table:table-cell>
          <table:table-cell office:value-type="float" office:value="95.55" calcext:value-type="float">
            <text:p>95,5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59, 171, 185, 197, 21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, 205, 167, 20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3" calcext:value-type="float">
            <text:p>0,03</text:p>
          </table:table-cell>
          <table:table-cell office:value-type="float" office:value="175" calcext:value-type="float">
            <text:p>175</text:p>
          </table:table-cell>
          <table:table-cell office:value-type="float" office:value="13.86268" calcext:value-type="float">
            <text:p>13,86268</text:p>
          </table:table-cell>
          <table:table-cell office:value-type="float" office:value="117" calcext:value-type="float">
            <text:p>1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9874538836265" calcext:value-type="float">
            <text:p>16,987453883626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93" calcext:value-type="float">
            <text:p>109,93</text:p>
          </table:table-cell>
          <table:table-cell office:value-type="float" office:value="91.03" calcext:value-type="float">
            <text:p>91,03</text:p>
          </table:table-cell>
          <table:table-cell office:value-type="float" office:value="0.999200913242009" calcext:value-type="float">
            <text:p>0,999200913242009</text:p>
          </table:table-cell>
          <table:table-cell office:value-type="float" office:value="0.995515695067265" calcext:value-type="float">
            <text:p>0,995515695067265</text:p>
          </table:table-cell>
          <table:table-cell office:value-type="float" office:value="0.94468085106383" calcext:value-type="float">
            <text:p>0,94468085106383</text:p>
          </table:table-cell>
          <table:table-cell office:value-type="float" office:value="0.96943231441048" calcext:value-type="float">
            <text:p>0,96943231441048</text:p>
          </table:table-cell>
          <table:table-cell office:value-type="string" calcext:value-type="string">
            <text:p>['231' '233' '229' '323' '197' '195' '193' '315' '199' '19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71, 197, 201, 225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31, 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 143, 171</text:p>
          </table:table-cell>
          <table:table-cell office:value-type="float" office:value="0.03" calcext:value-type="float">
            <text:p>0,03</text:p>
          </table:table-cell>
          <table:table-cell office:value-type="float" office:value="225" calcext:value-type="float">
            <text:p>225</text:p>
          </table:table-cell>
          <table:table-cell office:value-type="float" office:value="14.12002" calcext:value-type="float">
            <text:p>14,12002</text:p>
          </table:table-cell>
          <table:table-cell office:value-type="float" office:value="4778" calcext:value-type="float">
            <text:p>47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1961428532625" calcext:value-type="float">
            <text:p>23,196142853262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1" calcext:value-type="float">
            <text:p>1</text:p>
          </table:table-cell>
          <table:table-cell office:value-type="float" office:value="0.999058281887622" calcext:value-type="float">
            <text:p>0,999058281887622</text:p>
          </table:table-cell>
          <table:table-cell office:value-type="float" office:value="0.999528919131118" calcext:value-type="float">
            <text:p>0,999528919131118</text:p>
          </table:table-cell>
          <table:table-cell office:value-type="string" calcext:value-type="string">
            <text:p>['213' '311' '186' '221' '219' '217' '205' '215' '209' '202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213, 217, 219, 225, 231, 251, 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, 123, 15, 231, 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97</text:p>
          </table:table-cell>
          <table:table-cell office:value-type="float" office:value="0.01" calcext:value-type="float">
            <text:p>0,01</text:p>
          </table:table-cell>
          <table:table-cell office:value-type="float" office:value="287" calcext:value-type="float">
            <text:p>287</text:p>
          </table:table-cell>
          <table:table-cell office:value-type="float" office:value="10.12606" calcext:value-type="float">
            <text:p>10,12606</text:p>
          </table:table-cell>
          <table:table-cell office:value-type="float" office:value="1078" calcext:value-type="float">
            <text:p>1078</text:p>
          </table:table-cell>
          <table:table-cell office:value-type="float" office:value="159" calcext:value-type="float">
            <text:p>159</text:p>
          </table:table-cell>
          <table:table-cell office:value-type="float" office:value="2.53793" calcext:value-type="float">
            <text:p>2,53793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Leak0 happens first</text:p>
          </table:table-cell>
          <table:table-cell office:value-type="float" office:value="45.3024750710487" calcext:value-type="float">
            <text:p>45,3024750710487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31, 149, 153, 159, 161, 171, 185, 217, 219, 231, 251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3, 217, 111, 139, 193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930.45823" calcext:value-type="float">
            <text:p>930,45823</text:p>
          </table:table-cell>
          <table:table-cell office:value-type="float" office:value="2600" calcext:value-type="float">
            <text:p>2600</text:p>
          </table:table-cell>
          <table:table-cell office:value-type="float" office:value="291" calcext:value-type="float">
            <text:p>291</text:p>
          </table:table-cell>
          <table:table-cell office:value-type="float" office:value="2.90934" calcext:value-type="float">
            <text:p>2,90934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Leak1 happens first</text:p>
          </table:table-cell>
          <table:table-cell office:value-type="float" office:value="0.573530908761908" calcext:value-type="float">
            <text:p>0,57353090876190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61" calcext:value-type="float">
            <text:p>106,61</text:p>
          </table:table-cell>
          <table:table-cell office:value-type="float" office:value="93.79" calcext:value-type="float">
            <text:p>93,7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31, 149, 153, 159, 171, 185, 219, 237, 239, 251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147</text:p>
          </table:table-cell>
          <table:table-cell office:value-type="float" office:value="-0.03" calcext:value-type="float">
            <text:p>-0,03</text:p>
          </table:table-cell>
          <table:table-cell office:value-type="float" office:value="229" calcext:value-type="float">
            <text:p>229</text:p>
          </table:table-cell>
          <table:table-cell office:value-type="float" office:value="219.94439" calcext:value-type="float">
            <text:p>219,94439</text:p>
          </table:table-cell>
          <table:table-cell office:value-type="float" office:value="206.5" calcext:value-type="float">
            <text:p>206,5</text:p>
          </table:table-cell>
          <table:table-cell office:value-type="float" office:value="233" calcext:value-type="float">
            <text:p>233</text:p>
          </table:table-cell>
          <table:table-cell office:value-type="float" office:value="46.17802" calcext:value-type="float">
            <text:p>46,17802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Leak1 happens first</text:p>
          </table:table-cell>
          <table:table-cell office:value-type="float" office:value="7.77838427642871" calcext:value-type="float">
            <text:p>7,7783842764287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6.64" calcext:value-type="float">
            <text:p>106,64</text:p>
          </table:table-cell>
          <table:table-cell office:value-type="float" office:value="93.81" calcext:value-type="float">
            <text:p>93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71, 185, 197, 219, 225, 231, 237, 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101, 147, 151, 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, 189, 109, 11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16743" calcext:value-type="float">
            <text:p>0,16743</text:p>
          </table:table-cell>
          <table:table-cell office:value-type="float" office:value="2964.5" calcext:value-type="float">
            <text:p>2964,5</text:p>
          </table:table-cell>
          <table:table-cell office:value-type="float" office:value="215" calcext:value-type="float">
            <text:p>215</text:p>
          </table:table-cell>
          <table:table-cell office:value-type="float" office:value="1.14602" calcext:value-type="float">
            <text:p>1,14602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Leak1 happens first</text:p>
          </table:table-cell>
          <table:table-cell office:value-type="float" office:value="42.3054338429967" calcext:value-type="float">
            <text:p>42,30543384299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66" calcext:value-type="float">
            <text:p>107,66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49, 153, 197, 201, 219, 225, 231, 237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215, 157, 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3, 147, 193, 127, 16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9.21089" calcext:value-type="float">
            <text:p>9,21089</text:p>
          </table:table-cell>
          <table:table-cell office:value-type="float" office:value="1606.5" calcext:value-type="float">
            <text:p>1606,5</text:p>
          </table:table-cell>
          <table:table-cell office:value-type="float" office:value="135" calcext:value-type="float">
            <text:p>135</text:p>
          </table:table-cell>
          <table:table-cell office:value-type="float" office:value="4.0014" calcext:value-type="float">
            <text:p>4,0014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Leak1 happens first</text:p>
          </table:table-cell>
          <table:table-cell office:value-type="float" office:value="24.5795069724778" calcext:value-type="float">
            <text:p>24,5795069724778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53, 159, 161, 185, 201, 217, 219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, 163, 225, 189, 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107</text:p>
          </table:table-cell>
          <table:table-cell office:value-type="float" office:value="0.02" calcext:value-type="float">
            <text:p>0,02</text:p>
          </table:table-cell>
          <table:table-cell office:value-type="float" office:value="101" calcext:value-type="float">
            <text:p>101</text:p>
          </table:table-cell>
          <table:table-cell office:value-type="float" office:value="115.65791" calcext:value-type="float">
            <text:p>115,65791</text:p>
          </table:table-cell>
          <table:table-cell office:value-type="float" office:value="5057.5" calcext:value-type="float">
            <text:p>505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3617173297625" calcext:value-type="float">
            <text:p>29,361717329762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93" calcext:value-type="float">
            <text:p>109,93</text:p>
          </table:table-cell>
          <table:table-cell office:value-type="float" office:value="91.03" calcext:value-type="float">
            <text:p>91,03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9703440094899" calcext:value-type="float">
            <text:p>0,999703440094899</text:p>
          </table:table-cell>
          <table:table-cell office:value-type="string" calcext:value-type="string">
            <text:p>['101' '103' '109' '105' '107' '111' '117' '115' '307' '112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45, 159, 197, 217, 219, 225, 231, 237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5, 127, 255, 239, 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5, 161, 157, 211</text:p>
          </table:table-cell>
          <table:table-cell office:value-type="float" office:value="-0.04" calcext:value-type="float">
            <text:p>-0,04</text:p>
          </table:table-cell>
          <table:table-cell office:value-type="float" office:value="103" calcext:value-type="float">
            <text:p>103</text:p>
          </table:table-cell>
          <table:table-cell office:value-type="float" office:value="1.65617" calcext:value-type="float">
            <text:p>1,65617</text:p>
          </table:table-cell>
          <table:table-cell office:value-type="float" office:value="2181" calcext:value-type="float">
            <text:p>2181</text:p>
          </table:table-cell>
          <table:table-cell office:value-type="float" office:value="199" calcext:value-type="float">
            <text:p>199</text:p>
          </table:table-cell>
          <table:table-cell office:value-type="float" office:value="5.21244" calcext:value-type="float">
            <text:p>5,21244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Leak0 overlaps Leak1</text:p>
          </table:table-cell>
          <table:table-cell office:value-type="float" office:value="19.3353856399426" calcext:value-type="float">
            <text:p>19,3353856399426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7.49" calcext:value-type="float">
            <text:p>107,49</text:p>
          </table:table-cell>
          <table:table-cell office:value-type="float" office:value="93.06" calcext:value-type="float">
            <text:p>93,0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61, 171, 201, 219, 231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7, 139, 217, 107, 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27, 111</text:p>
          </table:table-cell>
          <table:table-cell office:value-type="float" office:value="0.05" calcext:value-type="float">
            <text:p>0,05</text:p>
          </table:table-cell>
          <table:table-cell office:value-type="float" office:value="277" calcext:value-type="float">
            <text:p>277</text:p>
          </table:table-cell>
          <table:table-cell office:value-type="float" office:value="30.36621" calcext:value-type="float">
            <text:p>30,36621</text:p>
          </table:table-cell>
          <table:table-cell office:value-type="float" office:value="368.5" calcext:value-type="float">
            <text:p>368,5</text:p>
          </table:table-cell>
          <table:table-cell office:value-type="float" office:value="241" calcext:value-type="float">
            <text:p>241</text:p>
          </table:table-cell>
          <table:table-cell office:value-type="float" office:value="1.90946" calcext:value-type="float">
            <text:p>1,909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ak0 happens first</text:p>
          </table:table-cell>
          <table:table-cell office:value-type="float" office:value="17.2579619826101" calcext:value-type="float">
            <text:p>17,2579619826101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1, 125, 127, 145, 153, 159, 171, 219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, 201, 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217, 125</text:p>
          </table:table-cell>
          <table:table-cell office:value-type="float" office:value="0.04" calcext:value-type="float">
            <text:p>0,04</text:p>
          </table:table-cell>
          <table:table-cell office:value-type="float" office:value="131" calcext:value-type="float">
            <text:p>131</text:p>
          </table:table-cell>
          <table:table-cell office:value-type="float" office:value="2.77241" calcext:value-type="float">
            <text:p>2,77241</text:p>
          </table:table-cell>
          <table:table-cell office:value-type="float" office:value="513.5" calcext:value-type="float">
            <text:p>513,5</text:p>
          </table:table-cell>
          <table:table-cell office:value-type="float" office:value="311" calcext:value-type="float">
            <text:p>311</text:p>
          </table:table-cell>
          <table:table-cell office:value-type="float" office:value="34.12107" calcext:value-type="float">
            <text:p>34,12107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eak0 inside Leak1</text:p>
          </table:table-cell>
          <table:table-cell office:value-type="float" office:value="16.1500654190348" calcext:value-type="float">
            <text:p>16,150065419034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45, 149, 185, 197, 201, 225, 239, 251, 253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1, 115, 237, 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77</text:p>
          </table:table-cell>
          <table:table-cell office:value-type="float" office:value="-0.03" calcext:value-type="float">
            <text:p>-0,03</text:p>
          </table:table-cell>
          <table:table-cell office:value-type="float" office:value="289" calcext:value-type="float">
            <text:p>289</text:p>
          </table:table-cell>
          <table:table-cell office:value-type="float" office:value="1.0067" calcext:value-type="float">
            <text:p>1,0067</text:p>
          </table:table-cell>
          <table:table-cell office:value-type="float" office:value="3823" calcext:value-type="float">
            <text:p>38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77617161194378" calcext:value-type="float">
            <text:p>8,7761716119437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49, 153, 161, 197, 231, 237, 25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04" calcext:value-type="float">
            <text:p>0,04</text:p>
          </table:table-cell>
          <table:table-cell office:value-type="float" office:value="271" calcext:value-type="float">
            <text:p>271</text:p>
          </table:table-cell>
          <table:table-cell office:value-type="float" office:value="0.36851" calcext:value-type="float">
            <text:p>0,36851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2536432590638" calcext:value-type="float">
            <text:p>11,2536432590638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53, 171, 185, 197, 201, 217, 225, 231, 239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201, 113</text:p>
          </table:table-cell>
          <table:table-cell office:value-type="float" office:value="0.01" calcext:value-type="float">
            <text:p>0,01</text:p>
          </table:table-cell>
          <table:table-cell office:value-type="float" office:value="191" calcext:value-type="float">
            <text:p>191</text:p>
          </table:table-cell>
          <table:table-cell office:value-type="float" office:value="4.06355" calcext:value-type="float">
            <text:p>4,06355</text:p>
          </table:table-cell>
          <table:table-cell office:value-type="float" office:value="6477" calcext:value-type="float">
            <text:p>64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73141002728715" calcext:value-type="float">
            <text:p>1,73141002728715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768429177924" calcext:value-type="float">
            <text:p>0,999768429177924</text:p>
          </table:table-cell>
          <table:table-cell office:value-type="float" office:value="0.999884201181148" calcext:value-type="float">
            <text:p>0,999884201181148</text:p>
          </table:table-cell>
          <table:table-cell office:value-type="string" calcext:value-type="string">
            <text:p>['238' '237' '239' '204' '319' '240' '202' '317' '205' '20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5, 153, 171, 185, 197, 217, 219, 225, 237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9, 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, 207, 251</text:p>
          </table:table-cell>
          <table:table-cell office:value-type="float" office:value="-0.04" calcext:value-type="float">
            <text:p>-0,04</text:p>
          </table:table-cell>
          <table:table-cell office:value-type="float" office:value="193" calcext:value-type="float">
            <text:p>193</text:p>
          </table:table-cell>
          <table:table-cell office:value-type="float" office:value="14.74216" calcext:value-type="float">
            <text:p>14,74216</text:p>
          </table:table-cell>
          <table:table-cell office:value-type="float" office:value="3185" calcext:value-type="float">
            <text:p>31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02612610517394" calcext:value-type="float">
            <text:p>5,02612610517394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32" calcext:value-type="float">
            <text:p>106,32</text:p>
          </table:table-cell>
          <table:table-cell office:value-type="float" office:value="94.09" calcext:value-type="float">
            <text:p>94,09</text:p>
          </table:table-cell>
          <table:table-cell office:value-type="float" office:value="0.999143835616438" calcext:value-type="float">
            <text:p>0,999143835616438</text:p>
          </table:table-cell>
          <table:table-cell office:value-type="float" office:value="0.998119122257053" calcext:value-type="float">
            <text:p>0,998119122257053</text:p>
          </table:table-cell>
          <table:table-cell office:value-type="float" office:value="0.999529116308272" calcext:value-type="float">
            <text:p>0,999529116308272</text:p>
          </table:table-cell>
          <table:table-cell office:value-type="float" office:value="0.998823621676731" calcext:value-type="float">
            <text:p>0,998823621676731</text:p>
          </table:table-cell>
          <table:table-cell office:value-type="string" calcext:value-type="string">
            <text:p>['180' '181' '321' '179' '183' '185' '187' '229' '177' '18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49, 153, 159, 185, 197, 21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207, 189, 215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-0.01" calcext:value-type="float">
            <text:p>-0,01</text:p>
          </table:table-cell>
          <table:table-cell office:value-type="float" office:value="60" calcext:value-type="float">
            <text:p>60</text:p>
          </table:table-cell>
          <table:table-cell office:value-type="float" office:value="109.35804" calcext:value-type="float">
            <text:p>109,35804</text:p>
          </table:table-cell>
          <table:table-cell office:value-type="float" office:value="1394" calcext:value-type="float">
            <text:p>1394</text:p>
          </table:table-cell>
          <table:table-cell office:value-type="float" office:value="161" calcext:value-type="float">
            <text:p>161</text:p>
          </table:table-cell>
          <table:table-cell office:value-type="float" office:value="1.11644" calcext:value-type="float">
            <text:p>1,1164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Leak0 happens first</text:p>
          </table:table-cell>
          <table:table-cell office:value-type="float" office:value="29.754837702385" calcext:value-type="float">
            <text:p>29,75483770238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49, 159, 171, 185, 217, 21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, 145, 171, 10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, 213, 141, 139</text:p>
          </table:table-cell>
          <table:table-cell office:value-type="float" office:value="-0.04" calcext:value-type="float">
            <text:p>-0,04</text:p>
          </table:table-cell>
          <table:table-cell office:value-type="float" office:value="125" calcext:value-type="float">
            <text:p>125</text:p>
          </table:table-cell>
          <table:table-cell office:value-type="float" office:value="202.31328" calcext:value-type="float">
            <text:p>202,31328</text:p>
          </table:table-cell>
          <table:table-cell office:value-type="float" office:value="2966.5" calcext:value-type="float">
            <text:p>2966,5</text:p>
          </table:table-cell>
          <table:table-cell office:value-type="float" office:value="135" calcext:value-type="float">
            <text:p>135</text:p>
          </table:table-cell>
          <table:table-cell office:value-type="float" office:value="4.20777" calcext:value-type="float">
            <text:p>4,2077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Leak1 inside Leak0</text:p>
          </table:table-cell>
          <table:table-cell office:value-type="float" office:value="29.9987948581269" calcext:value-type="float">
            <text:p>29,9987948581269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12" calcext:value-type="float">
            <text:p>107,12</text:p>
          </table:table-cell>
          <table:table-cell office:value-type="float" office:value="93.41" calcext:value-type="float">
            <text:p>93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5, 145, 149, 159, 201, 217, 237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, 199, 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3, 177</text:p>
          </table:table-cell>
          <table:table-cell office:value-type="float" office:value="0.02" calcext:value-type="float">
            <text:p>0,02</text:p>
          </table:table-cell>
          <table:table-cell office:value-type="float" office:value="247" calcext:value-type="float">
            <text:p>247</text:p>
          </table:table-cell>
          <table:table-cell office:value-type="float" office:value="0.99709" calcext:value-type="float">
            <text:p>0,99709</text:p>
          </table:table-cell>
          <table:table-cell office:value-type="float" office:value="701.5" calcext:value-type="float">
            <text:p>701,5</text:p>
          </table:table-cell>
          <table:table-cell office:value-type="float" office:value="301" calcext:value-type="float">
            <text:p>301</text:p>
          </table:table-cell>
          <table:table-cell office:value-type="float" office:value="13.61132" calcext:value-type="float">
            <text:p>13,61132</text:p>
          </table:table-cell>
          <table:table-cell office:value-type="float" office:value="5318.5" calcext:value-type="float">
            <text:p>5318,5</text:p>
          </table:table-cell>
          <table:table-cell office:value-type="string" calcext:value-type="string">
            <text:p>Leak0 inside Leak1</text:p>
          </table:table-cell>
          <table:table-cell office:value-type="float" office:value="39.396776070323" calcext:value-type="float">
            <text:p>39,39677607032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5, 149, 153, 159, 161, 171, 185, 217, 225, 23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7, 145</text:p>
          </table:table-cell>
          <table:table-cell office:value-type="float" office:value="0.03" calcext:value-type="float">
            <text:p>0,03</text:p>
          </table:table-cell>
          <table:table-cell office:value-type="float" office:value="180" calcext:value-type="float">
            <text:p>180</text:p>
          </table:table-cell>
          <table:table-cell office:value-type="float" office:value="11.72988" calcext:value-type="float">
            <text:p>11,72988</text:p>
          </table:table-cell>
          <table:table-cell office:value-type="float" office:value="988.5" calcext:value-type="float">
            <text:p>98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6936244156507" calcext:value-type="float">
            <text:p>12,6936244156507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61" calcext:value-type="float">
            <text:p>107,61</text:p>
          </table:table-cell>
          <table:table-cell office:value-type="float" office:value="92.97" calcext:value-type="float">
            <text:p>92,97</text:p>
          </table:table-cell>
          <table:table-cell office:value-type="float" office:value="0.999543378995434" calcext:value-type="float">
            <text:p>0,999543378995434</text:p>
          </table:table-cell>
          <table:table-cell office:value-type="float" office:value="0.998986828774063" calcext:value-type="float">
            <text:p>0,998986828774063</text:p>
          </table:table-cell>
          <table:table-cell office:value-type="float" office:value="0.996966632962589" calcext:value-type="float">
            <text:p>0,996966632962589</text:p>
          </table:table-cell>
          <table:table-cell office:value-type="float" office:value="0.997975708502024" calcext:value-type="float">
            <text:p>0,997975708502024</text:p>
          </table:table-cell>
          <table:table-cell office:value-type="string" calcext:value-type="string">
            <text:p>['323' '235' '233' '317' '231' '229' '199' '197' '204' '19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71, 185, 197, 225, 23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15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3, 15, 167, 209</text:p>
          </table:table-cell>
          <table:table-cell office:value-type="float" office:value="0.05" calcext:value-type="float">
            <text:p>0,05</text:p>
          </table:table-cell>
          <table:table-cell office:value-type="float" office:value="315" calcext:value-type="float">
            <text:p>315</text:p>
          </table:table-cell>
          <table:table-cell office:value-type="float" office:value="114.26207" calcext:value-type="float">
            <text:p>114,26207</text:p>
          </table:table-cell>
          <table:table-cell office:value-type="float" office:value="138.5" calcext:value-type="float">
            <text:p>13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8381880050284" calcext:value-type="float">
            <text:p>11,8381880050284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6.28" calcext:value-type="float">
            <text:p>106,28</text:p>
          </table:table-cell>
          <table:table-cell office:value-type="float" office:value="94.17" calcext:value-type="float">
            <text:p>94,17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6376811594203" calcext:value-type="float">
            <text:p>0,996376811594203</text:p>
          </table:table-cell>
          <table:table-cell office:value-type="float" office:value="0.989208633093525" calcext:value-type="float">
            <text:p>0,989208633093525</text:p>
          </table:table-cell>
          <table:table-cell office:value-type="float" office:value="0.992779783393502" calcext:value-type="float">
            <text:p>0,992779783393502</text:p>
          </table:table-cell>
          <table:table-cell office:value-type="string" calcext:value-type="string">
            <text:p>['193' '315' '195' '191' '189' '229' '197' '187' '325' '18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9, 153, 171, 185, 201, 217, 219, 22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9, 219, 11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 139</text:p>
          </table:table-cell>
          <table:table-cell office:value-type="float" office:value="0.01" calcext:value-type="float">
            <text:p>0,01</text:p>
          </table:table-cell>
          <table:table-cell office:value-type="float" office:value="285" calcext:value-type="float">
            <text:p>285</text:p>
          </table:table-cell>
          <table:table-cell office:value-type="float" office:value="0.49367" calcext:value-type="float">
            <text:p>0,49367</text:p>
          </table:table-cell>
          <table:table-cell office:value-type="float" office:value="5575.5" calcext:value-type="float">
            <text:p>5575,5</text:p>
          </table:table-cell>
          <table:table-cell office:value-type="float" office:value="317" calcext:value-type="float">
            <text:p>317</text:p>
          </table:table-cell>
          <table:table-cell office:value-type="float" office:value="20.54412" calcext:value-type="float">
            <text:p>20,54412</text:p>
          </table:table-cell>
          <table:table-cell office:value-type="float" office:value="3224.5" calcext:value-type="float">
            <text:p>3224,5</text:p>
          </table:table-cell>
          <table:table-cell office:value-type="string" calcext:value-type="string">
            <text:p>Leak0 overlaps Leak1</text:p>
          </table:table-cell>
          <table:table-cell office:value-type="float" office:value="33.1073872786579" calcext:value-type="float">
            <text:p>33,1073872786579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6.76" calcext:value-type="float">
            <text:p>106,76</text:p>
          </table:table-cell>
          <table:table-cell office:value-type="float" office:value="93.72" calcext:value-type="float">
            <text:p>93,7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5, 149, 159, 171, 197, 225, 231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231, 197, 191, 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3, 199, 167, 185, 211</text:p>
          </table:table-cell>
          <table:table-cell office:value-type="float" office:value="-0.01" calcext:value-type="float">
            <text:p>-0,01</text:p>
          </table:table-cell>
          <table:table-cell office:value-type="float" office:value="179" calcext:value-type="float">
            <text:p>179</text:p>
          </table:table-cell>
          <table:table-cell office:value-type="float" office:value="40.18952" calcext:value-type="float">
            <text:p>40,18952</text:p>
          </table:table-cell>
          <table:table-cell office:value-type="float" office:value="1623" calcext:value-type="float">
            <text:p>1623</text:p>
          </table:table-cell>
          <table:table-cell office:value-type="float" office:value="303" calcext:value-type="float">
            <text:p>303</text:p>
          </table:table-cell>
          <table:table-cell office:value-type="float" office:value="21.2587" calcext:value-type="float">
            <text:p>21,2587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ak0 inside Leak1</text:p>
          </table:table-cell>
          <table:table-cell office:value-type="float" office:value="41.4702454514204" calcext:value-type="float">
            <text:p>41,470245451420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93" calcext:value-type="float">
            <text:p>109,93</text:p>
          </table:table-cell>
          <table:table-cell office:value-type="float" office:value="91.03" calcext:value-type="float">
            <text:p>91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53, 171, 197, 217, 219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89</text:p>
          </table:table-cell>
          <table:table-cell office:value-type="float" office:value="-0.02" calcext:value-type="float">
            <text:p>-0,02</text:p>
          </table:table-cell>
          <table:table-cell office:value-type="float" office:value="293" calcext:value-type="float">
            <text:p>293</text:p>
          </table:table-cell>
          <table:table-cell office:value-type="float" office:value="0.88706" calcext:value-type="float">
            <text:p>0,88706</text:p>
          </table:table-cell>
          <table:table-cell office:value-type="float" office:value="536.5" calcext:value-type="float">
            <text:p>53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.3458750790068" calcext:value-type="float">
            <text:p>17,345875079006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4" calcext:value-type="float">
            <text:p>105,4</text:p>
          </table:table-cell>
          <table:table-cell office:value-type="float" office:value="94.87" calcext:value-type="float">
            <text:p>94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9, 153, 171, 185, 21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15, 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237, 229, 147, 193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.49703" calcext:value-type="float">
            <text:p>1,49703</text:p>
          </table:table-cell>
          <table:table-cell office:value-type="float" office:value="5047.5" calcext:value-type="float">
            <text:p>5047,5</text:p>
          </table:table-cell>
          <table:table-cell office:value-type="float" office:value="285" calcext:value-type="float">
            <text:p>285</text:p>
          </table:table-cell>
          <table:table-cell office:value-type="float" office:value="14.28506" calcext:value-type="float">
            <text:p>14,28506</text:p>
          </table:table-cell>
          <table:table-cell office:value-type="float" office:value="4451.5" calcext:value-type="float">
            <text:p>4451,5</text:p>
          </table:table-cell>
          <table:table-cell office:value-type="string" calcext:value-type="string">
            <text:p>Leak0 overlaps Leak1</text:p>
          </table:table-cell>
          <table:table-cell office:value-type="float" office:value="34.6141067281433" calcext:value-type="float">
            <text:p>34,6141067281433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5, 159, 171, 185, 201, 217, 225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9, 203, 237, 251, 243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-0.02" calcext:value-type="float">
            <text:p>-0,02</text:p>
          </table:table-cell>
          <table:table-cell office:value-type="float" office:value="113" calcext:value-type="float">
            <text:p>113</text:p>
          </table:table-cell>
          <table:table-cell office:value-type="float" office:value="1.18662" calcext:value-type="float">
            <text:p>1,18662</text:p>
          </table:table-cell>
          <table:table-cell office:value-type="float" office:value="198.5" calcext:value-type="float">
            <text:p>19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95974845515392" calcext:value-type="float">
            <text:p>9,9597484551539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02" calcext:value-type="float">
            <text:p>106,02</text:p>
          </table:table-cell>
          <table:table-cell office:value-type="float" office:value="94.34" calcext:value-type="float">
            <text:p>94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49, 153, 171, 201, 217, 219, 225, 231, 237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, 111, 177, 171</text:p>
          </table:table-cell>
          <table:table-cell office:value-type="float" office:value="0.02" calcext:value-type="float">
            <text:p>0,02</text:p>
          </table:table-cell>
          <table:table-cell office:value-type="float" office:value="60" calcext:value-type="float">
            <text:p>60</text:p>
          </table:table-cell>
          <table:table-cell office:value-type="float" office:value="168.36207" calcext:value-type="float">
            <text:p>168,36207</text:p>
          </table:table-cell>
          <table:table-cell office:value-type="float" office:value="2766.5" calcext:value-type="float">
            <text:p>276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7816407589644" calcext:value-type="float">
            <text:p>23,781640758964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57" calcext:value-type="float">
            <text:p>105,57</text:p>
          </table:table-cell>
          <table:table-cell office:value-type="float" office:value="94.71" calcext:value-type="float">
            <text:p>94,71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9277326106594" calcext:value-type="float">
            <text:p>0,999277326106594</text:p>
          </table:table-cell>
          <table:table-cell office:value-type="float" office:value="0.999457896638959" calcext:value-type="float">
            <text:p>0,999457896638959</text:p>
          </table:table-cell>
          <table:table-cell office:value-type="float" office:value="0.999367603216189" calcext:value-type="float">
            <text:p>0,999367603216189</text:p>
          </table:table-cell>
          <table:table-cell office:value-type="string" calcext:value-type="string">
            <text:p>['329' '125' '123' '173' '122' '129' '175' '120' '177' '17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31, 145, 149, 153, 161, 171, 197, 225, 237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7, 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3, 255, 20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55.19048" calcext:value-type="float">
            <text:p>55,19048</text:p>
          </table:table-cell>
          <table:table-cell office:value-type="float" office:value="3177" calcext:value-type="float">
            <text:p>3177</text:p>
          </table:table-cell>
          <table:table-cell office:value-type="float" office:value="325" calcext:value-type="float">
            <text:p>325</text:p>
          </table:table-cell>
          <table:table-cell office:value-type="float" office:value="2.08509" calcext:value-type="float">
            <text:p>2,08509</text:p>
          </table:table-cell>
          <table:table-cell office:value-type="float" office:value="6078.5" calcext:value-type="float">
            <text:p>6078,5</text:p>
          </table:table-cell>
          <table:table-cell office:value-type="string" calcext:value-type="string">
            <text:p>Leak1 overlaps Leak0</text:p>
          </table:table-cell>
          <table:table-cell office:value-type="float" office:value="9.21038420949293" calcext:value-type="float">
            <text:p>9,2103842094929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7, 131, 149, 185, 197, 217, 225, 25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5, 193, 161, 189, 225</text:p>
          </table:table-cell>
          <table:table-cell office:value-type="float" office:value="-0.04" calcext:value-type="float">
            <text:p>-0,04</text:p>
          </table:table-cell>
          <table:table-cell office:value-type="float" office:value="287" calcext:value-type="float">
            <text:p>287</text:p>
          </table:table-cell>
          <table:table-cell office:value-type="float" office:value="1.08997" calcext:value-type="float">
            <text:p>1,08997</text:p>
          </table:table-cell>
          <table:table-cell office:value-type="float" office:value="5368" calcext:value-type="float">
            <text:p>5368</text:p>
          </table:table-cell>
          <table:table-cell office:value-type="float" office:value="131" calcext:value-type="float">
            <text:p>131</text:p>
          </table:table-cell>
          <table:table-cell office:value-type="float" office:value="4.5905" calcext:value-type="float">
            <text:p>4,5905</text:p>
          </table:table-cell>
          <table:table-cell office:value-type="float" office:value="843.5" calcext:value-type="float">
            <text:p>843,5</text:p>
          </table:table-cell>
          <table:table-cell office:value-type="string" calcext:value-type="string">
            <text:p>Leak0 happens first</text:p>
          </table:table-cell>
          <table:table-cell office:value-type="float" office:value="5.525" calcext:value-type="float">
            <text:p>5,52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19" calcext:value-type="float">
            <text:p>107,19</text:p>
          </table:table-cell>
          <table:table-cell office:value-type="float" office:value="93.34" calcext:value-type="float">
            <text:p>93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59, 185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1, 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9, 255, 251, 131</text:p>
          </table:table-cell>
          <table:table-cell office:value-type="float" office:value="0.04" calcext:value-type="float">
            <text:p>0,04</text:p>
          </table:table-cell>
          <table:table-cell office:value-type="float" office:value="103" calcext:value-type="float">
            <text:p>103</text:p>
          </table:table-cell>
          <table:table-cell office:value-type="float" office:value="5.25824" calcext:value-type="float">
            <text:p>5,25824</text:p>
          </table:table-cell>
          <table:table-cell office:value-type="float" office:value="2736" calcext:value-type="float">
            <text:p>27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.8339248294068" calcext:value-type="float">
            <text:p>34,833924829406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45, 149, 153, 171, 197, 217, 237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7, 205, 163, 15, 166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0.03" calcext:value-type="float">
            <text:p>0,03</text:p>
          </table:table-cell>
          <table:table-cell office:value-type="float" office:value="121" calcext:value-type="float">
            <text:p>121</text:p>
          </table:table-cell>
          <table:table-cell office:value-type="float" office:value="1.29132" calcext:value-type="float">
            <text:p>1,29132</text:p>
          </table:table-cell>
          <table:table-cell office:value-type="float" office:value="3870" calcext:value-type="float">
            <text:p>3870</text:p>
          </table:table-cell>
          <table:table-cell office:value-type="float" office:value="231" calcext:value-type="float">
            <text:p>231</text:p>
          </table:table-cell>
          <table:table-cell office:value-type="float" office:value="129.01125" calcext:value-type="float">
            <text:p>129,01125</text:p>
          </table:table-cell>
          <table:table-cell office:value-type="float" office:value="735.5" calcext:value-type="float">
            <text:p>735,5</text:p>
          </table:table-cell>
          <table:table-cell office:value-type="string" calcext:value-type="string">
            <text:p>Leak0 happens first</text:p>
          </table:table-cell>
          <table:table-cell office:value-type="float" office:value="13.7540920775668" calcext:value-type="float">
            <text:p>13,754092077566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61" calcext:value-type="float">
            <text:p>106,61</text:p>
          </table:table-cell>
          <table:table-cell office:value-type="float" office:value="93.79" calcext:value-type="float">
            <text:p>93,7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45, 159, 185, 197, 219, 225, 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9, 145, 127, 209, 163</text:p>
          </table:table-cell>
          <table:table-cell office:value-type="float" office:value="0.05" calcext:value-type="float">
            <text:p>0,05</text:p>
          </table:table-cell>
          <table:table-cell office:value-type="float" office:value="191" calcext:value-type="float">
            <text:p>191</text:p>
          </table:table-cell>
          <table:table-cell office:value-type="float" office:value="4.06945" calcext:value-type="float">
            <text:p>4,06945</text:p>
          </table:table-cell>
          <table:table-cell office:value-type="float" office:value="150.5" calcext:value-type="float">
            <text:p>150,5</text:p>
          </table:table-cell>
          <table:table-cell office:value-type="float" office:value="231" calcext:value-type="float">
            <text:p>231</text:p>
          </table:table-cell>
          <table:table-cell office:value-type="float" office:value="1.48718" calcext:value-type="float">
            <text:p>1,48718</text:p>
          </table:table-cell>
          <table:table-cell office:value-type="float" office:value="3811.5" calcext:value-type="float">
            <text:p>3811,5</text:p>
          </table:table-cell>
          <table:table-cell office:value-type="string" calcext:value-type="string">
            <text:p>Leak1 happens first</text:p>
          </table:table-cell>
          <table:table-cell office:value-type="float" office:value="8.0374041148086" calcext:value-type="float">
            <text:p>8,037404114808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45, 149, 159, 167, 225, 237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, 113, 201, 16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9.16787" calcext:value-type="float">
            <text:p>9,16787</text:p>
          </table:table-cell>
          <table:table-cell office:value-type="float" office:value="444" calcext:value-type="float">
            <text:p>4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29791260485545" calcext:value-type="float">
            <text:p>6,29791260485545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6625421822272" calcext:value-type="float">
            <text:p>0,996625421822272</text:p>
          </table:table-cell>
          <table:table-cell office:value-type="float" office:value="0.99830985915493" calcext:value-type="float">
            <text:p>0,99830985915493</text:p>
          </table:table-cell>
          <table:table-cell office:value-type="string" calcext:value-type="string">
            <text:p>['243' '245' '251' '257' '247' '249' '261' '241' '269' '26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9, 161, 171, 185, 197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3, 107</text:p>
          </table:table-cell>
          <table:table-cell office:value-type="float" office:value="-0.03" calcext:value-type="float">
            <text:p>-0,03</text:p>
          </table:table-cell>
          <table:table-cell office:value-type="float" office:value="291" calcext:value-type="float">
            <text:p>291</text:p>
          </table:table-cell>
          <table:table-cell office:value-type="float" office:value="1.02545" calcext:value-type="float">
            <text:p>1,02545</text:p>
          </table:table-cell>
          <table:table-cell office:value-type="float" office:value="3212.5" calcext:value-type="float">
            <text:p>3212,5</text:p>
          </table:table-cell>
          <table:table-cell office:value-type="float" office:value="285" calcext:value-type="float">
            <text:p>285</text:p>
          </table:table-cell>
          <table:table-cell office:value-type="float" office:value="36.74631" calcext:value-type="float">
            <text:p>36,74631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Leak0 overlaps Leak1</text:p>
          </table:table-cell>
          <table:table-cell office:value-type="float" office:value="7.73141817832516" calcext:value-type="float">
            <text:p>7,7314181783251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45" calcext:value-type="float">
            <text:p>104,45</text:p>
          </table:table-cell>
          <table:table-cell office:value-type="float" office:value="95.78" calcext:value-type="float">
            <text:p>95,7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31, 145, 153, 159, 185, 197, 201, 219, 225, 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1, 107, 251, 193, 109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47.90787" calcext:value-type="float">
            <text:p>247,90787</text:p>
          </table:table-cell>
          <table:table-cell office:value-type="float" office:value="1274" calcext:value-type="float">
            <text:p>12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009332738258" calcext:value-type="float">
            <text:p>10,009332738258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4.57" calcext:value-type="float">
            <text:p>104,57</text:p>
          </table:table-cell>
          <table:table-cell office:value-type="float" office:value="95.64" calcext:value-type="float">
            <text:p>95,64</text:p>
          </table:table-cell>
          <table:table-cell office:value-type="float" office:value="0.998915525114155" calcext:value-type="float">
            <text:p>0,998915525114155</text:p>
          </table:table-cell>
          <table:table-cell office:value-type="float" office:value="0.993754879000781" calcext:value-type="float">
            <text:p>0,993754879000781</text:p>
          </table:table-cell>
          <table:table-cell office:value-type="float" office:value="0.998823067869753" calcext:value-type="float">
            <text:p>0,998823067869753</text:p>
          </table:table-cell>
          <table:table-cell office:value-type="float" office:value="0.996282527881041" calcext:value-type="float">
            <text:p>0,996282527881041</text:p>
          </table:table-cell>
          <table:table-cell office:value-type="string" calcext:value-type="string">
            <text:p>['233' '231' '235' '323' '317' '204' '229' '319' '202' '203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5, 153, 161, 201, 217, 219, 23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66, 18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03" calcext:value-type="float">
            <text:p>0,03</text:p>
          </table:table-cell>
          <table:table-cell office:value-type="float" office:value="177" calcext:value-type="float">
            <text:p>177</text:p>
          </table:table-cell>
          <table:table-cell office:value-type="float" office:value="17.04799" calcext:value-type="float">
            <text:p>17,04799</text:p>
          </table:table-cell>
          <table:table-cell office:value-type="float" office:value="8138.5" calcext:value-type="float">
            <text:p>813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4151342166838" calcext:value-type="float">
            <text:p>16,4151342166838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68" calcext:value-type="float">
            <text:p>108,68</text:p>
          </table:table-cell>
          <table:table-cell office:value-type="float" office:value="92.07" calcext:value-type="float">
            <text:p>92,07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938559842713" calcext:value-type="float">
            <text:p>0,999938559842713</text:p>
          </table:table-cell>
          <table:table-cell office:value-type="float" office:value="0.999815702174714" calcext:value-type="float">
            <text:p>0,999815702174714</text:p>
          </table:table-cell>
          <table:table-cell office:value-type="float" office:value="0.999877127234749" calcext:value-type="float">
            <text:p>0,999877127234749</text:p>
          </table:table-cell>
          <table:table-cell office:value-type="string" calcext:value-type="string">
            <text:p>['229' '231' '233' '211' '189' '187' '325' '191' '185' '18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31, 149, 153, 157, 171, 197, 217, 219, 225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209, 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, 213</text:p>
          </table:table-cell>
          <table:table-cell office:value-type="float" office:value="0.03" calcext:value-type="float">
            <text:p>0,03</text:p>
          </table:table-cell>
          <table:table-cell office:value-type="float" office:value="173" calcext:value-type="float">
            <text:p>173</text:p>
          </table:table-cell>
          <table:table-cell office:value-type="float" office:value="99.21691" calcext:value-type="float">
            <text:p>99,21691</text:p>
          </table:table-cell>
          <table:table-cell office:value-type="float" office:value="2568" calcext:value-type="float">
            <text:p>25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83865692533782" calcext:value-type="float">
            <text:p>3,83865692533782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55" calcext:value-type="float">
            <text:p>107,55</text:p>
          </table:table-cell>
          <table:table-cell office:value-type="float" office:value="93.03" calcext:value-type="float">
            <text:p>93,03</text:p>
          </table:table-cell>
          <table:table-cell office:value-type="float" office:value="0.998573059360731" calcext:value-type="float">
            <text:p>0,998573059360731</text:p>
          </table:table-cell>
          <table:table-cell office:value-type="float" office:value="0.995733126454616" calcext:value-type="float">
            <text:p>0,995733126454616</text:p>
          </table:table-cell>
          <table:table-cell office:value-type="float" office:value="0.999416001557329" calcext:value-type="float">
            <text:p>0,999416001557329</text:p>
          </table:table-cell>
          <table:table-cell office:value-type="float" office:value="0.997571164869329" calcext:value-type="float">
            <text:p>0,997571164869329</text:p>
          </table:table-cell>
          <table:table-cell office:value-type="string" calcext:value-type="string">
            <text:p>['329' '240' '201' '238' '241' '237' '239' '319' '204' '24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9, 159, 185, 197, 201, 21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1, 115, 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205</text:p>
          </table:table-cell>
          <table:table-cell office:value-type="float" office:value="0.03" calcext:value-type="float">
            <text:p>0,03</text:p>
          </table:table-cell>
          <table:table-cell office:value-type="float" office:value="191" calcext:value-type="float">
            <text:p>191</text:p>
          </table:table-cell>
          <table:table-cell office:value-type="float" office:value="175.4932" calcext:value-type="float">
            <text:p>175,4932</text:p>
          </table:table-cell>
          <table:table-cell office:value-type="float" office:value="1467" calcext:value-type="float">
            <text:p>1467</text:p>
          </table:table-cell>
          <table:table-cell office:value-type="float" office:value="137" calcext:value-type="float">
            <text:p>137</text:p>
          </table:table-cell>
          <table:table-cell office:value-type="float" office:value="2.05768" calcext:value-type="float">
            <text:p>2,0576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Leak1 overlaps Leak0</text:p>
          </table:table-cell>
          <table:table-cell office:value-type="float" office:value="7.94047583223192" calcext:value-type="float">
            <text:p>7,94047583223192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7.07" calcext:value-type="float">
            <text:p>107,07</text:p>
          </table:table-cell>
          <table:table-cell office:value-type="float" office:value="93.43" calcext:value-type="float">
            <text:p>93,4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49, 185, 201, 217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166, 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209, 109, 141</text:p>
          </table:table-cell>
          <table:table-cell office:value-type="float" office:value="0.02" calcext:value-type="float">
            <text:p>0,02</text:p>
          </table:table-cell>
          <table:table-cell office:value-type="float" office:value="229" calcext:value-type="float">
            <text:p>229</text:p>
          </table:table-cell>
          <table:table-cell office:value-type="float" office:value="9.26316" calcext:value-type="float">
            <text:p>9,26316</text:p>
          </table:table-cell>
          <table:table-cell office:value-type="float" office:value="634.5" calcext:value-type="float">
            <text:p>634,5</text:p>
          </table:table-cell>
          <table:table-cell office:value-type="float" office:value="202" calcext:value-type="float">
            <text:p>202</text:p>
          </table:table-cell>
          <table:table-cell office:value-type="float" office:value="1.55667" calcext:value-type="float">
            <text:p>1,55667</text:p>
          </table:table-cell>
          <table:table-cell office:value-type="float" office:value="4165.5" calcext:value-type="float">
            <text:p>4165,5</text:p>
          </table:table-cell>
          <table:table-cell office:value-type="string" calcext:value-type="string">
            <text:p>Leak0 happens first</text:p>
          </table:table-cell>
          <table:table-cell office:value-type="float" office:value="3.70704598105633" calcext:value-type="float">
            <text:p>3,7070459810563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97" calcext:value-type="float">
            <text:p>107,97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9, 157, 185, 197, 201, 217, 219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3, 177, 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167</text:p>
          </table:table-cell>
          <table:table-cell office:value-type="float" office:value="0.02" calcext:value-type="float">
            <text:p>0,02</text:p>
          </table:table-cell>
          <table:table-cell office:value-type="float" office:value="209" calcext:value-type="float">
            <text:p>209</text:p>
          </table:table-cell>
          <table:table-cell office:value-type="float" office:value="16.43156" calcext:value-type="float">
            <text:p>16,43156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4178013932234" calcext:value-type="float">
            <text:p>10,417801393223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14285714285714" calcext:value-type="float">
            <text:p>0,914285714285714</text:p>
          </table:table-cell>
          <table:table-cell office:value-type="float" office:value="0.955223880597015" calcext:value-type="float">
            <text:p>0,955223880597015</text:p>
          </table:table-cell>
          <table:table-cell office:value-type="string" calcext:value-type="string">
            <text:p>['202' '205' '203' '204' '186' '209' '215' '207' '319' '30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9, 159, 171, 201, 217, 219, 225, 255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 203, 166, 161</text:p>
          </table:table-cell>
          <table:table-cell office:value-type="float" office:value="0.04" calcext:value-type="float">
            <text:p>0,04</text:p>
          </table:table-cell>
          <table:table-cell office:value-type="float" office:value="151" calcext:value-type="float">
            <text:p>151</text:p>
          </table:table-cell>
          <table:table-cell office:value-type="float" office:value="0.54414" calcext:value-type="float">
            <text:p>0,54414</text:p>
          </table:table-cell>
          <table:table-cell office:value-type="float" office:value="2553.5" calcext:value-type="float">
            <text:p>255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79" calcext:value-type="float">
            <text:p>3,79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55" calcext:value-type="float">
            <text:p>107,55</text:p>
          </table:table-cell>
          <table:table-cell office:value-type="float" office:value="93.03" calcext:value-type="float">
            <text:p>93,03</text:p>
          </table:table-cell>
          <table:table-cell office:value-type="float" office:value="0.707648401826484" calcext:value-type="float">
            <text:p>0,707648401826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241' '240' '243' '245' '251' '247' '249' '257' '261' '238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5, 149, 153, 159, 161, 171, 18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 177, 205, 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113, 191, 109, 127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3.49474" calcext:value-type="float">
            <text:p>13,49474</text:p>
          </table:table-cell>
          <table:table-cell office:value-type="float" office:value="2278" calcext:value-type="float">
            <text:p>22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670199303313" calcext:value-type="float">
            <text:p>33,67019930331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997317351598174" calcext:value-type="float">
            <text:p>0,997317351598174</text:p>
          </table:table-cell>
          <table:table-cell office:value-type="float" office:value="1" calcext:value-type="float">
            <text:p>1</text:p>
          </table:table-cell>
          <table:table-cell office:value-type="float" office:value="0.989686197059469" calcext:value-type="float">
            <text:p>0,989686197059469</text:p>
          </table:table-cell>
          <table:table-cell office:value-type="float" office:value="0.994816367045329" calcext:value-type="float">
            <text:p>0,994816367045329</text:p>
          </table:table-cell>
          <table:table-cell office:value-type="string" calcext:value-type="string">
            <text:p>['223' '217' '219' '116' '311' '213' '121' '297' '225' '299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49, 161, 185, 201, 217, 21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109, 203, 193, 171</text:p>
          </table:table-cell>
          <table:table-cell office:value-type="float" office:value="-0.01" calcext:value-type="float">
            <text:p>-0,01</text:p>
          </table:table-cell>
          <table:table-cell office:value-type="float" office:value="121" calcext:value-type="float">
            <text:p>121</text:p>
          </table:table-cell>
          <table:table-cell office:value-type="float" office:value="0.39109" calcext:value-type="float">
            <text:p>0,39109</text:p>
          </table:table-cell>
          <table:table-cell office:value-type="float" office:value="2932.5" calcext:value-type="float">
            <text:p>2932,5</text:p>
          </table:table-cell>
          <table:table-cell office:value-type="float" office:value="281" calcext:value-type="float">
            <text:p>281</text:p>
          </table:table-cell>
          <table:table-cell office:value-type="float" office:value="25.94861" calcext:value-type="float">
            <text:p>25,94861</text:p>
          </table:table-cell>
          <table:table-cell office:value-type="float" office:value="648.5" calcext:value-type="float">
            <text:p>648,5</text:p>
          </table:table-cell>
          <table:table-cell office:value-type="string" calcext:value-type="string">
            <text:p>Leak1 inside Leak0</text:p>
          </table:table-cell>
          <table:table-cell office:value-type="float" office:value="10.909350436105" calcext:value-type="float">
            <text:p>10,909350436105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5.33" calcext:value-type="float">
            <text:p>105,33</text:p>
          </table:table-cell>
          <table:table-cell office:value-type="float" office:value="94.93" calcext:value-type="float">
            <text:p>94,9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31, 153, 159, 171, 197, 219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7, 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, 203, 139, 105</text:p>
          </table:table-cell>
          <table:table-cell office:value-type="float" office:value="0.05" calcext:value-type="float">
            <text:p>0,05</text:p>
          </table:table-cell>
          <table:table-cell office:value-type="float" office:value="189" calcext:value-type="float">
            <text:p>189</text:p>
          </table:table-cell>
          <table:table-cell office:value-type="float" office:value="14.00488" calcext:value-type="float">
            <text:p>14,00488</text:p>
          </table:table-cell>
          <table:table-cell office:value-type="float" office:value="5655.5" calcext:value-type="float">
            <text:p>5655,5</text:p>
          </table:table-cell>
          <table:table-cell office:value-type="float" office:value="323" calcext:value-type="float">
            <text:p>323</text:p>
          </table:table-cell>
          <table:table-cell office:value-type="float" office:value="8.43312" calcext:value-type="float">
            <text:p>8,43312</text:p>
          </table:table-cell>
          <table:table-cell office:value-type="float" office:value="111.5" calcext:value-type="float">
            <text:p>111,5</text:p>
          </table:table-cell>
          <table:table-cell office:value-type="string" calcext:value-type="string">
            <text:p>Leak0 happens first</text:p>
          </table:table-cell>
          <table:table-cell office:value-type="float" office:value="11.003536204027" calcext:value-type="float">
            <text:p>11,003536204027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59, 161, 185, 217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 219, 207, 107</text:p>
          </table:table-cell>
          <table:table-cell office:value-type="float" office:value="0.03" calcext:value-type="float">
            <text:p>0,03</text:p>
          </table:table-cell>
          <table:table-cell office:value-type="float" office:value="311" calcext:value-type="float">
            <text:p>311</text:p>
          </table:table-cell>
          <table:table-cell office:value-type="float" office:value="7.00049" calcext:value-type="float">
            <text:p>7,00049</text:p>
          </table:table-cell>
          <table:table-cell office:value-type="float" office:value="3516.5" calcext:value-type="float">
            <text:p>3516,5</text:p>
          </table:table-cell>
          <table:table-cell office:value-type="float" office:value="180" calcext:value-type="float">
            <text:p>180</text:p>
          </table:table-cell>
          <table:table-cell office:value-type="float" office:value="0.65479" calcext:value-type="float">
            <text:p>0,65479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Leak1 happens first</text:p>
          </table:table-cell>
          <table:table-cell office:value-type="float" office:value="1.7880709460614" calcext:value-type="float">
            <text:p>1,788070946061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49, 159, 201, 219, 225, 231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, 123, 157, 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9, 103, 229</text:p>
          </table:table-cell>
          <table:table-cell office:value-type="float" office:value="0.05" calcext:value-type="float">
            <text:p>0,05</text:p>
          </table:table-cell>
          <table:table-cell office:value-type="float" office:value="287" calcext:value-type="float">
            <text:p>287</text:p>
          </table:table-cell>
          <table:table-cell office:value-type="float" office:value="0.07501" calcext:value-type="float">
            <text:p>0,07501</text:p>
          </table:table-cell>
          <table:table-cell office:value-type="float" office:value="3619" calcext:value-type="float">
            <text:p>36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92830241300441" calcext:value-type="float">
            <text:p>9,9283024130044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21, 145, 159, 161, 171, 201, 219, 225, 239, 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53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, 247, 151, 161, 19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.99412" calcext:value-type="float">
            <text:p>3,99412</text:p>
          </table:table-cell>
          <table:table-cell office:value-type="float" office:value="2087.5" calcext:value-type="float">
            <text:p>208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5849972676458" calcext:value-type="float">
            <text:p>24,5849972676458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49, 153, 185, 197, 201, 217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7, 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1, 123</text:p>
          </table:table-cell>
          <table:table-cell office:value-type="float" office:value="0.01" calcext:value-type="float">
            <text:p>0,01</text:p>
          </table:table-cell>
          <table:table-cell office:value-type="float" office:value="305" calcext:value-type="float">
            <text:p>305</text:p>
          </table:table-cell>
          <table:table-cell office:value-type="float" office:value="69.44531" calcext:value-type="float">
            <text:p>69,44531</text:p>
          </table:table-cell>
          <table:table-cell office:value-type="float" office:value="2229" calcext:value-type="float">
            <text:p>2229</text:p>
          </table:table-cell>
          <table:table-cell office:value-type="float" office:value="277" calcext:value-type="float">
            <text:p>277</text:p>
          </table:table-cell>
          <table:table-cell office:value-type="float" office:value="0.63272" calcext:value-type="float">
            <text:p>0,63272</text:p>
          </table:table-cell>
          <table:table-cell office:value-type="float" office:value="2742.5" calcext:value-type="float">
            <text:p>2742,5</text:p>
          </table:table-cell>
          <table:table-cell office:value-type="string" calcext:value-type="string">
            <text:p>Leak1 overlaps Leak0</text:p>
          </table:table-cell>
          <table:table-cell office:value-type="float" office:value="7.62594413254069" calcext:value-type="float">
            <text:p>7,62594413254069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91" calcext:value-type="float">
            <text:p>104,91</text:p>
          </table:table-cell>
          <table:table-cell office:value-type="float" office:value="95.32" calcext:value-type="float">
            <text:p>95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9, 153, 159, 185, 197, 217, 219, 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5, 35, 237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, 103, 157, 131</text:p>
          </table:table-cell>
          <table:table-cell office:value-type="float" office:value="0.01" calcext:value-type="float">
            <text:p>0,01</text:p>
          </table:table-cell>
          <table:table-cell office:value-type="float" office:value="309" calcext:value-type="float">
            <text:p>309</text:p>
          </table:table-cell>
          <table:table-cell office:value-type="float" office:value="0.15304" calcext:value-type="float">
            <text:p>0,15304</text:p>
          </table:table-cell>
          <table:table-cell office:value-type="float" office:value="461.5" calcext:value-type="float">
            <text:p>46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2172355942813" calcext:value-type="float">
            <text:p>20,217235594281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82" calcext:value-type="float">
            <text:p>105,82</text:p>
          </table:table-cell>
          <table:table-cell office:value-type="float" office:value="94.49" calcext:value-type="float">
            <text:p>94,49</text:p>
          </table:table-cell>
          <table:table-cell office:value-type="float" office:value="0.946803652968037" calcext:value-type="float">
            <text:p>0,946803652968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15' '117' '112' '111' '107' '113' '114' '225' '119' '30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57, 159, 217, 219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9, 215, 20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5" calcext:value-type="float">
            <text:p>0,05</text:p>
          </table:table-cell>
          <table:table-cell office:value-type="float" office:value="231" calcext:value-type="float">
            <text:p>231</text:p>
          </table:table-cell>
          <table:table-cell office:value-type="float" office:value="5.74419" calcext:value-type="float">
            <text:p>5,74419</text:p>
          </table:table-cell>
          <table:table-cell office:value-type="float" office:value="866.5" calcext:value-type="float">
            <text:p>86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6973204333441" calcext:value-type="float">
            <text:p>29,697320433344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office:value-type="float" office:value="0.90148401826484" calcext:value-type="float">
            <text:p>0,90148401826484</text:p>
          </table:table-cell>
          <table:table-cell office:value-type="float" office:value="1" calcext:value-type="float">
            <text:p>1</text:p>
          </table:table-cell>
          <table:table-cell office:value-type="float" office:value="0.00461361014994233" calcext:value-type="float">
            <text:p>0,00461361014994233</text:p>
          </table:table-cell>
          <table:table-cell office:value-type="float" office:value="0.00918484500574053" calcext:value-type="float">
            <text:p>0,00918484500574053</text:p>
          </table:table-cell>
          <table:table-cell office:value-type="string" calcext:value-type="string">
            <text:p>['238' '237' '239' '319' '204' '240' '317' '235' '323' '202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45, 171, 197, 201, 219, 225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1, 105, 225, 2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-0.01" calcext:value-type="float">
            <text:p>-0,01</text:p>
          </table:table-cell>
          <table:table-cell office:value-type="float" office:value="185" calcext:value-type="float">
            <text:p>185</text:p>
          </table:table-cell>
          <table:table-cell office:value-type="float" office:value="7.22145" calcext:value-type="float">
            <text:p>7,22145</text:p>
          </table:table-cell>
          <table:table-cell office:value-type="float" office:value="4241" calcext:value-type="float">
            <text:p>42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258703173791" calcext:value-type="float">
            <text:p>33,258703173791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office:value-type="float" office:value="0.54708904109589" calcext:value-type="float">
            <text:p>0,54708904109589</text:p>
          </table:table-cell>
          <table:table-cell office:value-type="float" office:value="1" calcext:value-type="float">
            <text:p>1</text:p>
          </table:table-cell>
          <table:table-cell office:value-type="float" office:value="0.064599787810916" calcext:value-type="float">
            <text:p>0,064599787810916</text:p>
          </table:table-cell>
          <table:table-cell office:value-type="float" office:value="0.121359760823829" calcext:value-type="float">
            <text:p>0,121359760823829</text:p>
          </table:table-cell>
          <table:table-cell office:value-type="string" calcext:value-type="string">
            <text:p>['116' '223' '225' '299' '303' '301' '114' '305' '217' '11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61, 171, 185, 217, 219, 225, 231, 239, 255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03" calcext:value-type="float">
            <text:p>0,03</text:p>
          </table:table-cell>
          <table:table-cell office:value-type="float" office:value="269" calcext:value-type="float">
            <text:p>269</text:p>
          </table:table-cell>
          <table:table-cell office:value-type="float" office:value="11.88744" calcext:value-type="float">
            <text:p>11,88744</text:p>
          </table:table-cell>
          <table:table-cell office:value-type="float" office:value="1654.5" calcext:value-type="float">
            <text:p>1654,5</text:p>
          </table:table-cell>
          <table:table-cell office:value-type="float" office:value="123" calcext:value-type="float">
            <text:p>123</text:p>
          </table:table-cell>
          <table:table-cell office:value-type="float" office:value="17.93567" calcext:value-type="float">
            <text:p>17,93567</text:p>
          </table:table-cell>
          <table:table-cell office:value-type="float" office:value="5812.5" calcext:value-type="float">
            <text:p>5812,5</text:p>
          </table:table-cell>
          <table:table-cell office:value-type="string" calcext:value-type="string">
            <text:p>Leak1 happens first</text:p>
          </table:table-cell>
          <table:table-cell office:value-type="float" office:value="10.5839836855742" calcext:value-type="float">
            <text:p>10,5839836855742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5.7" calcext:value-type="float">
            <text:p>105,7</text:p>
          </table:table-cell>
          <table:table-cell office:value-type="float" office:value="94.63" calcext:value-type="float">
            <text:p>94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5, 127, 131, 159, 197, 217, 219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, 147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02" calcext:value-type="float">
            <text:p>0,02</text:p>
          </table:table-cell>
          <table:table-cell office:value-type="float" office:value="149" calcext:value-type="float">
            <text:p>149</text:p>
          </table:table-cell>
          <table:table-cell office:value-type="float" office:value="0.67356" calcext:value-type="float">
            <text:p>0,67356</text:p>
          </table:table-cell>
          <table:table-cell office:value-type="float" office:value="121.5" calcext:value-type="float">
            <text:p>121,5</text:p>
          </table:table-cell>
          <table:table-cell office:value-type="float" office:value="293" calcext:value-type="float">
            <text:p>293</text:p>
          </table:table-cell>
          <table:table-cell office:value-type="float" office:value="0.07803" calcext:value-type="float">
            <text:p>0,07803</text:p>
          </table:table-cell>
          <table:table-cell office:value-type="float" office:value="3364.5" calcext:value-type="float">
            <text:p>3364,5</text:p>
          </table:table-cell>
          <table:table-cell office:value-type="string" calcext:value-type="string">
            <text:p>Leak0 inside Leak1</text:p>
          </table:table-cell>
          <table:table-cell office:value-type="float" office:value="19.415894307644" calcext:value-type="float">
            <text:p>19,41589430764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76" calcext:value-type="float">
            <text:p>110,76</text:p>
          </table:table-cell>
          <table:table-cell office:value-type="float" office:value="90.37" calcext:value-type="float">
            <text:p>90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49, 159, 171, 185, 197, 217, 219, 23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, 131, 166, 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, 147, 225</text:p>
          </table:table-cell>
          <table:table-cell office:value-type="float" office:value="-0.02" calcext:value-type="float">
            <text:p>-0,02</text:p>
          </table:table-cell>
          <table:table-cell office:value-type="float" office:value="115" calcext:value-type="float">
            <text:p>115</text:p>
          </table:table-cell>
          <table:table-cell office:value-type="float" office:value="0.49874" calcext:value-type="float">
            <text:p>0,49874</text:p>
          </table:table-cell>
          <table:table-cell office:value-type="float" office:value="2082.5" calcext:value-type="float">
            <text:p>208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16305618419199" calcext:value-type="float">
            <text:p>7,1630561841919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49, 153, 159, 217, 225, 237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, 199, 107, 185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9.13139" calcext:value-type="float">
            <text:p>19,13139</text:p>
          </table:table-cell>
          <table:table-cell office:value-type="float" office:value="4279.5" calcext:value-type="float">
            <text:p>427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8367787006601" calcext:value-type="float">
            <text:p>25,836778700660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office:value-type="float" office:value="0.999657534246575" calcext:value-type="float">
            <text:p>0,999657534246575</text:p>
          </table:table-cell>
          <table:table-cell office:value-type="float" office:value="0.999883122954652" calcext:value-type="float">
            <text:p>0,999883122954652</text:p>
          </table:table-cell>
          <table:table-cell office:value-type="float" office:value="0.999415887850467" calcext:value-type="float">
            <text:p>0,999415887850467</text:p>
          </table:table-cell>
          <table:table-cell office:value-type="float" office:value="0.999649450806263" calcext:value-type="float">
            <text:p>0,999649450806263</text:p>
          </table:table-cell>
          <table:table-cell office:value-type="string" calcext:value-type="string">
            <text:p>['297' '121' '223' '217' '219' '116' '299' '311' '213' '30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49, 161, 201, 219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, 123, 147, 105, 197</text:p>
          </table:table-cell>
          <table:table-cell office:value-type="float" office:value="-0.02" calcext:value-type="float">
            <text:p>-0,02</text:p>
          </table:table-cell>
          <table:table-cell office:value-type="float" office:value="315" calcext:value-type="float">
            <text:p>315</text:p>
          </table:table-cell>
          <table:table-cell office:value-type="float" office:value="0.91861" calcext:value-type="float">
            <text:p>0,91861</text:p>
          </table:table-cell>
          <table:table-cell office:value-type="float" office:value="3676" calcext:value-type="float">
            <text:p>36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51384377707098" calcext:value-type="float">
            <text:p>7,5138437770709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9.89" calcext:value-type="float">
            <text:p>109,89</text:p>
          </table:table-cell>
          <table:table-cell office:value-type="float" office:value="91.11" calcext:value-type="float">
            <text:p>91,1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57, 159, 171, 185, 197, 219, 225, 231, 239, 251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213, 111, 199, 113</text:p>
          </table:table-cell>
          <table:table-cell office:value-type="float" office:value="-0.01" calcext:value-type="float">
            <text:p>-0,01</text:p>
          </table:table-cell>
          <table:table-cell office:value-type="float" office:value="221" calcext:value-type="float">
            <text:p>221</text:p>
          </table:table-cell>
          <table:table-cell office:value-type="float" office:value="0.07806" calcext:value-type="float">
            <text:p>0,07806</text:p>
          </table:table-cell>
          <table:table-cell office:value-type="float" office:value="1079.5" calcext:value-type="float">
            <text:p>1079,5</text:p>
          </table:table-cell>
          <table:table-cell office:value-type="float" office:value="299" calcext:value-type="float">
            <text:p>299</text:p>
          </table:table-cell>
          <table:table-cell office:value-type="float" office:value="10.28968" calcext:value-type="float">
            <text:p>10,28968</text:p>
          </table:table-cell>
          <table:table-cell office:value-type="float" office:value="748.5" calcext:value-type="float">
            <text:p>748,5</text:p>
          </table:table-cell>
          <table:table-cell office:value-type="string" calcext:value-type="string">
            <text:p>Leak1 happens first</text:p>
          </table:table-cell>
          <table:table-cell office:value-type="float" office:value="4.774" calcext:value-type="float">
            <text:p>4,77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9, 159, 161, 185, 225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9, 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7, 141, 105, 209</text:p>
          </table:table-cell>
          <table:table-cell office:value-type="float" office:value="0.03" calcext:value-type="float">
            <text:p>0,03</text:p>
          </table:table-cell>
          <table:table-cell office:value-type="float" office:value="263" calcext:value-type="float">
            <text:p>263</text:p>
          </table:table-cell>
          <table:table-cell office:value-type="float" office:value="46.69409" calcext:value-type="float">
            <text:p>46,69409</text:p>
          </table:table-cell>
          <table:table-cell office:value-type="float" office:value="3194.5" calcext:value-type="float">
            <text:p>319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.3534554032917" calcext:value-type="float">
            <text:p>13,353455403291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06" calcext:value-type="float">
            <text:p>109,06</text:p>
          </table:table-cell>
          <table:table-cell office:value-type="float" office:value="91.77" calcext:value-type="float">
            <text:p>91,7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530516431925" calcext:value-type="float">
            <text:p>0,999530516431925</text:p>
          </table:table-cell>
          <table:table-cell office:value-type="float" office:value="0.999765203099319" calcext:value-type="float">
            <text:p>0,999765203099319</text:p>
          </table:table-cell>
          <table:table-cell office:value-type="string" calcext:value-type="string">
            <text:p>['261' '251' '247' '249' '257' '245' '269' '243' '263' '27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49, 159, 185, 201, 217, 219, 225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, 145, 251, 231, 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239</text:p>
          </table:table-cell>
          <table:table-cell office:value-type="float" office:value="0.03" calcext:value-type="float">
            <text:p>0,03</text:p>
          </table:table-cell>
          <table:table-cell office:value-type="float" office:value="325" calcext:value-type="float">
            <text:p>325</text:p>
          </table:table-cell>
          <table:table-cell office:value-type="float" office:value="6.86448" calcext:value-type="float">
            <text:p>6,86448</text:p>
          </table:table-cell>
          <table:table-cell office:value-type="float" office:value="1278" calcext:value-type="float">
            <text:p>12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.5113956161393" calcext:value-type="float">
            <text:p>17,511395616139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999086757990868" calcext:value-type="float">
            <text:p>0,999086757990868</text:p>
          </table:table-cell>
          <table:table-cell office:value-type="float" office:value="0.999214145383104" calcext:value-type="float">
            <text:p>0,999214145383104</text:p>
          </table:table-cell>
          <table:table-cell office:value-type="float" office:value="0.994524833789597" calcext:value-type="float">
            <text:p>0,994524833789597</text:p>
          </table:table-cell>
          <table:table-cell office:value-type="float" office:value="0.996863974911799" calcext:value-type="float">
            <text:p>0,996863974911799</text:p>
          </table:table-cell>
          <table:table-cell office:value-type="string" calcext:value-type="string">
            <text:p>['238' '240' '237' '239' '241' '319' '204' '317' '235' '32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45, 149, 153, 157, 159, 171, 185, 201, 217, 219, 23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103, 131, 251</text:p>
          </table:table-cell>
          <table:table-cell office:value-type="float" office:value="-0.04" calcext:value-type="float">
            <text:p>-0,04</text:p>
          </table:table-cell>
          <table:table-cell office:value-type="float" office:value="131" calcext:value-type="float">
            <text:p>131</text:p>
          </table:table-cell>
          <table:table-cell office:value-type="float" office:value="38.33266" calcext:value-type="float">
            <text:p>38,33266</text:p>
          </table:table-cell>
          <table:table-cell office:value-type="float" office:value="364.5" calcext:value-type="float">
            <text:p>364,5</text:p>
          </table:table-cell>
          <table:table-cell office:value-type="float" office:value="113" calcext:value-type="float">
            <text:p>113</text:p>
          </table:table-cell>
          <table:table-cell office:value-type="float" office:value="1.71052" calcext:value-type="float">
            <text:p>1,71052</text:p>
          </table:table-cell>
          <table:table-cell office:value-type="float" office:value="94.5" calcext:value-type="float">
            <text:p>94,5</text:p>
          </table:table-cell>
          <table:table-cell office:value-type="string" calcext:value-type="string">
            <text:p>Leak0 happens first</text:p>
          </table:table-cell>
          <table:table-cell office:value-type="float" office:value="22.5168523677339" calcext:value-type="float">
            <text:p>22,516852367733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53, 217, 219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6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6.74158" calcext:value-type="float">
            <text:p>6,74158</text:p>
          </table:table-cell>
          <table:table-cell office:value-type="float" office:value="3400" calcext:value-type="float">
            <text:p>3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41393425856746" calcext:value-type="float">
            <text:p>6,4139342585674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86" calcext:value-type="float">
            <text:p>106,86</text:p>
          </table:table-cell>
          <table:table-cell office:value-type="float" office:value="93.58" calcext:value-type="float">
            <text:p>93,58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0.99970570924073" calcext:value-type="float">
            <text:p>0,99970570924073</text:p>
          </table:table-cell>
          <table:table-cell office:value-type="float" office:value="0.998970739597118" calcext:value-type="float">
            <text:p>0,998970739597118</text:p>
          </table:table-cell>
          <table:table-cell office:value-type="float" office:value="0.999338089284401" calcext:value-type="float">
            <text:p>0,999338089284401</text:p>
          </table:table-cell>
          <table:table-cell office:value-type="string" calcext:value-type="string">
            <text:p>['149' '151' '153' '155' '147' '159' '161' '169' '163' '12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 145, 149, 153, 159, 171, 197, 217, 21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7, 121</text:p>
          </table:table-cell>
          <table:table-cell office:value-type="float" office:value="-0.03" calcext:value-type="float">
            <text:p>-0,03</text:p>
          </table:table-cell>
          <table:table-cell office:value-type="float" office:value="147" calcext:value-type="float">
            <text:p>147</text:p>
          </table:table-cell>
          <table:table-cell office:value-type="float" office:value="3.62471" calcext:value-type="float">
            <text:p>3,62471</text:p>
          </table:table-cell>
          <table:table-cell office:value-type="float" office:value="1155.5" calcext:value-type="float">
            <text:p>115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675" calcext:value-type="float">
            <text:p>3,675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5.7" calcext:value-type="float">
            <text:p>105,7</text:p>
          </table:table-cell>
          <table:table-cell office:value-type="float" office:value="94.63" calcext:value-type="float">
            <text:p>94,63</text:p>
          </table:table-cell>
          <table:table-cell office:value-type="float" office:value="0.977511415525114" calcext:value-type="float">
            <text:p>0,977511415525114</text:p>
          </table:table-cell>
          <table:table-cell office:value-type="float" office:value="0.997923156801661" calcext:value-type="float">
            <text:p>0,997923156801661</text:p>
          </table:table-cell>
          <table:table-cell office:value-type="float" office:value="0.831314878892734" calcext:value-type="float">
            <text:p>0,831314878892734</text:p>
          </table:table-cell>
          <table:table-cell office:value-type="float" office:value="0.90703161868806" calcext:value-type="float">
            <text:p>0,90703161868806</text:p>
          </table:table-cell>
          <table:table-cell office:value-type="string" calcext:value-type="string">
            <text:p>['147' '186' '221' '205' '213' '202' '131' '149' '151' '311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5, 153, 157, 159, 185, 231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5, 213</text:p>
          </table:table-cell>
          <table:table-cell office:value-type="float" office:value="-0.02" calcext:value-type="float">
            <text:p>-0,02</text:p>
          </table:table-cell>
          <table:table-cell office:value-type="float" office:value="289" calcext:value-type="float">
            <text:p>289</text:p>
          </table:table-cell>
          <table:table-cell office:value-type="float" office:value="18.18146" calcext:value-type="float">
            <text:p>18,18146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81976848465962" calcext:value-type="float">
            <text:p>7,8197684846596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6.7" calcext:value-type="float">
            <text:p>106,7</text:p>
          </table:table-cell>
          <table:table-cell office:value-type="float" office:value="93.79" calcext:value-type="float">
            <text:p>93,7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117906498089" calcext:value-type="float">
            <text:p>0,999117906498089</text:p>
          </table:table-cell>
          <table:table-cell office:value-type="float" office:value="0.999558758640977" calcext:value-type="float">
            <text:p>0,999558758640977</text:p>
          </table:table-cell>
          <table:table-cell office:value-type="string" calcext:value-type="string">
            <text:p>['293' '287' '291' '295' '285' '281' '283' '277' '275' '28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31, 153, 161, 171, 197, 217, 225, 231, 237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219, 199, 111, 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9, 131, 231, 157, 185</text:p>
          </table:table-cell>
          <table:table-cell office:value-type="float" office:value="0.04" calcext:value-type="float">
            <text:p>0,04</text:p>
          </table:table-cell>
          <table:table-cell office:value-type="float" office:value="263" calcext:value-type="float">
            <text:p>263</text:p>
          </table:table-cell>
          <table:table-cell office:value-type="float" office:value="0.49461" calcext:value-type="float">
            <text:p>0,49461</text:p>
          </table:table-cell>
          <table:table-cell office:value-type="float" office:value="4420.5" calcext:value-type="float">
            <text:p>4420,5</text:p>
          </table:table-cell>
          <table:table-cell office:value-type="float" office:value="60" calcext:value-type="float">
            <text:p>60</text:p>
          </table:table-cell>
          <table:table-cell office:value-type="float" office:value="289.59094" calcext:value-type="float">
            <text:p>289,5909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eak0 happens first</text:p>
          </table:table-cell>
          <table:table-cell office:value-type="float" office:value="43.8306296048501" calcext:value-type="float">
            <text:p>43,830629604850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8.81" calcext:value-type="float">
            <text:p>108,81</text:p>
          </table:table-cell>
          <table:table-cell office:value-type="float" office:value="91.99" calcext:value-type="float">
            <text:p>91,9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53, 185, 197, 201, 217, 225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7, 225, 117, 125, 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115, 251</text:p>
          </table:table-cell>
          <table:table-cell office:value-type="float" office:value="0.02" calcext:value-type="float">
            <text:p>0,02</text:p>
          </table:table-cell>
          <table:table-cell office:value-type="float" office:value="116" calcext:value-type="float">
            <text:p>116</text:p>
          </table:table-cell>
          <table:table-cell office:value-type="float" office:value="17.02478" calcext:value-type="float">
            <text:p>17,02478</text:p>
          </table:table-cell>
          <table:table-cell office:value-type="float" office:value="996" calcext:value-type="float">
            <text:p>996</text:p>
          </table:table-cell>
          <table:table-cell office:value-type="float" office:value="293" calcext:value-type="float">
            <text:p>293</text:p>
          </table:table-cell>
          <table:table-cell office:value-type="float" office:value="0.98184" calcext:value-type="float">
            <text:p>0,98184</text:p>
          </table:table-cell>
          <table:table-cell office:value-type="float" office:value="1201.5" calcext:value-type="float">
            <text:p>1201,5</text:p>
          </table:table-cell>
          <table:table-cell office:value-type="string" calcext:value-type="string">
            <text:p>Leak1 happens first</text:p>
          </table:table-cell>
          <table:table-cell office:value-type="float" office:value="25.6735517491703" calcext:value-type="float">
            <text:p>25,6735517491703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55" calcext:value-type="float">
            <text:p>103,55</text:p>
          </table:table-cell>
          <table:table-cell office:value-type="float" office:value="96.57" calcext:value-type="float">
            <text:p>96,5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149, 171, 185, 217, 219, 23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159, 199, 243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03" calcext:value-type="float">
            <text:p>0,03</text:p>
          </table:table-cell>
          <table:table-cell office:value-type="float" office:value="177" calcext:value-type="float">
            <text:p>177</text:p>
          </table:table-cell>
          <table:table-cell office:value-type="float" office:value="1.1942" calcext:value-type="float">
            <text:p>1,1942</text:p>
          </table:table-cell>
          <table:table-cell office:value-type="float" office:value="1435.5" calcext:value-type="float">
            <text:p>1435,5</text:p>
          </table:table-cell>
          <table:table-cell office:value-type="float" office:value="247" calcext:value-type="float">
            <text:p>247</text:p>
          </table:table-cell>
          <table:table-cell office:value-type="float" office:value="57.34751" calcext:value-type="float">
            <text:p>57,34751</text:p>
          </table:table-cell>
          <table:table-cell office:value-type="float" office:value="4372.5" calcext:value-type="float">
            <text:p>4372,5</text:p>
          </table:table-cell>
          <table:table-cell office:value-type="string" calcext:value-type="string">
            <text:p>Leak1 happens first</text:p>
          </table:table-cell>
          <table:table-cell office:value-type="float" office:value="19.8982880607549" calcext:value-type="float">
            <text:p>19,8982880607549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31" calcext:value-type="float">
            <text:p>103,31</text:p>
          </table:table-cell>
          <table:table-cell office:value-type="float" office:value="96.8" calcext:value-type="float">
            <text:p>96,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49, 157, 161, 197, 201, 231, 237, 239, 2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113, 161, 209</text:p>
          </table:table-cell>
          <table:table-cell office:value-type="float" office:value="0.04" calcext:value-type="float">
            <text:p>0,04</text:p>
          </table:table-cell>
          <table:table-cell office:value-type="float" office:value="281" calcext:value-type="float">
            <text:p>281</text:p>
          </table:table-cell>
          <table:table-cell office:value-type="float" office:value="1.01677" calcext:value-type="float">
            <text:p>1,01677</text:p>
          </table:table-cell>
          <table:table-cell office:value-type="float" office:value="117.5" calcext:value-type="float">
            <text:p>11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22171950213986" calcext:value-type="float">
            <text:p>6,2217195021398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97" calcext:value-type="float">
            <text:p>107,97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49, 153, 159, 161, 171, 185, 201, 217, 225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107, 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, 191</text:p>
          </table:table-cell>
          <table:table-cell office:value-type="float" office:value="0.01" calcext:value-type="float">
            <text:p>0,01</text:p>
          </table:table-cell>
          <table:table-cell office:value-type="float" office:value="155" calcext:value-type="float">
            <text:p>155</text:p>
          </table:table-cell>
          <table:table-cell office:value-type="float" office:value="23.29446" calcext:value-type="float">
            <text:p>23,29446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0.11466" calcext:value-type="float">
            <text:p>0,11466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Leak0 happens first</text:p>
          </table:table-cell>
          <table:table-cell office:value-type="float" office:value="17.5632546718672" calcext:value-type="float">
            <text:p>17,5632546718672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6.52" calcext:value-type="float">
            <text:p>106,52</text:p>
          </table:table-cell>
          <table:table-cell office:value-type="float" office:value="93.94" calcext:value-type="float">
            <text:p>93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31, 145, 149, 159, 161, 201, 217, 225, 23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3, 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, 207, 127</text:p>
          </table:table-cell>
          <table:table-cell office:value-type="float" office:value="0.02" calcext:value-type="float">
            <text:p>0,02</text:p>
          </table:table-cell>
          <table:table-cell office:value-type="float" office:value="186" calcext:value-type="float">
            <text:p>186</text:p>
          </table:table-cell>
          <table:table-cell office:value-type="float" office:value="1.88162" calcext:value-type="float">
            <text:p>1,88162</text:p>
          </table:table-cell>
          <table:table-cell office:value-type="float" office:value="128.5" calcext:value-type="float">
            <text:p>12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2982400350248" calcext:value-type="float">
            <text:p>14,2982400350248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13" calcext:value-type="float">
            <text:p>104,13</text:p>
          </table:table-cell>
          <table:table-cell office:value-type="float" office:value="96.02" calcext:value-type="float">
            <text:p>96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5, 149, 159, 161, 171, 185, 217, 225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3, 243, 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9, 145, 161, 166, 255</text:p>
          </table:table-cell>
          <table:table-cell office:value-type="float" office:value="0.04" calcext:value-type="float">
            <text:p>0,04</text:p>
          </table:table-cell>
          <table:table-cell office:value-type="float" office:value="311" calcext:value-type="float">
            <text:p>311</text:p>
          </table:table-cell>
          <table:table-cell office:value-type="float" office:value="1.03479" calcext:value-type="float">
            <text:p>1,03479</text:p>
          </table:table-cell>
          <table:table-cell office:value-type="float" office:value="941.5" calcext:value-type="float">
            <text:p>94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5012781320237" calcext:value-type="float">
            <text:p>20,501278132023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4.93" calcext:value-type="float">
            <text:p>104,93</text:p>
          </table:table-cell>
          <table:table-cell office:value-type="float" office:value="95.32" calcext:value-type="float">
            <text:p>95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5, 131, 145, 171, 197, 219, 225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1, 103, 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45</text:p>
          </table:table-cell>
          <table:table-cell office:value-type="float" office:value="0.05" calcext:value-type="float">
            <text:p>0,05</text:p>
          </table:table-cell>
          <table:table-cell office:value-type="float" office:value="171" calcext:value-type="float">
            <text:p>171</text:p>
          </table:table-cell>
          <table:table-cell office:value-type="float" office:value="59.36644" calcext:value-type="float">
            <text:p>59,36644</text:p>
          </table:table-cell>
          <table:table-cell office:value-type="float" office:value="2455.5" calcext:value-type="float">
            <text:p>2455,5</text:p>
          </table:table-cell>
          <table:table-cell office:value-type="float" office:value="215" calcext:value-type="float">
            <text:p>215</text:p>
          </table:table-cell>
          <table:table-cell office:value-type="float" office:value="0.28945" calcext:value-type="float">
            <text:p>0,28945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Leak1 overlaps Leak0</text:p>
          </table:table-cell>
          <table:table-cell office:value-type="float" office:value="18.5378217363059" calcext:value-type="float">
            <text:p>18,5378217363059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5.72" calcext:value-type="float">
            <text:p>105,72</text:p>
          </table:table-cell>
          <table:table-cell office:value-type="float" office:value="94.63" calcext:value-type="float">
            <text:p>94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45, 149, 153, 161, 185, 201, 219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143, 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11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.17412" calcext:value-type="float">
            <text:p>2,17412</text:p>
          </table:table-cell>
          <table:table-cell office:value-type="float" office:value="4401" calcext:value-type="float">
            <text:p>4401</text:p>
          </table:table-cell>
          <table:table-cell office:value-type="float" office:value="223" calcext:value-type="float">
            <text:p>223</text:p>
          </table:table-cell>
          <table:table-cell office:value-type="float" office:value="26.88453" calcext:value-type="float">
            <text:p>26,8845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eak0 happens first</text:p>
          </table:table-cell>
          <table:table-cell office:value-type="float" office:value="6.62459050590921" calcext:value-type="float">
            <text:p>6,62459050590921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53, 159, 171, 201, 219, 231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, 109, 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3, 153</text:p>
          </table:table-cell>
          <table:table-cell office:value-type="float" office:value="-0.04" calcext:value-type="float">
            <text:p>-0,04</text:p>
          </table:table-cell>
          <table:table-cell office:value-type="float" office:value="240" calcext:value-type="float">
            <text:p>240</text:p>
          </table:table-cell>
          <table:table-cell office:value-type="float" office:value="2.72476" calcext:value-type="float">
            <text:p>2,72476</text:p>
          </table:table-cell>
          <table:table-cell office:value-type="float" office:value="4422" calcext:value-type="float">
            <text:p>44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.1971906281335" calcext:value-type="float">
            <text:p>49,197190628133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6.36" calcext:value-type="float">
            <text:p>106,36</text:p>
          </table:table-cell>
          <table:table-cell office:value-type="float" office:value="94.02" calcext:value-type="float">
            <text:p>94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53, 157, 159, 171, 219, 225, 231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7, 189, 109, 211, 161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-0.04" calcext:value-type="float">
            <text:p>-0,04</text:p>
          </table:table-cell>
          <table:table-cell office:value-type="float" office:value="185" calcext:value-type="float">
            <text:p>185</text:p>
          </table:table-cell>
          <table:table-cell office:value-type="float" office:value="14.02696" calcext:value-type="float">
            <text:p>14,02696</text:p>
          </table:table-cell>
          <table:table-cell office:value-type="float" office:value="4537.5" calcext:value-type="float">
            <text:p>4537,5</text:p>
          </table:table-cell>
          <table:table-cell office:value-type="float" office:value="313" calcext:value-type="float">
            <text:p>313</text:p>
          </table:table-cell>
          <table:table-cell office:value-type="float" office:value="0.62091" calcext:value-type="float">
            <text:p>0,62091</text:p>
          </table:table-cell>
          <table:table-cell office:value-type="float" office:value="1227.5" calcext:value-type="float">
            <text:p>1227,5</text:p>
          </table:table-cell>
          <table:table-cell office:value-type="string" calcext:value-type="string">
            <text:p>Leak1 inside Leak0</text:p>
          </table:table-cell>
          <table:table-cell office:value-type="float" office:value="45.5013612571959" calcext:value-type="float">
            <text:p>45,5013612571959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12" calcext:value-type="float">
            <text:p>107,12</text:p>
          </table:table-cell>
          <table:table-cell office:value-type="float" office:value="93.41" calcext:value-type="float">
            <text:p>93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27, 145, 153, 161, 171, 217, 225, 239, 25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7, 189, 207, 255, 17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6.59102" calcext:value-type="float">
            <text:p>16,59102</text:p>
          </table:table-cell>
          <table:table-cell office:value-type="float" office:value="1365.5" calcext:value-type="float">
            <text:p>136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081" calcext:value-type="float">
            <text:p>4,08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office:value-type="float" office:value="0.999429223744292" calcext:value-type="float">
            <text:p>0,999429223744292</text:p>
          </table:table-cell>
          <table:table-cell office:value-type="float" office:value="0.997441520467836" calcext:value-type="float">
            <text:p>0,997441520467836</text:p>
          </table:table-cell>
          <table:table-cell office:value-type="float" office:value="0.998901903367496" calcext:value-type="float">
            <text:p>0,998901903367496</text:p>
          </table:table-cell>
          <table:table-cell office:value-type="float" office:value="0.998171177761522" calcext:value-type="float">
            <text:p>0,998171177761522</text:p>
          </table:table-cell>
          <table:table-cell office:value-type="string" calcext:value-type="string">
            <text:p>['115' '117' '112' '111' '113' '307' '119' '114' '225' '107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59, 161, 171, 197, 201, 225, 231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243, 193, 107, 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9, 147, 217, 191, 17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83.81801" calcext:value-type="float">
            <text:p>183,81801</text:p>
          </table:table-cell>
          <table:table-cell office:value-type="float" office:value="2875" calcext:value-type="float">
            <text:p>28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7713547522452" calcext:value-type="float">
            <text:p>23,771354752245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5.97" calcext:value-type="float">
            <text:p>105,97</text:p>
          </table:table-cell>
          <table:table-cell office:value-type="float" office:value="94.41" calcext:value-type="float">
            <text:p>94,4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478351591028" calcext:value-type="float">
            <text:p>0,999478351591028</text:p>
          </table:table-cell>
          <table:table-cell office:value-type="float" office:value="0.9997391077485" calcext:value-type="float">
            <text:p>0,9997391077485</text:p>
          </table:table-cell>
          <table:table-cell office:value-type="string" calcext:value-type="string">
            <text:p>['169' '163' '171' '161' '129' '159' '155' '153' '123' '151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61, 171, 197, 219, 225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159, 117, 35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-0.04" calcext:value-type="float">
            <text:p>-0,04</text:p>
          </table:table-cell>
          <table:table-cell office:value-type="float" office:value="125" calcext:value-type="float">
            <text:p>125</text:p>
          </table:table-cell>
          <table:table-cell office:value-type="float" office:value="69.99578" calcext:value-type="float">
            <text:p>69,99578</text:p>
          </table:table-cell>
          <table:table-cell office:value-type="float" office:value="289.5" calcext:value-type="float">
            <text:p>28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2362939590377" calcext:value-type="float">
            <text:p>21,236293959037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3.91" calcext:value-type="float">
            <text:p>103,91</text:p>
          </table:table-cell>
          <table:table-cell office:value-type="float" office:value="96.25" calcext:value-type="float">
            <text:p>96,25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4827586206897" calcext:value-type="float">
            <text:p>0,994827586206897</text:p>
          </table:table-cell>
          <table:table-cell office:value-type="float" office:value="0.997407087294728" calcext:value-type="float">
            <text:p>0,997407087294728</text:p>
          </table:table-cell>
          <table:table-cell office:value-type="string" calcext:value-type="string">
            <text:p>['123' '173' '129' '125' '175' '171' '177' '179' '122' '18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5, 153, 159, 161, 185, 201, 225, 231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3, 237, 153, 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, 131, 171, 177</text:p>
          </table:table-cell>
          <table:table-cell office:value-type="float" office:value="0.03" calcext:value-type="float">
            <text:p>0,03</text:p>
          </table:table-cell>
          <table:table-cell office:value-type="float" office:value="171" calcext:value-type="float">
            <text:p>171</text:p>
          </table:table-cell>
          <table:table-cell office:value-type="float" office:value="41.45628" calcext:value-type="float">
            <text:p>41,45628</text:p>
          </table:table-cell>
          <table:table-cell office:value-type="float" office:value="4148.5" calcext:value-type="float">
            <text:p>4148,5</text:p>
          </table:table-cell>
          <table:table-cell office:value-type="float" office:value="147" calcext:value-type="float">
            <text:p>147</text:p>
          </table:table-cell>
          <table:table-cell office:value-type="float" office:value="0.4953" calcext:value-type="float">
            <text:p>0,4953</text:p>
          </table:table-cell>
          <table:table-cell office:value-type="float" office:value="2266.5" calcext:value-type="float">
            <text:p>2266,5</text:p>
          </table:table-cell>
          <table:table-cell office:value-type="string" calcext:value-type="string">
            <text:p>Leak0 happens first</text:p>
          </table:table-cell>
          <table:table-cell office:value-type="float" office:value="28.8704723752053" calcext:value-type="float">
            <text:p>28,870472375205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45, 149, 159, 161, 171, 197, 201, 225, 231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127, 177, 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219, 197, 131, 151</text:p>
          </table:table-cell>
          <table:table-cell office:value-type="float" office:value="0.05" calcext:value-type="float">
            <text:p>0,05</text:p>
          </table:table-cell>
          <table:table-cell office:value-type="float" office:value="313" calcext:value-type="float">
            <text:p>313</text:p>
          </table:table-cell>
          <table:table-cell office:value-type="float" office:value="31.06801" calcext:value-type="float">
            <text:p>31,06801</text:p>
          </table:table-cell>
          <table:table-cell office:value-type="float" office:value="5232" calcext:value-type="float">
            <text:p>52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.4521791357758" calcext:value-type="float">
            <text:p>48,452179135775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office:value-type="float" office:value="0.999372146118722" calcext:value-type="float">
            <text:p>0,999372146118722</text:p>
          </table:table-cell>
          <table:table-cell office:value-type="float" office:value="0.999904361132364" calcext:value-type="float">
            <text:p>0,999904361132364</text:p>
          </table:table-cell>
          <table:table-cell office:value-type="float" office:value="0.999044433827043" calcext:value-type="float">
            <text:p>0,999044433827043</text:p>
          </table:table-cell>
          <table:table-cell office:value-type="float" office:value="0.999474212513742" calcext:value-type="float">
            <text:p>0,999474212513742</text:p>
          </table:table-cell>
          <table:table-cell office:value-type="string" calcext:value-type="string">
            <text:p>['217' '219' '223' '213' '311' '116' '121' '297' '299' '186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61, 167, 171, 217, 225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9, 203, 253</text:p>
          </table:table-cell>
          <table:table-cell office:value-type="float" office:value="0.04" calcext:value-type="float">
            <text:p>0,04</text:p>
          </table:table-cell>
          <table:table-cell office:value-type="float" office:value="181" calcext:value-type="float">
            <text:p>181</text:p>
          </table:table-cell>
          <table:table-cell office:value-type="float" office:value="54.51402" calcext:value-type="float">
            <text:p>54,51402</text:p>
          </table:table-cell>
          <table:table-cell office:value-type="float" office:value="284.5" calcext:value-type="float">
            <text:p>28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66030663336464" calcext:value-type="float">
            <text:p>6,6603066333646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6485061511424" calcext:value-type="float">
            <text:p>0,996485061511424</text:p>
          </table:table-cell>
          <table:table-cell office:value-type="float" office:value="0.994736842105263" calcext:value-type="float">
            <text:p>0,994736842105263</text:p>
          </table:table-cell>
          <table:table-cell office:value-type="float" office:value="0.995610184372256" calcext:value-type="float">
            <text:p>0,995610184372256</text:p>
          </table:table-cell>
          <table:table-cell office:value-type="string" calcext:value-type="string">
            <text:p>['229' '231' '325' '233' '315' '193' '211' '191' '195' '18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45, 159, 171, 185, 201, 217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, 191, 115, 201, 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, 157, 10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9123" calcext:value-type="float">
            <text:p>0,9123</text:p>
          </table:table-cell>
          <table:table-cell office:value-type="float" office:value="4576" calcext:value-type="float">
            <text:p>4576</text:p>
          </table:table-cell>
          <table:table-cell office:value-type="float" office:value="329" calcext:value-type="float">
            <text:p>329</text:p>
          </table:table-cell>
          <table:table-cell office:value-type="float" office:value="65.45771" calcext:value-type="float">
            <text:p>65,45771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Leak1 overlaps Leak0</text:p>
          </table:table-cell>
          <table:table-cell office:value-type="float" office:value="32.9149916567522" calcext:value-type="float">
            <text:p>32,914991656752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25" calcext:value-type="float">
            <text:p>108,25</text:p>
          </table:table-cell>
          <table:table-cell office:value-type="float" office:value="92.44" calcext:value-type="float">
            <text:p>92,4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49, 157, 161, 171, 185, 197, 201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3, 209, 171, 166, 115</text:p>
          </table:table-cell>
          <table:table-cell office:value-type="float" office:value="0.02" calcext:value-type="float">
            <text:p>0,02</text:p>
          </table:table-cell>
          <table:table-cell office:value-type="float" office:value="50" calcext:value-type="float">
            <text:p>50</text:p>
          </table:table-cell>
          <table:table-cell office:value-type="float" office:value="12.0529" calcext:value-type="float">
            <text:p>12,0529</text:p>
          </table:table-cell>
          <table:table-cell office:value-type="float" office:value="1451.5" calcext:value-type="float">
            <text:p>1451,5</text:p>
          </table:table-cell>
          <table:table-cell office:value-type="float" office:value="305" calcext:value-type="float">
            <text:p>305</text:p>
          </table:table-cell>
          <table:table-cell office:value-type="float" office:value="2.09318" calcext:value-type="float">
            <text:p>2,09318</text:p>
          </table:table-cell>
          <table:table-cell office:value-type="float" office:value="4023.5" calcext:value-type="float">
            <text:p>4023,5</text:p>
          </table:table-cell>
          <table:table-cell office:value-type="string" calcext:value-type="string">
            <text:p>Leak1 happens first</text:p>
          </table:table-cell>
          <table:table-cell office:value-type="float" office:value="3.577" calcext:value-type="float">
            <text:p>3,57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5, 131, 149, 153, 171, 185, 237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147, 149, 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23, 23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98.82662" calcext:value-type="float">
            <text:p>98,82662</text:p>
          </table:table-cell>
          <table:table-cell office:value-type="float" office:value="5700.5" calcext:value-type="float">
            <text:p>570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46031029416001" calcext:value-type="float">
            <text:p>8,4603102941600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736888265217" calcext:value-type="float">
            <text:p>0,999736888265217</text:p>
          </table:table-cell>
          <table:table-cell office:value-type="float" office:value="0.999868426823385" calcext:value-type="float">
            <text:p>0,999868426823385</text:p>
          </table:table-cell>
          <table:table-cell office:value-type="string" calcext:value-type="string">
            <text:p>['243' '245' '247' '249' '251' '257' '241' '261' '269' '26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9, 161, 171, 185, 197, 217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1, 243, 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107, 141, 101</text:p>
          </table:table-cell>
          <table:table-cell office:value-type="float" office:value="0.02" calcext:value-type="float">
            <text:p>0,02</text:p>
          </table:table-cell>
          <table:table-cell office:value-type="float" office:value="325" calcext:value-type="float">
            <text:p>325</text:p>
          </table:table-cell>
          <table:table-cell office:value-type="float" office:value="0.10392" calcext:value-type="float">
            <text:p>0,10392</text:p>
          </table:table-cell>
          <table:table-cell office:value-type="float" office:value="2039" calcext:value-type="float">
            <text:p>20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.7923635086061" calcext:value-type="float">
            <text:p>15,792363508606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767979452054795" calcext:value-type="float">
            <text:p>0,767979452054795</text:p>
          </table:table-cell>
          <table:table-cell office:value-type="float" office:value="1" calcext:value-type="float">
            <text:p>1</text:p>
          </table:table-cell>
          <table:table-cell office:value-type="float" office:value="0.00343221377788674" calcext:value-type="float">
            <text:p>0,00343221377788674</text:p>
          </table:table-cell>
          <table:table-cell office:value-type="float" office:value="0.00684094795993159" calcext:value-type="float">
            <text:p>0,00684094795993159</text:p>
          </table:table-cell>
          <table:table-cell office:value-type="string" calcext:value-type="string">
            <text:p>['240' '241' '238' '243' '237' '116' '223' '225' '245' '24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45, 185, 217, 219, 225, 231, 239, 25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, 231, 149, 143</text:p>
          </table:table-cell>
          <table:table-cell office:value-type="float" office:value="0.04" calcext:value-type="float">
            <text:p>0,04</text:p>
          </table:table-cell>
          <table:table-cell office:value-type="float" office:value="204" calcext:value-type="float">
            <text:p>204</text:p>
          </table:table-cell>
          <table:table-cell office:value-type="float" office:value="5.09911" calcext:value-type="float">
            <text:p>5,09911</text:p>
          </table:table-cell>
          <table:table-cell office:value-type="float" office:value="578.5" calcext:value-type="float">
            <text:p>57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15920461862794" calcext:value-type="float">
            <text:p>0,31592046186279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8.22" calcext:value-type="float">
            <text:p>108,22</text:p>
          </table:table-cell>
          <table:table-cell office:value-type="float" office:value="92.43" calcext:value-type="float">
            <text:p>92,43</text:p>
          </table:table-cell>
          <table:table-cell office:value-type="float" office:value="0.997146118721461" calcext:value-type="float">
            <text:p>0,997146118721461</text:p>
          </table:table-cell>
          <table:table-cell office:value-type="float" office:value="0.96089850249584" calcext:value-type="float">
            <text:p>0,96089850249584</text:p>
          </table:table-cell>
          <table:table-cell office:value-type="float" office:value="0.997409326424871" calcext:value-type="float">
            <text:p>0,997409326424871</text:p>
          </table:table-cell>
          <table:table-cell office:value-type="float" office:value="0.978813559322034" calcext:value-type="float">
            <text:p>0,978813559322034</text:p>
          </table:table-cell>
          <table:table-cell office:value-type="string" calcext:value-type="string">
            <text:p>['238' '240' '237' '239' '204' '319' '202' '205' '317' '20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53, 161, 171, 185, 197, 23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107, 237, 185, 23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-0.02" calcext:value-type="float">
            <text:p>-0,02</text:p>
          </table:table-cell>
          <table:table-cell office:value-type="float" office:value="221" calcext:value-type="float">
            <text:p>221</text:p>
          </table:table-cell>
          <table:table-cell office:value-type="float" office:value="0.07471" calcext:value-type="float">
            <text:p>0,07471</text:p>
          </table:table-cell>
          <table:table-cell office:value-type="float" office:value="4275.5" calcext:value-type="float">
            <text:p>427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1634746727727" calcext:value-type="float">
            <text:p>16,1634746727727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45, 149, 159, 171, 217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3, 15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-0.04" calcext:value-type="float">
            <text:p>-0,04</text:p>
          </table:table-cell>
          <table:table-cell office:value-type="float" office:value="120" calcext:value-type="float">
            <text:p>120</text:p>
          </table:table-cell>
          <table:table-cell office:value-type="float" office:value="1.69246" calcext:value-type="float">
            <text:p>1,69246</text:p>
          </table:table-cell>
          <table:table-cell office:value-type="float" office:value="792.5" calcext:value-type="float">
            <text:p>79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6102762673518" calcext:value-type="float">
            <text:p>5,6102762673518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5, 159, 167, 185, 201, 217, 225, 231, 237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, 251, 199, 105, 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1, 107, 123</text:p>
          </table:table-cell>
          <table:table-cell office:value-type="float" office:value="0.05" calcext:value-type="float">
            <text:p>0,05</text:p>
          </table:table-cell>
          <table:table-cell office:value-type="float" office:value="109" calcext:value-type="float">
            <text:p>109</text:p>
          </table:table-cell>
          <table:table-cell office:value-type="float" office:value="49.54763" calcext:value-type="float">
            <text:p>49,54763</text:p>
          </table:table-cell>
          <table:table-cell office:value-type="float" office:value="909.5" calcext:value-type="float">
            <text:p>909,5</text:p>
          </table:table-cell>
          <table:table-cell office:value-type="float" office:value="238" calcext:value-type="float">
            <text:p>238</text:p>
          </table:table-cell>
          <table:table-cell office:value-type="float" office:value="16.57882" calcext:value-type="float">
            <text:p>16,57882</text:p>
          </table:table-cell>
          <table:table-cell office:value-type="float" office:value="107.5" calcext:value-type="float">
            <text:p>107,5</text:p>
          </table:table-cell>
          <table:table-cell office:value-type="string" calcext:value-type="string">
            <text:p>Leak1 overlaps Leak0</text:p>
          </table:table-cell>
          <table:table-cell office:value-type="float" office:value="36.5308457555711" calcext:value-type="float">
            <text:p>36,5308457555711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76" calcext:value-type="float">
            <text:p>110,76</text:p>
          </table:table-cell>
          <table:table-cell office:value-type="float" office:value="90.37" calcext:value-type="float">
            <text:p>90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45, 149, 159, 161, 201, 219, 225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45, 15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04" calcext:value-type="float">
            <text:p>0,04</text:p>
          </table:table-cell>
          <table:table-cell office:value-type="float" office:value="251" calcext:value-type="float">
            <text:p>251</text:p>
          </table:table-cell>
          <table:table-cell office:value-type="float" office:value="1.03163" calcext:value-type="float">
            <text:p>1,03163</text:p>
          </table:table-cell>
          <table:table-cell office:value-type="float" office:value="7035" calcext:value-type="float">
            <text:p>70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2491053202299" calcext:value-type="float">
            <text:p>19,2491053202299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8.38" calcext:value-type="float">
            <text:p>108,38</text:p>
          </table:table-cell>
          <table:table-cell office:value-type="float" office:value="92.36" calcext:value-type="float">
            <text:p>92,3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5, 149, 153, 161, 171, 201, 225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, 163, 213, 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253, 203, 107</text:p>
          </table:table-cell>
          <table:table-cell office:value-type="float" office:value="0.04" calcext:value-type="float">
            <text:p>0,04</text:p>
          </table:table-cell>
          <table:table-cell office:value-type="float" office:value="145" calcext:value-type="float">
            <text:p>145</text:p>
          </table:table-cell>
          <table:table-cell office:value-type="float" office:value="0.76521" calcext:value-type="float">
            <text:p>0,76521</text:p>
          </table:table-cell>
          <table:table-cell office:value-type="float" office:value="2539" calcext:value-type="float">
            <text:p>2539</text:p>
          </table:table-cell>
          <table:table-cell office:value-type="float" office:value="60" calcext:value-type="float">
            <text:p>60</text:p>
          </table:table-cell>
          <table:table-cell office:value-type="float" office:value="6.41748" calcext:value-type="float">
            <text:p>6,41748</text:p>
          </table:table-cell>
          <table:table-cell office:value-type="float" office:value="1085.5" calcext:value-type="float">
            <text:p>1085,5</text:p>
          </table:table-cell>
          <table:table-cell office:value-type="string" calcext:value-type="string">
            <text:p>Leak0 happens first</text:p>
          </table:table-cell>
          <table:table-cell office:value-type="float" office:value="5.55370118366719" calcext:value-type="float">
            <text:p>5,55370118366719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59, 171, 185, 197, 201, 217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5, 209, 101, 11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5" calcext:value-type="float">
            <text:p>0,05</text:p>
          </table:table-cell>
          <table:table-cell office:value-type="float" office:value="207" calcext:value-type="float">
            <text:p>207</text:p>
          </table:table-cell>
          <table:table-cell office:value-type="float" office:value="0.40073" calcext:value-type="float">
            <text:p>0,40073</text:p>
          </table:table-cell>
          <table:table-cell office:value-type="float" office:value="885" calcext:value-type="float">
            <text:p>8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.4474568110941" calcext:value-type="float">
            <text:p>52,4474568110941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02" calcext:value-type="float">
            <text:p>106,02</text:p>
          </table:table-cell>
          <table:table-cell office:value-type="float" office:value="94.34" calcext:value-type="float">
            <text:p>94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53, 159, 171, 197, 217, 219, 225, 231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145, 229, 17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05" calcext:value-type="float">
            <text:p>0,05</text:p>
          </table:table-cell>
          <table:table-cell office:value-type="float" office:value="281" calcext:value-type="float">
            <text:p>281</text:p>
          </table:table-cell>
          <table:table-cell office:value-type="float" office:value="4.01406" calcext:value-type="float">
            <text:p>4,01406</text:p>
          </table:table-cell>
          <table:table-cell office:value-type="float" office:value="7081.5" calcext:value-type="float">
            <text:p>7081,5</text:p>
          </table:table-cell>
          <table:table-cell office:value-type="float" office:value="309" calcext:value-type="float">
            <text:p>309</text:p>
          </table:table-cell>
          <table:table-cell office:value-type="float" office:value="0.34127" calcext:value-type="float">
            <text:p>0,34127</text:p>
          </table:table-cell>
          <table:table-cell office:value-type="float" office:value="887.5" calcext:value-type="float">
            <text:p>887,5</text:p>
          </table:table-cell>
          <table:table-cell office:value-type="string" calcext:value-type="string">
            <text:p>Leak1 inside Leak0</text:p>
          </table:table-cell>
          <table:table-cell office:value-type="float" office:value="15.3736050317915" calcext:value-type="float">
            <text:p>15,3736050317915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68" calcext:value-type="float">
            <text:p>108,68</text:p>
          </table:table-cell>
          <table:table-cell office:value-type="float" office:value="92.07" calcext:value-type="float">
            <text:p>92,0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9, 185, 201, 217, 219, 225, 231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, 159, 229, 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9, 131, 115, 119</text:p>
          </table:table-cell>
          <table:table-cell office:value-type="float" office:value="0.05" calcext:value-type="float">
            <text:p>0,05</text:p>
          </table:table-cell>
          <table:table-cell office:value-type="float" office:value="271" calcext:value-type="float">
            <text:p>271</text:p>
          </table:table-cell>
          <table:table-cell office:value-type="float" office:value="3.0609" calcext:value-type="float">
            <text:p>3,0609</text:p>
          </table:table-cell>
          <table:table-cell office:value-type="float" office:value="4011.5" calcext:value-type="float">
            <text:p>4011,5</text:p>
          </table:table-cell>
          <table:table-cell office:value-type="float" office:value="103" calcext:value-type="float">
            <text:p>103</text:p>
          </table:table-cell>
          <table:table-cell office:value-type="float" office:value="1.1095" calcext:value-type="float">
            <text:p>1,1095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Leak0 inside Leak1</text:p>
          </table:table-cell>
          <table:table-cell office:value-type="float" office:value="39.5910048082261" calcext:value-type="float">
            <text:p>39,591004808226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45" calcext:value-type="float">
            <text:p>104,45</text:p>
          </table:table-cell>
          <table:table-cell office:value-type="float" office:value="95.78" calcext:value-type="float">
            <text:p>95,7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49, 153, 161, 185, 201, 219, 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, 191, 121, 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3, 11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.13826" calcext:value-type="float">
            <text:p>1,13826</text:p>
          </table:table-cell>
          <table:table-cell office:value-type="float" office:value="1210" calcext:value-type="float">
            <text:p>12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3040649051326" calcext:value-type="float">
            <text:p>33,304064905132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71, 185, 217, 231, 239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-0.02" calcext:value-type="float">
            <text:p>-0,02</text:p>
          </table:table-cell>
          <table:table-cell office:value-type="float" office:value="205" calcext:value-type="float">
            <text:p>205</text:p>
          </table:table-cell>
          <table:table-cell office:value-type="float" office:value="1.13479" calcext:value-type="float">
            <text:p>1,13479</text:p>
          </table:table-cell>
          <table:table-cell office:value-type="float" office:value="2964.5" calcext:value-type="float">
            <text:p>296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91560232159468" calcext:value-type="float">
            <text:p>1,9156023215946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office:value-type="float" office:value="0.664041095890411" calcext:value-type="float">
            <text:p>0,664041095890411</text:p>
          </table:table-cell>
          <table:table-cell office:value-type="float" office:value="1" calcext:value-type="float">
            <text:p>1</text:p>
          </table:table-cell>
          <table:table-cell office:value-type="float" office:value="0.00741989881956155" calcext:value-type="float">
            <text:p>0,00741989881956155</text:p>
          </table:table-cell>
          <table:table-cell office:value-type="float" office:value="0.0147304988282558" calcext:value-type="float">
            <text:p>0,0147304988282558</text:p>
          </table:table-cell>
          <table:table-cell office:value-type="string" calcext:value-type="string">
            <text:p>['238' '240' '219' '217' '213' '223' '311' '237' '116' '12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 145, 149, 153, 159, 161, 185, 197, 217, 225, 251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105, 253, 113</text:p>
          </table:table-cell>
          <table:table-cell office:value-type="float" office:value="0.01" calcext:value-type="float">
            <text:p>0,01</text:p>
          </table:table-cell>
          <table:table-cell office:value-type="float" office:value="303" calcext:value-type="float">
            <text:p>303</text:p>
          </table:table-cell>
          <table:table-cell office:value-type="float" office:value="0.90302" calcext:value-type="float">
            <text:p>0,90302</text:p>
          </table:table-cell>
          <table:table-cell office:value-type="float" office:value="176.5" calcext:value-type="float">
            <text:p>17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57823803602913" calcext:value-type="float">
            <text:p>7,57823803602913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13" calcext:value-type="float">
            <text:p>104,13</text:p>
          </table:table-cell>
          <table:table-cell office:value-type="float" office:value="96.02" calcext:value-type="float">
            <text:p>96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5, 127, 153, 197, 201, 217, 219, 225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, 191, 139, 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7, 209, 243</text:p>
          </table:table-cell>
          <table:table-cell office:value-type="float" office:value="-0.04" calcext:value-type="float">
            <text:p>-0,04</text:p>
          </table:table-cell>
          <table:table-cell office:value-type="float" office:value="213" calcext:value-type="float">
            <text:p>213</text:p>
          </table:table-cell>
          <table:table-cell office:value-type="float" office:value="0.36544" calcext:value-type="float">
            <text:p>0,36544</text:p>
          </table:table-cell>
          <table:table-cell office:value-type="float" office:value="737" calcext:value-type="float">
            <text:p>7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7632729055324" calcext:value-type="float">
            <text:p>22,7632729055324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5, 131, 145, 149, 171, 185, 201, 217, 225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9, 101, 205, 166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-0.01" calcext:value-type="float">
            <text:p>-0,01</text:p>
          </table:table-cell>
          <table:table-cell office:value-type="float" office:value="249" calcext:value-type="float">
            <text:p>249</text:p>
          </table:table-cell>
          <table:table-cell office:value-type="float" office:value="0.373" calcext:value-type="float">
            <text:p>0,373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0.96103" calcext:value-type="float">
            <text:p>0,96103</text:p>
          </table:table-cell>
          <table:table-cell office:value-type="float" office:value="1891.5" calcext:value-type="float">
            <text:p>1891,5</text:p>
          </table:table-cell>
          <table:table-cell office:value-type="string" calcext:value-type="string">
            <text:p>Leak0 inside Leak1</text:p>
          </table:table-cell>
          <table:table-cell office:value-type="float" office:value="34.1334997379936" calcext:value-type="float">
            <text:p>34,1334997379936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77" calcext:value-type="float">
            <text:p>105,77</text:p>
          </table:table-cell>
          <table:table-cell office:value-type="float" office:value="94.56" calcext:value-type="float">
            <text:p>94,5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9, 153, 159, 171, 185, 197, 201, 21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, 203, 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, 153, 149, 147, 143</text:p>
          </table:table-cell>
          <table:table-cell office:value-type="float" office:value="0.04" calcext:value-type="float">
            <text:p>0,04</text:p>
          </table:table-cell>
          <table:table-cell office:value-type="float" office:value="181" calcext:value-type="float">
            <text:p>181</text:p>
          </table:table-cell>
          <table:table-cell office:value-type="float" office:value="5.92074" calcext:value-type="float">
            <text:p>5,92074</text:p>
          </table:table-cell>
          <table:table-cell office:value-type="float" office:value="443.5" calcext:value-type="float">
            <text:p>44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9319671717792" calcext:value-type="float">
            <text:p>18,931967171779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3892694063927" calcext:value-type="float">
            <text:p>0,993892694063927</text:p>
          </table:table-cell>
          <table:table-cell office:value-type="float" office:value="0.991194968553459" calcext:value-type="float">
            <text:p>0,991194968553459</text:p>
          </table:table-cell>
          <table:table-cell office:value-type="float" office:value="0.887387387387387" calcext:value-type="float">
            <text:p>0,887387387387387</text:p>
          </table:table-cell>
          <table:table-cell office:value-type="float" office:value="0.936423054070113" calcext:value-type="float">
            <text:p>0,936423054070113</text:p>
          </table:table-cell>
          <table:table-cell office:value-type="string" calcext:value-type="string">
            <text:p>['186' '205' '202' '204' '209' '215' '213' '203' '319' '23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49, 153, 167, 171, 185, 219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9, 191, 207, 121, 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2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15.78248" calcext:value-type="float">
            <text:p>15,78248</text:p>
          </table:table-cell>
          <table:table-cell office:value-type="float" office:value="501.5" calcext:value-type="float">
            <text:p>501,5</text:p>
          </table:table-cell>
          <table:table-cell office:value-type="float" office:value="325" calcext:value-type="float">
            <text:p>325</text:p>
          </table:table-cell>
          <table:table-cell office:value-type="float" office:value="0.47093" calcext:value-type="float">
            <text:p>0,47093</text:p>
          </table:table-cell>
          <table:table-cell office:value-type="float" office:value="986.5" calcext:value-type="float">
            <text:p>986,5</text:p>
          </table:table-cell>
          <table:table-cell office:value-type="string" calcext:value-type="string">
            <text:p>Leak1 happens first</text:p>
          </table:table-cell>
          <table:table-cell office:value-type="float" office:value="32.1874058686003" calcext:value-type="float">
            <text:p>32,1874058686003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96" calcext:value-type="float">
            <text:p>103,96</text:p>
          </table:table-cell>
          <table:table-cell office:value-type="float" office:value="96.18" calcext:value-type="float">
            <text:p>96,1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53, 159, 161, 171, 197, 201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9, 101, 131, 161</text:p>
          </table:table-cell>
          <table:table-cell office:value-type="float" office:value="0.04" calcext:value-type="float">
            <text:p>0,04</text:p>
          </table:table-cell>
          <table:table-cell office:value-type="float" office:value="231" calcext:value-type="float">
            <text:p>231</text:p>
          </table:table-cell>
          <table:table-cell office:value-type="float" office:value="177.06648" calcext:value-type="float">
            <text:p>177,06648</text:p>
          </table:table-cell>
          <table:table-cell office:value-type="float" office:value="3409.5" calcext:value-type="float">
            <text:p>340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86618575043718" calcext:value-type="float">
            <text:p>2,86618575043718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office:value-type="float" office:value="0.997945205479452" calcext:value-type="float">
            <text:p>0,997945205479452</text:p>
          </table:table-cell>
          <table:table-cell office:value-type="float" office:value="0.995182481751825" calcext:value-type="float">
            <text:p>0,995182481751825</text:p>
          </table:table-cell>
          <table:table-cell office:value-type="float" office:value="0.999560117302053" calcext:value-type="float">
            <text:p>0,999560117302053</text:p>
          </table:table-cell>
          <table:table-cell office:value-type="float" office:value="0.997366495976591" calcext:value-type="float">
            <text:p>0,997366495976591</text:p>
          </table:table-cell>
          <table:table-cell office:value-type="string" calcext:value-type="string">
            <text:p>['113' '114' '225' '112' '115' '117' '119' '111' '307' '116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31, 145, 149, 153, 171, 225, 239, 251, 253, 255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, 103, 163, 243, 191</text:p>
          </table:table-cell>
          <table:table-cell office:value-type="float" office:value="-0.02" calcext:value-type="float">
            <text:p>-0,02</text:p>
          </table:table-cell>
          <table:table-cell office:value-type="float" office:value="179" calcext:value-type="float">
            <text:p>179</text:p>
          </table:table-cell>
          <table:table-cell office:value-type="float" office:value="180.36887" calcext:value-type="float">
            <text:p>180,36887</text:p>
          </table:table-cell>
          <table:table-cell office:value-type="float" office:value="2546" calcext:value-type="float">
            <text:p>25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5750472283276" calcext:value-type="float">
            <text:p>21,575047228327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44" calcext:value-type="float">
            <text:p>107,44</text:p>
          </table:table-cell>
          <table:table-cell office:value-type="float" office:value="93.12" calcext:value-type="float">
            <text:p>93,12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607227022781" calcext:value-type="float">
            <text:p>0,999607227022781</text:p>
          </table:table-cell>
          <table:table-cell office:value-type="float" office:value="0.999410956214412" calcext:value-type="float">
            <text:p>0,999410956214412</text:p>
          </table:table-cell>
          <table:table-cell office:value-type="float" office:value="0.999509081983309" calcext:value-type="float">
            <text:p>0,999509081983309</text:p>
          </table:table-cell>
          <table:table-cell office:value-type="string" calcext:value-type="string">
            <text:p>['321' '183' '185' '180' '181' '179' '187' '189' '211' '32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45, 149, 153, 159, 185, 197, 219, 225, 237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5, 199, 213, 225, 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71, 191</text:p>
          </table:table-cell>
          <table:table-cell office:value-type="float" office:value="-0.04" calcext:value-type="float">
            <text:p>-0,04</text:p>
          </table:table-cell>
          <table:table-cell office:value-type="float" office:value="195" calcext:value-type="float">
            <text:p>195</text:p>
          </table:table-cell>
          <table:table-cell office:value-type="float" office:value="0.1927" calcext:value-type="float">
            <text:p>0,1927</text:p>
          </table:table-cell>
          <table:table-cell office:value-type="float" office:value="3755" calcext:value-type="float">
            <text:p>37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.9014496504053" calcext:value-type="float">
            <text:p>35,901449650405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office:value-type="float" office:value="0.571746575342466" calcext:value-type="float">
            <text:p>0,571746575342466</text:p>
          </table:table-cell>
          <table:table-cell office:value-type="float" office:value="1" calcext:value-type="float">
            <text:p>1</text:p>
          </table:table-cell>
          <table:table-cell office:value-type="float" office:value="0.00106510451338038" calcext:value-type="float">
            <text:p>0,00106510451338038</text:p>
          </table:table-cell>
          <table:table-cell office:value-type="float" office:value="0.00212794254555127" calcext:value-type="float">
            <text:p>0,00212794254555127</text:p>
          </table:table-cell>
          <table:table-cell office:value-type="string" calcext:value-type="string">
            <text:p>['217' '219' '213' '311' '223' '297' '121' '116' '221' '186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59, 185, 201, 237, 239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, 145, 215, 35</text:p>
          </table:table-cell>
          <table:table-cell office:value-type="float" office:value="0.05" calcext:value-type="float">
            <text:p>0,05</text:p>
          </table:table-cell>
          <table:table-cell office:value-type="float" office:value="283" calcext:value-type="float">
            <text:p>283</text:p>
          </table:table-cell>
          <table:table-cell office:value-type="float" office:value="16.6596" calcext:value-type="float">
            <text:p>16,6596</text:p>
          </table:table-cell>
          <table:table-cell office:value-type="float" office:value="301" calcext:value-type="float">
            <text:p>3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6126283836022" calcext:value-type="float">
            <text:p>10,61262838360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10.36" calcext:value-type="float">
            <text:p>110,36</text:p>
          </table:table-cell>
          <table:table-cell office:value-type="float" office:value="90.66" calcext:value-type="float">
            <text:p>90,66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5024875621891" calcext:value-type="float">
            <text:p>0,995024875621891</text:p>
          </table:table-cell>
          <table:table-cell office:value-type="string" calcext:value-type="string">
            <text:p>['243' '245' '257' '247' '251' '249' '261' '241' '269' '26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59, 171, 185, 197, 201, 219, 225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201, 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 225, 117</text:p>
          </table:table-cell>
          <table:table-cell office:value-type="float" office:value="0.04" calcext:value-type="float">
            <text:p>0,04</text:p>
          </table:table-cell>
          <table:table-cell office:value-type="float" office:value="325" calcext:value-type="float">
            <text:p>325</text:p>
          </table:table-cell>
          <table:table-cell office:value-type="float" office:value="0.88367" calcext:value-type="float">
            <text:p>0,88367</text:p>
          </table:table-cell>
          <table:table-cell office:value-type="float" office:value="814" calcext:value-type="float">
            <text:p>814</text:p>
          </table:table-cell>
          <table:table-cell office:value-type="float" office:value="243" calcext:value-type="float">
            <text:p>243</text:p>
          </table:table-cell>
          <table:table-cell office:value-type="float" office:value="95.37479" calcext:value-type="float">
            <text:p>95,3747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Leak0 happens first</text:p>
          </table:table-cell>
          <table:table-cell office:value-type="float" office:value="26.0769972663853" calcext:value-type="float">
            <text:p>26,076997266385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5, 127, 145, 153, 159, 171, 197, 217, 219, 237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, 193, 209, 197, 15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office:value-type="float" office:value="183" calcext:value-type="float">
            <text:p>183</text:p>
          </table:table-cell>
          <table:table-cell office:value-type="float" office:value="212.55597" calcext:value-type="float">
            <text:p>212,55597</text:p>
          </table:table-cell>
          <table:table-cell office:value-type="float" office:value="3288.5" calcext:value-type="float">
            <text:p>328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.1962473707357" calcext:value-type="float">
            <text:p>32,1962473707357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72" calcext:value-type="float">
            <text:p>103,72</text:p>
          </table:table-cell>
          <table:table-cell office:value-type="float" office:value="96.41" calcext:value-type="float">
            <text:p>96,41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847931873479" calcext:value-type="float">
            <text:p>0,999847931873479</text:p>
          </table:table-cell>
          <table:table-cell office:value-type="float" office:value="0.999543934326543" calcext:value-type="float">
            <text:p>0,999543934326543</text:p>
          </table:table-cell>
          <table:table-cell office:value-type="float" office:value="0.999695909989357" calcext:value-type="float">
            <text:p>0,999695909989357</text:p>
          </table:table-cell>
          <table:table-cell office:value-type="string" calcext:value-type="string">
            <text:p>['183' '185' '187' '321' '189' '181' '180' '179' '191' '315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45, 159, 197, 219, 225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, 215, 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9, 209, 225, 143, 211</text:p>
          </table:table-cell>
          <table:table-cell office:value-type="float" office:value="0.02" calcext:value-type="float">
            <text:p>0,02</text:p>
          </table:table-cell>
          <table:table-cell office:value-type="float" office:value="101" calcext:value-type="float">
            <text:p>101</text:p>
          </table:table-cell>
          <table:table-cell office:value-type="float" office:value="1.87197" calcext:value-type="float">
            <text:p>1,87197</text:p>
          </table:table-cell>
          <table:table-cell office:value-type="float" office:value="328" calcext:value-type="float">
            <text:p>328</text:p>
          </table:table-cell>
          <table:table-cell office:value-type="float" office:value="113" calcext:value-type="float">
            <text:p>113</text:p>
          </table:table-cell>
          <table:table-cell office:value-type="float" office:value="13.34324" calcext:value-type="float">
            <text:p>13,34324</text:p>
          </table:table-cell>
          <table:table-cell office:value-type="float" office:value="1583.5" calcext:value-type="float">
            <text:p>1583,5</text:p>
          </table:table-cell>
          <table:table-cell office:value-type="string" calcext:value-type="string">
            <text:p>Leak1 happens first</text:p>
          </table:table-cell>
          <table:table-cell office:value-type="float" office:value="12.6031774923899" calcext:value-type="float">
            <text:p>12,6031774923899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4" calcext:value-type="float">
            <text:p>105,4</text:p>
          </table:table-cell>
          <table:table-cell office:value-type="float" office:value="94.87" calcext:value-type="float">
            <text:p>94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59, 167, 171, 185, 201, 217, 219, 231, 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9, 145, 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3, 15, 105, 141, 127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6.3384" calcext:value-type="float">
            <text:p>166,3384</text:p>
          </table:table-cell>
          <table:table-cell office:value-type="float" office:value="363.5" calcext:value-type="float">
            <text:p>36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0934981055356" calcext:value-type="float">
            <text:p>19,093498105535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5879120879121" calcext:value-type="float">
            <text:p>0,995879120879121</text:p>
          </table:table-cell>
          <table:table-cell office:value-type="float" office:value="0.997935306262904" calcext:value-type="float">
            <text:p>0,997935306262904</text:p>
          </table:table-cell>
          <table:table-cell office:value-type="string" calcext:value-type="string">
            <text:p>['173' '175' '123' '177' '179' '180' '181' '129' '321' '125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5, 153, 185, 201, 219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191, 237, 247, 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, 115, 127</text:p>
          </table:table-cell>
          <table:table-cell office:value-type="float" office:value="0.02" calcext:value-type="float">
            <text:p>0,02</text:p>
          </table:table-cell>
          <table:table-cell office:value-type="float" office:value="120" calcext:value-type="float">
            <text:p>120</text:p>
          </table:table-cell>
          <table:table-cell office:value-type="float" office:value="0.72779" calcext:value-type="float">
            <text:p>0,72779</text:p>
          </table:table-cell>
          <table:table-cell office:value-type="float" office:value="1355.5" calcext:value-type="float">
            <text:p>135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.2591989041593" calcext:value-type="float">
            <text:p>44,259198904159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5, 127, 145, 159, 161, 167, 171, 185, 217, 219, 251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9, 185, 251</text:p>
          </table:table-cell>
          <table:table-cell office:value-type="float" office:value="0.03" calcext:value-type="float">
            <text:p>0,03</text:p>
          </table:table-cell>
          <table:table-cell office:value-type="float" office:value="114" calcext:value-type="float">
            <text:p>114</text:p>
          </table:table-cell>
          <table:table-cell office:value-type="float" office:value="9.02776" calcext:value-type="float">
            <text:p>9,02776</text:p>
          </table:table-cell>
          <table:table-cell office:value-type="float" office:value="820.5" calcext:value-type="float">
            <text:p>82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07360390800309" calcext:value-type="float">
            <text:p>0,607360390800309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5" calcext:value-type="float">
            <text:p>106,5</text:p>
          </table:table-cell>
          <table:table-cell office:value-type="float" office:value="93.94" calcext:value-type="float">
            <text:p>93,94</text:p>
          </table:table-cell>
          <table:table-cell office:value-type="float" office:value="0.996974885844749" calcext:value-type="float">
            <text:p>0,996974885844749</text:p>
          </table:table-cell>
          <table:table-cell office:value-type="float" office:value="0.970396684428656" calcext:value-type="float">
            <text:p>0,970396684428656</text:p>
          </table:table-cell>
          <table:table-cell office:value-type="float" office:value="0.998172959805116" calcext:value-type="float">
            <text:p>0,998172959805116</text:p>
          </table:table-cell>
          <table:table-cell office:value-type="float" office:value="0.984088862203542" calcext:value-type="float">
            <text:p>0,984088862203542</text:p>
          </table:table-cell>
          <table:table-cell office:value-type="string" calcext:value-type="string">
            <text:p>['225' '116' '113' '114' '223' '112' '119' '305' '217' '30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45, 159, 161, 185, 197, 217, 225, 237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1, 255, 243, 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, 109, 193, 141, 166</text:p>
          </table:table-cell>
          <table:table-cell office:value-type="float" office:value="-0.02" calcext:value-type="float">
            <text:p>-0,02</text:p>
          </table:table-cell>
          <table:table-cell office:value-type="float" office:value="213" calcext:value-type="float">
            <text:p>213</text:p>
          </table:table-cell>
          <table:table-cell office:value-type="float" office:value="0.46659" calcext:value-type="float">
            <text:p>0,46659</text:p>
          </table:table-cell>
          <table:table-cell office:value-type="float" office:value="3034" calcext:value-type="float">
            <text:p>30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2398793908738" calcext:value-type="float">
            <text:p>11,239879390873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53, 159, 171, 185, 197, 219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161, 209, 159, 143</text:p>
          </table:table-cell>
          <table:table-cell office:value-type="float" office:value="0.02" calcext:value-type="float">
            <text:p>0,02</text:p>
          </table:table-cell>
          <table:table-cell office:value-type="float" office:value="105" calcext:value-type="float">
            <text:p>105</text:p>
          </table:table-cell>
          <table:table-cell office:value-type="float" office:value="45.29736" calcext:value-type="float">
            <text:p>45,29736</text:p>
          </table:table-cell>
          <table:table-cell office:value-type="float" office:value="2143" calcext:value-type="float">
            <text:p>21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87362152794287" calcext:value-type="float">
            <text:p>6,8736215279428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7.41" calcext:value-type="float">
            <text:p>107,41</text:p>
          </table:table-cell>
          <table:table-cell office:value-type="float" office:value="93.11" calcext:value-type="float">
            <text:p>93,11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9300209937019" calcext:value-type="float">
            <text:p>0,999300209937019</text:p>
          </table:table-cell>
          <table:table-cell office:value-type="string" calcext:value-type="string">
            <text:p>['109' '105' '103' '107' '111' '117' '115' '101' '112' '30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53, 171, 197, 219, 22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1, 153, 131, 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, 101, 177, 145, 219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4.88324" calcext:value-type="float">
            <text:p>14,88324</text:p>
          </table:table-cell>
          <table:table-cell office:value-type="float" office:value="2555" calcext:value-type="float">
            <text:p>25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0299478299852" calcext:value-type="float">
            <text:p>12,029947829985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1" calcext:value-type="float">
            <text:p>1</text:p>
          </table:table-cell>
          <table:table-cell office:value-type="float" office:value="0.999217374290745" calcext:value-type="float">
            <text:p>0,999217374290745</text:p>
          </table:table-cell>
          <table:table-cell office:value-type="float" office:value="0.999608533959679" calcext:value-type="float">
            <text:p>0,999608533959679</text:p>
          </table:table-cell>
          <table:table-cell office:value-type="string" calcext:value-type="string">
            <text:p>['241' '240' '243' '245' '247' '249' '251' '257' '261' '238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9, 153, 159, 171, 197, 217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, 113, 149, 177, 10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-0.01" calcext:value-type="float">
            <text:p>-0,01</text:p>
          </table:table-cell>
          <table:table-cell office:value-type="float" office:value="175" calcext:value-type="float">
            <text:p>175</text:p>
          </table:table-cell>
          <table:table-cell office:value-type="float" office:value="14.4436" calcext:value-type="float">
            <text:p>14,4436</text:p>
          </table:table-cell>
          <table:table-cell office:value-type="float" office:value="3672" calcext:value-type="float">
            <text:p>3672</text:p>
          </table:table-cell>
          <table:table-cell office:value-type="float" office:value="159" calcext:value-type="float">
            <text:p>159</text:p>
          </table:table-cell>
          <table:table-cell office:value-type="float" office:value="2.31651" calcext:value-type="float">
            <text:p>2,31651</text:p>
          </table:table-cell>
          <table:table-cell office:value-type="float" office:value="1897.5" calcext:value-type="float">
            <text:p>1897,5</text:p>
          </table:table-cell>
          <table:table-cell office:value-type="string" calcext:value-type="string">
            <text:p>Leak1 inside Leak0</text:p>
          </table:table-cell>
          <table:table-cell office:value-type="float" office:value="27.0932566883597" calcext:value-type="float">
            <text:p>27,093256688359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6.52" calcext:value-type="float">
            <text:p>106,52</text:p>
          </table:table-cell>
          <table:table-cell office:value-type="float" office:value="93.94" calcext:value-type="float">
            <text:p>93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31, 149, 171, 197, 201, 217, 219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153, 14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0.04" calcext:value-type="float">
            <text:p>-0,04</text:p>
          </table:table-cell>
          <table:table-cell office:value-type="float" office:value="169" calcext:value-type="float">
            <text:p>169</text:p>
          </table:table-cell>
          <table:table-cell office:value-type="float" office:value="11.09441" calcext:value-type="float">
            <text:p>11,09441</text:p>
          </table:table-cell>
          <table:table-cell office:value-type="float" office:value="6863.5" calcext:value-type="float">
            <text:p>6863,5</text:p>
          </table:table-cell>
          <table:table-cell office:value-type="float" office:value="221" calcext:value-type="float">
            <text:p>221</text:p>
          </table:table-cell>
          <table:table-cell office:value-type="float" office:value="0.45838" calcext:value-type="float">
            <text:p>0,45838</text:p>
          </table:table-cell>
          <table:table-cell office:value-type="float" office:value="6939" calcext:value-type="float">
            <text:p>6939</text:p>
          </table:table-cell>
          <table:table-cell office:value-type="string" calcext:value-type="string">
            <text:p>Leak1 overlaps Leak0</text:p>
          </table:table-cell>
          <table:table-cell office:value-type="float" office:value="7.13339629024452" calcext:value-type="float">
            <text:p>7,1333962902445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49, 153, 159, 185, 197, 201, 219, 225, 231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, 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7, 225, 141</text:p>
          </table:table-cell>
          <table:table-cell office:value-type="float" office:value="-0.01" calcext:value-type="float">
            <text:p>-0,01</text:p>
          </table:table-cell>
          <table:table-cell office:value-type="float" office:value="169" calcext:value-type="float">
            <text:p>169</text:p>
          </table:table-cell>
          <table:table-cell office:value-type="float" office:value="0.09545" calcext:value-type="float">
            <text:p>0,09545</text:p>
          </table:table-cell>
          <table:table-cell office:value-type="float" office:value="1106.5" calcext:value-type="float">
            <text:p>1106,5</text:p>
          </table:table-cell>
          <table:table-cell office:value-type="float" office:value="202" calcext:value-type="float">
            <text:p>202</text:p>
          </table:table-cell>
          <table:table-cell office:value-type="float" office:value="0.15658" calcext:value-type="float">
            <text:p>0,15658</text:p>
          </table:table-cell>
          <table:table-cell office:value-type="float" office:value="239.5" calcext:value-type="float">
            <text:p>239,5</text:p>
          </table:table-cell>
          <table:table-cell office:value-type="string" calcext:value-type="string">
            <text:p>Leak0 happens first</text:p>
          </table:table-cell>
          <table:table-cell office:value-type="float" office:value="4.75947814895449" calcext:value-type="float">
            <text:p>4,75947814895449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13" calcext:value-type="float">
            <text:p>104,13</text:p>
          </table:table-cell>
          <table:table-cell office:value-type="float" office:value="96.02" calcext:value-type="float">
            <text:p>96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49, 159, 171, 185, 197, 201, 217, 225, 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1, 217, 199, 15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-0.03" calcext:value-type="float">
            <text:p>-0,03</text:p>
          </table:table-cell>
          <table:table-cell office:value-type="float" office:value="261" calcext:value-type="float">
            <text:p>261</text:p>
          </table:table-cell>
          <table:table-cell office:value-type="float" office:value="0.97652" calcext:value-type="float">
            <text:p>0,97652</text:p>
          </table:table-cell>
          <table:table-cell office:value-type="float" office:value="693" calcext:value-type="float">
            <text:p>693</text:p>
          </table:table-cell>
          <table:table-cell office:value-type="float" office:value="245" calcext:value-type="float">
            <text:p>245</text:p>
          </table:table-cell>
          <table:table-cell office:value-type="float" office:value="69.58979" calcext:value-type="float">
            <text:p>69,58979</text:p>
          </table:table-cell>
          <table:table-cell office:value-type="float" office:value="394.5" calcext:value-type="float">
            <text:p>394,5</text:p>
          </table:table-cell>
          <table:table-cell office:value-type="string" calcext:value-type="string">
            <text:p>Leak0 overlaps Leak1</text:p>
          </table:table-cell>
          <table:table-cell office:value-type="float" office:value="35.4818610002385" calcext:value-type="float">
            <text:p>35,481861000238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7.41" calcext:value-type="float">
            <text:p>107,41</text:p>
          </table:table-cell>
          <table:table-cell office:value-type="float" office:value="93.11" calcext:value-type="float">
            <text:p>93,1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53, 159, 161, 171, 185, 217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197, 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1, 239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9.61839" calcext:value-type="float">
            <text:p>9,61839</text:p>
          </table:table-cell>
          <table:table-cell office:value-type="float" office:value="200.5" calcext:value-type="float">
            <text:p>200,5</text:p>
          </table:table-cell>
          <table:table-cell office:value-type="float" office:value="223" calcext:value-type="float">
            <text:p>223</text:p>
          </table:table-cell>
          <table:table-cell office:value-type="float" office:value="25.67082" calcext:value-type="float">
            <text:p>25,67082</text:p>
          </table:table-cell>
          <table:table-cell office:value-type="float" office:value="4928" calcext:value-type="float">
            <text:p>4928</text:p>
          </table:table-cell>
          <table:table-cell office:value-type="string" calcext:value-type="string">
            <text:p>Leak1 happens first</text:p>
          </table:table-cell>
          <table:table-cell office:value-type="float" office:value="27.0237766966998" calcext:value-type="float">
            <text:p>27,023776696699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3.91" calcext:value-type="float">
            <text:p>103,91</text:p>
          </table:table-cell>
          <table:table-cell office:value-type="float" office:value="96.25" calcext:value-type="float">
            <text:p>96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45, 149, 159, 185, 197, 201, 217, 21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1, 217, 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, 149</text:p>
          </table:table-cell>
          <table:table-cell office:value-type="float" office:value="0.04" calcext:value-type="float">
            <text:p>0,04</text:p>
          </table:table-cell>
          <table:table-cell office:value-type="float" office:value="173" calcext:value-type="float">
            <text:p>173</text:p>
          </table:table-cell>
          <table:table-cell office:value-type="float" office:value="33.95069" calcext:value-type="float">
            <text:p>33,95069</text:p>
          </table:table-cell>
          <table:table-cell office:value-type="float" office:value="3675" calcext:value-type="float">
            <text:p>3675</text:p>
          </table:table-cell>
          <table:table-cell office:value-type="float" office:value="285" calcext:value-type="float">
            <text:p>285</text:p>
          </table:table-cell>
          <table:table-cell office:value-type="float" office:value="35.19039" calcext:value-type="float">
            <text:p>35,19039</text:p>
          </table:table-cell>
          <table:table-cell office:value-type="float" office:value="151.5" calcext:value-type="float">
            <text:p>151,5</text:p>
          </table:table-cell>
          <table:table-cell office:value-type="string" calcext:value-type="string">
            <text:p>Leak1 happens first</text:p>
          </table:table-cell>
          <table:table-cell office:value-type="float" office:value="6.44031368547873" calcext:value-type="float">
            <text:p>6,44031368547873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103.14" calcext:value-type="float">
            <text:p>103,14</text:p>
          </table:table-cell>
          <table:table-cell office:value-type="float" office:value="96.96" calcext:value-type="float">
            <text:p>96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31, 145, 149, 153, 159, 161, 185, 217, 219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9, 167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8.9185" calcext:value-type="float">
            <text:p>8,9185</text:p>
          </table:table-cell>
          <table:table-cell office:value-type="float" office:value="5108" calcext:value-type="float">
            <text:p>51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883" calcext:value-type="float">
            <text:p>4,88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5" calcext:value-type="float">
            <text:p>109,5</text:p>
          </table:table-cell>
          <table:table-cell office:value-type="float" office:value="91.4" calcext:value-type="float">
            <text:p>91,4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804228660924" calcext:value-type="float">
            <text:p>0,999804228660924</text:p>
          </table:table-cell>
          <table:table-cell office:value-type="float" office:value="0.999706371733386" calcext:value-type="float">
            <text:p>0,999706371733386</text:p>
          </table:table-cell>
          <table:table-cell office:value-type="float" office:value="0.999755297802574" calcext:value-type="float">
            <text:p>0,999755297802574</text:p>
          </table:table-cell>
          <table:table-cell office:value-type="string" calcext:value-type="string">
            <text:p>['173' '171' '175' '123' '120' '163' '129' '122' '177' '12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59, 171, 185, 197, 225, 231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, 201, 121, 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, 213, 167, 225</text:p>
          </table:table-cell>
          <table:table-cell office:value-type="float" office:value="0.02" calcext:value-type="float">
            <text:p>0,02</text:p>
          </table:table-cell>
          <table:table-cell office:value-type="float" office:value="113" calcext:value-type="float">
            <text:p>113</text:p>
          </table:table-cell>
          <table:table-cell office:value-type="float" office:value="58.64511" calcext:value-type="float">
            <text:p>58,64511</text:p>
          </table:table-cell>
          <table:table-cell office:value-type="float" office:value="1721.5" calcext:value-type="float">
            <text:p>1721,5</text:p>
          </table:table-cell>
          <table:table-cell office:value-type="float" office:value="129" calcext:value-type="float">
            <text:p>129</text:p>
          </table:table-cell>
          <table:table-cell office:value-type="float" office:value="1.43292" calcext:value-type="float">
            <text:p>1,43292</text:p>
          </table:table-cell>
          <table:table-cell office:value-type="float" office:value="935.5" calcext:value-type="float">
            <text:p>935,5</text:p>
          </table:table-cell>
          <table:table-cell office:value-type="string" calcext:value-type="string">
            <text:p>Leak1 overlaps Leak0</text:p>
          </table:table-cell>
          <table:table-cell office:value-type="float" office:value="14.5037107933971" calcext:value-type="float">
            <text:p>14,5037107933971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12" calcext:value-type="float">
            <text:p>107,12</text:p>
          </table:table-cell>
          <table:table-cell office:value-type="float" office:value="93.41" calcext:value-type="float">
            <text:p>93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45, 149, 153, 157, 159, 171, 185, 219, 231, 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, 199, 121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143, 139, 103, 219</text:p>
          </table:table-cell>
          <table:table-cell office:value-type="float" office:value="0.04" calcext:value-type="float">
            <text:p>0,04</text:p>
          </table:table-cell>
          <table:table-cell office:value-type="float" office:value="181" calcext:value-type="float">
            <text:p>181</text:p>
          </table:table-cell>
          <table:table-cell office:value-type="float" office:value="1.4824" calcext:value-type="float">
            <text:p>1,4824</text:p>
          </table:table-cell>
          <table:table-cell office:value-type="float" office:value="432" calcext:value-type="float">
            <text:p>4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2269592068507" calcext:value-type="float">
            <text:p>18,2269592068507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03.36" calcext:value-type="float">
            <text:p>103,36</text:p>
          </table:table-cell>
          <table:table-cell office:value-type="float" office:value="96.73" calcext:value-type="float">
            <text:p>96,7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49, 153, 159, 167, 171, 201, 219, 225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, 207, 159, 219, 237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-0.03" calcext:value-type="float">
            <text:p>-0,03</text:p>
          </table:table-cell>
          <table:table-cell office:value-type="float" office:value="319" calcext:value-type="float">
            <text:p>319</text:p>
          </table:table-cell>
          <table:table-cell office:value-type="float" office:value="39.91376" calcext:value-type="float">
            <text:p>39,91376</text:p>
          </table:table-cell>
          <table:table-cell office:value-type="float" office:value="763" calcext:value-type="float">
            <text:p>763</text:p>
          </table:table-cell>
          <table:table-cell office:value-type="float" office:value="301" calcext:value-type="float">
            <text:p>301</text:p>
          </table:table-cell>
          <table:table-cell office:value-type="float" office:value="0.04962" calcext:value-type="float">
            <text:p>0,04962</text:p>
          </table:table-cell>
          <table:table-cell office:value-type="float" office:value="1306.5" calcext:value-type="float">
            <text:p>1306,5</text:p>
          </table:table-cell>
          <table:table-cell office:value-type="string" calcext:value-type="string">
            <text:p>Leak1 happens first</text:p>
          </table:table-cell>
          <table:table-cell office:value-type="float" office:value="18.8588564732852" calcext:value-type="float">
            <text:p>18,858856473285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5, 149, 157, 159, 171, 217, 219, 225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, 125, 209, 207, 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189, 123, 213, 193</text:p>
          </table:table-cell>
          <table:table-cell office:value-type="float" office:value="0.01" calcext:value-type="float">
            <text:p>0,01</text:p>
          </table:table-cell>
          <table:table-cell office:value-type="float" office:value="239" calcext:value-type="float">
            <text:p>239</text:p>
          </table:table-cell>
          <table:table-cell office:value-type="float" office:value="16.35951" calcext:value-type="float">
            <text:p>16,35951</text:p>
          </table:table-cell>
          <table:table-cell office:value-type="float" office:value="4268" calcext:value-type="float">
            <text:p>42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7382576587498" calcext:value-type="float">
            <text:p>23,738257658749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office:value-type="float" office:value="0.999543378995434" calcext:value-type="float">
            <text:p>0,999543378995434</text:p>
          </table:table-cell>
          <table:table-cell office:value-type="float" office:value="1" calcext:value-type="float">
            <text:p>1</text:p>
          </table:table-cell>
          <table:table-cell office:value-type="float" office:value="0.999062902659014" calcext:value-type="float">
            <text:p>0,999062902659014</text:p>
          </table:table-cell>
          <table:table-cell office:value-type="float" office:value="0.999531231688738" calcext:value-type="float">
            <text:p>0,999531231688738</text:p>
          </table:table-cell>
          <table:table-cell office:value-type="string" calcext:value-type="string">
            <text:p>['239' '319' '237' '204' '317' '235' '323' '202' '233' '231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53, 159, 185, 201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05, 255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.45389" calcext:value-type="float">
            <text:p>0,45389</text:p>
          </table:table-cell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.93205" calcext:value-type="float">
            <text:p>1,9320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k1 happens first</text:p>
          </table:table-cell>
          <table:table-cell office:value-type="float" office:value="28.3295119961741" calcext:value-type="float">
            <text:p>28,329511996174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92" calcext:value-type="float">
            <text:p>106,92</text:p>
          </table:table-cell>
          <table:table-cell office:value-type="float" office:value="93.56" calcext:value-type="float">
            <text:p>93,5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53, 159, 185, 217, 225, 255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1, 141, 159, 177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.86471" calcext:value-type="float">
            <text:p>1,86471</text:p>
          </table:table-cell>
          <table:table-cell office:value-type="float" office:value="3875" calcext:value-type="float">
            <text:p>3875</text:p>
          </table:table-cell>
          <table:table-cell office:value-type="float" office:value="105" calcext:value-type="float">
            <text:p>105</text:p>
          </table:table-cell>
          <table:table-cell office:value-type="float" office:value="26.31054" calcext:value-type="float">
            <text:p>26,31054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Leak1 inside Leak0</text:p>
          </table:table-cell>
          <table:table-cell office:value-type="float" office:value="4.78892358118714" calcext:value-type="float">
            <text:p>4,7889235811871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61" calcext:value-type="float">
            <text:p>108,61</text:p>
          </table:table-cell>
          <table:table-cell office:value-type="float" office:value="92.14" calcext:value-type="float">
            <text:p>92,1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5, 159, 171, 197, 201, 217, 219, 225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5, 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, 121, 127, 11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5.13001" calcext:value-type="float">
            <text:p>5,13001</text:p>
          </table:table-cell>
          <table:table-cell office:value-type="float" office:value="85" calcext:value-type="float">
            <text:p>85</text:p>
          </table:table-cell>
          <table:table-cell office:value-type="float" office:value="281" calcext:value-type="float">
            <text:p>281</text:p>
          </table:table-cell>
          <table:table-cell office:value-type="float" office:value="1.40981" calcext:value-type="float">
            <text:p>1,40981</text:p>
          </table:table-cell>
          <table:table-cell office:value-type="float" office:value="1504.5" calcext:value-type="float">
            <text:p>1504,5</text:p>
          </table:table-cell>
          <table:table-cell office:value-type="string" calcext:value-type="string">
            <text:p>Leak0 happens first</text:p>
          </table:table-cell>
          <table:table-cell office:value-type="float" office:value="14.2486524956368" calcext:value-type="float">
            <text:p>14,24865249563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78" calcext:value-type="float">
            <text:p>104,78</text:p>
          </table:table-cell>
          <table:table-cell office:value-type="float" office:value="95.41" calcext:value-type="float">
            <text:p>95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7, 145, 149, 157, 201, 225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5, 141, 145, 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185, 219, 247, 157</text:p>
          </table:table-cell>
          <table:table-cell office:value-type="float" office:value="-0.02" calcext:value-type="float">
            <text:p>-0,02</text:p>
          </table:table-cell>
          <table:table-cell office:value-type="float" office:value="295" calcext:value-type="float">
            <text:p>295</text:p>
          </table:table-cell>
          <table:table-cell office:value-type="float" office:value="1.65512" calcext:value-type="float">
            <text:p>1,65512</text:p>
          </table:table-cell>
          <table:table-cell office:value-type="float" office:value="421" calcext:value-type="float">
            <text:p>421</text:p>
          </table:table-cell>
          <table:table-cell office:value-type="float" office:value="149" calcext:value-type="float">
            <text:p>149</text:p>
          </table:table-cell>
          <table:table-cell office:value-type="float" office:value="2.24606" calcext:value-type="float">
            <text:p>2,24606</text:p>
          </table:table-cell>
          <table:table-cell office:value-type="float" office:value="3693.5" calcext:value-type="float">
            <text:p>3693,5</text:p>
          </table:table-cell>
          <table:table-cell office:value-type="string" calcext:value-type="string">
            <text:p>Leak1 happens first</text:p>
          </table:table-cell>
          <table:table-cell office:value-type="float" office:value="11.8353734628578" calcext:value-type="float">
            <text:p>11,8353734628578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49, 153, 157, 167, 217, 219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 107, 17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.1019" calcext:value-type="float">
            <text:p>0,1019</text:p>
          </table:table-cell>
          <table:table-cell office:value-type="float" office:value="1764.5" calcext:value-type="float">
            <text:p>176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9958049311139" calcext:value-type="float">
            <text:p>12,9958049311139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48" calcext:value-type="float">
            <text:p>105,48</text:p>
          </table:table-cell>
          <table:table-cell office:value-type="float" office:value="94.86" calcext:value-type="float">
            <text:p>94,8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49, 153, 159, 217, 219, 231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3, 253, 149, 115, 229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-0.04" calcext:value-type="float">
            <text:p>-0,04</text:p>
          </table:table-cell>
          <table:table-cell office:value-type="float" office:value="281" calcext:value-type="float">
            <text:p>281</text:p>
          </table:table-cell>
          <table:table-cell office:value-type="float" office:value="3.80515" calcext:value-type="float">
            <text:p>3,80515</text:p>
          </table:table-cell>
          <table:table-cell office:value-type="float" office:value="205.5" calcext:value-type="float">
            <text:p>20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8741585425004" calcext:value-type="float">
            <text:p>20,8741585425004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02" calcext:value-type="float">
            <text:p>106,02</text:p>
          </table:table-cell>
          <table:table-cell office:value-type="float" office:value="94.34" calcext:value-type="float">
            <text:p>94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31, 145, 171, 197, 201, 217, 219, 225, 237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 113, 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, 199, 215, 159, 20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.53381" calcext:value-type="float">
            <text:p>1,53381</text:p>
          </table:table-cell>
          <table:table-cell office:value-type="float" office:value="5351.5" calcext:value-type="float">
            <text:p>5351,5</text:p>
          </table:table-cell>
          <table:table-cell office:value-type="float" office:value="238" calcext:value-type="float">
            <text:p>238</text:p>
          </table:table-cell>
          <table:table-cell office:value-type="float" office:value="62.92738" calcext:value-type="float">
            <text:p>62,92738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Leak1 inside Leak0</text:p>
          </table:table-cell>
          <table:table-cell office:value-type="float" office:value="4.22948173855345" calcext:value-type="float">
            <text:p>4,22948173855345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57, 159, 185, 197, 213, 219, 231, 237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1, 211, 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9, 167, 151</text:p>
          </table:table-cell>
          <table:table-cell office:value-type="float" office:value="0.04" calcext:value-type="float">
            <text:p>0,04</text:p>
          </table:table-cell>
          <table:table-cell office:value-type="float" office:value="187" calcext:value-type="float">
            <text:p>187</text:p>
          </table:table-cell>
          <table:table-cell office:value-type="float" office:value="13.35271" calcext:value-type="float">
            <text:p>13,35271</text:p>
          </table:table-cell>
          <table:table-cell office:value-type="float" office:value="677" calcext:value-type="float">
            <text:p>6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6986454469923" calcext:value-type="float">
            <text:p>25,6986454469923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office:value-type="float" office:value="0.997945205479452" calcext:value-type="float">
            <text:p>0,997945205479452</text:p>
          </table:table-cell>
          <table:table-cell office:value-type="float" office:value="0.999242997728993" calcext:value-type="float">
            <text:p>0,999242997728993</text:p>
          </table:table-cell>
          <table:table-cell office:value-type="float" office:value="0.974169741697417" calcext:value-type="float">
            <text:p>0,974169741697417</text:p>
          </table:table-cell>
          <table:table-cell office:value-type="float" office:value="0.986547085201794" calcext:value-type="float">
            <text:p>0,986547085201794</text:p>
          </table:table-cell>
          <table:table-cell office:value-type="string" calcext:value-type="string">
            <text:p>['205' '186' '202' '209' '215' '204' '203' '213' '309' '22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59, 171, 197, 231, 251, 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9, 213, 147, 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7, 171, 205, 201</text:p>
          </table:table-cell>
          <table:table-cell office:value-type="float" office:value="0.05" calcext:value-type="float">
            <text:p>0,05</text:p>
          </table:table-cell>
          <table:table-cell office:value-type="float" office:value="153" calcext:value-type="float">
            <text:p>153</text:p>
          </table:table-cell>
          <table:table-cell office:value-type="float" office:value="49.49265" calcext:value-type="float">
            <text:p>49,49265</text:p>
          </table:table-cell>
          <table:table-cell office:value-type="float" office:value="682.5" calcext:value-type="float">
            <text:p>68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1118085597506" calcext:value-type="float">
            <text:p>10,111808559750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266862170088" calcext:value-type="float">
            <text:p>0,999266862170088</text:p>
          </table:table-cell>
          <table:table-cell office:value-type="float" office:value="0.997803806734993" calcext:value-type="float">
            <text:p>0,997803806734993</text:p>
          </table:table-cell>
          <table:table-cell office:value-type="float" office:value="0.998534798534799" calcext:value-type="float">
            <text:p>0,998534798534799</text:p>
          </table:table-cell>
          <table:table-cell office:value-type="string" calcext:value-type="string">
            <text:p>['151' '149' '153' '155' '159' '147' '161' '131' '163' '16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49, 153, 159, 171, 185, 197, 201, 217, 219, 225, 231, 255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1, 185, 151</text:p>
          </table:table-cell>
          <table:table-cell office:value-type="float" office:value="-0.02" calcext:value-type="float">
            <text:p>-0,02</text:p>
          </table:table-cell>
          <table:table-cell office:value-type="float" office:value="153" calcext:value-type="float">
            <text:p>153</text:p>
          </table:table-cell>
          <table:table-cell office:value-type="float" office:value="0.77675" calcext:value-type="float">
            <text:p>0,77675</text:p>
          </table:table-cell>
          <table:table-cell office:value-type="float" office:value="485" calcext:value-type="float">
            <text:p>4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67933371170397" calcext:value-type="float">
            <text:p>4,67933371170397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56" calcext:value-type="float">
            <text:p>106,56</text:p>
          </table:table-cell>
          <table:table-cell office:value-type="float" office:value="93.87" calcext:value-type="float">
            <text:p>93,87</text:p>
          </table:table-cell>
          <table:table-cell office:value-type="float" office:value="0.943949771689498" calcext:value-type="float">
            <text:p>0,943949771689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329' '122' '120' '173' '125' '123' '171' '175' '163' '12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97, 201, 217, 219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, 185, 101, 113, 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215</text:p>
          </table:table-cell>
          <table:table-cell office:value-type="float" office:value="0.01" calcext:value-type="float">
            <text:p>0,01</text:p>
          </table:table-cell>
          <table:table-cell office:value-type="float" office:value="117" calcext:value-type="float">
            <text:p>117</text:p>
          </table:table-cell>
          <table:table-cell office:value-type="float" office:value="0.43567" calcext:value-type="float">
            <text:p>0,43567</text:p>
          </table:table-cell>
          <table:table-cell office:value-type="float" office:value="1687" calcext:value-type="float">
            <text:p>16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.646888966359" calcext:value-type="float">
            <text:p>35,646888966359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office:value-type="float" office:value="0.807134703196347" calcext:value-type="float">
            <text:p>0,807134703196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15' '117' '111' '107' '112' '113' '307' '114' '225' '11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49, 153, 157, 185, 219, 225, 23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163</text:p>
          </table:table-cell>
          <table:table-cell office:value-type="float" office:value="0.03" calcext:value-type="float">
            <text:p>0,03</text:p>
          </table:table-cell>
          <table:table-cell office:value-type="float" office:value="233" calcext:value-type="float">
            <text:p>233</text:p>
          </table:table-cell>
          <table:table-cell office:value-type="float" office:value="1.31923" calcext:value-type="float">
            <text:p>1,31923</text:p>
          </table:table-cell>
          <table:table-cell office:value-type="float" office:value="3362.5" calcext:value-type="float">
            <text:p>3362,5</text:p>
          </table:table-cell>
          <table:table-cell office:value-type="float" office:value="293" calcext:value-type="float">
            <text:p>293</text:p>
          </table:table-cell>
          <table:table-cell office:value-type="float" office:value="1.08929" calcext:value-type="float">
            <text:p>1,08929</text:p>
          </table:table-cell>
          <table:table-cell office:value-type="float" office:value="4224.5" calcext:value-type="float">
            <text:p>4224,5</text:p>
          </table:table-cell>
          <table:table-cell office:value-type="string" calcext:value-type="string">
            <text:p>Leak1 overlaps Leak0</text:p>
          </table:table-cell>
          <table:table-cell office:value-type="float" office:value="10.6710382883739" calcext:value-type="float">
            <text:p>10,6710382883739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9, 153, 159, 171, 197, 217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89, 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9, 103, 251, 203</text:p>
          </table:table-cell>
          <table:table-cell office:value-type="float" office:value="0.01" calcext:value-type="float">
            <text:p>0,01</text:p>
          </table:table-cell>
          <table:table-cell office:value-type="float" office:value="301" calcext:value-type="float">
            <text:p>301</text:p>
          </table:table-cell>
          <table:table-cell office:value-type="float" office:value="0.79155" calcext:value-type="float">
            <text:p>0,79155</text:p>
          </table:table-cell>
          <table:table-cell office:value-type="float" office:value="781.5" calcext:value-type="float">
            <text:p>78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6033078131831" calcext:value-type="float">
            <text:p>33,6033078131831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31, 145, 153, 159, 185, 197, 217, 219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, 153, 147, 131</text:p>
          </table:table-cell>
          <table:table-cell office:value-type="float" office:value="-0.02" calcext:value-type="float">
            <text:p>-0,02</text:p>
          </table:table-cell>
          <table:table-cell office:value-type="float" office:value="204" calcext:value-type="float">
            <text:p>204</text:p>
          </table:table-cell>
          <table:table-cell office:value-type="float" office:value="14.19576" calcext:value-type="float">
            <text:p>14,19576</text:p>
          </table:table-cell>
          <table:table-cell office:value-type="float" office:value="6098" calcext:value-type="float">
            <text:p>609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1177359854196" calcext:value-type="float">
            <text:p>11,117735985419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57" calcext:value-type="float">
            <text:p>105,57</text:p>
          </table:table-cell>
          <table:table-cell office:value-type="float" office:value="94.71" calcext:value-type="float">
            <text:p>94,71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917999179992" calcext:value-type="float">
            <text:p>0,999917999179992</text:p>
          </table:table-cell>
          <table:table-cell office:value-type="float" office:value="0.999754037878167" calcext:value-type="float">
            <text:p>0,999754037878167</text:p>
          </table:table-cell>
          <table:table-cell office:value-type="float" office:value="0.99983601180715" calcext:value-type="float">
            <text:p>0,99983601180715</text:p>
          </table:table-cell>
          <table:table-cell office:value-type="string" calcext:value-type="string">
            <text:p>['209' '215' '309' '186' '205' '202' '203' '313' '221' '207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59, 171, 197, 231, 237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1, 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, 123, 147, 253, 153</text:p>
          </table:table-cell>
          <table:table-cell office:value-type="float" office:value="0.04" calcext:value-type="float">
            <text:p>0,04</text:p>
          </table:table-cell>
          <table:table-cell office:value-type="float" office:value="153" calcext:value-type="float">
            <text:p>153</text:p>
          </table:table-cell>
          <table:table-cell office:value-type="float" office:value="10.06382" calcext:value-type="float">
            <text:p>10,06382</text:p>
          </table:table-cell>
          <table:table-cell office:value-type="float" office:value="207.5" calcext:value-type="float">
            <text:p>20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6653162361362" calcext:value-type="float">
            <text:p>22,66531623613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66" calcext:value-type="float">
            <text:p>107,66</text:p>
          </table:table-cell>
          <table:table-cell office:value-type="float" office:value="92.89" calcext:value-type="float">
            <text:p>92,89</text:p>
          </table:table-cell>
          <table:table-cell office:value-type="float" office:value="0.997203196347032" calcext:value-type="float">
            <text:p>0,997203196347032</text:p>
          </table:table-cell>
          <table:table-cell office:value-type="float" office:value="0.991957104557641" calcext:value-type="float">
            <text:p>0,991957104557641</text:p>
          </table:table-cell>
          <table:table-cell office:value-type="float" office:value="0.889423076923077" calcext:value-type="float">
            <text:p>0,889423076923077</text:p>
          </table:table-cell>
          <table:table-cell office:value-type="float" office:value="0.937896070975919" calcext:value-type="float">
            <text:p>0,937896070975919</text:p>
          </table:table-cell>
          <table:table-cell office:value-type="string" calcext:value-type="string">
            <text:p>['213' '186' '311' '205' '215' '209' '219' '221' '217' '202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53, 159, 161, 171, 201, 217, 225, 237, 25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145, 121, 247, 231</text:p>
          </table:table-cell>
          <table:table-cell office:value-type="float" office:value="0.01" calcext:value-type="float">
            <text:p>0,01</text:p>
          </table:table-cell>
          <table:table-cell office:value-type="float" office:value="117" calcext:value-type="float">
            <text:p>117</text:p>
          </table:table-cell>
          <table:table-cell office:value-type="float" office:value="2.14854" calcext:value-type="float">
            <text:p>2,14854</text:p>
          </table:table-cell>
          <table:table-cell office:value-type="float" office:value="346" calcext:value-type="float">
            <text:p>3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276" calcext:value-type="float">
            <text:p>5,27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office:value-type="float" office:value="0.997831050228311" calcext:value-type="float">
            <text:p>0,997831050228311</text:p>
          </table:table-cell>
          <table:table-cell office:value-type="float" office:value="1" calcext:value-type="float">
            <text:p>1</text:p>
          </table:table-cell>
          <table:table-cell office:value-type="float" office:value="0.945165945165945" calcext:value-type="float">
            <text:p>0,945165945165945</text:p>
          </table:table-cell>
          <table:table-cell office:value-type="float" office:value="0.971810089020772" calcext:value-type="float">
            <text:p>0,971810089020772</text:p>
          </table:table-cell>
          <table:table-cell office:value-type="string" calcext:value-type="string">
            <text:p>['240' '238' '241' '223' '116' '217' '219' '213' '237' '22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27, 161, 171, 217, 219, 225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3, 251, 191, 247, 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7, 243</text:p>
          </table:table-cell>
          <table:table-cell office:value-type="float" office:value="-0.02" calcext:value-type="float">
            <text:p>-0,02</text:p>
          </table:table-cell>
          <table:table-cell office:value-type="float" office:value="223" calcext:value-type="float">
            <text:p>223</text:p>
          </table:table-cell>
          <table:table-cell office:value-type="float" office:value="37.06734" calcext:value-type="float">
            <text:p>37,06734</text:p>
          </table:table-cell>
          <table:table-cell office:value-type="float" office:value="32.5" calcext:value-type="float">
            <text:p>3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.530867338789" calcext:value-type="float">
            <text:p>37,530867338789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54545454545455" calcext:value-type="float">
            <text:p>0,954545454545455</text:p>
          </table:table-cell>
          <table:table-cell office:value-type="float" office:value="0.976744186046512" calcext:value-type="float">
            <text:p>0,976744186046512</text:p>
          </table:table-cell>
          <table:table-cell office:value-type="string" calcext:value-type="string">
            <text:p>['223' '116' '217' '219' '121' '311' '297' '299' '213' '225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21, 125, 159, 161, 171, 185, 197, 217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05" calcext:value-type="float">
            <text:p>0,05</text:p>
          </table:table-cell>
          <table:table-cell office:value-type="float" office:value="221" calcext:value-type="float">
            <text:p>221</text:p>
          </table:table-cell>
          <table:table-cell office:value-type="float" office:value="1.06332" calcext:value-type="float">
            <text:p>1,06332</text:p>
          </table:table-cell>
          <table:table-cell office:value-type="float" office:value="1347" calcext:value-type="float">
            <text:p>13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313" calcext:value-type="float">
            <text:p>4,313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48" calcext:value-type="float">
            <text:p>105,48</text:p>
          </table:table-cell>
          <table:table-cell office:value-type="float" office:value="94.86" calcext:value-type="float">
            <text:p>94,8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5, 127, 131, 153, 171, 185, 213, 217, 251, 255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231, 145, 177, 101</text:p>
          </table:table-cell>
          <table:table-cell office:value-type="float" office:value="0.01" calcext:value-type="float">
            <text:p>0,01</text:p>
          </table:table-cell>
          <table:table-cell office:value-type="float" office:value="171" calcext:value-type="float">
            <text:p>171</text:p>
          </table:table-cell>
          <table:table-cell office:value-type="float" office:value="2.17342" calcext:value-type="float">
            <text:p>2,17342</text:p>
          </table:table-cell>
          <table:table-cell office:value-type="float" office:value="3885.5" calcext:value-type="float">
            <text:p>388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1064073730934" calcext:value-type="float">
            <text:p>0,110640737309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9.54" calcext:value-type="float">
            <text:p>109,54</text:p>
          </table:table-cell>
          <table:table-cell office:value-type="float" office:value="91.33" calcext:value-type="float">
            <text:p>91,33</text:p>
          </table:table-cell>
          <table:table-cell office:value-type="float" office:value="0.956906392694064" calcext:value-type="float">
            <text:p>0,956906392694064</text:p>
          </table:table-cell>
          <table:table-cell office:value-type="float" office:value="0.91174744748269" calcext:value-type="float">
            <text:p>0,91174744748269</text:p>
          </table:table-cell>
          <table:table-cell office:value-type="float" office:value="0.999613998970664" calcext:value-type="float">
            <text:p>0,999613998970664</text:p>
          </table:table-cell>
          <table:table-cell office:value-type="float" office:value="0.95366108144602" calcext:value-type="float">
            <text:p>0,95366108144602</text:p>
          </table:table-cell>
          <table:table-cell office:value-type="string" calcext:value-type="string">
            <text:p>['155' '159' '153' '161' '151' '149' '163' '169' '171' '17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53, 159, 171, 217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153, 197, 125</text:p>
          </table:table-cell>
          <table:table-cell office:value-type="float" office:value="0.03" calcext:value-type="float">
            <text:p>0,03</text:p>
          </table:table-cell>
          <table:table-cell office:value-type="float" office:value="171" calcext:value-type="float">
            <text:p>171</text:p>
          </table:table-cell>
          <table:table-cell office:value-type="float" office:value="37.7014" calcext:value-type="float">
            <text:p>37,7014</text:p>
          </table:table-cell>
          <table:table-cell office:value-type="float" office:value="2426.5" calcext:value-type="float">
            <text:p>2426,5</text:p>
          </table:table-cell>
          <table:table-cell office:value-type="float" office:value="271" calcext:value-type="float">
            <text:p>271</text:p>
          </table:table-cell>
          <table:table-cell office:value-type="float" office:value="1.14697" calcext:value-type="float">
            <text:p>1,14697</text:p>
          </table:table-cell>
          <table:table-cell office:value-type="float" office:value="3172.5" calcext:value-type="float">
            <text:p>3172,5</text:p>
          </table:table-cell>
          <table:table-cell office:value-type="string" calcext:value-type="string">
            <text:p>Leak0 overlaps Leak1</text:p>
          </table:table-cell>
          <table:table-cell office:value-type="float" office:value="11.3686827692615" calcext:value-type="float">
            <text:p>11,3686827692615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13" calcext:value-type="float">
            <text:p>104,13</text:p>
          </table:table-cell>
          <table:table-cell office:value-type="float" office:value="96.02" calcext:value-type="float">
            <text:p>96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53, 201, 217, 219, 225, 231, 237, 251, 25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, 14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.1467" calcext:value-type="float">
            <text:p>5,1467</text:p>
          </table:table-cell>
          <table:table-cell office:value-type="float" office:value="633.5" calcext:value-type="float">
            <text:p>63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44231100188124" calcext:value-type="float">
            <text:p>0,14423110018812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06" calcext:value-type="float">
            <text:p>109,06</text:p>
          </table:table-cell>
          <table:table-cell office:value-type="float" office:value="91.77" calcext:value-type="float">
            <text:p>91,77</text:p>
          </table:table-cell>
          <table:table-cell office:value-type="float" office:value="0.998915525114155" calcext:value-type="float">
            <text:p>0,998915525114155</text:p>
          </table:table-cell>
          <table:table-cell office:value-type="float" office:value="0.987509758001561" calcext:value-type="float">
            <text:p>0,987509758001561</text:p>
          </table:table-cell>
          <table:table-cell office:value-type="float" office:value="0.997634069400631" calcext:value-type="float">
            <text:p>0,997634069400631</text:p>
          </table:table-cell>
          <table:table-cell office:value-type="float" office:value="0.992546096508435" calcext:value-type="float">
            <text:p>0,992546096508435</text:p>
          </table:table-cell>
          <table:table-cell office:value-type="string" calcext:value-type="string">
            <text:p>['329' '40' '291' '201' '293' '287' '289' '295' '285' '28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7, 145, 159, 161, 185, 197, 201, 219, 231, 237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3, 161, 201, 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, 109, 251, 205, 147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3.15087" calcext:value-type="float">
            <text:p>213,15087</text:p>
          </table:table-cell>
          <table:table-cell office:value-type="float" office:value="2897.5" calcext:value-type="float">
            <text:p>2897,5</text:p>
          </table:table-cell>
          <table:table-cell office:value-type="float" office:value="155" calcext:value-type="float">
            <text:p>155</text:p>
          </table:table-cell>
          <table:table-cell office:value-type="float" office:value="32.7845" calcext:value-type="float">
            <text:p>32,7845</text:p>
          </table:table-cell>
          <table:table-cell office:value-type="float" office:value="1102.5" calcext:value-type="float">
            <text:p>1102,5</text:p>
          </table:table-cell>
          <table:table-cell office:value-type="string" calcext:value-type="string">
            <text:p>Leak1 overlaps Leak0</text:p>
          </table:table-cell>
          <table:table-cell office:value-type="float" office:value="17.7874182175747" calcext:value-type="float">
            <text:p>17,7874182175747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4.99" calcext:value-type="float">
            <text:p>104,99</text:p>
          </table:table-cell>
          <table:table-cell office:value-type="float" office:value="95.26" calcext:value-type="float">
            <text:p>95,2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45, 149, 159, 161, 185, 217, 219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207, 167, 13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.19925" calcext:value-type="float">
            <text:p>0,19925</text:p>
          </table:table-cell>
          <table:table-cell office:value-type="float" office:value="5544.5" calcext:value-type="float">
            <text:p>5544,5</text:p>
          </table:table-cell>
          <table:table-cell office:value-type="float" office:value="231" calcext:value-type="float">
            <text:p>231</text:p>
          </table:table-cell>
          <table:table-cell office:value-type="float" office:value="10.56299" calcext:value-type="float">
            <text:p>10,5629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Leak0 happens first</text:p>
          </table:table-cell>
          <table:table-cell office:value-type="float" office:value="10.8650582427868" calcext:value-type="float">
            <text:p>10,8650582427868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45" calcext:value-type="float">
            <text:p>104,45</text:p>
          </table:table-cell>
          <table:table-cell office:value-type="float" office:value="95.78" calcext:value-type="float">
            <text:p>95,7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9, 153, 159, 185, 197, 217, 225, 231, 237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139, 147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2" calcext:value-type="float">
            <text:p>0,02</text:p>
          </table:table-cell>
          <table:table-cell office:value-type="float" office:value="60" calcext:value-type="float">
            <text:p>60</text:p>
          </table:table-cell>
          <table:table-cell office:value-type="float" office:value="57.59089" calcext:value-type="float">
            <text:p>57,59089</text:p>
          </table:table-cell>
          <table:table-cell office:value-type="float" office:value="6637.5" calcext:value-type="float">
            <text:p>6637,5</text:p>
          </table:table-cell>
          <table:table-cell office:value-type="float" office:value="201" calcext:value-type="float">
            <text:p>201</text:p>
          </table:table-cell>
          <table:table-cell office:value-type="float" office:value="28.31035" calcext:value-type="float">
            <text:p>28,31035</text:p>
          </table:table-cell>
          <table:table-cell office:value-type="float" office:value="1488.5" calcext:value-type="float">
            <text:p>1488,5</text:p>
          </table:table-cell>
          <table:table-cell office:value-type="string" calcext:value-type="string">
            <text:p>Leak1 overlaps Leak0</text:p>
          </table:table-cell>
          <table:table-cell office:value-type="float" office:value="1.83418448677918" calcext:value-type="float">
            <text:p>1,8341844867791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19" calcext:value-type="float">
            <text:p>107,19</text:p>
          </table:table-cell>
          <table:table-cell office:value-type="float" office:value="93.34" calcext:value-type="float">
            <text:p>93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9, 159, 185, 197, 217, 225, 231, 237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5, 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9, 217, 237, 153, 127</text:p>
          </table:table-cell>
          <table:table-cell office:value-type="float" office:value="0.04" calcext:value-type="float">
            <text:p>0,04</text:p>
          </table:table-cell>
          <table:table-cell office:value-type="float" office:value="311" calcext:value-type="float">
            <text:p>311</text:p>
          </table:table-cell>
          <table:table-cell office:value-type="float" office:value="0.63626" calcext:value-type="float">
            <text:p>0,63626</text:p>
          </table:table-cell>
          <table:table-cell office:value-type="float" office:value="513" calcext:value-type="float">
            <text:p>513</text:p>
          </table:table-cell>
          <table:table-cell office:value-type="float" office:value="135" calcext:value-type="float">
            <text:p>135</text:p>
          </table:table-cell>
          <table:table-cell office:value-type="float" office:value="0.38927" calcext:value-type="float">
            <text:p>0,38927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eak1 happens first</text:p>
          </table:table-cell>
          <table:table-cell office:value-type="float" office:value="3.60845457329121" calcext:value-type="float">
            <text:p>3,6084545732912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6.94" calcext:value-type="float">
            <text:p>106,94</text:p>
          </table:table-cell>
          <table:table-cell office:value-type="float" office:value="93.56" calcext:value-type="float">
            <text:p>93,5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85, 201, 217, 225, 231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115</text:p>
          </table:table-cell>
          <table:table-cell office:value-type="float" office:value="-0.01" calcext:value-type="float">
            <text:p>-0,01</text:p>
          </table:table-cell>
          <table:table-cell office:value-type="float" office:value="153" calcext:value-type="float">
            <text:p>153</text:p>
          </table:table-cell>
          <table:table-cell office:value-type="float" office:value="0.56857" calcext:value-type="float">
            <text:p>0,56857</text:p>
          </table:table-cell>
          <table:table-cell office:value-type="float" office:value="3457" calcext:value-type="float">
            <text:p>34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01604874594559" calcext:value-type="float">
            <text:p>5,0160487459455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5" calcext:value-type="float">
            <text:p>109,5</text:p>
          </table:table-cell>
          <table:table-cell office:value-type="float" office:value="91.4" calcext:value-type="float">
            <text:p>91,4</text:p>
          </table:table-cell>
          <table:table-cell office:value-type="float" office:value="0.606392694063927" calcext:value-type="float">
            <text:p>0,606392694063927</text:p>
          </table:table-cell>
          <table:table-cell office:value-type="float" office:value="1" calcext:value-type="float">
            <text:p>1</text:p>
          </table:table-cell>
          <table:table-cell office:value-type="float" office:value="0.00274765003615329" calcext:value-type="float">
            <text:p>0,00274765003615329</text:p>
          </table:table-cell>
          <table:table-cell office:value-type="float" office:value="0.00548024228439573" calcext:value-type="float">
            <text:p>0,00548024228439573</text:p>
          </table:table-cell>
          <table:table-cell office:value-type="string" calcext:value-type="string">
            <text:p>['115' '111' '117' '112' '107' '113' '114' '225' '119' '30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45, 149, 153, 159, 201, 219, 231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7, 109, 125, 147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2" calcext:value-type="float">
            <text:p>0,02</text:p>
          </table:table-cell>
          <table:table-cell office:value-type="float" office:value="191" calcext:value-type="float">
            <text:p>191</text:p>
          </table:table-cell>
          <table:table-cell office:value-type="float" office:value="4.74156" calcext:value-type="float">
            <text:p>4,74156</text:p>
          </table:table-cell>
          <table:table-cell office:value-type="float" office:value="2055.5" calcext:value-type="float">
            <text:p>2055,5</text:p>
          </table:table-cell>
          <table:table-cell office:value-type="float" office:value="169" calcext:value-type="float">
            <text:p>169</text:p>
          </table:table-cell>
          <table:table-cell office:value-type="float" office:value="1.58271" calcext:value-type="float">
            <text:p>1,58271</text:p>
          </table:table-cell>
          <table:table-cell office:value-type="float" office:value="3324.5" calcext:value-type="float">
            <text:p>3324,5</text:p>
          </table:table-cell>
          <table:table-cell office:value-type="string" calcext:value-type="string">
            <text:p>Leak1 happens first</text:p>
          </table:table-cell>
          <table:table-cell office:value-type="float" office:value="37.3466699986098" calcext:value-type="float">
            <text:p>37,3466699986098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9, 153, 171, 217, 219, 225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1, 103, 157, 207, 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5, 166, 201, 217</text:p>
          </table:table-cell>
          <table:table-cell office:value-type="float" office:value="-0.04" calcext:value-type="float">
            <text:p>-0,04</text:p>
          </table:table-cell>
          <table:table-cell office:value-type="float" office:value="238" calcext:value-type="float">
            <text:p>238</text:p>
          </table:table-cell>
          <table:table-cell office:value-type="float" office:value="2.10256" calcext:value-type="float">
            <text:p>2,10256</text:p>
          </table:table-cell>
          <table:table-cell office:value-type="float" office:value="1467.5" calcext:value-type="float">
            <text:p>146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.4488618375264" calcext:value-type="float">
            <text:p>32,448861837526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19" calcext:value-type="float">
            <text:p>106,19</text:p>
          </table:table-cell>
          <table:table-cell office:value-type="float" office:value="94.18" calcext:value-type="float">
            <text:p>94,1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59, 185, 201, 217, 231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1, 105, 225, 201, 149</text:p>
          </table:table-cell>
          <table:table-cell office:value-type="float" office:value="0.04" calcext:value-type="float">
            <text:p>0,04</text:p>
          </table:table-cell>
          <table:table-cell office:value-type="float" office:value="213" calcext:value-type="float">
            <text:p>213</text:p>
          </table:table-cell>
          <table:table-cell office:value-type="float" office:value="41.60356" calcext:value-type="float">
            <text:p>41,60356</text:p>
          </table:table-cell>
          <table:table-cell office:value-type="float" office:value="1324.5" calcext:value-type="float">
            <text:p>1324,5</text:p>
          </table:table-cell>
          <table:table-cell office:value-type="float" office:value="181" calcext:value-type="float">
            <text:p>181</text:p>
          </table:table-cell>
          <table:table-cell office:value-type="float" office:value="33.47246" calcext:value-type="float">
            <text:p>33,4724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Leak1 overlaps Leak0</text:p>
          </table:table-cell>
          <table:table-cell office:value-type="float" office:value="3.92021631685081" calcext:value-type="float">
            <text:p>3,9202163168508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27, 131, 145, 149, 159, 161, 185, 217, 219, 255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2" calcext:value-type="float">
            <text:p>0,02</text:p>
          </table:table-cell>
          <table:table-cell office:value-type="float" office:value="105" calcext:value-type="float">
            <text:p>105</text:p>
          </table:table-cell>
          <table:table-cell office:value-type="float" office:value="11.45185" calcext:value-type="float">
            <text:p>11,45185</text:p>
          </table:table-cell>
          <table:table-cell office:value-type="float" office:value="1420" calcext:value-type="float">
            <text:p>14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79063126703318" calcext:value-type="float">
            <text:p>2,79063126703318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office:value-type="float" office:value="0.999372146118722" calcext:value-type="float">
            <text:p>0,999372146118722</text:p>
          </table:table-cell>
          <table:table-cell office:value-type="float" office:value="0.997189037245257" calcext:value-type="float">
            <text:p>0,997189037245257</text:p>
          </table:table-cell>
          <table:table-cell office:value-type="float" office:value="0.998944033790919" calcext:value-type="float">
            <text:p>0,998944033790919</text:p>
          </table:table-cell>
          <table:table-cell office:value-type="float" office:value="0.998065764023211" calcext:value-type="float">
            <text:p>0,998065764023211</text:p>
          </table:table-cell>
          <table:table-cell office:value-type="string" calcext:value-type="string">
            <text:p>['111' '107' '115' '105' '117' '109' '103' '112' '113' '114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27, 131, 145, 153, 159, 185, 201, 219, 225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27, 201</text:p>
          </table:table-cell>
          <table:table-cell office:value-type="float" office:value="-0.01" calcext:value-type="float">
            <text:p>-0,01</text:p>
          </table:table-cell>
          <table:table-cell office:value-type="float" office:value="105" calcext:value-type="float">
            <text:p>105</text:p>
          </table:table-cell>
          <table:table-cell office:value-type="float" office:value="0.8983" calcext:value-type="float">
            <text:p>0,8983</text:p>
          </table:table-cell>
          <table:table-cell office:value-type="float" office:value="3940" calcext:value-type="float">
            <text:p>39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.1777716663139" calcext:value-type="float">
            <text:p>31,1777716663139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8.38" calcext:value-type="float">
            <text:p>108,38</text:p>
          </table:table-cell>
          <table:table-cell office:value-type="float" office:value="92.36" calcext:value-type="float">
            <text:p>92,3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5, 149, 153, 161, 167, 185, 217, 219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5, 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99, 231</text:p>
          </table:table-cell>
          <table:table-cell office:value-type="float" office:value="-0.02" calcext:value-type="float">
            <text:p>-0,02</text:p>
          </table:table-cell>
          <table:table-cell office:value-type="float" office:value="305" calcext:value-type="float">
            <text:p>305</text:p>
          </table:table-cell>
          <table:table-cell office:value-type="float" office:value="2.10944" calcext:value-type="float">
            <text:p>2,10944</text:p>
          </table:table-cell>
          <table:table-cell office:value-type="float" office:value="1945.5" calcext:value-type="float">
            <text:p>194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71816761212484" calcext:value-type="float">
            <text:p>4,7181676121248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56" calcext:value-type="float">
            <text:p>106,56</text:p>
          </table:table-cell>
          <table:table-cell office:value-type="float" office:value="93.87" calcext:value-type="float">
            <text:p>93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53, 171, 185, 201, 219, 225, 237, 251, 255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253</text:p>
          </table:table-cell>
          <table:table-cell office:value-type="float" office:value="0.05" calcext:value-type="float">
            <text:p>0,05</text:p>
          </table:table-cell>
          <table:table-cell office:value-type="float" office:value="245" calcext:value-type="float">
            <text:p>245</text:p>
          </table:table-cell>
          <table:table-cell office:value-type="float" office:value="6.07575" calcext:value-type="float">
            <text:p>6,07575</text:p>
          </table:table-cell>
          <table:table-cell office:value-type="float" office:value="1087.5" calcext:value-type="float">
            <text:p>1087,5</text:p>
          </table:table-cell>
          <table:table-cell office:value-type="float" office:value="238" calcext:value-type="float">
            <text:p>238</text:p>
          </table:table-cell>
          <table:table-cell office:value-type="float" office:value="41.35409" calcext:value-type="float">
            <text:p>41,35409</text:p>
          </table:table-cell>
          <table:table-cell office:value-type="float" office:value="908.5" calcext:value-type="float">
            <text:p>908,5</text:p>
          </table:table-cell>
          <table:table-cell office:value-type="string" calcext:value-type="string">
            <text:p>Leak1 happens first</text:p>
          </table:table-cell>
          <table:table-cell office:value-type="float" office:value="2.80077507013493" calcext:value-type="float">
            <text:p>2,80077507013493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91" calcext:value-type="float">
            <text:p>104,91</text:p>
          </table:table-cell>
          <table:table-cell office:value-type="float" office:value="95.32" calcext:value-type="float">
            <text:p>95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9, 153, 171, 185, 217, 219, 23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3, 119, 166, 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, 15, 123, 13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7.25583" calcext:value-type="float">
            <text:p>7,25583</text:p>
          </table:table-cell>
          <table:table-cell office:value-type="float" office:value="2115.5" calcext:value-type="float">
            <text:p>211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.6167267831217" calcext:value-type="float">
            <text:p>38,6167267831217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office:value-type="float" office:value="0.998401826484018" calcext:value-type="float">
            <text:p>0,998401826484018</text:p>
          </table:table-cell>
          <table:table-cell office:value-type="float" office:value="0.999762244412744" calcext:value-type="float">
            <text:p>0,999762244412744</text:p>
          </table:table-cell>
          <table:table-cell office:value-type="float" office:value="0.993620037807183" calcext:value-type="float">
            <text:p>0,993620037807183</text:p>
          </table:table-cell>
          <table:table-cell office:value-type="float" office:value="0.996681678122778" calcext:value-type="float">
            <text:p>0,996681678122778</text:p>
          </table:table-cell>
          <table:table-cell office:value-type="string" calcext:value-type="string">
            <text:p>['231' '233' '229' '323' '235' '189' '187' '185' '317' '183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5, 153, 159, 161, 197, 201, 217, 225, 231, 239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4.48736" calcext:value-type="float">
            <text:p>4,48736</text:p>
          </table:table-cell>
          <table:table-cell office:value-type="float" office:value="5445" calcext:value-type="float">
            <text:p>5445</text:p>
          </table:table-cell>
          <table:table-cell office:value-type="float" office:value="123" calcext:value-type="float">
            <text:p>123</text:p>
          </table:table-cell>
          <table:table-cell office:value-type="float" office:value="15.96185" calcext:value-type="float">
            <text:p>15,96185</text:p>
          </table:table-cell>
          <table:table-cell office:value-type="float" office:value="7148.5" calcext:value-type="float">
            <text:p>7148,5</text:p>
          </table:table-cell>
          <table:table-cell office:value-type="string" calcext:value-type="string">
            <text:p>Leak0 inside Leak1</text:p>
          </table:table-cell>
          <table:table-cell office:value-type="float" office:value="4.864" calcext:value-type="float">
            <text:p>4,864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4.93" calcext:value-type="float">
            <text:p>104,93</text:p>
          </table:table-cell>
          <table:table-cell office:value-type="float" office:value="95.32" calcext:value-type="float">
            <text:p>95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9, 153, 159, 167, 185, 201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1, 217, 201, 219, 1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-0.02" calcext:value-type="float">
            <text:p>-0,02</text:p>
          </table:table-cell>
          <table:table-cell office:value-type="float" office:value="116" calcext:value-type="float">
            <text:p>116</text:p>
          </table:table-cell>
          <table:table-cell office:value-type="float" office:value="39.1191" calcext:value-type="float">
            <text:p>39,1191</text:p>
          </table:table-cell>
          <table:table-cell office:value-type="float" office:value="94" calcext:value-type="float">
            <text:p>94</text:p>
          </table:table-cell>
          <table:table-cell office:value-type="float" office:value="239" calcext:value-type="float">
            <text:p>239</text:p>
          </table:table-cell>
          <table:table-cell office:value-type="float" office:value="1.7682" calcext:value-type="float">
            <text:p>1,7682</text:p>
          </table:table-cell>
          <table:table-cell office:value-type="float" office:value="1054.5" calcext:value-type="float">
            <text:p>1054,5</text:p>
          </table:table-cell>
          <table:table-cell office:value-type="string" calcext:value-type="string">
            <text:p>Leak1 happens first</text:p>
          </table:table-cell>
          <table:table-cell office:value-type="float" office:value="11.4340407185058" calcext:value-type="float">
            <text:p>11,434040718505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4.69" calcext:value-type="float">
            <text:p>104,69</text:p>
          </table:table-cell>
          <table:table-cell office:value-type="float" office:value="95.55" calcext:value-type="float">
            <text:p>95,5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5, 153, 159, 161, 171, 219, 231, 237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3, 107, 153, 166, 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229</text:p>
          </table:table-cell>
          <table:table-cell office:value-type="float" office:value="-0.01" calcext:value-type="float">
            <text:p>-0,01</text:p>
          </table:table-cell>
          <table:table-cell office:value-type="float" office:value="135" calcext:value-type="float">
            <text:p>135</text:p>
          </table:table-cell>
          <table:table-cell office:value-type="float" office:value="4.66815" calcext:value-type="float">
            <text:p>4,66815</text:p>
          </table:table-cell>
          <table:table-cell office:value-type="float" office:value="608.5" calcext:value-type="float">
            <text:p>60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8193674784549" calcext:value-type="float">
            <text:p>10,8193674784549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9.11" calcext:value-type="float">
            <text:p>109,11</text:p>
          </table:table-cell>
          <table:table-cell office:value-type="float" office:value="91.7" calcext:value-type="float">
            <text:p>91,7</text:p>
          </table:table-cell>
          <table:table-cell office:value-type="float" office:value="0.997317351598174" calcext:value-type="float">
            <text:p>0,997317351598174</text:p>
          </table:table-cell>
          <table:table-cell office:value-type="float" office:value="1" calcext:value-type="float">
            <text:p>1</text:p>
          </table:table-cell>
          <table:table-cell office:value-type="float" office:value="0.961412151067324" calcext:value-type="float">
            <text:p>0,961412151067324</text:p>
          </table:table-cell>
          <table:table-cell office:value-type="float" office:value="0.980326496442026" calcext:value-type="float">
            <text:p>0,980326496442026</text:p>
          </table:table-cell>
          <table:table-cell office:value-type="string" calcext:value-type="string">
            <text:p>['145' '137' '135' '131' '147' '151' '149' '153' '155' '13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49, 159, 161, 171, 185, 197, 201, 219, 225, 23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, 191, 193, 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, 205, 151, 166</text:p>
          </table:table-cell>
          <table:table-cell office:value-type="float" office:value="0.03" calcext:value-type="float">
            <text:p>0,03</text:p>
          </table:table-cell>
          <table:table-cell office:value-type="float" office:value="315" calcext:value-type="float">
            <text:p>315</text:p>
          </table:table-cell>
          <table:table-cell office:value-type="float" office:value="67.33653" calcext:value-type="float">
            <text:p>67,33653</text:p>
          </table:table-cell>
          <table:table-cell office:value-type="float" office:value="166.5" calcext:value-type="float">
            <text:p>16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146318654978" calcext:value-type="float">
            <text:p>23,146318654978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5.7" calcext:value-type="float">
            <text:p>105,7</text:p>
          </table:table-cell>
          <table:table-cell office:value-type="float" office:value="94.63" calcext:value-type="float">
            <text:p>94,63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3993993993994" calcext:value-type="float">
            <text:p>0,993993993993994</text:p>
          </table:table-cell>
          <table:table-cell office:value-type="float" office:value="0.991017964071856" calcext:value-type="float">
            <text:p>0,991017964071856</text:p>
          </table:table-cell>
          <table:table-cell office:value-type="float" office:value="0.992503748125937" calcext:value-type="float">
            <text:p>0,992503748125937</text:p>
          </table:table-cell>
          <table:table-cell office:value-type="string" calcext:value-type="string">
            <text:p>['199' '197' '195' '193' '315' '325' '229' '191' '189' '21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59, 201, 217, 225, 231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7, 113, 159, 225,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1, 219</text:p>
          </table:table-cell>
          <table:table-cell office:value-type="float" office:value="0.02" calcext:value-type="float">
            <text:p>0,02</text:p>
          </table:table-cell>
          <table:table-cell office:value-type="float" office:value="293" calcext:value-type="float">
            <text:p>293</text:p>
          </table:table-cell>
          <table:table-cell office:value-type="float" office:value="0.44341" calcext:value-type="float">
            <text:p>0,44341</text:p>
          </table:table-cell>
          <table:table-cell office:value-type="float" office:value="6257.5" calcext:value-type="float">
            <text:p>625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3411057561936" calcext:value-type="float">
            <text:p>23,341105756193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31, 145, 149, 161, 185, 201, 219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151, 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121</text:p>
          </table:table-cell>
          <table:table-cell office:value-type="float" office:value="-0.04" calcext:value-type="float">
            <text:p>-0,04</text:p>
          </table:table-cell>
          <table:table-cell office:value-type="float" office:value="163" calcext:value-type="float">
            <text:p>163</text:p>
          </table:table-cell>
          <table:table-cell office:value-type="float" office:value="5.02192" calcext:value-type="float">
            <text:p>5,02192</text:p>
          </table:table-cell>
          <table:table-cell office:value-type="float" office:value="268" calcext:value-type="float">
            <text:p>2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3295145980265" calcext:value-type="float">
            <text:p>20,3295145980265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49, 171, 185, 201, 217, 219, 225, 231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, 205, 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5, 131</text:p>
          </table:table-cell>
          <table:table-cell office:value-type="float" office:value="0.05" calcext:value-type="float">
            <text:p>0,05</text:p>
          </table:table-cell>
          <table:table-cell office:value-type="float" office:value="223" calcext:value-type="float">
            <text:p>223</text:p>
          </table:table-cell>
          <table:table-cell office:value-type="float" office:value="0.67613" calcext:value-type="float">
            <text:p>0,67613</text:p>
          </table:table-cell>
          <table:table-cell office:value-type="float" office:value="5046.5" calcext:value-type="float">
            <text:p>5046,5</text:p>
          </table:table-cell>
          <table:table-cell office:value-type="float" office:value="285" calcext:value-type="float">
            <text:p>285</text:p>
          </table:table-cell>
          <table:table-cell office:value-type="float" office:value="0.98194" calcext:value-type="float">
            <text:p>0,98194</text:p>
          </table:table-cell>
          <table:table-cell office:value-type="float" office:value="3314.5" calcext:value-type="float">
            <text:p>3314,5</text:p>
          </table:table-cell>
          <table:table-cell office:value-type="string" calcext:value-type="string">
            <text:p>Leak0 overlaps Leak1</text:p>
          </table:table-cell>
          <table:table-cell office:value-type="float" office:value="13.2087282231906" calcext:value-type="float">
            <text:p>13,208728223190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45, 153, 159, 161, 171, 185, 197, 219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7, 105, 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91, 103, 139, 197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364.90378" calcext:value-type="float">
            <text:p>364,90378</text:p>
          </table:table-cell>
          <table:table-cell office:value-type="float" office:value="1924.5" calcext:value-type="float">
            <text:p>192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.1175398691589" calcext:value-type="float">
            <text:p>30,1175398691589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9.28" calcext:value-type="float">
            <text:p>109,28</text:p>
          </table:table-cell>
          <table:table-cell office:value-type="float" office:value="91.54" calcext:value-type="float">
            <text:p>91,54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220779220779" calcext:value-type="float">
            <text:p>0,999220779220779</text:p>
          </table:table-cell>
          <table:table-cell office:value-type="float" office:value="0.99961023775497" calcext:value-type="float">
            <text:p>0,99961023775497</text:p>
          </table:table-cell>
          <table:table-cell office:value-type="string" calcext:value-type="string">
            <text:p>['293' '291' '287' '289' '295' '285' '281' '283' '50' '27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5, 149, 153, 159, 197, 201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07, 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3, 197, 237, 115</text:p>
          </table:table-cell>
          <table:table-cell office:value-type="float" office:value="0.02" calcext:value-type="float">
            <text:p>0,02</text:p>
          </table:table-cell>
          <table:table-cell office:value-type="float" office:value="311" calcext:value-type="float">
            <text:p>311</text:p>
          </table:table-cell>
          <table:table-cell office:value-type="float" office:value="56.56556" calcext:value-type="float">
            <text:p>56,56556</text:p>
          </table:table-cell>
          <table:table-cell office:value-type="float" office:value="3115" calcext:value-type="float">
            <text:p>3115</text:p>
          </table:table-cell>
          <table:table-cell office:value-type="float" office:value="116" calcext:value-type="float">
            <text:p>116</text:p>
          </table:table-cell>
          <table:table-cell office:value-type="float" office:value="66.2855" calcext:value-type="float">
            <text:p>66,285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eak1 happens first</text:p>
          </table:table-cell>
          <table:table-cell office:value-type="float" office:value="14.7319613043802" calcext:value-type="float">
            <text:p>14,731961304380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9, 197, 217, 219, 225, 231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, 203, 19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, 253, 229, 215</text:p>
          </table:table-cell>
          <table:table-cell office:value-type="float" office:value="0.05" calcext:value-type="float">
            <text:p>0,05</text:p>
          </table:table-cell>
          <table:table-cell office:value-type="float" office:value="233" calcext:value-type="float">
            <text:p>233</text:p>
          </table:table-cell>
          <table:table-cell office:value-type="float" office:value="111.26361" calcext:value-type="float">
            <text:p>111,26361</text:p>
          </table:table-cell>
          <table:table-cell office:value-type="float" office:value="1024.5" calcext:value-type="float">
            <text:p>102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15304546780968" calcext:value-type="float">
            <text:p>8,15304546780968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998915525114155" calcext:value-type="float">
            <text:p>0,998915525114155</text:p>
          </table:table-cell>
          <table:table-cell office:value-type="float" office:value="0.992244304411052" calcext:value-type="float">
            <text:p>0,992244304411052</text:p>
          </table:table-cell>
          <table:table-cell office:value-type="float" office:value="0.998536585365854" calcext:value-type="float">
            <text:p>0,998536585365854</text:p>
          </table:table-cell>
          <table:table-cell office:value-type="float" office:value="0.99538050085096" calcext:value-type="float">
            <text:p>0,99538050085096</text:p>
          </table:table-cell>
          <table:table-cell office:value-type="string" calcext:value-type="string">
            <text:p>['235' '323' '317' '233' '231' '319' '204' '229' '202' '23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9, 153, 197, 201, 217, 22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, 109, 147, 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, 185, 171, 157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.16322" calcext:value-type="float">
            <text:p>0,16322</text:p>
          </table:table-cell>
          <table:table-cell office:value-type="float" office:value="8.5" calcext:value-type="float">
            <text:p>8,5</text:p>
          </table:table-cell>
          <table:table-cell office:value-type="float" office:value="217" calcext:value-type="float">
            <text:p>217</text:p>
          </table:table-cell>
          <table:table-cell office:value-type="float" office:value="1.97468" calcext:value-type="float">
            <text:p>1,97468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Leak1 happens first</text:p>
          </table:table-cell>
          <table:table-cell office:value-type="float" office:value="31.7995100653849" calcext:value-type="float">
            <text:p>31,7995100653849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59, 171, 185, 201, 219, 225, 237, 251, 25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, 205, 193, 255, 225</text:p>
          </table:table-cell>
          <table:table-cell office:value-type="float" office:value="-0.02" calcext:value-type="float">
            <text:p>-0,02</text:p>
          </table:table-cell>
          <table:table-cell office:value-type="float" office:value="105" calcext:value-type="float">
            <text:p>105</text:p>
          </table:table-cell>
          <table:table-cell office:value-type="float" office:value="6.22569" calcext:value-type="float">
            <text:p>6,22569</text:p>
          </table:table-cell>
          <table:table-cell office:value-type="float" office:value="6719.5" calcext:value-type="float">
            <text:p>6719,5</text:p>
          </table:table-cell>
          <table:table-cell office:value-type="float" office:value="125" calcext:value-type="float">
            <text:p>125</text:p>
          </table:table-cell>
          <table:table-cell office:value-type="float" office:value="3.85787" calcext:value-type="float">
            <text:p>3,85787</text:p>
          </table:table-cell>
          <table:table-cell office:value-type="float" office:value="5508.5" calcext:value-type="float">
            <text:p>5508,5</text:p>
          </table:table-cell>
          <table:table-cell office:value-type="string" calcext:value-type="string">
            <text:p>Leak1 inside Leak0</text:p>
          </table:table-cell>
          <table:table-cell office:value-type="float" office:value="3.604" calcext:value-type="float">
            <text:p>3,60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87" calcext:value-type="float">
            <text:p>107,87</text:p>
          </table:table-cell>
          <table:table-cell office:value-type="float" office:value="92.75" calcext:value-type="float">
            <text:p>92,7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9, 161, 171, 185, 197, 219, 225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 119, 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, 237, 251, 243</text:p>
          </table:table-cell>
          <table:table-cell office:value-type="float" office:value="0.03" calcext:value-type="float">
            <text:p>0,03</text:p>
          </table:table-cell>
          <table:table-cell office:value-type="float" office:value="297" calcext:value-type="float">
            <text:p>297</text:p>
          </table:table-cell>
          <table:table-cell office:value-type="float" office:value="0.64751" calcext:value-type="float">
            <text:p>0,64751</text:p>
          </table:table-cell>
          <table:table-cell office:value-type="float" office:value="5054" calcext:value-type="float">
            <text:p>50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.9270648152459" calcext:value-type="float">
            <text:p>28,9270648152459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49, 171, 185, 197, 217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47, 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, 239, 141, 203, 145</text:p>
          </table:table-cell>
          <table:table-cell office:value-type="float" office:value="-0.03" calcext:value-type="float">
            <text:p>-0,03</text:p>
          </table:table-cell>
          <table:table-cell office:value-type="float" office:value="145" calcext:value-type="float">
            <text:p>145</text:p>
          </table:table-cell>
          <table:table-cell office:value-type="float" office:value="18.03434" calcext:value-type="float">
            <text:p>18,03434</text:p>
          </table:table-cell>
          <table:table-cell office:value-type="float" office:value="2937" calcext:value-type="float">
            <text:p>2937</text:p>
          </table:table-cell>
          <table:table-cell office:value-type="float" office:value="195" calcext:value-type="float">
            <text:p>195</text:p>
          </table:table-cell>
          <table:table-cell office:value-type="float" office:value="13.4961" calcext:value-type="float">
            <text:p>13,4961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eak1 happens first</text:p>
          </table:table-cell>
          <table:table-cell office:value-type="float" office:value="12.1019791760913" calcext:value-type="float">
            <text:p>12,1019791760913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5, 153, 197, 217, 219, 225, 237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147, 159, 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, 157, 22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8.26536" calcext:value-type="float">
            <text:p>8,26536</text:p>
          </table:table-cell>
          <table:table-cell office:value-type="float" office:value="1395.5" calcext:value-type="float">
            <text:p>1395,5</text:p>
          </table:table-cell>
          <table:table-cell office:value-type="float" office:value="243" calcext:value-type="float">
            <text:p>243</text:p>
          </table:table-cell>
          <table:table-cell office:value-type="float" office:value="2.27843" calcext:value-type="float">
            <text:p>2,27843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Leak0 overlaps Leak1</text:p>
          </table:table-cell>
          <table:table-cell office:value-type="float" office:value="13.2200999341295" calcext:value-type="float">
            <text:p>13,2200999341295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68" calcext:value-type="float">
            <text:p>108,68</text:p>
          </table:table-cell>
          <table:table-cell office:value-type="float" office:value="92.07" calcext:value-type="float">
            <text:p>92,0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53, 159, 185, 217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159, 153, 191, 147</text:p>
          </table:table-cell>
          <table:table-cell office:value-type="float" office:value="0.02" calcext:value-type="float">
            <text:p>0,02</text:p>
          </table:table-cell>
          <table:table-cell office:value-type="float" office:value="277" calcext:value-type="float">
            <text:p>277</text:p>
          </table:table-cell>
          <table:table-cell office:value-type="float" office:value="0.17906" calcext:value-type="float">
            <text:p>0,17906</text:p>
          </table:table-cell>
          <table:table-cell office:value-type="float" office:value="996.5" calcext:value-type="float">
            <text:p>99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7667672283117" calcext:value-type="float">
            <text:p>1,7667672283117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office:value-type="float" office:value="0.886244292237443" calcext:value-type="float">
            <text:p>0,886244292237443</text:p>
          </table:table-cell>
          <table:table-cell office:value-type="float" office:value="1" calcext:value-type="float">
            <text:p>1</text:p>
          </table:table-cell>
          <table:table-cell office:value-type="float" office:value="0.000501504513540622" calcext:value-type="float">
            <text:p>0,000501504513540622</text:p>
          </table:table-cell>
          <table:table-cell office:value-type="float" office:value="0.00100250626566416" calcext:value-type="float">
            <text:p>0,00100250626566416</text:p>
          </table:table-cell>
          <table:table-cell office:value-type="string" calcext:value-type="string">
            <text:p>['240' '238' '241' '237' '239' '204' '319' '202' '243' '20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71, 197, 219, 225, 237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7, 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247, 171</text:p>
          </table:table-cell>
          <table:table-cell office:value-type="float" office:value="-0.03" calcext:value-type="float">
            <text:p>-0,03</text:p>
          </table:table-cell>
          <table:table-cell office:value-type="float" office:value="50" calcext:value-type="float">
            <text:p>50</text:p>
          </table:table-cell>
          <table:table-cell office:value-type="float" office:value="815.29409" calcext:value-type="float">
            <text:p>815,29409</text:p>
          </table:table-cell>
          <table:table-cell office:value-type="float" office:value="3813" calcext:value-type="float">
            <text:p>3813</text:p>
          </table:table-cell>
          <table:table-cell office:value-type="float" office:value="163" calcext:value-type="float">
            <text:p>163</text:p>
          </table:table-cell>
          <table:table-cell office:value-type="float" office:value="0.16993" calcext:value-type="float">
            <text:p>0,16993</text:p>
          </table:table-cell>
          <table:table-cell office:value-type="float" office:value="82.5" calcext:value-type="float">
            <text:p>82,5</text:p>
          </table:table-cell>
          <table:table-cell office:value-type="string" calcext:value-type="string">
            <text:p>Leak1 inside Leak0</text:p>
          </table:table-cell>
          <table:table-cell office:value-type="float" office:value="20.8874133571119" calcext:value-type="float">
            <text:p>20,8874133571119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49, 159, 161, 185, 201, 231, 237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203, 205, 207, 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, 255, 166</text:p>
          </table:table-cell>
          <table:table-cell office:value-type="float" office:value="0.02" calcext:value-type="float">
            <text:p>0,02</text:p>
          </table:table-cell>
          <table:table-cell office:value-type="float" office:value="285" calcext:value-type="float">
            <text:p>285</text:p>
          </table:table-cell>
          <table:table-cell office:value-type="float" office:value="50.93388" calcext:value-type="float">
            <text:p>50,93388</text:p>
          </table:table-cell>
          <table:table-cell office:value-type="float" office:value="1250" calcext:value-type="float">
            <text:p>1250</text:p>
          </table:table-cell>
          <table:table-cell office:value-type="float" office:value="177" calcext:value-type="float">
            <text:p>177</text:p>
          </table:table-cell>
          <table:table-cell office:value-type="float" office:value="319.04636" calcext:value-type="float">
            <text:p>319,04636</text:p>
          </table:table-cell>
          <table:table-cell office:value-type="float" office:value="4810.5" calcext:value-type="float">
            <text:p>4810,5</text:p>
          </table:table-cell>
          <table:table-cell office:value-type="string" calcext:value-type="string">
            <text:p>Leak0 overlaps Leak1</text:p>
          </table:table-cell>
          <table:table-cell office:value-type="float" office:value="24.9290255678917" calcext:value-type="float">
            <text:p>24,9290255678917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10.11" calcext:value-type="float">
            <text:p>110,11</text:p>
          </table:table-cell>
          <table:table-cell office:value-type="float" office:value="90.88" calcext:value-type="float">
            <text:p>90,8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9, 171, 185, 217, 219, 225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103, 167, 213, 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, 35, 207, 121, 143</text:p>
          </table:table-cell>
          <table:table-cell office:value-type="float" office:value="-0.03" calcext:value-type="float">
            <text:p>-0,03</text:p>
          </table:table-cell>
          <table:table-cell office:value-type="float" office:value="186" calcext:value-type="float">
            <text:p>186</text:p>
          </table:table-cell>
          <table:table-cell office:value-type="float" office:value="0.08232" calcext:value-type="float">
            <text:p>0,08232</text:p>
          </table:table-cell>
          <table:table-cell office:value-type="float" office:value="876" calcext:value-type="float">
            <text:p>8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.631219033288" calcext:value-type="float">
            <text:p>48,631219033288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7, 131, 145, 149, 185, 197, 21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209, 103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, 199, 149</text:p>
          </table:table-cell>
          <table:table-cell office:value-type="float" office:value="0.01" calcext:value-type="float">
            <text:p>0,01</text:p>
          </table:table-cell>
          <table:table-cell office:value-type="float" office:value="131" calcext:value-type="float">
            <text:p>131</text:p>
          </table:table-cell>
          <table:table-cell office:value-type="float" office:value="10.00615" calcext:value-type="float">
            <text:p>10,00615</text:p>
          </table:table-cell>
          <table:table-cell office:value-type="float" office:value="2750" calcext:value-type="float">
            <text:p>2750</text:p>
          </table:table-cell>
          <table:table-cell office:value-type="float" office:value="111" calcext:value-type="float">
            <text:p>111</text:p>
          </table:table-cell>
          <table:table-cell office:value-type="float" office:value="40.29398" calcext:value-type="float">
            <text:p>40,29398</text:p>
          </table:table-cell>
          <table:table-cell office:value-type="float" office:value="1594.5" calcext:value-type="float">
            <text:p>1594,5</text:p>
          </table:table-cell>
          <table:table-cell office:value-type="string" calcext:value-type="string">
            <text:p>Leak0 happens first</text:p>
          </table:table-cell>
          <table:table-cell office:value-type="float" office:value="18.8754103862667" calcext:value-type="float">
            <text:p>18,8754103862667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45, 153, 185, 201, 225, 231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-0.03" calcext:value-type="float">
            <text:p>-0,03</text:p>
          </table:table-cell>
          <table:table-cell office:value-type="float" office:value="163" calcext:value-type="float">
            <text:p>163</text:p>
          </table:table-cell>
          <table:table-cell office:value-type="float" office:value="3.08716" calcext:value-type="float">
            <text:p>3,08716</text:p>
          </table:table-cell>
          <table:table-cell office:value-type="float" office:value="2103.5" calcext:value-type="float">
            <text:p>2103,5</text:p>
          </table:table-cell>
          <table:table-cell office:value-type="float" office:value="209" calcext:value-type="float">
            <text:p>209</text:p>
          </table:table-cell>
          <table:table-cell office:value-type="float" office:value="0.13017" calcext:value-type="float">
            <text:p>0,13017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Leak1 inside Leak0</text:p>
          </table:table-cell>
          <table:table-cell office:value-type="float" office:value="28.9306495477997" calcext:value-type="float">
            <text:p>28,9306495477997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31, 145, 149, 153, 159, 197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9,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7, 119, 191, 231, 145</text:p>
          </table:table-cell>
          <table:table-cell office:value-type="float" office:value="0.03" calcext:value-type="float">
            <text:p>0,03</text:p>
          </table:table-cell>
          <table:table-cell office:value-type="float" office:value="287" calcext:value-type="float">
            <text:p>287</text:p>
          </table:table-cell>
          <table:table-cell office:value-type="float" office:value="1.03621" calcext:value-type="float">
            <text:p>1,03621</text:p>
          </table:table-cell>
          <table:table-cell office:value-type="float" office:value="2055.5" calcext:value-type="float">
            <text:p>205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62068937659406" calcext:value-type="float">
            <text:p>5,6206893765940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7, 131, 145, 159, 167, 171, 185, 217, 225, 231, 23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 141, 153, 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, 213, 185, 171</text:p>
          </table:table-cell>
          <table:table-cell office:value-type="float" office:value="-0.02" calcext:value-type="float">
            <text:p>-0,02</text:p>
          </table:table-cell>
          <table:table-cell office:value-type="float" office:value="181" calcext:value-type="float">
            <text:p>181</text:p>
          </table:table-cell>
          <table:table-cell office:value-type="float" office:value="2.7719" calcext:value-type="float">
            <text:p>2,7719</text:p>
          </table:table-cell>
          <table:table-cell office:value-type="float" office:value="1891" calcext:value-type="float">
            <text:p>1891</text:p>
          </table:table-cell>
          <table:table-cell office:value-type="float" office:value="323" calcext:value-type="float">
            <text:p>323</text:p>
          </table:table-cell>
          <table:table-cell office:value-type="float" office:value="16.7847" calcext:value-type="float">
            <text:p>16,7847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Leak0 inside Leak1</text:p>
          </table:table-cell>
          <table:table-cell office:value-type="float" office:value="16.1677727266965" calcext:value-type="float">
            <text:p>16,1677727266965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56" calcext:value-type="float">
            <text:p>106,56</text:p>
          </table:table-cell>
          <table:table-cell office:value-type="float" office:value="93.87" calcext:value-type="float">
            <text:p>93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85, 201, 219, 225, 239, 25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5, 127</text:p>
          </table:table-cell>
          <table:table-cell office:value-type="float" office:value="0.03" calcext:value-type="float">
            <text:p>0,03</text:p>
          </table:table-cell>
          <table:table-cell office:value-type="float" office:value="181" calcext:value-type="float">
            <text:p>181</text:p>
          </table:table-cell>
          <table:table-cell office:value-type="float" office:value="44.89603" calcext:value-type="float">
            <text:p>44,89603</text:p>
          </table:table-cell>
          <table:table-cell office:value-type="float" office:value="1401" calcext:value-type="float">
            <text:p>1401</text:p>
          </table:table-cell>
          <table:table-cell office:value-type="float" office:value="245" calcext:value-type="float">
            <text:p>245</text:p>
          </table:table-cell>
          <table:table-cell office:value-type="float" office:value="1.15713" calcext:value-type="float">
            <text:p>1,15713</text:p>
          </table:table-cell>
          <table:table-cell office:value-type="float" office:value="382.5" calcext:value-type="float">
            <text:p>382,5</text:p>
          </table:table-cell>
          <table:table-cell office:value-type="string" calcext:value-type="string">
            <text:p>Leak0 happens first</text:p>
          </table:table-cell>
          <table:table-cell office:value-type="float" office:value="4.60169896294121" calcext:value-type="float">
            <text:p>4,6016989629412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49, 161, 217, 219, 225, 237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217, 231, 109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13, 35, 143, 211</text:p>
          </table:table-cell>
          <table:table-cell office:value-type="float" office:value="-0.03" calcext:value-type="float">
            <text:p>-0,03</text:p>
          </table:table-cell>
          <table:table-cell office:value-type="float" office:value="135" calcext:value-type="float">
            <text:p>135</text:p>
          </table:table-cell>
          <table:table-cell office:value-type="float" office:value="10.25919" calcext:value-type="float">
            <text:p>10,25919</text:p>
          </table:table-cell>
          <table:table-cell office:value-type="float" office:value="536.5" calcext:value-type="float">
            <text:p>53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.9004940709444" calcext:value-type="float">
            <text:p>36,900494070944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office:value-type="float" office:value="0.975856164383562" calcext:value-type="float">
            <text:p>0,975856164383562</text:p>
          </table:table-cell>
          <table:table-cell office:value-type="float" office:value="1" calcext:value-type="float">
            <text:p>1</text:p>
          </table:table-cell>
          <table:table-cell office:value-type="float" office:value="0.606145251396648" calcext:value-type="float">
            <text:p>0,606145251396648</text:p>
          </table:table-cell>
          <table:table-cell office:value-type="float" office:value="0.754782608695652" calcext:value-type="float">
            <text:p>0,754782608695652</text:p>
          </table:table-cell>
          <table:table-cell office:value-type="string" calcext:value-type="string">
            <text:p>['145' '131' '147' '223' '116' '217' '219' '151' '149' '121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9, 159, 161, 197, 217, 219, 231, 251, 255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, 247, 107, 22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3.99219" calcext:value-type="float">
            <text:p>23,99219</text:p>
          </table:table-cell>
          <table:table-cell office:value-type="float" office:value="1714" calcext:value-type="float">
            <text:p>1714</text:p>
          </table:table-cell>
          <table:table-cell office:value-type="float" office:value="193" calcext:value-type="float">
            <text:p>193</text:p>
          </table:table-cell>
          <table:table-cell office:value-type="float" office:value="50.03658" calcext:value-type="float">
            <text:p>50,03658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Leak1 happens first</text:p>
          </table:table-cell>
          <table:table-cell office:value-type="float" office:value="0.528591314767293" calcext:value-type="float">
            <text:p>0,52859131476729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25, 127, 131, 153, 159, 167, 171, 197, 213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9, 177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0.02" calcext:value-type="float">
            <text:p>0,02</text:p>
          </table:table-cell>
          <table:table-cell office:value-type="float" office:value="273" calcext:value-type="float">
            <text:p>273</text:p>
          </table:table-cell>
          <table:table-cell office:value-type="float" office:value="14.23899" calcext:value-type="float">
            <text:p>14,23899</text:p>
          </table:table-cell>
          <table:table-cell office:value-type="float" office:value="6285" calcext:value-type="float">
            <text:p>6285</text:p>
          </table:table-cell>
          <table:table-cell office:value-type="float" office:value="105" calcext:value-type="float">
            <text:p>105</text:p>
          </table:table-cell>
          <table:table-cell office:value-type="float" office:value="42.18906" calcext:value-type="float">
            <text:p>42,18906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Leak1 inside Leak0</text:p>
          </table:table-cell>
          <table:table-cell office:value-type="float" office:value="26.6372288786943" calcext:value-type="float">
            <text:p>26,637228878694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49, 153, 171, 185, 201, 217, 225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5, 189, 229, 253, 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2.57688" calcext:value-type="float">
            <text:p>22,57688</text:p>
          </table:table-cell>
          <table:table-cell office:value-type="float" office:value="1211.5" calcext:value-type="float">
            <text:p>121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.8722656731217" calcext:value-type="float">
            <text:p>41,8722656731217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1" calcext:value-type="float">
            <text:p>1</text:p>
          </table:table-cell>
          <table:table-cell office:value-type="float" office:value="0.997112211221122" calcext:value-type="float">
            <text:p>0,997112211221122</text:p>
          </table:table-cell>
          <table:table-cell office:value-type="float" office:value="0.998554017764925" calcext:value-type="float">
            <text:p>0,998554017764925</text:p>
          </table:table-cell>
          <table:table-cell office:value-type="string" calcext:value-type="string">
            <text:p>['204' '317' '235' '319' '323' '202' '233' '231' '203' '23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59, 171, 185, 201, 217, 219, 225, 237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7, 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, 166, 117, 209</text:p>
          </table:table-cell>
          <table:table-cell office:value-type="float" office:value="0.02" calcext:value-type="float">
            <text:p>0,02</text:p>
          </table:table-cell>
          <table:table-cell office:value-type="float" office:value="277" calcext:value-type="float">
            <text:p>277</text:p>
          </table:table-cell>
          <table:table-cell office:value-type="float" office:value="1.14561" calcext:value-type="float">
            <text:p>1,14561</text:p>
          </table:table-cell>
          <table:table-cell office:value-type="float" office:value="331.5" calcext:value-type="float">
            <text:p>331,5</text:p>
          </table:table-cell>
          <table:table-cell office:value-type="float" office:value="241" calcext:value-type="float">
            <text:p>241</text:p>
          </table:table-cell>
          <table:table-cell office:value-type="float" office:value="0.63846" calcext:value-type="float">
            <text:p>0,638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eak0 happens first</text:p>
          </table:table-cell>
          <table:table-cell office:value-type="float" office:value="3.36574608765656" calcext:value-type="float">
            <text:p>3,36574608765656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76" calcext:value-type="float">
            <text:p>110,76</text:p>
          </table:table-cell>
          <table:table-cell office:value-type="float" office:value="90.37" calcext:value-type="float">
            <text:p>90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49, 159, 161, 185, 217, 219, 231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1, 166, 213, 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203</text:p>
          </table:table-cell>
          <table:table-cell office:value-type="float" office:value="-0.03" calcext:value-type="float">
            <text:p>-0,03</text:p>
          </table:table-cell>
          <table:table-cell office:value-type="float" office:value="269" calcext:value-type="float">
            <text:p>269</text:p>
          </table:table-cell>
          <table:table-cell office:value-type="float" office:value="50.43562" calcext:value-type="float">
            <text:p>50,43562</text:p>
          </table:table-cell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18.46004" calcext:value-type="float">
            <text:p>18,46004</text:p>
          </table:table-cell>
          <table:table-cell office:value-type="float" office:value="3840.5" calcext:value-type="float">
            <text:p>3840,5</text:p>
          </table:table-cell>
          <table:table-cell office:value-type="string" calcext:value-type="string">
            <text:p>Leak1 happens first</text:p>
          </table:table-cell>
          <table:table-cell office:value-type="float" office:value="17.0036113987309" calcext:value-type="float">
            <text:p>17,003611398730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6.94" calcext:value-type="float">
            <text:p>106,94</text:p>
          </table:table-cell>
          <table:table-cell office:value-type="float" office:value="93.56" calcext:value-type="float">
            <text:p>93,5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53, 159, 185, 217, 219, 225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145, 201, 153, 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, 139, 159, 125, 103</text:p>
          </table:table-cell>
          <table:table-cell office:value-type="float" office:value="0.03" calcext:value-type="float">
            <text:p>0,03</text:p>
          </table:table-cell>
          <table:table-cell office:value-type="float" office:value="239" calcext:value-type="float">
            <text:p>239</text:p>
          </table:table-cell>
          <table:table-cell office:value-type="float" office:value="0.17538" calcext:value-type="float">
            <text:p>0,17538</text:p>
          </table:table-cell>
          <table:table-cell office:value-type="float" office:value="1353.5" calcext:value-type="float">
            <text:p>1353,5</text:p>
          </table:table-cell>
          <table:table-cell office:value-type="float" office:value="125" calcext:value-type="float">
            <text:p>125</text:p>
          </table:table-cell>
          <table:table-cell office:value-type="float" office:value="401.60099" calcext:value-type="float">
            <text:p>401,60099</text:p>
          </table:table-cell>
          <table:table-cell office:value-type="float" office:value="603.5" calcext:value-type="float">
            <text:p>603,5</text:p>
          </table:table-cell>
          <table:table-cell office:value-type="string" calcext:value-type="string">
            <text:p>Leak1 overlaps Leak0</text:p>
          </table:table-cell>
          <table:table-cell office:value-type="float" office:value="16.7317208677367" calcext:value-type="float">
            <text:p>16,7317208677367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31, 145, 159, 171, 185, 197, 217, 219, 23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237, 111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3, 193, 217, 239, 14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74.04374" calcext:value-type="float">
            <text:p>374,04374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5649136599583" calcext:value-type="float">
            <text:p>25,5649136599583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02.95" calcext:value-type="float">
            <text:p>102,95</text:p>
          </table:table-cell>
          <table:table-cell office:value-type="float" office:value="97.12" calcext:value-type="float">
            <text:p>97,12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73913043478261" calcext:value-type="float">
            <text:p>0,973913043478261</text:p>
          </table:table-cell>
          <table:table-cell office:value-type="float" office:value="0.986784140969163" calcext:value-type="float">
            <text:p>0,986784140969163</text:p>
          </table:table-cell>
          <table:table-cell office:value-type="string" calcext:value-type="string">
            <text:p>['125' '123' '129' '173' '171' '163' '169' '175' '122' '177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1, 125, 127, 131, 159, 161, 171, 201, 225, 231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, 203, 251, 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, 125, 105, 217</text:p>
          </table:table-cell>
          <table:table-cell office:value-type="float" office:value="0.04" calcext:value-type="float">
            <text:p>0,04</text:p>
          </table:table-cell>
          <table:table-cell office:value-type="float" office:value="315" calcext:value-type="float">
            <text:p>315</text:p>
          </table:table-cell>
          <table:table-cell office:value-type="float" office:value="2.2744" calcext:value-type="float">
            <text:p>2,2744</text:p>
          </table:table-cell>
          <table:table-cell office:value-type="float" office:value="1564" calcext:value-type="float">
            <text:p>1564</text:p>
          </table:table-cell>
          <table:table-cell office:value-type="float" office:value="50" calcext:value-type="float">
            <text:p>50</text:p>
          </table:table-cell>
          <table:table-cell office:value-type="float" office:value="701.29372" calcext:value-type="float">
            <text:p>701,29372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Leak1 happens first</text:p>
          </table:table-cell>
          <table:table-cell office:value-type="float" office:value="7.49408884943455" calcext:value-type="float">
            <text:p>7,49408884943455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31, 145, 153, 171, 185, 219, 225, 231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07, 213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.83071" calcext:value-type="float">
            <text:p>0,83071</text:p>
          </table:table-cell>
          <table:table-cell office:value-type="float" office:value="286.5" calcext:value-type="float">
            <text:p>286,5</text:p>
          </table:table-cell>
          <table:table-cell office:value-type="float" office:value="289" calcext:value-type="float">
            <text:p>289</text:p>
          </table:table-cell>
          <table:table-cell office:value-type="float" office:value="12.41499" calcext:value-type="float">
            <text:p>12,41499</text:p>
          </table:table-cell>
          <table:table-cell office:value-type="float" office:value="1254.5" calcext:value-type="float">
            <text:p>1254,5</text:p>
          </table:table-cell>
          <table:table-cell office:value-type="string" calcext:value-type="string">
            <text:p>Leak1 happens first</text:p>
          </table:table-cell>
          <table:table-cell office:value-type="float" office:value="12.4332591784704" calcext:value-type="float">
            <text:p>12,433259178470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87" calcext:value-type="float">
            <text:p>104,87</text:p>
          </table:table-cell>
          <table:table-cell office:value-type="float" office:value="95.4" calcext:value-type="float">
            <text:p>95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7, 131, 149, 159, 171, 185, 197, 217, 225, 237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17, 24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,01</text:p>
          </table:table-cell>
          <table:table-cell office:value-type="float" office:value="209" calcext:value-type="float">
            <text:p>209</text:p>
          </table:table-cell>
          <table:table-cell office:value-type="float" office:value="0.06861" calcext:value-type="float">
            <text:p>0,06861</text:p>
          </table:table-cell>
          <table:table-cell office:value-type="float" office:value="1626.5" calcext:value-type="float">
            <text:p>162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66169339781" calcext:value-type="float">
            <text:p>24,66169339781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5, 149, 153, 171, 185, 225, 23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225, 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7, 153, 109, 141</text:p>
          </table:table-cell>
          <table:table-cell office:value-type="float" office:value="0.03" calcext:value-type="float">
            <text:p>0,03</text:p>
          </table:table-cell>
          <table:table-cell office:value-type="float" office:value="315" calcext:value-type="float">
            <text:p>315</text:p>
          </table:table-cell>
          <table:table-cell office:value-type="float" office:value="113.67273" calcext:value-type="float">
            <text:p>113,67273</text:p>
          </table:table-cell>
          <table:table-cell office:value-type="float" office:value="1132.5" calcext:value-type="float">
            <text:p>113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42001544004516" calcext:value-type="float">
            <text:p>5,4200154400451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4" calcext:value-type="float">
            <text:p>105,4</text:p>
          </table:table-cell>
          <table:table-cell office:value-type="float" office:value="94.87" calcext:value-type="float">
            <text:p>94,87</text:p>
          </table:table-cell>
          <table:table-cell office:value-type="float" office:value="0.998401826484018" calcext:value-type="float">
            <text:p>0,998401826484018</text:p>
          </table:table-cell>
          <table:table-cell office:value-type="float" office:value="0.989073426573427" calcext:value-type="float">
            <text:p>0,989073426573427</text:p>
          </table:table-cell>
          <table:table-cell office:value-type="float" office:value="0.998676081200353" calcext:value-type="float">
            <text:p>0,998676081200353</text:p>
          </table:table-cell>
          <table:table-cell office:value-type="float" office:value="0.99385155906895" calcext:value-type="float">
            <text:p>0,99385155906895</text:p>
          </table:table-cell>
          <table:table-cell office:value-type="string" calcext:value-type="string">
            <text:p>['195' '193' '315' '191' '197' '189' '229' '187' '199' '18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53, 185, 217, 225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1, 217, 103, 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01, 205, 247, 251</text:p>
          </table:table-cell>
          <table:table-cell office:value-type="float" office:value="0.01" calcext:value-type="float">
            <text:p>0,01</text:p>
          </table:table-cell>
          <table:table-cell office:value-type="float" office:value="171" calcext:value-type="float">
            <text:p>171</text:p>
          </table:table-cell>
          <table:table-cell office:value-type="float" office:value="42.34718" calcext:value-type="float">
            <text:p>42,34718</text:p>
          </table:table-cell>
          <table:table-cell office:value-type="float" office:value="744.5" calcext:value-type="float">
            <text:p>74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6102493705503" calcext:value-type="float">
            <text:p>20,610249370550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7986577181208" calcext:value-type="float">
            <text:p>0,997986577181208</text:p>
          </table:table-cell>
          <table:table-cell office:value-type="float" office:value="0.998992274101444" calcext:value-type="float">
            <text:p>0,998992274101444</text:p>
          </table:table-cell>
          <table:table-cell office:value-type="string" calcext:value-type="string">
            <text:p>['163' '171' '169' '161' '120' '122' '177' '179' '180' '18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49, 153, 171, 197, 217, 225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5, 166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-0.04" calcext:value-type="float">
            <text:p>-0,04</text:p>
          </table:table-cell>
          <table:table-cell office:value-type="float" office:value="125" calcext:value-type="float">
            <text:p>125</text:p>
          </table:table-cell>
          <table:table-cell office:value-type="float" office:value="363.16165" calcext:value-type="float">
            <text:p>363,16165</text:p>
          </table:table-cell>
          <table:table-cell office:value-type="float" office:value="1913.5" calcext:value-type="float">
            <text:p>1913,5</text:p>
          </table:table-cell>
          <table:table-cell office:value-type="float" office:value="235" calcext:value-type="float">
            <text:p>235</text:p>
          </table:table-cell>
          <table:table-cell office:value-type="float" office:value="8.95146" calcext:value-type="float">
            <text:p>8,95146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Leak1 happens first</text:p>
          </table:table-cell>
          <table:table-cell office:value-type="float" office:value="8.33612219049412" calcext:value-type="float">
            <text:p>8,3361221904941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7.57" calcext:value-type="float">
            <text:p>107,57</text:p>
          </table:table-cell>
          <table:table-cell office:value-type="float" office:value="93.04" calcext:value-type="float">
            <text:p>93,0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49, 153, 159, 171, 185, 197, 201, 219, 225, 237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3, 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7, 163, 35</text:p>
          </table:table-cell>
          <table:table-cell office:value-type="float" office:value="0.02" calcext:value-type="float">
            <text:p>0,02</text:p>
          </table:table-cell>
          <table:table-cell office:value-type="float" office:value="247" calcext:value-type="float">
            <text:p>247</text:p>
          </table:table-cell>
          <table:table-cell office:value-type="float" office:value="13.38953" calcext:value-type="float">
            <text:p>13,38953</text:p>
          </table:table-cell>
          <table:table-cell office:value-type="float" office:value="583" calcext:value-type="float">
            <text:p>583</text:p>
          </table:table-cell>
          <table:table-cell office:value-type="float" office:value="112" calcext:value-type="float">
            <text:p>112</text:p>
          </table:table-cell>
          <table:table-cell office:value-type="float" office:value="39.53203" calcext:value-type="float">
            <text:p>39,53203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Leak0 inside Leak1</text:p>
          </table:table-cell>
          <table:table-cell office:value-type="float" office:value="12.8084198281894" calcext:value-type="float">
            <text:p>12,8084198281894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9, 153, 159, 197, 217, 219, 237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7, 205, 1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office:value-type="float" office:value="241" calcext:value-type="float">
            <text:p>241</text:p>
          </table:table-cell>
          <table:table-cell office:value-type="float" office:value="28.1756" calcext:value-type="float">
            <text:p>28,1756</text:p>
          </table:table-cell>
          <table:table-cell office:value-type="float" office:value="849" calcext:value-type="float">
            <text:p>849</text:p>
          </table:table-cell>
          <table:table-cell office:value-type="float" office:value="277" calcext:value-type="float">
            <text:p>277</text:p>
          </table:table-cell>
          <table:table-cell office:value-type="float" office:value="0.58177" calcext:value-type="float">
            <text:p>0,58177</text:p>
          </table:table-cell>
          <table:table-cell office:value-type="float" office:value="4115.5" calcext:value-type="float">
            <text:p>4115,5</text:p>
          </table:table-cell>
          <table:table-cell office:value-type="string" calcext:value-type="string">
            <text:p>Leak0 inside Leak1</text:p>
          </table:table-cell>
          <table:table-cell office:value-type="float" office:value="19.5053969436112" calcext:value-type="float">
            <text:p>19,505396943611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59, 185, 197, 201, 217, 255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, 145, 251</text:p>
          </table:table-cell>
          <table:table-cell office:value-type="float" office:value="-0.02" calcext:value-type="float">
            <text:p>-0,02</text:p>
          </table:table-cell>
          <table:table-cell office:value-type="float" office:value="189" calcext:value-type="float">
            <text:p>189</text:p>
          </table:table-cell>
          <table:table-cell office:value-type="float" office:value="57.56862" calcext:value-type="float">
            <text:p>57,56862</text:p>
          </table:table-cell>
          <table:table-cell office:value-type="float" office:value="92.5" calcext:value-type="float">
            <text:p>9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50155701565184" calcext:value-type="float">
            <text:p>5,5015570156518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83870967741936" calcext:value-type="float">
            <text:p>0,983870967741936</text:p>
          </table:table-cell>
          <table:table-cell office:value-type="float" office:value="0.991869918699187" calcext:value-type="float">
            <text:p>0,991869918699187</text:p>
          </table:table-cell>
          <table:table-cell office:value-type="string" calcext:value-type="string">
            <text:p>['187' '185' '189' '183' '191' '321' '315' '193' '180' '18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27, 131, 161, 185, 197, 219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9, 127, 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1, 171, 121</text:p>
          </table:table-cell>
          <table:table-cell office:value-type="float" office:value="0.05" calcext:value-type="float">
            <text:p>0,05</text:p>
          </table:table-cell>
          <table:table-cell office:value-type="float" office:value="179" calcext:value-type="float">
            <text:p>179</text:p>
          </table:table-cell>
          <table:table-cell office:value-type="float" office:value="343.44598" calcext:value-type="float">
            <text:p>343,44598</text:p>
          </table:table-cell>
          <table:table-cell office:value-type="float" office:value="560" calcext:value-type="float">
            <text:p>5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8370859134791" calcext:value-type="float">
            <text:p>22,837085913479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9.03" calcext:value-type="float">
            <text:p>109,03</text:p>
          </table:table-cell>
          <table:table-cell office:value-type="float" office:value="91.76" calcext:value-type="float">
            <text:p>91,76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106344950849" calcext:value-type="float">
            <text:p>0,999106344950849</text:p>
          </table:table-cell>
          <table:table-cell office:value-type="float" office:value="0.997323818019625" calcext:value-type="float">
            <text:p>0,997323818019625</text:p>
          </table:table-cell>
          <table:table-cell office:value-type="float" office:value="0.998214285714286" calcext:value-type="float">
            <text:p>0,998214285714286</text:p>
          </table:table-cell>
          <table:table-cell office:value-type="string" calcext:value-type="string">
            <text:p>['179' '181' '180' '321' '177' '183' '185' '187' '189' '211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31, 145, 149, 153, 157, 171, 197, 201, 217, 219, 231, 255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5, 239, 251</text:p>
          </table:table-cell>
          <table:table-cell office:value-type="float" office:value="-0.03" calcext:value-type="float">
            <text:p>-0,03</text:p>
          </table:table-cell>
          <table:table-cell office:value-type="float" office:value="137" calcext:value-type="float">
            <text:p>137</text:p>
          </table:table-cell>
          <table:table-cell office:value-type="float" office:value="28.40339" calcext:value-type="float">
            <text:p>28,40339</text:p>
          </table:table-cell>
          <table:table-cell office:value-type="float" office:value="1276.5" calcext:value-type="float">
            <text:p>1276,5</text:p>
          </table:table-cell>
          <table:table-cell office:value-type="float" office:value="301" calcext:value-type="float">
            <text:p>301</text:p>
          </table:table-cell>
          <table:table-cell office:value-type="float" office:value="23.58286" calcext:value-type="float">
            <text:p>23,58286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Leak0 happens first</text:p>
          </table:table-cell>
          <table:table-cell office:value-type="float" office:value="1.12623633685626" calcext:value-type="float">
            <text:p>1,1262363368562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4" calcext:value-type="float">
            <text:p>105,4</text:p>
          </table:table-cell>
          <table:table-cell office:value-type="float" office:value="94.87" calcext:value-type="float">
            <text:p>94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9, 159, 171, 197, 201, 237, 239, 255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5" calcext:value-type="float">
            <text:p>0,05</text:p>
          </table:table-cell>
          <table:table-cell office:value-type="float" office:value="179" calcext:value-type="float">
            <text:p>179</text:p>
          </table:table-cell>
          <table:table-cell office:value-type="float" office:value="119.68876" calcext:value-type="float">
            <text:p>119,68876</text:p>
          </table:table-cell>
          <table:table-cell office:value-type="float" office:value="5036.5" calcext:value-type="float">
            <text:p>5036,5</text:p>
          </table:table-cell>
          <table:table-cell office:value-type="float" office:value="233" calcext:value-type="float">
            <text:p>233</text:p>
          </table:table-cell>
          <table:table-cell office:value-type="float" office:value="16.42228" calcext:value-type="float">
            <text:p>16,4222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Leak0 happens first</text:p>
          </table:table-cell>
          <table:table-cell office:value-type="float" office:value="8.09415559185326" calcext:value-type="float">
            <text:p>8,09415559185326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68" calcext:value-type="float">
            <text:p>109,68</text:p>
          </table:table-cell>
          <table:table-cell office:value-type="float" office:value="91.25" calcext:value-type="float">
            <text:p>91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7, 131, 145, 149, 153, 171, 201, 219, 225, 255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, 237, 243, 225</text:p>
          </table:table-cell>
          <table:table-cell office:value-type="float" office:value="-0.02" calcext:value-type="float">
            <text:p>-0,02</text:p>
          </table:table-cell>
          <table:table-cell office:value-type="float" office:value="129" calcext:value-type="float">
            <text:p>129</text:p>
          </table:table-cell>
          <table:table-cell office:value-type="float" office:value="59.85177" calcext:value-type="float">
            <text:p>59,85177</text:p>
          </table:table-cell>
          <table:table-cell office:value-type="float" office:value="114.5" calcext:value-type="float">
            <text:p>11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296" calcext:value-type="float">
            <text:p>4,296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office:value-type="float" office:value="0.999029680365297" calcext:value-type="float">
            <text:p>0,999029680365297</text:p>
          </table:table-cell>
          <table:table-cell office:value-type="float" office:value="0.941908713692946" calcext:value-type="float">
            <text:p>0,941908713692946</text:p>
          </table:table-cell>
          <table:table-cell office:value-type="float" office:value="0.98695652173913" calcext:value-type="float">
            <text:p>0,98695652173913</text:p>
          </table:table-cell>
          <table:table-cell office:value-type="float" office:value="0.963906581740977" calcext:value-type="float">
            <text:p>0,963906581740977</text:p>
          </table:table-cell>
          <table:table-cell office:value-type="string" calcext:value-type="string">
            <text:p>['129' '171' '169' '163' '123' '173' '125' '175' '161' '177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5, 159, 161, 171, 185, 219, 225, 237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89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, 111, 193, 201, 109</text:p>
          </table:table-cell>
          <table:table-cell office:value-type="float" office:value="0.01" calcext:value-type="float">
            <text:p>0,01</text:p>
          </table:table-cell>
          <table:table-cell office:value-type="float" office:value="186" calcext:value-type="float">
            <text:p>186</text:p>
          </table:table-cell>
          <table:table-cell office:value-type="float" office:value="12.93352" calcext:value-type="float">
            <text:p>12,93352</text:p>
          </table:table-cell>
          <table:table-cell office:value-type="float" office:value="1119" calcext:value-type="float">
            <text:p>1119</text:p>
          </table:table-cell>
          <table:table-cell office:value-type="float" office:value="123" calcext:value-type="float">
            <text:p>123</text:p>
          </table:table-cell>
          <table:table-cell office:value-type="float" office:value="25.92964" calcext:value-type="float">
            <text:p>25,92964</text:p>
          </table:table-cell>
          <table:table-cell office:value-type="float" office:value="352.5" calcext:value-type="float">
            <text:p>352,5</text:p>
          </table:table-cell>
          <table:table-cell office:value-type="string" calcext:value-type="string">
            <text:p>Leak1 happens first</text:p>
          </table:table-cell>
          <table:table-cell office:value-type="float" office:value="20.791849749042" calcext:value-type="float">
            <text:p>20,791849749042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21, 125, 149, 159, 171, 185, 213, 225, 237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199, 131, 167, 13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99267" calcext:value-type="float">
            <text:p>0,99267</text:p>
          </table:table-cell>
          <table:table-cell office:value-type="float" office:value="4058.5" calcext:value-type="float">
            <text:p>4058,5</text:p>
          </table:table-cell>
          <table:table-cell office:value-type="float" office:value="291" calcext:value-type="float">
            <text:p>291</text:p>
          </table:table-cell>
          <table:table-cell office:value-type="float" office:value="1.26219" calcext:value-type="float">
            <text:p>1,26219</text:p>
          </table:table-cell>
          <table:table-cell office:value-type="float" office:value="2198.5" calcext:value-type="float">
            <text:p>2198,5</text:p>
          </table:table-cell>
          <table:table-cell office:value-type="string" calcext:value-type="string">
            <text:p>Leak1 overlaps Leak0</text:p>
          </table:table-cell>
          <table:table-cell office:value-type="float" office:value="23.9365604513784" calcext:value-type="float">
            <text:p>23,936560451378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87" calcext:value-type="float">
            <text:p>104,87</text:p>
          </table:table-cell>
          <table:table-cell office:value-type="float" office:value="95.4" calcext:value-type="float">
            <text:p>95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59, 171, 197, 217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4" calcext:value-type="float">
            <text:p>0,04</text:p>
          </table:table-cell>
          <table:table-cell office:value-type="float" office:value="111" calcext:value-type="float">
            <text:p>111</text:p>
          </table:table-cell>
          <table:table-cell office:value-type="float" office:value="1.61449" calcext:value-type="float">
            <text:p>1,61449</text:p>
          </table:table-cell>
          <table:table-cell office:value-type="float" office:value="656" calcext:value-type="float">
            <text:p>6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95325162734231" calcext:value-type="float">
            <text:p>7,9532516273423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5.97" calcext:value-type="float">
            <text:p>105,97</text:p>
          </table:table-cell>
          <table:table-cell office:value-type="float" office:value="94.41" calcext:value-type="float">
            <text:p>94,41</text:p>
          </table:table-cell>
          <table:table-cell office:value-type="float" office:value="0.924771689497717" calcext:value-type="float">
            <text:p>0,924771689497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241' '240' '243' '238' '245' '251' '247' '249' '257' '26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59, 161, 171, 217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, 101, 139, 185, 123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-0.01" calcext:value-type="float">
            <text:p>-0,01</text:p>
          </table:table-cell>
          <table:table-cell office:value-type="float" office:value="183" calcext:value-type="float">
            <text:p>183</text:p>
          </table:table-cell>
          <table:table-cell office:value-type="float" office:value="9.39464" calcext:value-type="float">
            <text:p>9,39464</text:p>
          </table:table-cell>
          <table:table-cell office:value-type="float" office:value="219" calcext:value-type="float">
            <text:p>2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.4986562997035" calcext:value-type="float">
            <text:p>39,4986562997035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9, 159, 171, 185, 201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1, 15, 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, 211, 115, 229</text:p>
          </table:table-cell>
          <table:table-cell office:value-type="float" office:value="0.04" calcext:value-type="float">
            <text:p>0,04</text:p>
          </table:table-cell>
          <table:table-cell office:value-type="float" office:value="131" calcext:value-type="float">
            <text:p>131</text:p>
          </table:table-cell>
          <table:table-cell office:value-type="float" office:value="2.30198" calcext:value-type="float">
            <text:p>2,30198</text:p>
          </table:table-cell>
          <table:table-cell office:value-type="float" office:value="9.5" calcext:value-type="float">
            <text:p>9,5</text:p>
          </table:table-cell>
          <table:table-cell office:value-type="float" office:value="281" calcext:value-type="float">
            <text:p>281</text:p>
          </table:table-cell>
          <table:table-cell office:value-type="float" office:value="12.35246" calcext:value-type="float">
            <text:p>12,3524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Leak1 happens first</text:p>
          </table:table-cell>
          <table:table-cell office:value-type="float" office:value="5.86670051653059" calcext:value-type="float">
            <text:p>5,86670051653059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31, 145, 185, 217, 225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, 205, 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1, 115, 12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.60834" calcext:value-type="float">
            <text:p>0,60834</text:p>
          </table:table-cell>
          <table:table-cell office:value-type="float" office:value="2518.5" calcext:value-type="float">
            <text:p>2518,5</text:p>
          </table:table-cell>
          <table:table-cell office:value-type="float" office:value="207" calcext:value-type="float">
            <text:p>207</text:p>
          </table:table-cell>
          <table:table-cell office:value-type="float" office:value="51.06816" calcext:value-type="float">
            <text:p>51,06816</text:p>
          </table:table-cell>
          <table:table-cell office:value-type="float" office:value="1129.5" calcext:value-type="float">
            <text:p>1129,5</text:p>
          </table:table-cell>
          <table:table-cell office:value-type="string" calcext:value-type="string">
            <text:p>Leak1 overlaps Leak0</text:p>
          </table:table-cell>
          <table:table-cell office:value-type="float" office:value="10.3483970610389" calcext:value-type="float">
            <text:p>10,3483970610389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12" calcext:value-type="float">
            <text:p>107,12</text:p>
          </table:table-cell>
          <table:table-cell office:value-type="float" office:value="93.41" calcext:value-type="float">
            <text:p>93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49, 159, 171, 185, 197, 20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125, 103, 215, 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1, 151, 157, 139, 113</text:p>
          </table:table-cell>
          <table:table-cell office:value-type="float" office:value="0.03" calcext:value-type="float">
            <text:p>0,03</text:p>
          </table:table-cell>
          <table:table-cell office:value-type="float" office:value="245" calcext:value-type="float">
            <text:p>245</text:p>
          </table:table-cell>
          <table:table-cell office:value-type="float" office:value="4.52303" calcext:value-type="float">
            <text:p>4,52303</text:p>
          </table:table-cell>
          <table:table-cell office:value-type="float" office:value="3384" calcext:value-type="float">
            <text:p>3384</text:p>
          </table:table-cell>
          <table:table-cell office:value-type="float" office:value="325" calcext:value-type="float">
            <text:p>325</text:p>
          </table:table-cell>
          <table:table-cell office:value-type="float" office:value="0.06861" calcext:value-type="float">
            <text:p>0,06861</text:p>
          </table:table-cell>
          <table:table-cell office:value-type="float" office:value="126.5" calcext:value-type="float">
            <text:p>126,5</text:p>
          </table:table-cell>
          <table:table-cell office:value-type="string" calcext:value-type="string">
            <text:p>Leak1 inside Leak0</text:p>
          </table:table-cell>
          <table:table-cell office:value-type="float" office:value="35.879900823029" calcext:value-type="float">
            <text:p>35,879900823029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61" calcext:value-type="float">
            <text:p>107,61</text:p>
          </table:table-cell>
          <table:table-cell office:value-type="float" office:value="92.97" calcext:value-type="float">
            <text:p>92,9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49, 161, 197, 217, 219, 225, 231, 237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, 115, 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5, 15, 101, 105, 20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46599" calcext:value-type="float">
            <text:p>0,46599</text:p>
          </table:table-cell>
          <table:table-cell office:value-type="float" office:value="242.5" calcext:value-type="float">
            <text:p>24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530988142962" calcext:value-type="float">
            <text:p>21,530988142962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45, 159, 161, 171, 185, 201, 219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1, 145, 15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-0.04" calcext:value-type="float">
            <text:p>-0,04</text:p>
          </table:table-cell>
          <table:table-cell office:value-type="float" office:value="209" calcext:value-type="float">
            <text:p>209</text:p>
          </table:table-cell>
          <table:table-cell office:value-type="float" office:value="0.99653" calcext:value-type="float">
            <text:p>0,99653</text:p>
          </table:table-cell>
          <table:table-cell office:value-type="float" office:value="258.5" calcext:value-type="float">
            <text:p>25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.5815762976964" calcext:value-type="float">
            <text:p>15,5815762976964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49, 157, 159, 171, 197, 217, 219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 131, 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3, 109, 35, 123</text:p>
          </table:table-cell>
          <table:table-cell office:value-type="float" office:value="-0.04" calcext:value-type="float">
            <text:p>-0,04</text:p>
          </table:table-cell>
          <table:table-cell office:value-type="float" office:value="217" calcext:value-type="float">
            <text:p>217</text:p>
          </table:table-cell>
          <table:table-cell office:value-type="float" office:value="1.37468" calcext:value-type="float">
            <text:p>1,37468</text:p>
          </table:table-cell>
          <table:table-cell office:value-type="float" office:value="1106" calcext:value-type="float">
            <text:p>11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18128332435785" calcext:value-type="float">
            <text:p>8,18128332435785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49, 153, 159, 185, 197, 217, 231, 237, 23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03" calcext:value-type="float">
            <text:p>0,03</text:p>
          </table:table-cell>
          <table:table-cell office:value-type="float" office:value="240" calcext:value-type="float">
            <text:p>240</text:p>
          </table:table-cell>
          <table:table-cell office:value-type="float" office:value="13.01869" calcext:value-type="float">
            <text:p>13,01869</text:p>
          </table:table-cell>
          <table:table-cell office:value-type="float" office:value="1995" calcext:value-type="float">
            <text:p>19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90990953838661" calcext:value-type="float">
            <text:p>4,9099095383866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3.67" calcext:value-type="float">
            <text:p>103,67</text:p>
          </table:table-cell>
          <table:table-cell office:value-type="float" office:value="96.48" calcext:value-type="float">
            <text:p>96,48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498746867168" calcext:value-type="float">
            <text:p>0,999498746867168</text:p>
          </table:table-cell>
          <table:table-cell office:value-type="float" office:value="0.999248308694563" calcext:value-type="float">
            <text:p>0,999248308694563</text:p>
          </table:table-cell>
          <table:table-cell office:value-type="float" office:value="0.999373512091217" calcext:value-type="float">
            <text:p>0,999373512091217</text:p>
          </table:table-cell>
          <table:table-cell office:value-type="string" calcext:value-type="string">
            <text:p>['240' '238' '237' '241' '239' '319' '204' '243' '317' '235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31, 145, 149, 161, 185, 201, 217, 225, 239, 251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.05" calcext:value-type="float">
            <text:p>0,05</text:p>
          </table:table-cell>
          <table:table-cell office:value-type="float" office:value="181" calcext:value-type="float">
            <text:p>181</text:p>
          </table:table-cell>
          <table:table-cell office:value-type="float" office:value="18.77983" calcext:value-type="float">
            <text:p>18,77983</text:p>
          </table:table-cell>
          <table:table-cell office:value-type="float" office:value="1027.5" calcext:value-type="float">
            <text:p>102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7847639178041" calcext:value-type="float">
            <text:p>14,784763917804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61" calcext:value-type="float">
            <text:p>106,61</text:p>
          </table:table-cell>
          <table:table-cell office:value-type="float" office:value="93.79" calcext:value-type="float">
            <text:p>93,79</text:p>
          </table:table-cell>
          <table:table-cell office:value-type="float" office:value="0.999200913242009" calcext:value-type="float">
            <text:p>0,999200913242009</text:p>
          </table:table-cell>
          <table:table-cell office:value-type="float" office:value="0.994670542635659" calcext:value-type="float">
            <text:p>0,994670542635659</text:p>
          </table:table-cell>
          <table:table-cell office:value-type="float" office:value="0.998540856031128" calcext:value-type="float">
            <text:p>0,998540856031128</text:p>
          </table:table-cell>
          <table:table-cell office:value-type="float" office:value="0.996601941747573" calcext:value-type="float">
            <text:p>0,996601941747573</text:p>
          </table:table-cell>
          <table:table-cell office:value-type="string" calcext:value-type="string">
            <text:p>['202' '204' '203' '205' '207' '186' '209' '235' '317' '31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31, 145, 171, 197, 201, 219, 225, 231, 253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, 247, 147</text:p>
          </table:table-cell>
          <table:table-cell office:value-type="float" office:value="0.01" calcext:value-type="float">
            <text:p>0,01</text:p>
          </table:table-cell>
          <table:table-cell office:value-type="float" office:value="199" calcext:value-type="float">
            <text:p>199</text:p>
          </table:table-cell>
          <table:table-cell office:value-type="float" office:value="1.66118" calcext:value-type="float">
            <text:p>1,66118</text:p>
          </table:table-cell>
          <table:table-cell office:value-type="float" office:value="5925" calcext:value-type="float">
            <text:p>5925</text:p>
          </table:table-cell>
          <table:table-cell office:value-type="float" office:value="112" calcext:value-type="float">
            <text:p>112</text:p>
          </table:table-cell>
          <table:table-cell office:value-type="float" office:value="68.20328" calcext:value-type="float">
            <text:p>68,20328</text:p>
          </table:table-cell>
          <table:table-cell office:value-type="float" office:value="6981" calcext:value-type="float">
            <text:p>6981</text:p>
          </table:table-cell>
          <table:table-cell office:value-type="string" calcext:value-type="string">
            <text:p>Leak0 inside Leak1</text:p>
          </table:table-cell>
          <table:table-cell office:value-type="float" office:value="1.32131614497932" calcext:value-type="float">
            <text:p>1,3213161449793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06" calcext:value-type="float">
            <text:p>109,06</text:p>
          </table:table-cell>
          <table:table-cell office:value-type="float" office:value="91.77" calcext:value-type="float">
            <text:p>91,7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53, 161, 185, 217, 225, 231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, 197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-0.01" calcext:value-type="float">
            <text:p>-0,01</text:p>
          </table:table-cell>
          <table:table-cell office:value-type="float" office:value="113" calcext:value-type="float">
            <text:p>113</text:p>
          </table:table-cell>
          <table:table-cell office:value-type="float" office:value="37.58099" calcext:value-type="float">
            <text:p>37,58099</text:p>
          </table:table-cell>
          <table:table-cell office:value-type="float" office:value="3745" calcext:value-type="float">
            <text:p>3745</text:p>
          </table:table-cell>
          <table:table-cell office:value-type="float" office:value="277" calcext:value-type="float">
            <text:p>277</text:p>
          </table:table-cell>
          <table:table-cell office:value-type="float" office:value="19.65625" calcext:value-type="float">
            <text:p>19,65625</text:p>
          </table:table-cell>
          <table:table-cell office:value-type="float" office:value="297.5" calcext:value-type="float">
            <text:p>297,5</text:p>
          </table:table-cell>
          <table:table-cell office:value-type="string" calcext:value-type="string">
            <text:p>Leak0 happens first</text:p>
          </table:table-cell>
          <table:table-cell office:value-type="float" office:value="26.4475701047862" calcext:value-type="float">
            <text:p>26,4475701047862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49, 159, 171, 185, 201, 217, 219, 231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5, 163, 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, 237, 123, 147, 15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76.87855" calcext:value-type="float">
            <text:p>76,87855</text:p>
          </table:table-cell>
          <table:table-cell office:value-type="float" office:value="1919.5" calcext:value-type="float">
            <text:p>1919,5</text:p>
          </table:table-cell>
          <table:table-cell office:value-type="float" office:value="111" calcext:value-type="float">
            <text:p>111</text:p>
          </table:table-cell>
          <table:table-cell office:value-type="float" office:value="29.57013" calcext:value-type="float">
            <text:p>29,5701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ak0 happens first</text:p>
          </table:table-cell>
          <table:table-cell office:value-type="float" office:value="6.42655533521203" calcext:value-type="float">
            <text:p>6,4265553352120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53, 157, 159, 185, 217, 219, 231, 237, 239, 251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.9503" calcext:value-type="float">
            <text:p>0,9503</text:p>
          </table:table-cell>
          <table:table-cell office:value-type="float" office:value="3888" calcext:value-type="float">
            <text:p>3888</text:p>
          </table:table-cell>
          <table:table-cell office:value-type="float" office:value="217" calcext:value-type="float">
            <text:p>217</text:p>
          </table:table-cell>
          <table:table-cell office:value-type="float" office:value="0.27698" calcext:value-type="float">
            <text:p>0,27698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eak1 happens first</text:p>
          </table:table-cell>
          <table:table-cell office:value-type="float" office:value="2.999" calcext:value-type="float">
            <text:p>2,999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5.72" calcext:value-type="float">
            <text:p>105,72</text:p>
          </table:table-cell>
          <table:table-cell office:value-type="float" office:value="94.63" calcext:value-type="float">
            <text:p>94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5, 159, 171, 201, 217, 219, 225, 237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, 145</text:p>
          </table:table-cell>
          <table:table-cell office:value-type="float" office:value="0.03" calcext:value-type="float">
            <text:p>0,03</text:p>
          </table:table-cell>
          <table:table-cell office:value-type="float" office:value="207" calcext:value-type="float">
            <text:p>207</text:p>
          </table:table-cell>
          <table:table-cell office:value-type="float" office:value="3.43141" calcext:value-type="float">
            <text:p>3,43141</text:p>
          </table:table-cell>
          <table:table-cell office:value-type="float" office:value="1421.5" calcext:value-type="float">
            <text:p>1421,5</text:p>
          </table:table-cell>
          <table:table-cell office:value-type="float" office:value="149" calcext:value-type="float">
            <text:p>149</text:p>
          </table:table-cell>
          <table:table-cell office:value-type="float" office:value="23.72817" calcext:value-type="float">
            <text:p>23,72817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Leak1 happens first</text:p>
          </table:table-cell>
          <table:table-cell office:value-type="float" office:value="9.87344285106823" calcext:value-type="float">
            <text:p>9,8734428510682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49, 161, 171, 185, 201, 217, 219, 225, 231, 237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, 199, 251, 213, 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229</text:p>
          </table:table-cell>
          <table:table-cell office:value-type="float" office:value="0.01" calcext:value-type="float">
            <text:p>0,01</text:p>
          </table:table-cell>
          <table:table-cell office:value-type="float" office:value="285" calcext:value-type="float">
            <text:p>285</text:p>
          </table:table-cell>
          <table:table-cell office:value-type="float" office:value="30.14877" calcext:value-type="float">
            <text:p>30,14877</text:p>
          </table:table-cell>
          <table:table-cell office:value-type="float" office:value="1109" calcext:value-type="float">
            <text:p>1109</text:p>
          </table:table-cell>
          <table:table-cell office:value-type="float" office:value="211" calcext:value-type="float">
            <text:p>211</text:p>
          </table:table-cell>
          <table:table-cell office:value-type="float" office:value="0.57026" calcext:value-type="float">
            <text:p>0,57026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Leak0 inside Leak1</text:p>
          </table:table-cell>
          <table:table-cell office:value-type="float" office:value="33.9748805187499" calcext:value-type="float">
            <text:p>33,9748805187499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32" calcext:value-type="float">
            <text:p>106,32</text:p>
          </table:table-cell>
          <table:table-cell office:value-type="float" office:value="94.09" calcext:value-type="float">
            <text:p>94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49, 159, 161, 185, 217, 219, 231, 239, 255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215, 157, 123, 117</text:p>
          </table:table-cell>
          <table:table-cell office:value-type="float" office:value="0.05" calcext:value-type="float">
            <text:p>0,05</text:p>
          </table:table-cell>
          <table:table-cell office:value-type="float" office:value="133" calcext:value-type="float">
            <text:p>133</text:p>
          </table:table-cell>
          <table:table-cell office:value-type="float" office:value="2.97467" calcext:value-type="float">
            <text:p>2,97467</text:p>
          </table:table-cell>
          <table:table-cell office:value-type="float" office:value="516.5" calcext:value-type="float">
            <text:p>51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22007600868945" calcext:value-type="float">
            <text:p>7,2200760086894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6" calcext:value-type="float">
            <text:p>105,6</text:p>
          </table:table-cell>
          <table:table-cell office:value-type="float" office:value="94.72" calcext:value-type="float">
            <text:p>94,72</text:p>
          </table:table-cell>
          <table:table-cell office:value-type="float" office:value="0.947431506849315" calcext:value-type="float">
            <text:p>0,947431506849315</text:p>
          </table:table-cell>
          <table:table-cell office:value-type="float" office:value="1" calcext:value-type="float">
            <text:p>1</text:p>
          </table:table-cell>
          <table:table-cell office:value-type="float" office:value="0.109284332688588" calcext:value-type="float">
            <text:p>0,109284332688588</text:p>
          </table:table-cell>
          <table:table-cell office:value-type="float" office:value="0.197035745422842" calcext:value-type="float">
            <text:p>0,197035745422842</text:p>
          </table:table-cell>
          <table:table-cell office:value-type="string" calcext:value-type="string">
            <text:p>['145' '131' '147' '240' '238' '137' '135' '151' '149' '241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49, 153, 159, 171, 197, 217, 219, 23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, 117, 255, 231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05" calcext:value-type="float">
            <text:p>0,05</text:p>
          </table:table-cell>
          <table:table-cell office:value-type="float" office:value="223" calcext:value-type="float">
            <text:p>223</text:p>
          </table:table-cell>
          <table:table-cell office:value-type="float" office:value="21.39786" calcext:value-type="float">
            <text:p>21,39786</text:p>
          </table:table-cell>
          <table:table-cell office:value-type="float" office:value="211.5" calcext:value-type="float">
            <text:p>21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5820635571398" calcext:value-type="float">
            <text:p>20,5820635571398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0588235294118" calcext:value-type="float">
            <text:p>0,990588235294118</text:p>
          </table:table-cell>
          <table:table-cell office:value-type="float" office:value="0.992924528301887" calcext:value-type="float">
            <text:p>0,992924528301887</text:p>
          </table:table-cell>
          <table:table-cell office:value-type="float" office:value="0.991755005889282" calcext:value-type="float">
            <text:p>0,991755005889282</text:p>
          </table:table-cell>
          <table:table-cell office:value-type="string" calcext:value-type="string">
            <text:p>['223' '217' '219' '116' '213' '311' '225' '121' '299' '297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61, 171, 201, 217, 219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-0.01" calcext:value-type="float">
            <text:p>-0,01</text:p>
          </table:table-cell>
          <table:table-cell office:value-type="float" office:value="171" calcext:value-type="float">
            <text:p>171</text:p>
          </table:table-cell>
          <table:table-cell office:value-type="float" office:value="0.97229" calcext:value-type="float">
            <text:p>0,97229</text:p>
          </table:table-cell>
          <table:table-cell office:value-type="float" office:value="4759" calcext:value-type="float">
            <text:p>4759</text:p>
          </table:table-cell>
          <table:table-cell office:value-type="float" office:value="155" calcext:value-type="float">
            <text:p>155</text:p>
          </table:table-cell>
          <table:table-cell office:value-type="float" office:value="13.88669" calcext:value-type="float">
            <text:p>13,886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k0 happens first</text:p>
          </table:table-cell>
          <table:table-cell office:value-type="float" office:value="4.149" calcext:value-type="float">
            <text:p>4,14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57" calcext:value-type="float">
            <text:p>105,57</text:p>
          </table:table-cell>
          <table:table-cell office:value-type="float" office:value="94.71" calcext:value-type="float">
            <text:p>94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59, 161, 171, 185, 217, 219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101, 113, 189, 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9, 115</text:p>
          </table:table-cell>
          <table:table-cell office:value-type="float" office:value="0.03" calcext:value-type="float">
            <text:p>0,03</text:p>
          </table:table-cell>
          <table:table-cell office:value-type="float" office:value="231" calcext:value-type="float">
            <text:p>231</text:p>
          </table:table-cell>
          <table:table-cell office:value-type="float" office:value="73.86402" calcext:value-type="float">
            <text:p>73,86402</text:p>
          </table:table-cell>
          <table:table-cell office:value-type="float" office:value="8167.5" calcext:value-type="float">
            <text:p>8167,5</text:p>
          </table:table-cell>
          <table:table-cell office:value-type="float" office:value="317" calcext:value-type="float">
            <text:p>317</text:p>
          </table:table-cell>
          <table:table-cell office:value-type="float" office:value="1.11865" calcext:value-type="float">
            <text:p>1,11865</text:p>
          </table:table-cell>
          <table:table-cell office:value-type="float" office:value="7326.5" calcext:value-type="float">
            <text:p>7326,5</text:p>
          </table:table-cell>
          <table:table-cell office:value-type="string" calcext:value-type="string">
            <text:p>Leak1 inside Leak0</text:p>
          </table:table-cell>
          <table:table-cell office:value-type="float" office:value="65.0298613939818" calcext:value-type="float">
            <text:p>65,029861393981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19" calcext:value-type="float">
            <text:p>107,19</text:p>
          </table:table-cell>
          <table:table-cell office:value-type="float" office:value="93.34" calcext:value-type="float">
            <text:p>93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7, 145, 149, 157, 171, 185, 217, 219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04" calcext:value-type="float">
            <text:p>0,04</text:p>
          </table:table-cell>
          <table:table-cell office:value-type="float" office:value="269" calcext:value-type="float">
            <text:p>269</text:p>
          </table:table-cell>
          <table:table-cell office:value-type="float" office:value="0.65543" calcext:value-type="float">
            <text:p>0,65543</text:p>
          </table:table-cell>
          <table:table-cell office:value-type="float" office:value="6347" calcext:value-type="float">
            <text:p>63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674" calcext:value-type="float">
            <text:p>4,674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68" calcext:value-type="float">
            <text:p>109,68</text:p>
          </table:table-cell>
          <table:table-cell office:value-type="float" office:value="91.25" calcext:value-type="float">
            <text:p>91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31, 145, 153, 159, 201, 219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, 185, 209, 163, 231</text:p>
          </table:table-cell>
          <table:table-cell office:value-type="float" office:value="0.02" calcext:value-type="float">
            <text:p>0,02</text:p>
          </table:table-cell>
          <table:table-cell office:value-type="float" office:value="181" calcext:value-type="float">
            <text:p>181</text:p>
          </table:table-cell>
          <table:table-cell office:value-type="float" office:value="92.21828" calcext:value-type="float">
            <text:p>92,21828</text:p>
          </table:table-cell>
          <table:table-cell office:value-type="float" office:value="1691.5" calcext:value-type="float">
            <text:p>1691,5</text:p>
          </table:table-cell>
          <table:table-cell office:value-type="float" office:value="295" calcext:value-type="float">
            <text:p>295</text:p>
          </table:table-cell>
          <table:table-cell office:value-type="float" office:value="0.19219" calcext:value-type="float">
            <text:p>0,19219</text:p>
          </table:table-cell>
          <table:table-cell office:value-type="float" office:value="728.5" calcext:value-type="float">
            <text:p>728,5</text:p>
          </table:table-cell>
          <table:table-cell office:value-type="string" calcext:value-type="string">
            <text:p>Leak1 inside Leak0</text:p>
          </table:table-cell>
          <table:table-cell office:value-type="float" office:value="2.844" calcext:value-type="float">
            <text:p>2,84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45, 153, 159, 161, 167, 171, 185, 217, 219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, 219, 143, 193, 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23</text:p>
          </table:table-cell>
          <table:table-cell office:value-type="float" office:value="-0.02" calcext:value-type="float">
            <text:p>-0,02</text:p>
          </table:table-cell>
          <table:table-cell office:value-type="float" office:value="319" calcext:value-type="float">
            <text:p>319</text:p>
          </table:table-cell>
          <table:table-cell office:value-type="float" office:value="4.35607" calcext:value-type="float">
            <text:p>4,35607</text:p>
          </table:table-cell>
          <table:table-cell office:value-type="float" office:value="493" calcext:value-type="float">
            <text:p>4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.4523855121857" calcext:value-type="float">
            <text:p>13,4523855121857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59417808219178" calcext:value-type="float">
            <text:p>0,959417808219178</text:p>
          </table:table-cell>
          <table:table-cell office:value-type="float" office:value="1" calcext:value-type="float">
            <text:p>1</text:p>
          </table:table-cell>
          <table:table-cell office:value-type="float" office:value="0.279635258358663" calcext:value-type="float">
            <text:p>0,279635258358663</text:p>
          </table:table-cell>
          <table:table-cell office:value-type="float" office:value="0.437054631828979" calcext:value-type="float">
            <text:p>0,437054631828979</text:p>
          </table:table-cell>
          <table:table-cell office:value-type="string" calcext:value-type="string">
            <text:p>['329' '238' '237' '239' '240' '319' '204' '317' '202' '23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9, 153, 171, 185, 197, 201, 219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07, 213, 167, 1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.91979" calcext:value-type="float">
            <text:p>0,91979</text:p>
          </table:table-cell>
          <table:table-cell office:value-type="float" office:value="2161.5" calcext:value-type="float">
            <text:p>216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.3085529812065" calcext:value-type="float">
            <text:p>15,308552981206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8.81" calcext:value-type="float">
            <text:p>108,81</text:p>
          </table:table-cell>
          <table:table-cell office:value-type="float" office:value="91.99" calcext:value-type="float">
            <text:p>91,9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45, 153, 159, 171, 201, 21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,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7, 117, 205</text:p>
          </table:table-cell>
          <table:table-cell office:value-type="float" office:value="-0.02" calcext:value-type="float">
            <text:p>-0,02</text:p>
          </table:table-cell>
          <table:table-cell office:value-type="float" office:value="149" calcext:value-type="float">
            <text:p>149</text:p>
          </table:table-cell>
          <table:table-cell office:value-type="float" office:value="8.03306" calcext:value-type="float">
            <text:p>8,03306</text:p>
          </table:table-cell>
          <table:table-cell office:value-type="float" office:value="1431" calcext:value-type="float">
            <text:p>143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05294021299038" calcext:value-type="float">
            <text:p>6,05294021299038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9.28" calcext:value-type="float">
            <text:p>109,28</text:p>
          </table:table-cell>
          <table:table-cell office:value-type="float" office:value="91.54" calcext:value-type="float">
            <text:p>91,54</text:p>
          </table:table-cell>
          <table:table-cell office:value-type="float" office:value="0.998801369863014" calcext:value-type="float">
            <text:p>0,998801369863014</text:p>
          </table:table-cell>
          <table:table-cell office:value-type="float" office:value="0.994777158774373" calcext:value-type="float">
            <text:p>0,994777158774373</text:p>
          </table:table-cell>
          <table:table-cell office:value-type="float" office:value="0.997904296192805" calcext:value-type="float">
            <text:p>0,997904296192805</text:p>
          </table:table-cell>
          <table:table-cell office:value-type="float" office:value="0.996338273757629" calcext:value-type="float">
            <text:p>0,996338273757629</text:p>
          </table:table-cell>
          <table:table-cell office:value-type="string" calcext:value-type="string">
            <text:p>['147' '149' '151' '153' '155' '159' '161' '309' '209' '21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59, 161, 185, 197, 201, 217, 225, 231, 23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, 117, 123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01" calcext:value-type="float">
            <text:p>0,01</text:p>
          </table:table-cell>
          <table:table-cell office:value-type="float" office:value="239" calcext:value-type="float">
            <text:p>239</text:p>
          </table:table-cell>
          <table:table-cell office:value-type="float" office:value="2.59611" calcext:value-type="float">
            <text:p>2,59611</text:p>
          </table:table-cell>
          <table:table-cell office:value-type="float" office:value="1082.5" calcext:value-type="float">
            <text:p>1082,5</text:p>
          </table:table-cell>
          <table:table-cell office:value-type="float" office:value="273" calcext:value-type="float">
            <text:p>273</text:p>
          </table:table-cell>
          <table:table-cell office:value-type="float" office:value="1.51151" calcext:value-type="float">
            <text:p>1,51151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Leak1 inside Leak0</text:p>
          </table:table-cell>
          <table:table-cell office:value-type="float" office:value="41.0819182781886" calcext:value-type="float">
            <text:p>41,081918278188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61, 217, 219, 225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,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243, 213, 11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91.62785" calcext:value-type="float">
            <text:p>91,62785</text:p>
          </table:table-cell>
          <table:table-cell office:value-type="float" office:value="3028" calcext:value-type="float">
            <text:p>3028</text:p>
          </table:table-cell>
          <table:table-cell office:value-type="float" office:value="238" calcext:value-type="float">
            <text:p>238</text:p>
          </table:table-cell>
          <table:table-cell office:value-type="float" office:value="0.31694" calcext:value-type="float">
            <text:p>0,31694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Leak1 overlaps Leak0</text:p>
          </table:table-cell>
          <table:table-cell office:value-type="float" office:value="7.27664816150805" calcext:value-type="float">
            <text:p>7,27664816150805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49, 159, 171, 197, 217, 231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, 191, 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185, 205, 247, 219</text:p>
          </table:table-cell>
          <table:table-cell office:value-type="float" office:value="-0.03" calcext:value-type="float">
            <text:p>-0,03</text:p>
          </table:table-cell>
          <table:table-cell office:value-type="float" office:value="147" calcext:value-type="float">
            <text:p>147</text:p>
          </table:table-cell>
          <table:table-cell office:value-type="float" office:value="3.11172" calcext:value-type="float">
            <text:p>3,11172</text:p>
          </table:table-cell>
          <table:table-cell office:value-type="float" office:value="1435" calcext:value-type="float">
            <text:p>1435</text:p>
          </table:table-cell>
          <table:table-cell office:value-type="float" office:value="187" calcext:value-type="float">
            <text:p>187</text:p>
          </table:table-cell>
          <table:table-cell office:value-type="float" office:value="11.15213" calcext:value-type="float">
            <text:p>11,15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ak0 happens first</text:p>
          </table:table-cell>
          <table:table-cell office:value-type="float" office:value="37.0313445123235" calcext:value-type="float">
            <text:p>37,0313445123235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45, 149, 153, 159, 185, 201, 225, 237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, 199, 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, 101</text:p>
          </table:table-cell>
          <table:table-cell office:value-type="float" office:value="0.05" calcext:value-type="float">
            <text:p>0,05</text:p>
          </table:table-cell>
          <table:table-cell office:value-type="float" office:value="281" calcext:value-type="float">
            <text:p>281</text:p>
          </table:table-cell>
          <table:table-cell office:value-type="float" office:value="37.70055" calcext:value-type="float">
            <text:p>37,70055</text:p>
          </table:table-cell>
          <table:table-cell office:value-type="float" office:value="180.5" calcext:value-type="float">
            <text:p>18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.6828449807987" calcext:value-type="float">
            <text:p>43,682844980798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4.93" calcext:value-type="float">
            <text:p>104,93</text:p>
          </table:table-cell>
          <table:table-cell office:value-type="float" office:value="95.32" calcext:value-type="float">
            <text:p>95,32</text:p>
          </table:table-cell>
          <table:table-cell office:value-type="float" office:value="0.99925799086758" calcext:value-type="float">
            <text:p>0,99925799086758</text:p>
          </table:table-cell>
          <table:table-cell office:value-type="float" office:value="0.997150997150997" calcext:value-type="float">
            <text:p>0,997150997150997</text:p>
          </table:table-cell>
          <table:table-cell office:value-type="float" office:value="0.966850828729282" calcext:value-type="float">
            <text:p>0,966850828729282</text:p>
          </table:table-cell>
          <table:table-cell office:value-type="float" office:value="0.981767180925666" calcext:value-type="float">
            <text:p>0,981767180925666</text:p>
          </table:table-cell>
          <table:table-cell office:value-type="string" calcext:value-type="string">
            <text:p>['116' '223' '225' '299' '303' '114' '305' '301' '217' '11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5, 153, 185, 197, 219, 225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5, 157, 123, 197, 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, 15, 207</text:p>
          </table:table-cell>
          <table:table-cell office:value-type="float" office:value="0.02" calcext:value-type="float">
            <text:p>0,02</text:p>
          </table:table-cell>
          <table:table-cell office:value-type="float" office:value="313" calcext:value-type="float">
            <text:p>313</text:p>
          </table:table-cell>
          <table:table-cell office:value-type="float" office:value="51.90566" calcext:value-type="float">
            <text:p>51,90566</text:p>
          </table:table-cell>
          <table:table-cell office:value-type="float" office:value="640" calcext:value-type="float">
            <text:p>6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.3703810303709" calcext:value-type="float">
            <text:p>17,3703810303709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5.66" calcext:value-type="float">
            <text:p>105,66</text:p>
          </table:table-cell>
          <table:table-cell office:value-type="float" office:value="94.71" calcext:value-type="float">
            <text:p>94,7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7658079625293" calcext:value-type="float">
            <text:p>0,997658079625293</text:p>
          </table:table-cell>
          <table:table-cell office:value-type="float" office:value="0.998827667057444" calcext:value-type="float">
            <text:p>0,998827667057444</text:p>
          </table:table-cell>
          <table:table-cell office:value-type="string" calcext:value-type="string">
            <text:p>['202' '205' '203' '313' '309' '209' '207' '186' '204' '21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9, 171, 185, 201, 219, 225, 231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225, 251, 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9, 217, 107, 229, 125</text:p>
          </table:table-cell>
          <table:table-cell office:value-type="float" office:value="0.05" calcext:value-type="float">
            <text:p>0,05</text:p>
          </table:table-cell>
          <table:table-cell office:value-type="float" office:value="122" calcext:value-type="float">
            <text:p>122</text:p>
          </table:table-cell>
          <table:table-cell office:value-type="float" office:value="0.7077" calcext:value-type="float">
            <text:p>0,7077</text:p>
          </table:table-cell>
          <table:table-cell office:value-type="float" office:value="448.5" calcext:value-type="float">
            <text:p>44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8089131089144" calcext:value-type="float">
            <text:p>21,808913108914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49, 159, 171, 185, 197, 217, 219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125, 203</text:p>
          </table:table-cell>
          <table:table-cell office:value-type="float" office:value="-0.03" calcext:value-type="float">
            <text:p>-0,03</text:p>
          </table:table-cell>
          <table:table-cell office:value-type="float" office:value="325" calcext:value-type="float">
            <text:p>325</text:p>
          </table:table-cell>
          <table:table-cell office:value-type="float" office:value="9.5525" calcext:value-type="float">
            <text:p>9,5525</text:p>
          </table:table-cell>
          <table:table-cell office:value-type="float" office:value="2944.5" calcext:value-type="float">
            <text:p>2944,5</text:p>
          </table:table-cell>
          <table:table-cell office:value-type="float" office:value="291" calcext:value-type="float">
            <text:p>291</text:p>
          </table:table-cell>
          <table:table-cell office:value-type="float" office:value="0.21334" calcext:value-type="float">
            <text:p>0,21334</text:p>
          </table:table-cell>
          <table:table-cell office:value-type="float" office:value="4790.5" calcext:value-type="float">
            <text:p>4790,5</text:p>
          </table:table-cell>
          <table:table-cell office:value-type="string" calcext:value-type="string">
            <text:p>Leak0 overlaps Leak1</text:p>
          </table:table-cell>
          <table:table-cell office:value-type="float" office:value="4.65280489466213" calcext:value-type="float">
            <text:p>4,65280489466213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61, 171, 185, 197, 201, 217, 225, 231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9, 121, 251, 105, 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9, 131, 147</text:p>
          </table:table-cell>
          <table:table-cell office:value-type="float" office:value="-0.04" calcext:value-type="float">
            <text:p>-0,04</text:p>
          </table:table-cell>
          <table:table-cell office:value-type="float" office:value="329" calcext:value-type="float">
            <text:p>329</text:p>
          </table:table-cell>
          <table:table-cell office:value-type="float" office:value="2.14283" calcext:value-type="float">
            <text:p>2,14283</text:p>
          </table:table-cell>
          <table:table-cell office:value-type="float" office:value="626.5" calcext:value-type="float">
            <text:p>62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.1847094445312" calcext:value-type="float">
            <text:p>48,184709444531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59, 167, 171, 185, 197, 219, 231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9, 35, 113, 167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.1539" calcext:value-type="float">
            <text:p>0,1539</text:p>
          </table:table-cell>
          <table:table-cell office:value-type="float" office:value="275.5" calcext:value-type="float">
            <text:p>275,5</text:p>
          </table:table-cell>
          <table:table-cell office:value-type="float" office:value="116" calcext:value-type="float">
            <text:p>116</text:p>
          </table:table-cell>
          <table:table-cell office:value-type="float" office:value="8.23048" calcext:value-type="float">
            <text:p>8,23048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Leak0 inside Leak1</text:p>
          </table:table-cell>
          <table:table-cell office:value-type="float" office:value="7.62357993038202" calcext:value-type="float">
            <text:p>7,6235799303820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5, 153, 159, 161, 171, 197, 201, 219, 237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3, 191, 177, 131, 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, 157, 201, 105, 189</text:p>
          </table:table-cell>
          <table:table-cell office:value-type="float" office:value="0.01" calcext:value-type="float">
            <text:p>0,01</text:p>
          </table:table-cell>
          <table:table-cell office:value-type="float" office:value="223" calcext:value-type="float">
            <text:p>223</text:p>
          </table:table-cell>
          <table:table-cell office:value-type="float" office:value="0.57548" calcext:value-type="float">
            <text:p>0,57548</text:p>
          </table:table-cell>
          <table:table-cell office:value-type="float" office:value="5804" calcext:value-type="float">
            <text:p>58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.6956544040909" calcext:value-type="float">
            <text:p>38,6956544040909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5, 149, 159, 185, 197, 217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171, 147, 111, 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27, 231</text:p>
          </table:table-cell>
          <table:table-cell office:value-type="float" office:value="-0.03" calcext:value-type="float">
            <text:p>-0,03</text:p>
          </table:table-cell>
          <table:table-cell office:value-type="float" office:value="283" calcext:value-type="float">
            <text:p>283</text:p>
          </table:table-cell>
          <table:table-cell office:value-type="float" office:value="0.39145" calcext:value-type="float">
            <text:p>0,39145</text:p>
          </table:table-cell>
          <table:table-cell office:value-type="float" office:value="1019" calcext:value-type="float">
            <text:p>1019</text:p>
          </table:table-cell>
          <table:table-cell office:value-type="float" office:value="199" calcext:value-type="float">
            <text:p>199</text:p>
          </table:table-cell>
          <table:table-cell office:value-type="float" office:value="23.16761" calcext:value-type="float">
            <text:p>23,16761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Leak0 inside Leak1</text:p>
          </table:table-cell>
          <table:table-cell office:value-type="float" office:value="21.4675817771975" calcext:value-type="float">
            <text:p>21,4675817771975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18" calcext:value-type="float">
            <text:p>108,18</text:p>
          </table:table-cell>
          <table:table-cell office:value-type="float" office:value="92.51" calcext:value-type="float">
            <text:p>92,5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31, 159, 171, 185, 197, 201, 217, 231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, 141, 107, 157, 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239, 147, 217</text:p>
          </table:table-cell>
          <table:table-cell office:value-type="float" office:value="-0.01" calcext:value-type="float">
            <text:p>-0,01</text:p>
          </table:table-cell>
          <table:table-cell office:value-type="float" office:value="173" calcext:value-type="float">
            <text:p>173</text:p>
          </table:table-cell>
          <table:table-cell office:value-type="float" office:value="3.49638" calcext:value-type="float">
            <text:p>3,49638</text:p>
          </table:table-cell>
          <table:table-cell office:value-type="float" office:value="452" calcext:value-type="float">
            <text:p>4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0822419075866" calcext:value-type="float">
            <text:p>20,082241907586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53, 157, 161, 171, 185, 201, 217, 239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9, 209, 166</text:p>
          </table:table-cell>
          <table:table-cell office:value-type="float" office:value="-0.03" calcext:value-type="float">
            <text:p>-0,03</text:p>
          </table:table-cell>
          <table:table-cell office:value-type="float" office:value="297" calcext:value-type="float">
            <text:p>297</text:p>
          </table:table-cell>
          <table:table-cell office:value-type="float" office:value="0.25049" calcext:value-type="float">
            <text:p>0,25049</text:p>
          </table:table-cell>
          <table:table-cell office:value-type="float" office:value="4196.5" calcext:value-type="float">
            <text:p>419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496" calcext:value-type="float">
            <text:p>3,49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71, 219, 231, 23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 243, 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9, 251, 113, 239</text:p>
          </table:table-cell>
          <table:table-cell office:value-type="float" office:value="0.04" calcext:value-type="float">
            <text:p>0,04</text:p>
          </table:table-cell>
          <table:table-cell office:value-type="float" office:value="131" calcext:value-type="float">
            <text:p>131</text:p>
          </table:table-cell>
          <table:table-cell office:value-type="float" office:value="1.34089" calcext:value-type="float">
            <text:p>1,34089</text:p>
          </table:table-cell>
          <table:table-cell office:value-type="float" office:value="997.5" calcext:value-type="float">
            <text:p>997,5</text:p>
          </table:table-cell>
          <table:table-cell office:value-type="float" office:value="60" calcext:value-type="float">
            <text:p>60</text:p>
          </table:table-cell>
          <table:table-cell office:value-type="float" office:value="4.07364" calcext:value-type="float">
            <text:p>4,07364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Leak0 happens first</text:p>
          </table:table-cell>
          <table:table-cell office:value-type="float" office:value="9.31415761501966" calcext:value-type="float">
            <text:p>9,31415761501966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55" calcext:value-type="float">
            <text:p>103,55</text:p>
          </table:table-cell>
          <table:table-cell office:value-type="float" office:value="96.57" calcext:value-type="float">
            <text:p>96,5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53, 159, 185, 197, 217, 219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, 153, 35, 131, 147</text:p>
          </table:table-cell>
          <table:table-cell office:value-type="float" office:value="0.03" calcext:value-type="float">
            <text:p>0,03</text:p>
          </table:table-cell>
          <table:table-cell office:value-type="float" office:value="281" calcext:value-type="float">
            <text:p>281</text:p>
          </table:table-cell>
          <table:table-cell office:value-type="float" office:value="22.87127" calcext:value-type="float">
            <text:p>22,87127</text:p>
          </table:table-cell>
          <table:table-cell office:value-type="float" office:value="1937.5" calcext:value-type="float">
            <text:p>193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97241443146584" calcext:value-type="float">
            <text:p>2,9724144314658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483870967742" calcext:value-type="float">
            <text:p>0,999483870967742</text:p>
          </table:table-cell>
          <table:table-cell office:value-type="float" office:value="0.999226006191951" calcext:value-type="float">
            <text:p>0,999226006191951</text:p>
          </table:table-cell>
          <table:table-cell office:value-type="float" office:value="0.999354921945555" calcext:value-type="float">
            <text:p>0,999354921945555</text:p>
          </table:table-cell>
          <table:table-cell office:value-type="string" calcext:value-type="string">
            <text:p>['263' '271' '269' '261' '273' '275' '277' '281' '283' '28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31, 149, 161, 171, 185, 197, 201, 219, 231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3, 35, 113, 225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01" calcext:value-type="float">
            <text:p>0,01</text:p>
          </table:table-cell>
          <table:table-cell office:value-type="float" office:value="135" calcext:value-type="float">
            <text:p>135</text:p>
          </table:table-cell>
          <table:table-cell office:value-type="float" office:value="33.05585" calcext:value-type="float">
            <text:p>33,05585</text:p>
          </table:table-cell>
          <table:table-cell office:value-type="float" office:value="3737" calcext:value-type="float">
            <text:p>37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8563951930437" calcext:value-type="float">
            <text:p>19,856395193043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82" calcext:value-type="float">
            <text:p>105,82</text:p>
          </table:table-cell>
          <table:table-cell office:value-type="float" office:value="94.49" calcext:value-type="float">
            <text:p>94,49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9464954521134" calcext:value-type="float">
            <text:p>0,999464954521134</text:p>
          </table:table-cell>
          <table:table-cell office:value-type="float" office:value="0.999598662207358" calcext:value-type="float">
            <text:p>0,999598662207358</text:p>
          </table:table-cell>
          <table:table-cell office:value-type="float" office:value="0.999531803892716" calcext:value-type="float">
            <text:p>0,999531803892716</text:p>
          </table:table-cell>
          <table:table-cell office:value-type="string" calcext:value-type="string">
            <text:p>['137' '135' '145' '131' '147' '133' '149' '151' '153' '15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45, 159, 185, 197, 201, 217, 237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219, 153, 229, 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5, 103</text:p>
          </table:table-cell>
          <table:table-cell office:value-type="float" office:value="0.05" calcext:value-type="float">
            <text:p>0,05</text:p>
          </table:table-cell>
          <table:table-cell office:value-type="float" office:value="177" calcext:value-type="float">
            <text:p>177</text:p>
          </table:table-cell>
          <table:table-cell office:value-type="float" office:value="197.87185" calcext:value-type="float">
            <text:p>197,87185</text:p>
          </table:table-cell>
          <table:table-cell office:value-type="float" office:value="266.5" calcext:value-type="float">
            <text:p>266,5</text:p>
          </table:table-cell>
          <table:table-cell office:value-type="float" office:value="204" calcext:value-type="float">
            <text:p>204</text:p>
          </table:table-cell>
          <table:table-cell office:value-type="float" office:value="55.44285" calcext:value-type="float">
            <text:p>55,44285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Leak0 inside Leak1</text:p>
          </table:table-cell>
          <table:table-cell office:value-type="float" office:value="29.6766697993734" calcext:value-type="float">
            <text:p>29,6766697993734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5, 149, 171, 185, 225, 231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, 191, 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9, 185, 101, 177, 167</text:p>
          </table:table-cell>
          <table:table-cell office:value-type="float" office:value="-0.02" calcext:value-type="float">
            <text:p>-0,02</text:p>
          </table:table-cell>
          <table:table-cell office:value-type="float" office:value="177" calcext:value-type="float">
            <text:p>177</text:p>
          </table:table-cell>
          <table:table-cell office:value-type="float" office:value="2.34733" calcext:value-type="float">
            <text:p>2,34733</text:p>
          </table:table-cell>
          <table:table-cell office:value-type="float" office:value="1124.5" calcext:value-type="float">
            <text:p>112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0921097772805" calcext:value-type="float">
            <text:p>18,0921097772805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5, 149, 153, 159, 161, 217, 219, 231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7, 143, 105, 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91, 115</text:p>
          </table:table-cell>
          <table:table-cell office:value-type="float" office:value="0.05" calcext:value-type="float">
            <text:p>0,05</text:p>
          </table:table-cell>
          <table:table-cell office:value-type="float" office:value="187" calcext:value-type="float">
            <text:p>187</text:p>
          </table:table-cell>
          <table:table-cell office:value-type="float" office:value="266.44504" calcext:value-type="float">
            <text:p>266,44504</text:p>
          </table:table-cell>
          <table:table-cell office:value-type="float" office:value="4897.5" calcext:value-type="float">
            <text:p>4897,5</text:p>
          </table:table-cell>
          <table:table-cell office:value-type="float" office:value="121" calcext:value-type="float">
            <text:p>121</text:p>
          </table:table-cell>
          <table:table-cell office:value-type="float" office:value="3.68805" calcext:value-type="float">
            <text:p>3,68805</text:p>
          </table:table-cell>
          <table:table-cell office:value-type="float" office:value="1756.5" calcext:value-type="float">
            <text:p>1756,5</text:p>
          </table:table-cell>
          <table:table-cell office:value-type="string" calcext:value-type="string">
            <text:p>Leak1 inside Leak0</text:p>
          </table:table-cell>
          <table:table-cell office:value-type="float" office:value="19.4623375385935" calcext:value-type="float">
            <text:p>19,4623375385935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71, 185, 201, 231, 239, 25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1" calcext:value-type="float">
            <text:p>0,01</text:p>
          </table:table-cell>
          <table:table-cell office:value-type="float" office:value="204" calcext:value-type="float">
            <text:p>204</text:p>
          </table:table-cell>
          <table:table-cell office:value-type="float" office:value="3.04841" calcext:value-type="float">
            <text:p>3,04841</text:p>
          </table:table-cell>
          <table:table-cell office:value-type="float" office:value="3653.5" calcext:value-type="float">
            <text:p>365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403" calcext:value-type="float">
            <text:p>5,40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office:value-type="float" office:value="0.99851598173516" calcext:value-type="float">
            <text:p>0,99851598173516</text:p>
          </table:table-cell>
          <table:table-cell office:value-type="float" office:value="0.999451303155007" calcext:value-type="float">
            <text:p>0,999451303155007</text:p>
          </table:table-cell>
          <table:table-cell office:value-type="float" office:value="0.996989600437876" calcext:value-type="float">
            <text:p>0,996989600437876</text:p>
          </table:table-cell>
          <table:table-cell office:value-type="float" office:value="0.998218934100562" calcext:value-type="float">
            <text:p>0,998218934100562</text:p>
          </table:table-cell>
          <table:table-cell office:value-type="string" calcext:value-type="string">
            <text:p>['329' '239' '317' '323' '319' '235' '237' '233' '231' '229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53, 161, 171, 185, 217, 219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9, 105, 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7, 219, 231, 11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.54116" calcext:value-type="float">
            <text:p>1,54116</text:p>
          </table:table-cell>
          <table:table-cell office:value-type="float" office:value="338.5" calcext:value-type="float">
            <text:p>338,5</text:p>
          </table:table-cell>
          <table:table-cell office:value-type="float" office:value="225" calcext:value-type="float">
            <text:p>225</text:p>
          </table:table-cell>
          <table:table-cell office:value-type="float" office:value="24.27456" calcext:value-type="float">
            <text:p>24,27456</text:p>
          </table:table-cell>
          <table:table-cell office:value-type="float" office:value="36.5" calcext:value-type="float">
            <text:p>36,5</text:p>
          </table:table-cell>
          <table:table-cell office:value-type="string" calcext:value-type="string">
            <text:p>Leak1 happens first</text:p>
          </table:table-cell>
          <table:table-cell office:value-type="float" office:value="21.7056151827539" calcext:value-type="float">
            <text:p>21,7056151827539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5, 149, 159, 185, 197, 201, 217, 219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21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1" calcext:value-type="float">
            <text:p>0,01</text:p>
          </table:table-cell>
          <table:table-cell office:value-type="float" office:value="295" calcext:value-type="float">
            <text:p>295</text:p>
          </table:table-cell>
          <table:table-cell office:value-type="float" office:value="10.2771" calcext:value-type="float">
            <text:p>10,2771</text:p>
          </table:table-cell>
          <table:table-cell office:value-type="float" office:value="2288" calcext:value-type="float">
            <text:p>2288</text:p>
          </table:table-cell>
          <table:table-cell office:value-type="float" office:value="201" calcext:value-type="float">
            <text:p>201</text:p>
          </table:table-cell>
          <table:table-cell office:value-type="float" office:value="43.68949" calcext:value-type="float">
            <text:p>43,689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ak0 overlaps Leak1</text:p>
          </table:table-cell>
          <table:table-cell office:value-type="float" office:value="5.23925303953158" calcext:value-type="float">
            <text:p>5,2392530395315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8.22" calcext:value-type="float">
            <text:p>108,22</text:p>
          </table:table-cell>
          <table:table-cell office:value-type="float" office:value="92.43" calcext:value-type="float">
            <text:p>92,4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49, 159, 161, 171, 185, 197, 217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, 105, 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5, 107, 197</text:p>
          </table:table-cell>
          <table:table-cell office:value-type="float" office:value="-0.01" calcext:value-type="float">
            <text:p>-0,01</text:p>
          </table:table-cell>
          <table:table-cell office:value-type="float" office:value="225" calcext:value-type="float">
            <text:p>225</text:p>
          </table:table-cell>
          <table:table-cell office:value-type="float" office:value="58.23965" calcext:value-type="float">
            <text:p>58,23965</text:p>
          </table:table-cell>
          <table:table-cell office:value-type="float" office:value="2049" calcext:value-type="float">
            <text:p>2049</text:p>
          </table:table-cell>
          <table:table-cell office:value-type="float" office:value="271" calcext:value-type="float">
            <text:p>271</text:p>
          </table:table-cell>
          <table:table-cell office:value-type="float" office:value="0.41425" calcext:value-type="float">
            <text:p>0,41425</text:p>
          </table:table-cell>
          <table:table-cell office:value-type="float" office:value="620.5" calcext:value-type="float">
            <text:p>620,5</text:p>
          </table:table-cell>
          <table:table-cell office:value-type="string" calcext:value-type="string">
            <text:p>Leak1 happens first</text:p>
          </table:table-cell>
          <table:table-cell office:value-type="float" office:value="19.3999774296336" calcext:value-type="float">
            <text:p>19,3999774296336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49, 153, 159, 217, 219, 231, 239, 251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-0.04" calcext:value-type="float">
            <text:p>-0,04</text:p>
          </table:table-cell>
          <table:table-cell office:value-type="float" office:value="319" calcext:value-type="float">
            <text:p>319</text:p>
          </table:table-cell>
          <table:table-cell office:value-type="float" office:value="33.34972" calcext:value-type="float">
            <text:p>33,34972</text:p>
          </table:table-cell>
          <table:table-cell office:value-type="float" office:value="1176.5" calcext:value-type="float">
            <text:p>1176,5</text:p>
          </table:table-cell>
          <table:table-cell office:value-type="float" office:value="213" calcext:value-type="float">
            <text:p>213</text:p>
          </table:table-cell>
          <table:table-cell office:value-type="float" office:value="53.58822" calcext:value-type="float">
            <text:p>53,5882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eak0 happens first</text:p>
          </table:table-cell>
          <table:table-cell office:value-type="float" office:value="0.829368919804436" calcext:value-type="float">
            <text:p>0,82936891980443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6.94" calcext:value-type="float">
            <text:p>106,94</text:p>
          </table:table-cell>
          <table:table-cell office:value-type="float" office:value="93.56" calcext:value-type="float">
            <text:p>93,5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49, 159, 171, 185, 197, 22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7, 167, 15, 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9, 253</text:p>
          </table:table-cell>
          <table:table-cell office:value-type="float" office:value="-0.02" calcext:value-type="float">
            <text:p>-0,02</text:p>
          </table:table-cell>
          <table:table-cell office:value-type="float" office:value="301" calcext:value-type="float">
            <text:p>301</text:p>
          </table:table-cell>
          <table:table-cell office:value-type="float" office:value="30.73997" calcext:value-type="float">
            <text:p>30,73997</text:p>
          </table:table-cell>
          <table:table-cell office:value-type="float" office:value="5849" calcext:value-type="float">
            <text:p>5849</text:p>
          </table:table-cell>
          <table:table-cell office:value-type="float" office:value="315" calcext:value-type="float">
            <text:p>315</text:p>
          </table:table-cell>
          <table:table-cell office:value-type="float" office:value="10.09363" calcext:value-type="float">
            <text:p>10,09363</text:p>
          </table:table-cell>
          <table:table-cell office:value-type="float" office:value="3558.5" calcext:value-type="float">
            <text:p>3558,5</text:p>
          </table:table-cell>
          <table:table-cell office:value-type="string" calcext:value-type="string">
            <text:p>Leak1 overlaps Leak0</text:p>
          </table:table-cell>
          <table:table-cell office:value-type="float" office:value="11.2539603052995" calcext:value-type="float">
            <text:p>11,253960305299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57, 159, 197, 201, 219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, 125, 251</text:p>
          </table:table-cell>
          <table:table-cell office:value-type="float" office:value="0.03" calcext:value-type="float">
            <text:p>0,03</text:p>
          </table:table-cell>
          <table:table-cell office:value-type="float" office:value="229" calcext:value-type="float">
            <text:p>229</text:p>
          </table:table-cell>
          <table:table-cell office:value-type="float" office:value="4.29826" calcext:value-type="float">
            <text:p>4,29826</text:p>
          </table:table-cell>
          <table:table-cell office:value-type="float" office:value="2474" calcext:value-type="float">
            <text:p>24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084" calcext:value-type="float">
            <text:p>3,08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85, 217, 219, 225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229, 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7, 123, 213, 237, 101</text:p>
          </table:table-cell>
          <table:table-cell office:value-type="float" office:value="-0.04" calcext:value-type="float">
            <text:p>-0,04</text:p>
          </table:table-cell>
          <table:table-cell office:value-type="float" office:value="161" calcext:value-type="float">
            <text:p>161</text:p>
          </table:table-cell>
          <table:table-cell office:value-type="float" office:value="0.30073" calcext:value-type="float">
            <text:p>0,30073</text:p>
          </table:table-cell>
          <table:table-cell office:value-type="float" office:value="89" calcext:value-type="float">
            <text:p>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.5719537196341" calcext:value-type="float">
            <text:p>28,5719537196341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31, 145, 149, 159, 167, 171, 219, 231, 239, 25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243</text:p>
          </table:table-cell>
          <table:table-cell office:value-type="float" office:value="-0.01" calcext:value-type="float">
            <text:p>-0,01</text:p>
          </table:table-cell>
          <table:table-cell office:value-type="float" office:value="60" calcext:value-type="float">
            <text:p>60</text:p>
          </table:table-cell>
          <table:table-cell office:value-type="float" office:value="1.15895" calcext:value-type="float">
            <text:p>1,15895</text:p>
          </table:table-cell>
          <table:table-cell office:value-type="float" office:value="2559.5" calcext:value-type="float">
            <text:p>2559,5</text:p>
          </table:table-cell>
          <table:table-cell office:value-type="float" office:value="273" calcext:value-type="float">
            <text:p>273</text:p>
          </table:table-cell>
          <table:table-cell office:value-type="float" office:value="43.44965" calcext:value-type="float">
            <text:p>43,44965</text:p>
          </table:table-cell>
          <table:table-cell office:value-type="float" office:value="3031.5" calcext:value-type="float">
            <text:p>3031,5</text:p>
          </table:table-cell>
          <table:table-cell office:value-type="string" calcext:value-type="string">
            <text:p>Leak1 overlaps Leak0</text:p>
          </table:table-cell>
          <table:table-cell office:value-type="float" office:value="3.206" calcext:value-type="float">
            <text:p>3,20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7.82" calcext:value-type="float">
            <text:p>107,82</text:p>
          </table:table-cell>
          <table:table-cell office:value-type="float" office:value="92.82" calcext:value-type="float">
            <text:p>92,8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9, 159, 185, 197, 201, 217, 22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3, 177, 119, 20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2.53319" calcext:value-type="float">
            <text:p>22,53319</text:p>
          </table:table-cell>
          <table:table-cell office:value-type="float" office:value="4787.5" calcext:value-type="float">
            <text:p>4787,5</text:p>
          </table:table-cell>
          <table:table-cell office:value-type="float" office:value="325" calcext:value-type="float">
            <text:p>325</text:p>
          </table:table-cell>
          <table:table-cell office:value-type="float" office:value="1.02802" calcext:value-type="float">
            <text:p>1,02802</text:p>
          </table:table-cell>
          <table:table-cell office:value-type="float" office:value="1116.5" calcext:value-type="float">
            <text:p>1116,5</text:p>
          </table:table-cell>
          <table:table-cell office:value-type="string" calcext:value-type="string">
            <text:p>Leak1 inside Leak0</text:p>
          </table:table-cell>
          <table:table-cell office:value-type="float" office:value="39.8059215705887" calcext:value-type="float">
            <text:p>39,8059215705887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08" calcext:value-type="float">
            <text:p>106,08</text:p>
          </table:table-cell>
          <table:table-cell office:value-type="float" office:value="94.32" calcext:value-type="float">
            <text:p>94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45, 153, 159, 161, 167, 171, 185, 197, 217, 219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97, 237</text:p>
          </table:table-cell>
          <table:table-cell office:value-type="float" office:value="0.02" calcext:value-type="float">
            <text:p>0,02</text:p>
          </table:table-cell>
          <table:table-cell office:value-type="float" office:value="123" calcext:value-type="float">
            <text:p>123</text:p>
          </table:table-cell>
          <table:table-cell office:value-type="float" office:value="1.27823" calcext:value-type="float">
            <text:p>1,27823</text:p>
          </table:table-cell>
          <table:table-cell office:value-type="float" office:value="2466" calcext:value-type="float">
            <text:p>24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2102347407464" calcext:value-type="float">
            <text:p>1,02102347407464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12" calcext:value-type="float">
            <text:p>107,12</text:p>
          </table:table-cell>
          <table:table-cell office:value-type="float" office:value="93.41" calcext:value-type="float">
            <text:p>93,41</text:p>
          </table:table-cell>
          <table:table-cell office:value-type="float" office:value="0.923744292237443" calcext:value-type="float">
            <text:p>0,923744292237443</text:p>
          </table:table-cell>
          <table:table-cell office:value-type="float" office:value="0.962458215479558" calcext:value-type="float">
            <text:p>0,962458215479558</text:p>
          </table:table-cell>
          <table:table-cell office:value-type="float" office:value="0.758767484289479" calcext:value-type="float">
            <text:p>0,758767484289479</text:p>
          </table:table-cell>
          <table:table-cell office:value-type="float" office:value="0.848560417138971" calcext:value-type="float">
            <text:p>0,848560417138971</text:p>
          </table:table-cell>
          <table:table-cell office:value-type="string" calcext:value-type="string">
            <text:p>['329' '240' '238' '237' '239' '241' '319' '204' '317' '23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31, 145, 153, 159, 167, 171, 201, 217, 219, 225, 23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7, 157, 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243, 213, 101</text:p>
          </table:table-cell>
          <table:table-cell office:value-type="float" office:value="0.04" calcext:value-type="float">
            <text:p>0,04</text:p>
          </table:table-cell>
          <table:table-cell office:value-type="float" office:value="145" calcext:value-type="float">
            <text:p>145</text:p>
          </table:table-cell>
          <table:table-cell office:value-type="float" office:value="0.11789" calcext:value-type="float">
            <text:p>0,11789</text:p>
          </table:table-cell>
          <table:table-cell office:value-type="float" office:value="7573" calcext:value-type="float">
            <text:p>7573</text:p>
          </table:table-cell>
          <table:table-cell office:value-type="float" office:value="199" calcext:value-type="float">
            <text:p>199</text:p>
          </table:table-cell>
          <table:table-cell office:value-type="float" office:value="0.54184" calcext:value-type="float">
            <text:p>0,54184</text:p>
          </table:table-cell>
          <table:table-cell office:value-type="float" office:value="255.5" calcext:value-type="float">
            <text:p>255,5</text:p>
          </table:table-cell>
          <table:table-cell office:value-type="string" calcext:value-type="string">
            <text:p>Leak1 inside Leak0</text:p>
          </table:table-cell>
          <table:table-cell office:value-type="float" office:value="9.12893966466567" calcext:value-type="float">
            <text:p>9,12893966466567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7.57" calcext:value-type="float">
            <text:p>107,57</text:p>
          </table:table-cell>
          <table:table-cell office:value-type="float" office:value="93.04" calcext:value-type="float">
            <text:p>93,0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45, 171, 197, 201, 219, 231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, 201, 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, 239, 255, 205</text:p>
          </table:table-cell>
          <table:table-cell office:value-type="float" office:value="0.05" calcext:value-type="float">
            <text:p>0,05</text:p>
          </table:table-cell>
          <table:table-cell office:value-type="float" office:value="115" calcext:value-type="float">
            <text:p>115</text:p>
          </table:table-cell>
          <table:table-cell office:value-type="float" office:value="0.48029" calcext:value-type="float">
            <text:p>0,48029</text:p>
          </table:table-cell>
          <table:table-cell office:value-type="float" office:value="1464.5" calcext:value-type="float">
            <text:p>146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1860586820857" calcext:value-type="float">
            <text:p>24,1860586820857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1, 125, 159, 161, 167, 171, 217, 219, 225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, 111, 19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7, 123, 151, 207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90.30567" calcext:value-type="float">
            <text:p>90,30567</text:p>
          </table:table-cell>
          <table:table-cell office:value-type="float" office:value="4982" calcext:value-type="float">
            <text:p>4982</text:p>
          </table:table-cell>
          <table:table-cell office:value-type="float" office:value="221" calcext:value-type="float">
            <text:p>221</text:p>
          </table:table-cell>
          <table:table-cell office:value-type="float" office:value="1.21619" calcext:value-type="float">
            <text:p>1,21619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Leak0 inside Leak1</text:p>
          </table:table-cell>
          <table:table-cell office:value-type="float" office:value="26.0317723025779" calcext:value-type="float">
            <text:p>26,031772302577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5, 127, 145, 153, 171, 197, 219, 225, 231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1, 35,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113, 239, 105, 197</text:p>
          </table:table-cell>
          <table:table-cell office:value-type="float" office:value="0.05" calcext:value-type="float">
            <text:p>0,05</text:p>
          </table:table-cell>
          <table:table-cell office:value-type="float" office:value="163" calcext:value-type="float">
            <text:p>163</text:p>
          </table:table-cell>
          <table:table-cell office:value-type="float" office:value="34.2199" calcext:value-type="float">
            <text:p>34,2199</text:p>
          </table:table-cell>
          <table:table-cell office:value-type="float" office:value="1027" calcext:value-type="float">
            <text:p>10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57412502824935" calcext:value-type="float">
            <text:p>3,57412502824935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61" calcext:value-type="float">
            <text:p>108,61</text:p>
          </table:table-cell>
          <table:table-cell office:value-type="float" office:value="92.14" calcext:value-type="float">
            <text:p>92,14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8540145985401" calcext:value-type="float">
            <text:p>0,998540145985401</text:p>
          </table:table-cell>
          <table:table-cell office:value-type="string" calcext:value-type="string">
            <text:p>['161' '159' '163' '155' '169' '153' '171' '151' '149' '17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1, 145, 153, 159, 161, 197, 217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7, 35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-0.01" calcext:value-type="float">
            <text:p>-0,01</text:p>
          </table:table-cell>
          <table:table-cell office:value-type="float" office:value="111" calcext:value-type="float">
            <text:p>111</text:p>
          </table:table-cell>
          <table:table-cell office:value-type="float" office:value="0.34406" calcext:value-type="float">
            <text:p>0,34406</text:p>
          </table:table-cell>
          <table:table-cell office:value-type="float" office:value="8300.5" calcext:value-type="float">
            <text:p>8300,5</text:p>
          </table:table-cell>
          <table:table-cell office:value-type="float" office:value="103" calcext:value-type="float">
            <text:p>103</text:p>
          </table:table-cell>
          <table:table-cell office:value-type="float" office:value="21.60741" calcext:value-type="float">
            <text:p>21,6074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eak1 inside Leak0</text:p>
          </table:table-cell>
          <table:table-cell office:value-type="float" office:value="6.75824673605412" calcext:value-type="float">
            <text:p>6,75824673605412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57, 171, 185, 201, 217, 219, 237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9, 141, 193, 225, 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189, 143, 197</text:p>
          </table:table-cell>
          <table:table-cell office:value-type="float" office:value="0.02" calcext:value-type="float">
            <text:p>0,02</text:p>
          </table:table-cell>
          <table:table-cell office:value-type="float" office:value="113" calcext:value-type="float">
            <text:p>113</text:p>
          </table:table-cell>
          <table:table-cell office:value-type="float" office:value="21.52044" calcext:value-type="float">
            <text:p>21,52044</text:p>
          </table:table-cell>
          <table:table-cell office:value-type="float" office:value="170" calcext:value-type="float">
            <text:p>1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4591527233367" calcext:value-type="float">
            <text:p>25,459152723336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4082840236686" calcext:value-type="float">
            <text:p>0,994082840236686</text:p>
          </table:table-cell>
          <table:table-cell office:value-type="float" office:value="0.98533724340176" calcext:value-type="float">
            <text:p>0,98533724340176</text:p>
          </table:table-cell>
          <table:table-cell office:value-type="float" office:value="0.989690721649485" calcext:value-type="float">
            <text:p>0,989690721649485</text:p>
          </table:table-cell>
          <table:table-cell office:value-type="string" calcext:value-type="string">
            <text:p>['225' '116' '114' '113' '223' '119' '112' '305' '303' '30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31, 145, 149, 167, 171, 217, 219, 225, 231, 25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7, 125</text:p>
          </table:table-cell>
          <table:table-cell office:value-type="float" office:value="0.01" calcext:value-type="float">
            <text:p>0,01</text:p>
          </table:table-cell>
          <table:table-cell office:value-type="float" office:value="135" calcext:value-type="float">
            <text:p>135</text:p>
          </table:table-cell>
          <table:table-cell office:value-type="float" office:value="115.03344" calcext:value-type="float">
            <text:p>115,03344</text:p>
          </table:table-cell>
          <table:table-cell office:value-type="float" office:value="1816.5" calcext:value-type="float">
            <text:p>181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791" calcext:value-type="float">
            <text:p>4,79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6.36" calcext:value-type="float">
            <text:p>106,36</text:p>
          </table:table-cell>
          <table:table-cell office:value-type="float" office:value="94.02" calcext:value-type="float">
            <text:p>94,02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174463401211" calcext:value-type="float">
            <text:p>0,999174463401211</text:p>
          </table:table-cell>
          <table:table-cell office:value-type="float" office:value="0.999587061252581" calcext:value-type="float">
            <text:p>0,999587061252581</text:p>
          </table:table-cell>
          <table:table-cell office:value-type="string" calcext:value-type="string">
            <text:p>['137' '135' '145' '147' '133' '131' '151' '149' '153' '15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formula="of:=SUBTOTAL(9;[.B2:.B501])" office:value-type="float" office:value="118" calcext:value-type="float">
            <text:p>118</text:p>
          </table:table-cell>
          <table:table-cell table:number-columns-repeated="24"/>
          <table:table-cell table:formula="of:=SUBTOTAL(9;[.AA2:.AA501])" office:value-type="float" office:value="17" calcext:value-type="float">
            <text:p>17</text:p>
          </table:table-cell>
          <table:table-cell table:formula="of:=SUBTOTAL(9;[.AB2:.AB501])" office:value-type="float" office:value="72" calcext:value-type="float">
            <text:p>72</text:p>
          </table:table-cell>
          <table:table-cell table:formula="of:=SUBTOTAL(9;[.AC2:.AC501])" office:value-type="float" office:value="82" calcext:value-type="float">
            <text:p>82</text:p>
          </table:table-cell>
        </table:table-row>
        <table:table-row table:style-name="ro1">
          <table:table-cell table:number-columns-repeated="26"/>
          <table:table-cell table:formula="of:=100*[.AA503]/[.$B$503]" office:value-type="float" office:value="14.406779661017" calcext:value-type="float">
            <text:p>14,406779661017</text:p>
          </table:table-cell>
          <table:table-cell table:formula="of:=100*[.AB503]/[.$B$503]" office:value-type="float" office:value="61.0169491525424" calcext:value-type="float">
            <text:p>61,0169491525424</text:p>
          </table:table-cell>
          <table:table-cell table:formula="of:=100*[.AC503]/[.$B$503]" office:value-type="float" office:value="69.4915254237288" calcext:value-type="float">
            <text:p>69,4915254237288</text:p>
          </table:table-cell>
        </table:table-row>
      </table:table>
      <table:named-expressions/>
      <table:database-ranges>
        <table:database-range table:name="__Anonymous_Sheet_DB__0" table:target-range-address="'Results - apenas soma resid ilwin48'.A1:'Results - apenas soma resid ilwin48'.AC501" table:display-filter-buttons="true">
          <table:filter>
            <table:filter-and>
              <table:filter-condition table:data-type="number" table:value="0,99" table:operator="&gt;" table:field-number="24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 style:data-style-name="N2" text:time-value="18:15:01.0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6.3$Windows_X86_64 LibreOffice_project/d97b2716a9a4a2ce1391dee1765565ea469b0ae7</meta:generator>
    <dc:date>2025-11-21T18:46:03.164000000</dc:date>
    <meta:editing-duration>PT35M27S</meta:editing-duration>
    <meta:editing-cycles>2</meta:editing-cycles>
    <meta:document-statistic meta:table-count="1" meta:cell-count="11683" meta:object-count="0"/>
  </office:meta>
</office:document-meta>
</file>